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an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26613114555099" table:style-name="ce1">
            <text:p>0.26613114555099</text:p>
          </table:table-cell>
          <table:table-cell office:value-type="float" office:value="0.0793201762720418" table:style-name="ce1">
            <text:p>0.0793201762720418</text:p>
          </table:table-cell>
          <table:table-cell office:value-type="float" office:value="0.404946974157061" table:style-name="ce1">
            <text:p>0.404946974157061</text:p>
          </table:table-cell>
          <table:table-cell office:value-type="float" office:value="0.203449314719881" table:style-name="ce1">
            <text:p>0.203449314719881</text:p>
          </table:table-cell>
          <table:table-cell office:value-type="float" office:value="1.14672901708169" table:style-name="ce1">
            <text:p>1.14672901708169</text:p>
          </table:table-cell>
          <table:table-cell office:value-type="float" office:value="0.149573942826954" table:style-name="ce1">
            <text:p>0.149573942826954</text:p>
          </table:table-cell>
          <table:table-cell office:value-type="float" office:value="0.762099865567874" table:style-name="ce1">
            <text:p>0.762099865567874</text:p>
          </table:table-cell>
          <table:table-cell office:value-type="float" office:value="0.21622030449789" table:style-name="ce1">
            <text:p>0.21622030449789</text:p>
          </table:table-cell>
          <table:table-cell office:value-type="float" office:value="0.0500341695060548" table:style-name="ce1">
            <text:p>0.0500341695060548</text:p>
          </table:table-cell>
          <table:table-cell office:value-type="float" office:value="0.0899199339711131" table:style-name="ce1">
            <text:p>0.0899199339711131</text:p>
          </table:table-cell>
          <table:table-cell office:value-type="float" office:value="0.226646124628982" table:style-name="ce1">
            <text:p>0.226646124628982</text:p>
          </table:table-cell>
          <table:table-cell office:value-type="float" office:value="0.466388797037887" table:style-name="ce1">
            <text:p>0.466388797037887</text:p>
          </table:table-cell>
          <table:table-cell office:value-type="float" office:value="0.410522782129221" table:style-name="ce1">
            <text:p>0.410522782129221</text:p>
          </table:table-cell>
          <table:table-cell office:value-type="float" office:value="0.23587749728188" table:style-name="ce1">
            <text:p>0.23587749728188</text:p>
          </table:table-cell>
          <table:table-cell office:value-type="float" office:value="0.173305512959926" table:style-name="ce1">
            <text:p>0.173305512959926</text:p>
          </table:table-cell>
          <table:table-cell office:value-type="float" office:value="0.289371680769561" table:style-name="ce1">
            <text:p>0.289371680769561</text:p>
          </table:table-cell>
          <table:table-cell office:value-type="float" office:value="0.410608099806235" table:style-name="ce1">
            <text:p>0.410608099806235</text:p>
          </table:table-cell>
          <table:table-cell office:value-type="float" office:value="0.443881993841635" table:style-name="ce1">
            <text:p>0.443881993841635</text:p>
          </table:table-cell>
          <table:table-cell office:value-type="float" office:value="0.245654903067667" table:style-name="ce1">
            <text:p>0.245654903067667</text:p>
          </table:table-cell>
          <table:table-cell office:value-type="float" office:value="0.666458749635353" table:style-name="ce1">
            <text:p>0.666458749635353</text:p>
          </table:table-cell>
          <table:table-cell office:value-type="float" office:value="0.26613114555099" table:style-name="ce1">
            <text:p>0.26613114555099</text:p>
          </table:table-cell>
          <table:table-cell office:value-type="float" office:value="0.305718547685414" table:style-name="ce1">
            <text:p>0.305718547685414</text:p>
          </table:table-cell>
          <table:table-cell office:value-type="float" office:value="0.581175199692314" table:style-name="ce1">
            <text:p>0.581175199692314</text:p>
          </table:table-cell>
          <table:table-cell office:value-type="float" office:value="0.803171795282339" table:style-name="ce1">
            <text:p>0.803171795282339</text:p>
          </table:table-cell>
          <table:table-cell office:value-type="float" office:value="0.519200439109457" table:style-name="ce1">
            <text:p>0.519200439109457</text:p>
          </table:table-cell>
          <table:table-cell office:value-type="float" office:value="0.39282789591655" table:style-name="ce1">
            <text:p>0.39282789591655</text:p>
          </table:table-cell>
          <table:table-cell office:value-type="float" office:value="0.475295962518132" table:style-name="ce1">
            <text:p>0.475295962518132</text:p>
          </table:table-cell>
          <table:table-cell office:value-type="float" office:value="0.502392856737729" table:style-name="ce1">
            <text:p>0.502392856737729</text:p>
          </table:table-cell>
          <table:table-cell office:value-type="float" office:value="0.489953539429111" table:style-name="ce1">
            <text:p>0.489953539429111</text:p>
          </table:table-cell>
          <table:table-cell office:value-type="float" office:value="0.434838320078167" table:style-name="ce1">
            <text:p>0.434838320078167</text:p>
          </table:table-cell>
          <table:table-cell office:value-type="float" office:value="0.603238350968094" table:style-name="ce1">
            <text:p>0.603238350968094</text:p>
          </table:table-cell>
          <table:table-cell office:value-type="float" office:value="0.764335188705636" table:style-name="ce1">
            <text:p>0.764335188705636</text:p>
          </table:table-cell>
          <table:table-cell office:value-type="float" office:value="0.31469396730727" table:style-name="ce1">
            <text:p>0.31469396730727</text:p>
          </table:table-cell>
          <table:table-cell office:value-type="float" office:value="0.509303588575851" table:style-name="ce1">
            <text:p>0.509303588575851</text:p>
          </table:table-cell>
          <table:table-cell office:value-type="float" office:value="0.283331189236981" table:style-name="ce1">
            <text:p>0.283331189236981</text:p>
          </table:table-cell>
          <table:table-cell office:value-type="float" office:value="0.489953539429111" table:style-name="ce1">
            <text:p>0.489953539429111</text:p>
          </table:table-cell>
          <table:table-cell office:value-type="float" office:value="0.26532915938706" table:style-name="ce1">
            <text:p>0.26532915938706</text:p>
          </table:table-cell>
          <table:table-cell office:value-type="float" office:value="0.299114959484542" table:style-name="ce1">
            <text:p>0.299114959484542</text:p>
          </table:table-cell>
          <table:table-cell office:value-type="float" office:value="0.0943354711159115" table:style-name="ce1">
            <text:p>0.0943354711159115</text:p>
          </table:table-cell>
          <table:table-cell office:value-type="float" office:value="0.285941910153605" table:style-name="ce1">
            <text:p>0.28594191015360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286812150459146" table:style-name="ce1">
            <text:p>0.286812150459146</text:p>
          </table:table-cell>
          <table:table-cell office:value-type="float" office:value="0.611701864527868" table:style-name="ce1">
            <text:p>0.611701864527868</text:p>
          </table:table-cell>
          <table:table-cell office:value-type="float" office:value="0.0423940693498826" table:style-name="ce1">
            <text:p>0.0423940693498826</text:p>
          </table:table-cell>
          <table:table-cell office:value-type="float" office:value="0.310243449509685" table:style-name="ce1">
            <text:p>0.310243449509685</text:p>
          </table:table-cell>
          <table:table-cell office:value-type="float" office:value="0.187475045117638" table:style-name="ce1">
            <text:p>0.187475045117638</text:p>
          </table:table-cell>
          <table:table-cell office:value-type="float" office:value="0.446859313660911" table:style-name="ce1">
            <text:p>0.446859313660911</text:p>
          </table:table-cell>
          <table:table-cell office:value-type="float" office:value="0.0576347757847796" table:style-name="ce1">
            <text:p>0.0576347757847796</text:p>
          </table:table-cell>
          <table:table-cell office:value-type="float" office:value="0.182695806952216" table:style-name="ce1">
            <text:p>0.182695806952216</text:p>
          </table:table-cell>
          <table:table-cell office:value-type="float" office:value="0.227196757266775" table:style-name="ce1">
            <text:p>0.227196757266775</text:p>
          </table:table-cell>
          <table:table-cell office:value-type="float" office:value="0.156823090335916" table:style-name="ce1">
            <text:p>0.156823090335916</text:p>
          </table:table-cell>
          <table:table-cell office:value-type="float" office:value="0.0759611777724894" table:style-name="ce1">
            <text:p>0.0759611777724894</text:p>
          </table:table-cell>
          <table:table-cell office:value-type="float" office:value="0.124141528656003" table:style-name="ce1">
            <text:p>0.124141528656003</text:p>
          </table:table-cell>
          <table:table-cell office:value-type="float" office:value="0.149683382966463" table:style-name="ce1">
            <text:p>0.149683382966463</text:p>
          </table:table-cell>
          <table:table-cell office:value-type="float" office:value="0.0998572045849384" table:style-name="ce1">
            <text:p>0.0998572045849384</text:p>
          </table:table-cell>
          <table:table-cell office:value-type="float" office:value="0.175876181652139" table:style-name="ce1">
            <text:p>0.175876181652139</text:p>
          </table:table-cell>
          <table:table-cell office:value-type="float" office:value="0.166027816860269" table:style-name="ce1">
            <text:p>0.166027816860269</text:p>
          </table:table-cell>
          <table:table-cell office:value-type="float" office:value="0.0266321278334613" table:style-name="ce1">
            <text:p>0.0266321278334613</text:p>
          </table:table-cell>
          <table:table-cell office:value-type="float" office:value="0.102183245620236" table:style-name="ce1">
            <text:p>0.102183245620236</text:p>
          </table:table-cell>
          <table:table-cell office:value-type="float" office:value="0.140234647355356" table:style-name="ce1">
            <text:p>0.140234647355356</text:p>
          </table:table-cell>
          <table:table-cell office:value-type="float" office:value="0.213549201560521" table:style-name="ce1">
            <text:p>0.213549201560521</text:p>
          </table:table-cell>
          <table:table-cell office:value-type="float" office:value="0.0329094162858458" table:style-name="ce1">
            <text:p>0.0329094162858458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</table:table-row>
        <table:table-row>
          <table:table-cell office:value-type="float" office:value="0.537065960676156" table:style-name="ce1">
            <text:p>0.537065960676156</text:p>
          </table:table-cell>
          <table:table-cell office:value-type="float" office:value="0.0965903402308797" table:style-name="ce1">
            <text:p>0.0965903402308797</text:p>
          </table:table-cell>
          <table:table-cell office:value-type="float" office:value="0.647698143445004" table:style-name="ce1">
            <text:p>0.647698143445004</text:p>
          </table:table-cell>
          <table:table-cell office:value-type="float" office:value="0.384600072439527" table:style-name="ce1">
            <text:p>0.384600072439527</text:p>
          </table:table-cell>
          <table:table-cell office:value-type="float" office:value="1.27204362107963" table:style-name="ce1">
            <text:p>1.27204362107963</text:p>
          </table:table-cell>
          <table:table-cell office:value-type="float" office:value="0.21167098322984" table:style-name="ce1">
            <text:p>0.21167098322984</text:p>
          </table:table-cell>
          <table:table-cell office:value-type="float" office:value="1.29765598771918" table:style-name="ce1">
            <text:p>1.29765598771918</text:p>
          </table:table-cell>
          <table:table-cell office:value-type="float" office:value="0.569350169658195" table:style-name="ce1">
            <text:p>0.569350169658195</text:p>
          </table:table-cell>
          <table:table-cell office:value-type="float" office:value="0.0952976405544707" table:style-name="ce1">
            <text:p>0.0952976405544707</text:p>
          </table:table-cell>
          <table:table-cell office:value-type="float" office:value="0.149105078186612" table:style-name="ce1">
            <text:p>0.149105078186612</text:p>
          </table:table-cell>
          <table:table-cell office:value-type="float" office:value="0.282733965497884" table:style-name="ce1">
            <text:p>0.282733965497884</text:p>
          </table:table-cell>
          <table:table-cell office:value-type="float" office:value="1.12896587672741" table:style-name="ce1">
            <text:p>1.12896587672741</text:p>
          </table:table-cell>
          <table:table-cell office:value-type="float" office:value="0.754899053627905" table:style-name="ce1">
            <text:p>0.754899053627905</text:p>
          </table:table-cell>
          <table:table-cell office:value-type="float" office:value="0.374365150610754" table:style-name="ce1">
            <text:p>0.374365150610754</text:p>
          </table:table-cell>
          <table:table-cell office:value-type="float" office:value="0.316212621958117" table:style-name="ce1">
            <text:p>0.316212621958117</text:p>
          </table:table-cell>
          <table:table-cell office:value-type="float" office:value="0.358427808544567" table:style-name="ce1">
            <text:p>0.358427808544567</text:p>
          </table:table-cell>
          <table:table-cell office:value-type="float" office:value="0.727665651125086" table:style-name="ce1">
            <text:p>0.727665651125086</text:p>
          </table:table-cell>
          <table:table-cell office:value-type="float" office:value="0.664479379528632" table:style-name="ce1">
            <text:p>0.664479379528632</text:p>
          </table:table-cell>
          <table:table-cell office:value-type="float" office:value="0.605951453097134" table:style-name="ce1">
            <text:p>0.605951453097134</text:p>
          </table:table-cell>
          <table:table-cell office:value-type="float" office:value="1.26414320418814" table:style-name="ce1">
            <text:p>1.26414320418814</text:p>
          </table:table-cell>
          <table:table-cell office:value-type="float" office:value="0.537065960676156" table:style-name="ce1">
            <text:p>0.537065960676156</text:p>
          </table:table-cell>
          <table:table-cell office:value-type="float" office:value="0.833920286078128" table:style-name="ce1">
            <text:p>0.833920286078128</text:p>
          </table:table-cell>
          <table:table-cell office:value-type="float" office:value="1.28349325333488" table:style-name="ce1">
            <text:p>1.28349325333488</text:p>
          </table:table-cell>
          <table:table-cell office:value-type="float" office:value="1.38184747139644" table:style-name="ce1">
            <text:p>1.38184747139644</text:p>
          </table:table-cell>
          <table:table-cell office:value-type="float" office:value="1.07565939212916" table:style-name="ce1">
            <text:p>1.07565939212916</text:p>
          </table:table-cell>
          <table:table-cell office:value-type="float" office:value="0.892277577155598" table:style-name="ce1">
            <text:p>0.892277577155598</text:p>
          </table:table-cell>
          <table:table-cell office:value-type="float" office:value="0.987082579853383" table:style-name="ce1">
            <text:p>0.987082579853383</text:p>
          </table:table-cell>
          <table:table-cell office:value-type="float" office:value="1.31369571099778" table:style-name="ce1">
            <text:p>1.31369571099778</text:p>
          </table:table-cell>
          <table:table-cell office:value-type="float" office:value="1.13911868029205" table:style-name="ce1">
            <text:p>1.13911868029205</text:p>
          </table:table-cell>
          <table:table-cell office:value-type="float" office:value="0.90473395799962" table:style-name="ce1">
            <text:p>0.90473395799962</text:p>
          </table:table-cell>
          <table:table-cell office:value-type="float" office:value="1.06252046986902" table:style-name="ce1">
            <text:p>1.06252046986902</text:p>
          </table:table-cell>
          <table:table-cell office:value-type="float" office:value="1.49851086294518" table:style-name="ce1">
            <text:p>1.49851086294518</text:p>
          </table:table-cell>
          <table:table-cell office:value-type="float" office:value="0.704015591056848" table:style-name="ce1">
            <text:p>0.704015591056848</text:p>
          </table:table-cell>
          <table:table-cell office:value-type="float" office:value="0.815747620874179" table:style-name="ce1">
            <text:p>0.815747620874179</text:p>
          </table:table-cell>
          <table:table-cell office:value-type="float" office:value="0.627076109925762" table:style-name="ce1">
            <text:p>0.627076109925762</text:p>
          </table:table-cell>
          <table:table-cell office:value-type="float" office:value="1.10976939939929" table:style-name="ce1">
            <text:p>1.10976939939929</text:p>
          </table:table-cell>
          <table:table-cell office:value-type="float" office:value="0.562285866001449" table:style-name="ce1">
            <text:p>0.562285866001449</text:p>
          </table:table-cell>
          <table:table-cell office:value-type="float" office:value="0.661953976289022" table:style-name="ce1">
            <text:p>0.661953976289022</text:p>
          </table:table-cell>
          <table:table-cell office:value-type="float" office:value="0.415897795781093" table:style-name="ce1">
            <text:p>0.415897795781093</text:p>
          </table:table-cell>
          <table:table-cell office:value-type="float" office:value="0.807761886305683" table:style-name="ce1">
            <text:p>0.80776188630568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862126310098906" table:style-name="ce1">
            <text:p>0.862126310098906</text:p>
          </table:table-cell>
          <table:table-cell office:value-type="float" office:value="1.4961902221304" table:style-name="ce1">
            <text:p>1.4961902221304</text:p>
          </table:table-cell>
          <table:table-cell office:value-type="float" office:value="0.148358624201078" table:style-name="ce1">
            <text:p>0.148358624201078</text:p>
          </table:table-cell>
          <table:table-cell office:value-type="float" office:value="0.642624769692078" table:style-name="ce1">
            <text:p>0.642624769692078</text:p>
          </table:table-cell>
          <table:table-cell office:value-type="float" office:value="0.424395716359939" table:style-name="ce1">
            <text:p>0.424395716359939</text:p>
          </table:table-cell>
          <table:table-cell office:value-type="float" office:value="0.674421487177411" table:style-name="ce1">
            <text:p>0.674421487177411</text:p>
          </table:table-cell>
          <table:table-cell office:value-type="float" office:value="0.202492525838476" table:style-name="ce1">
            <text:p>0.202492525838476</text:p>
          </table:table-cell>
          <table:table-cell office:value-type="float" office:value="0.358081009748257" table:style-name="ce1">
            <text:p>0.358081009748257</text:p>
          </table:table-cell>
          <table:table-cell office:value-type="float" office:value="0.63731691226893" table:style-name="ce1">
            <text:p>0.63731691226893</text:p>
          </table:table-cell>
          <table:table-cell office:value-type="float" office:value="0.302261303191159" table:style-name="ce1">
            <text:p>0.302261303191159</text:p>
          </table:table-cell>
          <table:table-cell office:value-type="float" office:value="0.219117648461774" table:style-name="ce1">
            <text:p>0.219117648461774</text:p>
          </table:table-cell>
          <table:table-cell office:value-type="float" office:value="0.324708051713149" table:style-name="ce1">
            <text:p>0.324708051713149</text:p>
          </table:table-cell>
          <table:table-cell office:value-type="float" office:value="0.497555813484159" table:style-name="ce1">
            <text:p>0.497555813484159</text:p>
          </table:table-cell>
          <table:table-cell office:value-type="float" office:value="0.246078766379428" table:style-name="ce1">
            <text:p>0.246078766379428</text:p>
          </table:table-cell>
          <table:table-cell office:value-type="float" office:value="0.459941943227298" table:style-name="ce1">
            <text:p>0.459941943227298</text:p>
          </table:table-cell>
          <table:table-cell office:value-type="float" office:value="0.409547662785621" table:style-name="ce1">
            <text:p>0.409547662785621</text:p>
          </table:table-cell>
          <table:table-cell office:value-type="float" office:value="0.0922118996522266" table:style-name="ce1">
            <text:p>0.0922118996522266</text:p>
          </table:table-cell>
          <table:table-cell office:value-type="float" office:value="0.374894898337844" table:style-name="ce1">
            <text:p>0.374894898337844</text:p>
          </table:table-cell>
          <table:table-cell office:value-type="float" office:value="0.463537368288974" table:style-name="ce1">
            <text:p>0.463537368288974</text:p>
          </table:table-cell>
          <table:table-cell office:value-type="float" office:value="0.552358763326633" table:style-name="ce1">
            <text:p>0.552358763326633</text:p>
          </table:table-cell>
          <table:table-cell office:value-type="float" office:value="0.0884805660769077" table:style-name="ce1">
            <text:p>0.0884805660769077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</table:table-row>
        <table:table-row>
          <table:table-cell office:value-type="float" office:value="0.522681400331622" table:style-name="ce1">
            <text:p>0.522681400331622</text:p>
          </table:table-cell>
          <table:table-cell office:value-type="float" office:value="0.0957854875689158" table:style-name="ce1">
            <text:p>0.0957854875689158</text:p>
          </table:table-cell>
          <table:table-cell office:value-type="float" office:value="0.633676056239105" table:style-name="ce1">
            <text:p>0.633676056239105</text:p>
          </table:table-cell>
          <table:table-cell office:value-type="float" office:value="0.271836765201291" table:style-name="ce1">
            <text:p>0.271836765201291</text:p>
          </table:table-cell>
          <table:table-cell office:value-type="float" office:value="1.28444881131744" table:style-name="ce1">
            <text:p>1.28444881131744</text:p>
          </table:table-cell>
          <table:table-cell office:value-type="float" office:value="0.195851072652466" table:style-name="ce1">
            <text:p>0.195851072652466</text:p>
          </table:table-cell>
          <table:table-cell office:value-type="float" office:value="1.34824937018839" table:style-name="ce1">
            <text:p>1.34824937018839</text:p>
          </table:table-cell>
          <table:table-cell office:value-type="float" office:value="0.501863887140244" table:style-name="ce1">
            <text:p>0.501863887140244</text:p>
          </table:table-cell>
          <table:table-cell office:value-type="float" office:value="0.0907988178920784" table:style-name="ce1">
            <text:p>0.0907988178920784</text:p>
          </table:table-cell>
          <table:table-cell office:value-type="float" office:value="0.147476390488581" table:style-name="ce1">
            <text:p>0.147476390488581</text:p>
          </table:table-cell>
          <table:table-cell office:value-type="float" office:value="0.304814180309067" table:style-name="ce1">
            <text:p>0.304814180309067</text:p>
          </table:table-cell>
          <table:table-cell office:value-type="float" office:value="1.06509706371484" table:style-name="ce1">
            <text:p>1.06509706371484</text:p>
          </table:table-cell>
          <table:table-cell office:value-type="float" office:value="0.684409588879066" table:style-name="ce1">
            <text:p>0.684409588879066</text:p>
          </table:table-cell>
          <table:table-cell office:value-type="float" office:value="0.317611831861144" table:style-name="ce1">
            <text:p>0.317611831861144</text:p>
          </table:table-cell>
          <table:table-cell office:value-type="float" office:value="0.346329761944004" table:style-name="ce1">
            <text:p>0.346329761944004</text:p>
          </table:table-cell>
          <table:table-cell office:value-type="float" office:value="0.252889842078441" table:style-name="ce1">
            <text:p>0.252889842078441</text:p>
          </table:table-cell>
          <table:table-cell office:value-type="float" office:value="0.714577919471162" table:style-name="ce1">
            <text:p>0.714577919471162</text:p>
          </table:table-cell>
          <table:table-cell office:value-type="float" office:value="0.542338593115612" table:style-name="ce1">
            <text:p>0.542338593115612</text:p>
          </table:table-cell>
          <table:table-cell office:value-type="float" office:value="0.581379962117147" table:style-name="ce1">
            <text:p>0.581379962117147</text:p>
          </table:table-cell>
          <table:table-cell office:value-type="float" office:value="1.02523664501397" table:style-name="ce1">
            <text:p>1.02523664501397</text:p>
          </table:table-cell>
          <table:table-cell office:value-type="float" office:value="0.522681400331622" table:style-name="ce1">
            <text:p>0.522681400331622</text:p>
          </table:table-cell>
          <table:table-cell office:value-type="float" office:value="0.839124664375973" table:style-name="ce1">
            <text:p>0.839124664375973</text:p>
          </table:table-cell>
          <table:table-cell office:value-type="float" office:value="1.10536700726538" table:style-name="ce1">
            <text:p>1.10536700726538</text:p>
          </table:table-cell>
          <table:table-cell office:value-type="float" office:value="1.37599467875329" table:style-name="ce1">
            <text:p>1.37599467875329</text:p>
          </table:table-cell>
          <table:table-cell office:value-type="float" office:value="0.794025740306454" table:style-name="ce1">
            <text:p>0.794025740306454</text:p>
          </table:table-cell>
          <table:table-cell office:value-type="float" office:value="0.6957056493157" table:style-name="ce1">
            <text:p>0.6957056493157</text:p>
          </table:table-cell>
          <table:table-cell office:value-type="float" office:value="0.612742740187436" table:style-name="ce1">
            <text:p>0.612742740187436</text:p>
          </table:table-cell>
          <table:table-cell office:value-type="float" office:value="1.31229650109476" table:style-name="ce1">
            <text:p>1.31229650109476</text:p>
          </table:table-cell>
          <table:table-cell office:value-type="float" office:value="0.981571057918289" table:style-name="ce1">
            <text:p>0.981571057918289</text:p>
          </table:table-cell>
          <table:table-cell office:value-type="float" office:value="0.643371786235407" table:style-name="ce1">
            <text:p>0.643371786235407</text:p>
          </table:table-cell>
          <table:table-cell office:value-type="float" office:value="1.00738818698268" table:style-name="ce1">
            <text:p>1.00738818698268</text:p>
          </table:table-cell>
          <table:table-cell office:value-type="float" office:value="1.30806474431487" table:style-name="ce1">
            <text:p>1.30806474431487</text:p>
          </table:table-cell>
          <table:table-cell office:value-type="float" office:value="0.431374422391405" table:style-name="ce1">
            <text:p>0.431374422391405</text:p>
          </table:table-cell>
          <table:table-cell office:value-type="float" office:value="0.720038250800048" table:style-name="ce1">
            <text:p>0.720038250800048</text:p>
          </table:table-cell>
          <table:table-cell office:value-type="float" office:value="0.0894552999907195" table:style-name="ce1">
            <text:p>0.0894552999907195</text:p>
          </table:table-cell>
          <table:table-cell office:value-type="float" office:value="0.767150672047093" table:style-name="ce1">
            <text:p>0.767150672047093</text:p>
          </table:table-cell>
          <table:table-cell office:value-type="float" office:value="0.352677397113834" table:style-name="ce1">
            <text:p>0.352677397113834</text:p>
          </table:table-cell>
          <table:table-cell office:value-type="float" office:value="0.637894391371118" table:style-name="ce1">
            <text:p>0.637894391371118</text:p>
          </table:table-cell>
          <table:table-cell office:value-type="float" office:value="0.179414258634118" table:style-name="ce1">
            <text:p>0.179414258634118</text:p>
          </table:table-cell>
          <table:table-cell office:value-type="float" office:value="0.573974387752345" table:style-name="ce1">
            <text:p>0.57397438775234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424702580048922" table:style-name="ce1">
            <text:p>0.424702580048922</text:p>
          </table:table-cell>
          <table:table-cell office:value-type="float" office:value="1.72833962128507" table:style-name="ce1">
            <text:p>1.72833962128507</text:p>
          </table:table-cell>
          <table:table-cell office:value-type="float" office:value="0.0418650997523968" table:style-name="ce1">
            <text:p>0.0418650997523968</text:p>
          </table:table-cell>
          <table:table-cell office:value-type="float" office:value="0.460520959717729" table:style-name="ce1">
            <text:p>0.460520959717729</text:p>
          </table:table-cell>
          <table:table-cell office:value-type="float" office:value="0.270499118247526" table:style-name="ce1">
            <text:p>0.270499118247526</text:p>
          </table:table-cell>
          <table:table-cell office:value-type="float" office:value="0.352024127181628" table:style-name="ce1">
            <text:p>0.352024127181628</text:p>
          </table:table-cell>
          <table:table-cell office:value-type="float" office:value="0.0670372890818667" table:style-name="ce1">
            <text:p>0.0670372890818667</text:p>
          </table:table-cell>
          <table:table-cell office:value-type="float" office:value="0.0768435766575538" table:style-name="ce1">
            <text:p>0.0768435766575538</text:p>
          </table:table-cell>
          <table:table-cell office:value-type="float" office:value="0.200036525548662" table:style-name="ce1">
            <text:p>0.200036525548662</text:p>
          </table:table-cell>
          <table:table-cell office:value-type="float" office:value="0.119817654835796" table:style-name="ce1">
            <text:p>0.119817654835796</text:p>
          </table:table-cell>
          <table:table-cell office:value-type="float" office:value="0.0711604685966836" table:style-name="ce1">
            <text:p>0.0711604685966836</text:p>
          </table:table-cell>
          <table:table-cell office:value-type="float" office:value="0.097927810645627" table:style-name="ce1">
            <text:p>0.097927810645627</text:p>
          </table:table-cell>
          <table:table-cell office:value-type="float" office:value="0.103899067121055" table:style-name="ce1">
            <text:p>0.103899067121055</text:p>
          </table:table-cell>
          <table:table-cell office:value-type="float" office:value="0.0327951085032745" table:style-name="ce1">
            <text:p>0.0327951085032745</text:p>
          </table:table-cell>
          <table:table-cell office:value-type="float" office:value="0.0918996709031067" table:style-name="ce1">
            <text:p>0.0918996709031067</text:p>
          </table:table-cell>
          <table:table-cell office:value-type="float" office:value="0.029415717591073" table:style-name="ce1">
            <text:p>0.029415717591073</text:p>
          </table:table-cell>
          <table:table-cell office:value-type="float" office:value="0.00604083245877483" table:style-name="ce1">
            <text:p>0.00604083245877483</text:p>
          </table:table-cell>
          <table:table-cell office:value-type="float" office:value="0.0398576738127132" table:style-name="ce1">
            <text:p>0.0398576738127132</text:p>
          </table:table-cell>
          <table:table-cell office:value-type="float" office:value="0.0306579422803587" table:style-name="ce1">
            <text:p>0.0306579422803587</text:p>
          </table:table-cell>
          <table:table-cell office:value-type="float" office:value="0.0248876082398058" table:style-name="ce1">
            <text:p>0.0248876082398058</text:p>
          </table:table-cell>
          <table:table-cell office:value-type="float" office:value="0.00985790097138869" table:style-name="ce1">
            <text:p>0.00985790097138869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</table:table-row>
        <table:table-row>
          <table:table-cell office:value-type="float" office:value="0.530880429092652" table:style-name="ce1">
            <text:p>0.530880429092652</text:p>
          </table:table-cell>
          <table:table-cell office:value-type="float" office:value="0.0971142537561203" table:style-name="ce1">
            <text:p>0.0971142537561203</text:p>
          </table:table-cell>
          <table:table-cell office:value-type="float" office:value="0.644615273208246" table:style-name="ce1">
            <text:p>0.644615273208246</text:p>
          </table:table-cell>
          <table:table-cell office:value-type="float" office:value="0.387244920426956" table:style-name="ce1">
            <text:p>0.387244920426956</text:p>
          </table:table-cell>
          <table:table-cell office:value-type="float" office:value="1.35123548888388" table:style-name="ce1">
            <text:p>1.35123548888388</text:p>
          </table:table-cell>
          <table:table-cell office:value-type="float" office:value="0.224918782116269" table:style-name="ce1">
            <text:p>0.224918782116269</text:p>
          </table:table-cell>
          <table:table-cell office:value-type="float" office:value="1.41003643188182" table:style-name="ce1">
            <text:p>1.41003643188182</text:p>
          </table:table-cell>
          <table:table-cell office:value-type="float" office:value="0.488213058818028" table:style-name="ce1">
            <text:p>0.488213058818028</text:p>
          </table:table-cell>
          <table:table-cell office:value-type="float" office:value="0.0866986250858473" table:style-name="ce1">
            <text:p>0.0866986250858473</text:p>
          </table:table-cell>
          <table:table-cell office:value-type="float" office:value="0.140236513005727" table:style-name="ce1">
            <text:p>0.140236513005727</text:p>
          </table:table-cell>
          <table:table-cell office:value-type="float" office:value="0.308977682947343" table:style-name="ce1">
            <text:p>0.308977682947343</text:p>
          </table:table-cell>
          <table:table-cell office:value-type="float" office:value="1.04426248698806" table:style-name="ce1">
            <text:p>1.04426248698806</text:p>
          </table:table-cell>
          <table:table-cell office:value-type="float" office:value="0.733467253162027" table:style-name="ce1">
            <text:p>0.733467253162027</text:p>
          </table:table-cell>
          <table:table-cell office:value-type="float" office:value="0.398766006236713" table:style-name="ce1">
            <text:p>0.398766006236713</text:p>
          </table:table-cell>
          <table:table-cell office:value-type="float" office:value="0.412280326275706" table:style-name="ce1">
            <text:p>0.412280326275706</text:p>
          </table:table-cell>
          <table:table-cell office:value-type="float" office:value="0.449239943958104" table:style-name="ce1">
            <text:p>0.449239943958104</text:p>
          </table:table-cell>
          <table:table-cell office:value-type="float" office:value="0.700346930945253" table:style-name="ce1">
            <text:p>0.700346930945253</text:p>
          </table:table-cell>
          <table:table-cell office:value-type="float" office:value="0.635778512981175" table:style-name="ce1">
            <text:p>0.635778512981175</text:p>
          </table:table-cell>
          <table:table-cell office:value-type="float" office:value="0.56747318076389" table:style-name="ce1">
            <text:p>0.56747318076389</text:p>
          </table:table-cell>
          <table:table-cell office:value-type="float" office:value="1.21872007294597" table:style-name="ce1">
            <text:p>1.21872007294597</text:p>
          </table:table-cell>
          <table:table-cell office:value-type="float" office:value="0.530880429092652" table:style-name="ce1">
            <text:p>0.530880429092652</text:p>
          </table:table-cell>
          <table:table-cell office:value-type="float" office:value="0.696644143762852" table:style-name="ce1">
            <text:p>0.696644143762852</text:p>
          </table:table-cell>
          <table:table-cell office:value-type="float" office:value="1.2410562407882" table:style-name="ce1">
            <text:p>1.2410562407882</text:p>
          </table:table-cell>
          <table:table-cell office:value-type="float" office:value="1.42870393961245" table:style-name="ce1">
            <text:p>1.42870393961245</text:p>
          </table:table-cell>
          <table:table-cell office:value-type="float" office:value="0.955702738247691" table:style-name="ce1">
            <text:p>0.955702738247691</text:p>
          </table:table-cell>
          <table:table-cell office:value-type="float" office:value="0.802608698614047" table:style-name="ce1">
            <text:p>0.802608698614047</text:p>
          </table:table-cell>
          <table:table-cell office:value-type="float" office:value="0.930977675449079" table:style-name="ce1">
            <text:p>0.930977675449079</text:p>
          </table:table-cell>
          <table:table-cell office:value-type="float" office:value="1.19773192440057" table:style-name="ce1">
            <text:p>1.19773192440057</text:p>
          </table:table-cell>
          <table:table-cell office:value-type="float" office:value="1.14527861657245" table:style-name="ce1">
            <text:p>1.14527861657245</text:p>
          </table:table-cell>
          <table:table-cell office:value-type="float" office:value="0.735463686804151" table:style-name="ce1">
            <text:p>0.735463686804151</text:p>
          </table:table-cell>
          <table:table-cell office:value-type="float" office:value="1.04093509758452" table:style-name="ce1">
            <text:p>1.04093509758452</text:p>
          </table:table-cell>
          <table:table-cell office:value-type="float" office:value="1.3008298053041" table:style-name="ce1">
            <text:p>1.3008298053041</text:p>
          </table:table-cell>
          <table:table-cell office:value-type="float" office:value="0.729098988098918" table:style-name="ce1">
            <text:p>0.729098988098918</text:p>
          </table:table-cell>
          <table:table-cell office:value-type="float" office:value="0.902805778499107" table:style-name="ce1">
            <text:p>0.902805778499107</text:p>
          </table:table-cell>
          <table:table-cell office:value-type="float" office:value="0.596993097010681" table:style-name="ce1">
            <text:p>0.596993097010681</text:p>
          </table:table-cell>
          <table:table-cell office:value-type="float" office:value="1.08803045529616" table:style-name="ce1">
            <text:p>1.08803045529616</text:p>
          </table:table-cell>
          <table:table-cell office:value-type="float" office:value="0.633526126308009" table:style-name="ce1">
            <text:p>0.633526126308009</text:p>
          </table:table-cell>
          <table:table-cell office:value-type="float" office:value="0.689289760004258" table:style-name="ce1">
            <text:p>0.689289760004258</text:p>
          </table:table-cell>
          <table:table-cell office:value-type="float" office:value="0.61688917929031" table:style-name="ce1">
            <text:p>0.61688917929031</text:p>
          </table:table-cell>
          <table:table-cell office:value-type="float" office:value="0.679938942603541" table:style-name="ce1">
            <text:p>0.679938942603541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79769440041805" table:style-name="ce1">
            <text:p>0.79769440041805</text:p>
          </table:table-cell>
          <table:table-cell office:value-type="float" office:value="1.08540267084414" table:style-name="ce1">
            <text:p>1.08540267084414</text:p>
          </table:table-cell>
          <table:table-cell office:value-type="float" office:value="0.240331080022003" table:style-name="ce1">
            <text:p>0.240331080022003</text:p>
          </table:table-cell>
          <table:table-cell office:value-type="float" office:value="0.563976130628165" table:style-name="ce1">
            <text:p>0.563976130628165</text:p>
          </table:table-cell>
          <table:table-cell office:value-type="float" office:value="0.446794453317044" table:style-name="ce1">
            <text:p>0.446794453317044</text:p>
          </table:table-cell>
          <table:table-cell office:value-type="float" office:value="0.792828965345916" table:style-name="ce1">
            <text:p>0.792828965345916</text:p>
          </table:table-cell>
          <table:table-cell office:value-type="float" office:value="0.217681029121187" table:style-name="ce1">
            <text:p>0.217681029121187</text:p>
          </table:table-cell>
          <table:table-cell office:value-type="float" office:value="0.335035160394873" table:style-name="ce1">
            <text:p>0.335035160394873</text:p>
          </table:table-cell>
          <table:table-cell office:value-type="float" office:value="0.583773699408585" table:style-name="ce1">
            <text:p>0.583773699408585</text:p>
          </table:table-cell>
          <table:table-cell office:value-type="float" office:value="0.371918628627676" table:style-name="ce1">
            <text:p>0.371918628627676</text:p>
          </table:table-cell>
          <table:table-cell office:value-type="float" office:value="0.247275536641524" table:style-name="ce1">
            <text:p>0.247275536641524</text:p>
          </table:table-cell>
          <table:table-cell office:value-type="float" office:value="0.327837600580776" table:style-name="ce1">
            <text:p>0.327837600580776</text:p>
          </table:table-cell>
          <table:table-cell office:value-type="float" office:value="0.527937576474798" table:style-name="ce1">
            <text:p>0.527937576474798</text:p>
          </table:table-cell>
          <table:table-cell office:value-type="float" office:value="0.271177989846664" table:style-name="ce1">
            <text:p>0.271177989846664</text:p>
          </table:table-cell>
          <table:table-cell office:value-type="float" office:value="0.396131173918195" table:style-name="ce1">
            <text:p>0.396131173918195</text:p>
          </table:table-cell>
          <table:table-cell office:value-type="float" office:value="0.313025958261566" table:style-name="ce1">
            <text:p>0.313025958261566</text:p>
          </table:table-cell>
          <table:table-cell office:value-type="float" office:value="0.124306587048326" table:style-name="ce1">
            <text:p>0.124306587048326</text:p>
          </table:table-cell>
          <table:table-cell office:value-type="float" office:value="0.47181265354093" table:style-name="ce1">
            <text:p>0.47181265354093</text:p>
          </table:table-cell>
          <table:table-cell office:value-type="float" office:value="0.418403515212091" table:style-name="ce1">
            <text:p>0.418403515212091</text:p>
          </table:table-cell>
          <table:table-cell office:value-type="float" office:value="0.55094227305828" table:style-name="ce1">
            <text:p>0.55094227305828</text:p>
          </table:table-cell>
          <table:table-cell office:value-type="float" office:value="0.139250559379448" table:style-name="ce1">
            <text:p>0.139250559379448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</table:table-row>
        <table:table-row>
          <table:table-cell office:value-type="float" office:value="0.275652598305735" table:style-name="ce1">
            <text:p>0.275652598305735</text:p>
          </table:table-cell>
          <table:table-cell office:value-type="float" office:value="0.077638337926523" table:style-name="ce1">
            <text:p>0.077638337926523</text:p>
          </table:table-cell>
          <table:table-cell office:value-type="float" office:value="0.491466235640268" table:style-name="ce1">
            <text:p>0.491466235640268</text:p>
          </table:table-cell>
          <table:table-cell office:value-type="float" office:value="0.201188396279014" table:style-name="ce1">
            <text:p>0.201188396279014</text:p>
          </table:table-cell>
          <table:table-cell office:value-type="float" office:value="1.25714715467301" table:style-name="ce1">
            <text:p>1.25714715467301</text:p>
          </table:table-cell>
          <table:table-cell office:value-type="float" office:value="0.11154085807434" table:style-name="ce1">
            <text:p>0.11154085807434</text:p>
          </table:table-cell>
          <table:table-cell office:value-type="float" office:value="0.834944098202295" table:style-name="ce1">
            <text:p>0.834944098202295</text:p>
          </table:table-cell>
          <table:table-cell office:value-type="float" office:value="0.262718438470436" table:style-name="ce1">
            <text:p>0.262718438470436</text:p>
          </table:table-cell>
          <table:table-cell office:value-type="float" office:value="0.0526062811970006" table:style-name="ce1">
            <text:p>0.0526062811970006</text:p>
          </table:table-cell>
          <table:table-cell office:value-type="float" office:value="0.0811216035744091" table:style-name="ce1">
            <text:p>0.0811216035744091</text:p>
          </table:table-cell>
          <table:table-cell office:value-type="float" office:value="0.210964735593838" table:style-name="ce1">
            <text:p>0.210964735593838</text:p>
          </table:table-cell>
          <table:table-cell office:value-type="float" office:value="0.565715636617405" table:style-name="ce1">
            <text:p>0.565715636617405</text:p>
          </table:table-cell>
          <table:table-cell office:value-type="float" office:value="0.268212896870128" table:style-name="ce1">
            <text:p>0.268212896870128</text:p>
          </table:table-cell>
          <table:table-cell office:value-type="float" office:value="0.207671473261103" table:style-name="ce1">
            <text:p>0.207671473261103</text:p>
          </table:table-cell>
          <table:table-cell office:value-type="float" office:value="0.167930499308054" table:style-name="ce1">
            <text:p>0.167930499308054</text:p>
          </table:table-cell>
          <table:table-cell office:value-type="float" office:value="0.353786526915014" table:style-name="ce1">
            <text:p>0.353786526915014</text:p>
          </table:table-cell>
          <table:table-cell office:value-type="float" office:value="0.359383366527122" table:style-name="ce1">
            <text:p>0.359383366527122</text:p>
          </table:table-cell>
          <table:table-cell office:value-type="float" office:value="0.541314780991445" table:style-name="ce1">
            <text:p>0.541314780991445</text:p>
          </table:table-cell>
          <table:table-cell office:value-type="float" office:value="0.0941307086910782" table:style-name="ce1">
            <text:p>0.0941307086910782</text:p>
          </table:table-cell>
          <table:table-cell office:value-type="float" office:value="0.639105902384715" table:style-name="ce1">
            <text:p>0.639105902384715</text:p>
          </table:table-cell>
          <table:table-cell office:value-type="float" office:value="0.275652598305735" table:style-name="ce1">
            <text:p>0.275652598305735</text:p>
          </table:table-cell>
          <table:table-cell office:value-type="float" office:value="0.362454802899621" table:style-name="ce1">
            <text:p>0.362454802899621</text:p>
          </table:table-cell>
          <table:table-cell office:value-type="float" office:value="0.532697695613047" table:style-name="ce1">
            <text:p>0.532697695613047</text:p>
          </table:table-cell>
          <table:table-cell office:value-type="float" office:value="0.845011584089928" table:style-name="ce1">
            <text:p>0.845011584089928</text:p>
          </table:table-cell>
          <table:table-cell office:value-type="float" office:value="0.460262987828293" table:style-name="ce1">
            <text:p>0.460262987828293</text:p>
          </table:table-cell>
          <table:table-cell office:value-type="float" office:value="0.456218929937836" table:style-name="ce1">
            <text:p>0.456218929937836</text:p>
          </table:table-cell>
          <table:table-cell office:value-type="float" office:value="0.32436899188064" table:style-name="ce1">
            <text:p>0.32436899188064</text:p>
          </table:table-cell>
          <table:table-cell office:value-type="float" office:value="0.579110511908579" table:style-name="ce1">
            <text:p>0.579110511908579</text:p>
          </table:table-cell>
          <table:table-cell office:value-type="float" office:value="0.435435543817264" table:style-name="ce1">
            <text:p>0.435435543817264</text:p>
          </table:table-cell>
          <table:table-cell office:value-type="float" office:value="0.473128893521981" table:style-name="ce1">
            <text:p>0.473128893521981</text:p>
          </table:table-cell>
          <table:table-cell office:value-type="float" office:value="0.610439162908063" table:style-name="ce1">
            <text:p>0.610439162908063</text:p>
          </table:table-cell>
          <table:table-cell office:value-type="float" office:value="0.957596790677398" table:style-name="ce1">
            <text:p>0.957596790677398</text:p>
          </table:table-cell>
          <table:table-cell office:value-type="float" office:value="0.308807047593315" table:style-name="ce1">
            <text:p>0.308807047593315</text:p>
          </table:table-cell>
          <table:table-cell office:value-type="float" office:value="0.539523109774155" table:style-name="ce1">
            <text:p>0.539523109774155</text:p>
          </table:table-cell>
          <table:table-cell office:value-type="float" office:value="0.324334864809835" table:style-name="ce1">
            <text:p>0.324334864809835</text:p>
          </table:table-cell>
          <table:table-cell office:value-type="float" office:value="0.60438160784008" table:style-name="ce1">
            <text:p>0.60438160784008</text:p>
          </table:table-cell>
          <table:table-cell office:value-type="float" office:value="0.354025416410653" table:style-name="ce1">
            <text:p>0.354025416410653</text:p>
          </table:table-cell>
          <table:table-cell office:value-type="float" office:value="0.299678056152834" table:style-name="ce1">
            <text:p>0.299678056152834</text:p>
          </table:table-cell>
          <table:table-cell office:value-type="float" office:value="0.280396261147705" table:style-name="ce1">
            <text:p>0.280396261147705</text:p>
          </table:table-cell>
          <table:table-cell office:value-type="float" office:value="0.441407781208233" table:style-name="ce1">
            <text:p>0.44140778120823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392008846217217" table:style-name="ce1">
            <text:p>0.392008846217217</text:p>
          </table:table-cell>
          <table:table-cell office:value-type="float" office:value="0.451304631741839" table:style-name="ce1">
            <text:p>0.451304631741839</text:p>
          </table:table-cell>
          <table:table-cell office:value-type="float" office:value="0.0730060518624502" table:style-name="ce1">
            <text:p>0.0730060518624502</text:p>
          </table:table-cell>
          <table:table-cell office:value-type="float" office:value="0.282058498910598" table:style-name="ce1">
            <text:p>0.282058498910598</text:p>
          </table:table-cell>
          <table:table-cell office:value-type="float" office:value="0.270567706197362" table:style-name="ce1">
            <text:p>0.270567706197362</text:p>
          </table:table-cell>
          <table:table-cell office:value-type="float" office:value="0.449917814358762" table:style-name="ce1">
            <text:p>0.449917814358762</text:p>
          </table:table-cell>
          <table:table-cell office:value-type="float" office:value="0.134607602488265" table:style-name="ce1">
            <text:p>0.134607602488265</text:p>
          </table:table-cell>
          <table:table-cell office:value-type="float" office:value="0.215230202748459" table:style-name="ce1">
            <text:p>0.215230202748459</text:p>
          </table:table-cell>
          <table:table-cell office:value-type="float" office:value="0.32112042480316" table:style-name="ce1">
            <text:p>0.32112042480316</text:p>
          </table:table-cell>
          <table:table-cell office:value-type="float" office:value="0.209941922711862" table:style-name="ce1">
            <text:p>0.209941922711862</text:p>
          </table:table-cell>
          <table:table-cell office:value-type="float" office:value="0.112661098687361" table:style-name="ce1">
            <text:p>0.112661098687361</text:p>
          </table:table-cell>
          <table:table-cell office:value-type="float" office:value="0.191736742470276" table:style-name="ce1">
            <text:p>0.191736742470276</text:p>
          </table:table-cell>
          <table:table-cell office:value-type="float" office:value="0.246599781320976" table:style-name="ce1">
            <text:p>0.246599781320976</text:p>
          </table:table-cell>
          <table:table-cell office:value-type="float" office:value="0.198802792345775" table:style-name="ce1">
            <text:p>0.198802792345775</text:p>
          </table:table-cell>
          <table:table-cell office:value-type="float" office:value="0.292982292935048" table:style-name="ce1">
            <text:p>0.292982292935048</text:p>
          </table:table-cell>
          <table:table-cell office:value-type="float" office:value="0.263235400882685" table:style-name="ce1">
            <text:p>0.263235400882685</text:p>
          </table:table-cell>
          <table:table-cell office:value-type="float" office:value="0.0495401303180985" table:style-name="ce1">
            <text:p>0.0495401303180985</text:p>
          </table:table-cell>
          <table:table-cell office:value-type="float" office:value="0.190303850735658" table:style-name="ce1">
            <text:p>0.190303850735658</text:p>
          </table:table-cell>
          <table:table-cell office:value-type="float" office:value="0.208539299137715" table:style-name="ce1">
            <text:p>0.208539299137715</text:p>
          </table:table-cell>
          <table:table-cell office:value-type="float" office:value="0.232038127168495" table:style-name="ce1">
            <text:p>0.232038127168495</text:p>
          </table:table-cell>
          <table:table-cell office:value-type="float" office:value="0.0771784647778401" table:style-name="ce1">
            <text:p>0.077178464777840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</table:table-row>
        <table:table-row>
          <table:table-cell office:value-type="float" office:value="0.572396010727589" table:style-name="ce1">
            <text:p>0.572396010727589</text:p>
          </table:table-cell>
          <table:table-cell office:value-type="float" office:value="0.0940751756622426" table:style-name="ce1">
            <text:p>0.0940751756622426</text:p>
          </table:table-cell>
          <table:table-cell office:value-type="float" office:value="0.688372141084811" table:style-name="ce1">
            <text:p>0.688372141084811</text:p>
          </table:table-cell>
          <table:table-cell office:value-type="float" office:value="0.404559076505953" table:style-name="ce1">
            <text:p>0.404559076505953</text:p>
          </table:table-cell>
          <table:table-cell office:value-type="float" office:value="1.26073049710759" table:style-name="ce1">
            <text:p>1.26073049710759</text:p>
          </table:table-cell>
          <table:table-cell office:value-type="float" office:value="0.19321821736439" table:style-name="ce1">
            <text:p>0.19321821736439</text:p>
          </table:table-cell>
          <table:table-cell office:value-type="float" office:value="1.46837665942389" table:style-name="ce1">
            <text:p>1.46837665942389</text:p>
          </table:table-cell>
          <table:table-cell office:value-type="float" office:value="0.636324546114063" table:style-name="ce1">
            <text:p>0.636324546114063</text:p>
          </table:table-cell>
          <table:table-cell office:value-type="float" office:value="0.0954779731084485" table:style-name="ce1">
            <text:p>0.0954779731084485</text:p>
          </table:table-cell>
          <table:table-cell office:value-type="float" office:value="0.148290734337596" table:style-name="ce1">
            <text:p>0.148290734337596</text:p>
          </table:table-cell>
          <table:table-cell office:value-type="float" office:value="0.240877113154892" table:style-name="ce1">
            <text:p>0.240877113154892</text:p>
          </table:table-cell>
          <table:table-cell office:value-type="float" office:value="1.07925979809914" table:style-name="ce1">
            <text:p>1.07925979809914</text:p>
          </table:table-cell>
          <table:table-cell office:value-type="float" office:value="0.716284273011439" table:style-name="ce1">
            <text:p>0.716284273011439</text:p>
          </table:table-cell>
          <table:table-cell office:value-type="float" office:value="0.305837992433233" table:style-name="ce1">
            <text:p>0.305837992433233</text:p>
          </table:table-cell>
          <table:table-cell office:value-type="float" office:value="0.418508516697717" table:style-name="ce1">
            <text:p>0.418508516697717</text:p>
          </table:table-cell>
          <table:table-cell office:value-type="float" office:value="0.415351762648205" table:style-name="ce1">
            <text:p>0.415351762648205</text:p>
          </table:table-cell>
          <table:table-cell office:value-type="float" office:value="0.791790417168692" table:style-name="ce1">
            <text:p>0.791790417168692</text:p>
          </table:table-cell>
          <table:table-cell office:value-type="float" office:value="0.722273573937811" table:style-name="ce1">
            <text:p>0.722273573937811</text:p>
          </table:table-cell>
          <table:table-cell office:value-type="float" office:value="0.558600142354451" table:style-name="ce1">
            <text:p>0.558600142354451</text:p>
          </table:table-cell>
          <table:table-cell office:value-type="float" office:value="1.3526176352515" table:style-name="ce1">
            <text:p>1.3526176352515</text:p>
          </table:table-cell>
          <table:table-cell office:value-type="float" office:value="0.572396010727589" table:style-name="ce1">
            <text:p>0.572396010727589</text:p>
          </table:table-cell>
          <table:table-cell office:value-type="float" office:value="0.9002974387949" table:style-name="ce1">
            <text:p>0.9002974387949</text:p>
          </table:table-cell>
          <table:table-cell office:value-type="float" office:value="1.35091128171122" table:style-name="ce1">
            <text:p>1.35091128171122</text:p>
          </table:table-cell>
          <table:table-cell office:value-type="float" office:value="1.5319212652638" table:style-name="ce1">
            <text:p>1.5319212652638</text:p>
          </table:table-cell>
          <table:table-cell office:value-type="float" office:value="1.04673669962146" table:style-name="ce1">
            <text:p>1.04673669962146</text:p>
          </table:table-cell>
          <table:table-cell office:value-type="float" office:value="1.05446648115892" table:style-name="ce1">
            <text:p>1.05446648115892</text:p>
          </table:table-cell>
          <table:table-cell office:value-type="float" office:value="0.91490382509967" table:style-name="ce1">
            <text:p>0.91490382509967</text:p>
          </table:table-cell>
          <table:table-cell office:value-type="float" office:value="1.4240967850537" table:style-name="ce1">
            <text:p>1.4240967850537</text:p>
          </table:table-cell>
          <table:table-cell office:value-type="float" office:value="1.16541358834772" table:style-name="ce1">
            <text:p>1.16541358834772</text:p>
          </table:table-cell>
          <table:table-cell office:value-type="float" office:value="1.00912866759376" table:style-name="ce1">
            <text:p>1.00912866759376</text:p>
          </table:table-cell>
          <table:table-cell office:value-type="float" office:value="1.07922567102834" table:style-name="ce1">
            <text:p>1.07922567102834</text:p>
          </table:table-cell>
          <table:table-cell office:value-type="float" office:value="1.53775699437154" table:style-name="ce1">
            <text:p>1.53775699437154</text:p>
          </table:table-cell>
          <table:table-cell office:value-type="float" office:value="0.748449037245658" table:style-name="ce1">
            <text:p>0.748449037245658</text:p>
          </table:table-cell>
          <table:table-cell office:value-type="float" office:value="0.954576544911108" table:style-name="ce1">
            <text:p>0.954576544911108</text:p>
          </table:table-cell>
          <table:table-cell office:value-type="float" office:value="0.748636736135089" table:style-name="ce1">
            <text:p>0.748636736135089</text:p>
          </table:table-cell>
          <table:table-cell office:value-type="float" office:value="1.07738280920484" table:style-name="ce1">
            <text:p>1.07738280920484</text:p>
          </table:table-cell>
          <table:table-cell office:value-type="float" office:value="0.644207899470143" table:style-name="ce1">
            <text:p>0.644207899470143</text:p>
          </table:table-cell>
          <table:table-cell office:value-type="float" office:value="0.702206856304154" table:style-name="ce1">
            <text:p>0.702206856304154</text:p>
          </table:table-cell>
          <table:table-cell office:value-type="float" office:value="0.614090759484255" table:style-name="ce1">
            <text:p>0.614090759484255</text:p>
          </table:table-cell>
          <table:table-cell office:value-type="float" office:value="0.828750034851089" table:style-name="ce1">
            <text:p>0.82875003485108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926472902102747" table:style-name="ce1">
            <text:p>0.926472902102747</text:p>
          </table:table-cell>
          <table:table-cell office:value-type="float" office:value="1.58765077188924" table:style-name="ce1">
            <text:p>1.58765077188924</text:p>
          </table:table-cell>
          <table:table-cell office:value-type="float" office:value="0.260602560080493" table:style-name="ce1">
            <text:p>0.260602560080493</text:p>
          </table:table-cell>
          <table:table-cell office:value-type="float" office:value="0.828557069563731" table:style-name="ce1">
            <text:p>0.828557069563731</text:p>
          </table:table-cell>
          <table:table-cell office:value-type="float" office:value="0.471615537737271" table:style-name="ce1">
            <text:p>0.471615537737271</text:p>
          </table:table-cell>
          <table:table-cell office:value-type="float" office:value="0.857882742141559" table:style-name="ce1">
            <text:p>0.857882742141559</text:p>
          </table:table-cell>
          <table:table-cell office:value-type="float" office:value="0.271466506548692" table:style-name="ce1">
            <text:p>0.271466506548692</text:p>
          </table:table-cell>
          <table:table-cell office:value-type="float" office:value="0.358013316423854" table:style-name="ce1">
            <text:p>0.358013316423854</text:p>
          </table:table-cell>
          <table:table-cell office:value-type="float" office:value="0.555581890014515" table:style-name="ce1">
            <text:p>0.555581890014515</text:p>
          </table:table-cell>
          <table:table-cell office:value-type="float" office:value="0.409521524812564" table:style-name="ce1">
            <text:p>0.409521524812564</text:p>
          </table:table-cell>
          <table:table-cell office:value-type="float" office:value="0.279776234879804" table:style-name="ce1">
            <text:p>0.279776234879804</text:p>
          </table:table-cell>
          <table:table-cell office:value-type="float" office:value="0.366590835967805" table:style-name="ce1">
            <text:p>0.366590835967805</text:p>
          </table:table-cell>
          <table:table-cell office:value-type="float" office:value="0.525450860711798" table:style-name="ce1">
            <text:p>0.525450860711798</text:p>
          </table:table-cell>
          <table:table-cell office:value-type="float" office:value="0.353821504227929" table:style-name="ce1">
            <text:p>0.353821504227929</text:p>
          </table:table-cell>
          <table:table-cell office:value-type="float" office:value="0.496280972242641" table:style-name="ce1">
            <text:p>0.496280972242641</text:p>
          </table:table-cell>
          <table:table-cell office:value-type="float" office:value="0.488978279029784" table:style-name="ce1">
            <text:p>0.488978279029784</text:p>
          </table:table-cell>
          <table:table-cell office:value-type="float" office:value="0.194115327839318" table:style-name="ce1">
            <text:p>0.194115327839318</text:p>
          </table:table-cell>
          <table:table-cell office:value-type="float" office:value="0.50252812672837" table:style-name="ce1">
            <text:p>0.50252812672837</text:p>
          </table:table-cell>
          <table:table-cell office:value-type="float" office:value="0.46419342693958" table:style-name="ce1">
            <text:p>0.46419342693958</text:p>
          </table:table-cell>
          <table:table-cell office:value-type="float" office:value="0.509998249090946" table:style-name="ce1">
            <text:p>0.509998249090946</text:p>
          </table:table-cell>
          <table:table-cell office:value-type="float" office:value="0.201098997622894" table:style-name="ce1">
            <text:p>0.201098997622894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</table:table-row>
        <table:table-row>
          <table:table-cell office:value-type="float" office:value="0.488989449678854" table:style-name="ce1">
            <text:p>0.488989449678854</text:p>
          </table:table-cell>
          <table:table-cell office:value-type="float" office:value="0.100762666058702" table:style-name="ce1">
            <text:p>0.100762666058702</text:p>
          </table:table-cell>
          <table:table-cell office:value-type="float" office:value="0.44074804787425" table:style-name="ce1">
            <text:p>0.44074804787425</text:p>
          </table:table-cell>
          <table:table-cell office:value-type="float" office:value="0.364838365501195" table:style-name="ce1">
            <text:p>0.364838365501195</text:p>
          </table:table-cell>
          <table:table-cell office:value-type="float" office:value="1.19991605693212" table:style-name="ce1">
            <text:p>1.19991605693212</text:p>
          </table:table-cell>
          <table:table-cell office:value-type="float" office:value="0.246469471435316" table:style-name="ce1">
            <text:p>0.246469471435316</text:p>
          </table:table-cell>
          <table:table-cell office:value-type="float" office:value="1.00795128365097" table:style-name="ce1">
            <text:p>1.00795128365097</text:p>
          </table:table-cell>
          <table:table-cell office:value-type="float" office:value="0.348292068515323" table:style-name="ce1">
            <text:p>0.348292068515323</text:p>
          </table:table-cell>
          <table:table-cell office:value-type="float" office:value="0.0627998160902694" table:style-name="ce1">
            <text:p>0.0627998160902694</text:p>
          </table:table-cell>
          <table:table-cell office:value-type="float" office:value="0.101406168540791" table:style-name="ce1">
            <text:p>0.101406168540791</text:p>
          </table:table-cell>
          <table:table-cell office:value-type="float" office:value="0.330307102200804" table:style-name="ce1">
            <text:p>0.330307102200804</text:p>
          </table:table-cell>
          <table:table-cell office:value-type="float" office:value="0.585406956472201" table:style-name="ce1">
            <text:p>0.585406956472201</text:p>
          </table:table-cell>
          <table:table-cell office:value-type="float" office:value="0.762799470519387" table:style-name="ce1">
            <text:p>0.762799470519387</text:p>
          </table:table-cell>
          <table:table-cell office:value-type="float" office:value="0.259834700987368" table:style-name="ce1">
            <text:p>0.259834700987368</text:p>
          </table:table-cell>
          <table:table-cell office:value-type="float" office:value="0.479510655762616" table:style-name="ce1">
            <text:p>0.479510655762616</text:p>
          </table:table-cell>
          <table:table-cell office:value-type="float" office:value="0.377675476478891" table:style-name="ce1">
            <text:p>0.377675476478891</text:p>
          </table:table-cell>
          <table:table-cell office:value-type="float" office:value="0.713656488559412" table:style-name="ce1">
            <text:p>0.713656488559412</text:p>
          </table:table-cell>
          <table:table-cell office:value-type="float" office:value="0.638747568141257" table:style-name="ce1">
            <text:p>0.638747568141257</text:p>
          </table:table-cell>
          <table:table-cell office:value-type="float" office:value="0.748431973710256" table:style-name="ce1">
            <text:p>0.748431973710256</text:p>
          </table:table-cell>
          <table:table-cell office:value-type="float" office:value="1.01559574751141" table:style-name="ce1">
            <text:p>1.01559574751141</text:p>
          </table:table-cell>
          <table:table-cell office:value-type="float" office:value="0.488989449678854" table:style-name="ce1">
            <text:p>0.488989449678854</text:p>
          </table:table-cell>
          <table:table-cell office:value-type="float" office:value="0.601685569246442" table:style-name="ce1">
            <text:p>0.601685569246442</text:p>
          </table:table-cell>
          <table:table-cell office:value-type="float" office:value="1.42926703628074" table:style-name="ce1">
            <text:p>1.42926703628074</text:p>
          </table:table-cell>
          <table:table-cell office:value-type="float" office:value="1.25448524315018" table:style-name="ce1">
            <text:p>1.25448524315018</text:p>
          </table:table-cell>
          <table:table-cell office:value-type="float" office:value="1.00648381960633" table:style-name="ce1">
            <text:p>1.00648381960633</text:p>
          </table:table-cell>
          <table:table-cell office:value-type="float" office:value="0.729491449413182" table:style-name="ce1">
            <text:p>0.729491449413182</text:p>
          </table:table-cell>
          <table:table-cell office:value-type="float" office:value="0.996894112709975" table:style-name="ce1">
            <text:p>0.996894112709975</text:p>
          </table:table-cell>
          <table:table-cell office:value-type="float" office:value="1.02643109249217" table:style-name="ce1">
            <text:p>1.02643109249217</text:p>
          </table:table-cell>
          <table:table-cell office:value-type="float" office:value="1.23472566915377" table:style-name="ce1">
            <text:p>1.23472566915377</text:p>
          </table:table-cell>
          <table:table-cell office:value-type="float" office:value="0.709424731779526" table:style-name="ce1">
            <text:p>0.709424731779526</text:p>
          </table:table-cell>
          <table:table-cell office:value-type="float" office:value="1.13811193170329" table:style-name="ce1">
            <text:p>1.13811193170329</text:p>
          </table:table-cell>
          <table:table-cell office:value-type="float" office:value="1.36797481711399" table:style-name="ce1">
            <text:p>1.36797481711399</text:p>
          </table:table-cell>
          <table:table-cell office:value-type="float" office:value="0.90128712384826" table:style-name="ce1">
            <text:p>0.90128712384826</text:p>
          </table:table-cell>
          <table:table-cell office:value-type="float" office:value="0.855198514725381" table:style-name="ce1">
            <text:p>0.855198514725381</text:p>
          </table:table-cell>
          <table:table-cell office:value-type="float" office:value="0.617145132321351" table:style-name="ce1">
            <text:p>0.617145132321351</text:p>
          </table:table-cell>
          <table:table-cell office:value-type="float" office:value="0.818068261688956" table:style-name="ce1">
            <text:p>0.818068261688956</text:p>
          </table:table-cell>
          <table:table-cell office:value-type="float" office:value="0.499543246325467" table:style-name="ce1">
            <text:p>0.499543246325467</text:p>
          </table:table-cell>
          <table:table-cell office:value-type="float" office:value="0.520309568910637" table:style-name="ce1">
            <text:p>0.520309568910637</text:p>
          </table:table-cell>
          <table:table-cell office:value-type="float" office:value="0.276659346894498" table:style-name="ce1">
            <text:p>0.276659346894498</text:p>
          </table:table-cell>
          <table:table-cell office:value-type="float" office:value="0.543123515744139" table:style-name="ce1">
            <text:p>0.54312351574413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585662909503242" table:style-name="ce1">
            <text:p>0.585662909503242</text:p>
          </table:table-cell>
          <table:table-cell office:value-type="float" office:value="1.02455410359786" table:style-name="ce1">
            <text:p>1.02455410359786</text:p>
          </table:table-cell>
          <table:table-cell office:value-type="float" office:value="0.097253335669785" table:style-name="ce1">
            <text:p>0.097253335669785</text:p>
          </table:table-cell>
          <table:table-cell office:value-type="float" office:value="0.62360926755445" table:style-name="ce1">
            <text:p>0.62360926755445</text:p>
          </table:table-cell>
          <table:table-cell office:value-type="float" office:value="0.383839512517656" table:style-name="ce1">
            <text:p>0.383839512517656</text:p>
          </table:table-cell>
          <table:table-cell office:value-type="float" office:value="0.738784091274217" table:style-name="ce1">
            <text:p>0.738784091274217</text:p>
          </table:table-cell>
          <table:table-cell office:value-type="float" office:value="0.184746437548074" table:style-name="ce1">
            <text:p>0.184746437548074</text:p>
          </table:table-cell>
          <table:table-cell office:value-type="float" office:value="0.350002989404199" table:style-name="ce1">
            <text:p>0.350002989404199</text:p>
          </table:table-cell>
          <table:table-cell office:value-type="float" office:value="0.453404646803339" table:style-name="ce1">
            <text:p>0.453404646803339</text:p>
          </table:table-cell>
          <table:table-cell office:value-type="float" office:value="0.340579899722161" table:style-name="ce1">
            <text:p>0.340579899722161</text:p>
          </table:table-cell>
          <table:table-cell office:value-type="float" office:value="0.175483485818479" table:style-name="ce1">
            <text:p>0.175483485818479</text:p>
          </table:table-cell>
          <table:table-cell office:value-type="float" office:value="0.245080573142532" table:style-name="ce1">
            <text:p>0.245080573142532</text:p>
          </table:table-cell>
          <table:table-cell office:value-type="float" office:value="0.290845733566384" table:style-name="ce1">
            <text:p>0.290845733566384</text:p>
          </table:table-cell>
          <table:table-cell office:value-type="float" office:value="0.307231394782212" table:style-name="ce1">
            <text:p>0.307231394782212</text:p>
          </table:table-cell>
          <table:table-cell office:value-type="float" office:value="0.349375081633874" table:style-name="ce1">
            <text:p>0.349375081633874</text:p>
          </table:table-cell>
          <table:table-cell office:value-type="float" office:value="0.373962996845506" table:style-name="ce1">
            <text:p>0.373962996845506</text:p>
          </table:table-cell>
          <table:table-cell office:value-type="float" office:value="0.0792072143266586" table:style-name="ce1">
            <text:p>0.0792072143266586</text:p>
          </table:table-cell>
          <table:table-cell office:value-type="float" office:value="0.381008172127577" table:style-name="ce1">
            <text:p>0.381008172127577</text:p>
          </table:table-cell>
          <table:table-cell office:value-type="float" office:value="0.375282569358656" table:style-name="ce1">
            <text:p>0.375282569358656</text:p>
          </table:table-cell>
          <table:table-cell office:value-type="float" office:value="0.398214801282094" table:style-name="ce1">
            <text:p>0.398214801282094</text:p>
          </table:table-cell>
          <table:table-cell office:value-type="float" office:value="0.0991862504208794" table:style-name="ce1">
            <text:p>0.0991862504208794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</table:table-row>
        <table:table-row>
          <table:table-cell office:value-type="float" office:value="0.288936560616791" table:style-name="ce1">
            <text:p>0.288936560616791</text:p>
          </table:table-cell>
          <table:table-cell office:value-type="float" office:value="0.0828452031429543" table:style-name="ce1">
            <text:p>0.0828452031429543</text:p>
          </table:table-cell>
          <table:table-cell office:value-type="float" office:value="0.393013282917997" table:style-name="ce1">
            <text:p>0.393013282917997</text:p>
          </table:table-cell>
          <table:table-cell office:value-type="float" office:value="0.219883632254672" table:style-name="ce1">
            <text:p>0.219883632254672</text:p>
          </table:table-cell>
          <table:table-cell office:value-type="float" office:value="1.21489784101575" table:style-name="ce1">
            <text:p>1.21489784101575</text:p>
          </table:table-cell>
          <table:table-cell office:value-type="float" office:value="0.156234857899669" table:style-name="ce1">
            <text:p>0.156234857899669</text:p>
          </table:table-cell>
          <table:table-cell office:value-type="float" office:value="0.757629219292348" table:style-name="ce1">
            <text:p>0.757629219292348</text:p>
          </table:table-cell>
          <table:table-cell office:value-type="float" office:value="0.195061520598457" table:style-name="ce1">
            <text:p>0.195061520598457</text:p>
          </table:table-cell>
          <table:table-cell office:value-type="float" office:value="0.0517805479235236" table:style-name="ce1">
            <text:p>0.0517805479235236</text:p>
          </table:table-cell>
          <table:table-cell office:value-type="float" office:value="0.0820346557687596" table:style-name="ce1">
            <text:p>0.0820346557687596</text:p>
          </table:table-cell>
          <table:table-cell office:value-type="float" office:value="0.297835194329335" table:style-name="ce1">
            <text:p>0.297835194329335</text:p>
          </table:table-cell>
          <table:table-cell office:value-type="float" office:value="0.382640965281097" table:style-name="ce1">
            <text:p>0.382640965281097</text:p>
          </table:table-cell>
          <table:table-cell office:value-type="float" office:value="0.394414804709007" table:style-name="ce1">
            <text:p>0.394414804709007</text:p>
          </table:table-cell>
          <table:table-cell office:value-type="float" office:value="0.208678221849867" table:style-name="ce1">
            <text:p>0.208678221849867</text:p>
          </table:table-cell>
          <table:table-cell office:value-type="float" office:value="0.243521961142321" table:style-name="ce1">
            <text:p>0.243521961142321</text:p>
          </table:table-cell>
          <table:table-cell office:value-type="float" office:value="0.316929290445033" table:style-name="ce1">
            <text:p>0.316929290445033</text:p>
          </table:table-cell>
          <table:table-cell office:value-type="float" office:value="0.4251803590402" table:style-name="ce1">
            <text:p>0.4251803590402</text:p>
          </table:table-cell>
          <table:table-cell office:value-type="float" office:value="0.415147000223371" table:style-name="ce1">
            <text:p>0.415147000223371</text:p>
          </table:table-cell>
          <table:table-cell office:value-type="float" office:value="0.158716190190559" table:style-name="ce1">
            <text:p>0.158716190190559</text:p>
          </table:table-cell>
          <table:table-cell office:value-type="float" office:value="0.616718543936282" table:style-name="ce1">
            <text:p>0.616718543936282</text:p>
          </table:table-cell>
          <table:table-cell office:value-type="float" office:value="0.288936560616791" table:style-name="ce1">
            <text:p>0.288936560616791</text:p>
          </table:table-cell>
          <table:table-cell office:value-type="float" office:value="0.285754211264174" table:style-name="ce1">
            <text:p>0.285754211264174</text:p>
          </table:table-cell>
          <table:table-cell office:value-type="float" office:value="0.623066179106112" table:style-name="ce1">
            <text:p>0.623066179106112</text:p>
          </table:table-cell>
          <table:table-cell office:value-type="float" office:value="0.882756124400853" table:style-name="ce1">
            <text:p>0.882756124400853</text:p>
          </table:table-cell>
          <table:table-cell office:value-type="float" office:value="0.534404049153324" table:style-name="ce1">
            <text:p>0.534404049153324</text:p>
          </table:table-cell>
          <table:table-cell office:value-type="float" office:value="0.370901252923991" table:style-name="ce1">
            <text:p>0.370901252923991</text:p>
          </table:table-cell>
          <table:table-cell office:value-type="float" office:value="0.498314671776468" table:style-name="ce1">
            <text:p>0.498314671776468</text:p>
          </table:table-cell>
          <table:table-cell office:value-type="float" office:value="0.562166421253629" table:style-name="ce1">
            <text:p>0.562166421253629</text:p>
          </table:table-cell>
          <table:table-cell office:value-type="float" office:value="0.511129386863947" table:style-name="ce1">
            <text:p>0.511129386863947</text:p>
          </table:table-cell>
          <table:table-cell office:value-type="float" office:value="0.426613696014032" table:style-name="ce1">
            <text:p>0.426613696014032</text:p>
          </table:table-cell>
          <table:table-cell office:value-type="float" office:value="0.553105683954759" table:style-name="ce1">
            <text:p>0.553105683954759</text:p>
          </table:table-cell>
          <table:table-cell office:value-type="float" office:value="0.601736759852651" table:style-name="ce1">
            <text:p>0.601736759852651</text:p>
          </table:table-cell>
          <table:table-cell office:value-type="float" office:value="0.340050380915785" table:style-name="ce1">
            <text:p>0.340050380915785</text:p>
          </table:table-cell>
          <table:table-cell office:value-type="float" office:value="0.468470548357025" table:style-name="ce1">
            <text:p>0.468470548357025</text:p>
          </table:table-cell>
          <table:table-cell office:value-type="float" office:value="0.36762505412666" table:style-name="ce1">
            <text:p>0.36762505412666</text:p>
          </table:table-cell>
          <table:table-cell office:value-type="float" office:value="0.509576605142295" table:style-name="ce1">
            <text:p>0.509576605142295</text:p>
          </table:table-cell>
          <table:table-cell office:value-type="float" office:value="0.450178438405256" table:style-name="ce1">
            <text:p>0.450178438405256</text:p>
          </table:table-cell>
          <table:table-cell office:value-type="float" office:value="0.229905259890911" table:style-name="ce1">
            <text:p>0.229905259890911</text:p>
          </table:table-cell>
          <table:table-cell office:value-type="float" office:value="0.305053069804706" table:style-name="ce1">
            <text:p>0.305053069804706</text:p>
          </table:table-cell>
          <table:table-cell office:value-type="float" office:value="0.400233470281351" table:style-name="ce1">
            <text:p>0.400233470281351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329812259674124" table:style-name="ce1">
            <text:p>0.329812259674124</text:p>
          </table:table-cell>
          <table:table-cell office:value-type="float" office:value="0.770239171954994" table:style-name="ce1">
            <text:p>0.770239171954994</text:p>
          </table:table-cell>
          <table:table-cell office:value-type="float" office:value="0.117183545020219" table:style-name="ce1">
            <text:p>0.117183545020219</text:p>
          </table:table-cell>
          <table:table-cell office:value-type="float" office:value="0.385350654156782" table:style-name="ce1">
            <text:p>0.385350654156782</text:p>
          </table:table-cell>
          <table:table-cell office:value-type="float" office:value="0.291581264776257" table:style-name="ce1">
            <text:p>0.291581264776257</text:p>
          </table:table-cell>
          <table:table-cell office:value-type="float" office:value="0.568143787937408" table:style-name="ce1">
            <text:p>0.568143787937408</text:p>
          </table:table-cell>
          <table:table-cell office:value-type="float" office:value="0.185609005569382" table:style-name="ce1">
            <text:p>0.185609005569382</text:p>
          </table:table-cell>
          <table:table-cell office:value-type="float" office:value="0.232097172447049" table:style-name="ce1">
            <text:p>0.232097172447049</text:p>
          </table:table-cell>
          <table:table-cell office:value-type="float" office:value="0.396889622449566" table:style-name="ce1">
            <text:p>0.396889622449566</text:p>
          </table:table-cell>
          <table:table-cell office:value-type="float" office:value="0.320878160236" table:style-name="ce1">
            <text:p>0.320878160236</text:p>
          </table:table-cell>
          <table:table-cell office:value-type="float" office:value="0.188115596927411" table:style-name="ce1">
            <text:p>0.188115596927411</text:p>
          </table:table-cell>
          <table:table-cell office:value-type="float" office:value="0.289394651114636" table:style-name="ce1">
            <text:p>0.289394651114636</text:p>
          </table:table-cell>
          <table:table-cell office:value-type="float" office:value="0.31868277924514" table:style-name="ce1">
            <text:p>0.31868277924514</text:p>
          </table:table-cell>
          <table:table-cell office:value-type="float" office:value="0.266814200821738" table:style-name="ce1">
            <text:p>0.266814200821738</text:p>
          </table:table-cell>
          <table:table-cell office:value-type="float" office:value="0.306517856447559" table:style-name="ce1">
            <text:p>0.306517856447559</text:p>
          </table:table-cell>
          <table:table-cell office:value-type="float" office:value="0.259040904810462" table:style-name="ce1">
            <text:p>0.259040904810462</text:p>
          </table:table-cell>
          <table:table-cell office:value-type="float" office:value="0.082664591228866" table:style-name="ce1">
            <text:p>0.082664591228866</text:p>
          </table:table-cell>
          <table:table-cell office:value-type="float" office:value="0.289607273759128" table:style-name="ce1">
            <text:p>0.289607273759128</text:p>
          </table:table-cell>
          <table:table-cell office:value-type="float" office:value="0.251078738459932" table:style-name="ce1">
            <text:p>0.251078738459932</text:p>
          </table:table-cell>
          <table:table-cell office:value-type="float" office:value="0.290725555549933" table:style-name="ce1">
            <text:p>0.290725555549933</text:p>
          </table:table-cell>
          <table:table-cell office:value-type="float" office:value="0.139802245062911" table:style-name="ce1">
            <text:p>0.139802245062911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</table:table-row>
        <table:table-row>
          <table:table-cell office:value-type="float" office:value="0.452695309877165" table:style-name="ce1">
            <text:p>0.452695309877165</text:p>
          </table:table-cell>
          <table:table-cell office:value-type="float" office:value="0.0806223671355022" table:style-name="ce1">
            <text:p>0.0806223671355022</text:p>
          </table:table-cell>
          <table:table-cell office:value-type="float" office:value="0.401963551347295" table:style-name="ce1">
            <text:p>0.401963551347295</text:p>
          </table:table-cell>
          <table:table-cell office:value-type="float" office:value="0.356887824474467" table:style-name="ce1">
            <text:p>0.356887824474467</text:p>
          </table:table-cell>
          <table:table-cell office:value-type="float" office:value="1.20609305674792" table:style-name="ce1">
            <text:p>1.20609305674792</text:p>
          </table:table-cell>
          <table:table-cell office:value-type="float" office:value="0.217329628949921" table:style-name="ce1">
            <text:p>0.217329628949921</text:p>
          </table:table-cell>
          <table:table-cell office:value-type="float" office:value="0.989061949960104" table:style-name="ce1">
            <text:p>0.989061949960104</text:p>
          </table:table-cell>
          <table:table-cell office:value-type="float" office:value="0.298210592108196" table:style-name="ce1">
            <text:p>0.298210592108196</text:p>
          </table:table-cell>
          <table:table-cell office:value-type="float" office:value="0.0673555858749705" table:style-name="ce1">
            <text:p>0.0673555858749705</text:p>
          </table:table-cell>
          <table:table-cell office:value-type="float" office:value="0.108835869764674" table:style-name="ce1">
            <text:p>0.108835869764674</text:p>
          </table:table-cell>
          <table:table-cell office:value-type="float" office:value="0.499167848546606" table:style-name="ce1">
            <text:p>0.499167848546606</text:p>
          </table:table-cell>
          <table:table-cell office:value-type="float" office:value="0.549164007276719" table:style-name="ce1">
            <text:p>0.549164007276719</text:p>
          </table:table-cell>
          <table:table-cell office:value-type="float" office:value="0.57868392352351" table:style-name="ce1">
            <text:p>0.57868392352351</text:p>
          </table:table-cell>
          <table:table-cell office:value-type="float" office:value="0.211152434483268" table:style-name="ce1">
            <text:p>0.211152434483268</text:p>
          </table:table-cell>
          <table:table-cell office:value-type="float" office:value="0.472258653216439" table:style-name="ce1">
            <text:p>0.472258653216439</text:p>
          </table:table-cell>
          <table:table-cell office:value-type="float" office:value="0.498673006019926" table:style-name="ce1">
            <text:p>0.498673006019926</text:p>
          </table:table-cell>
          <table:table-cell office:value-type="float" office:value="0.566705321670766" table:style-name="ce1">
            <text:p>0.566705321670766</text:p>
          </table:table-cell>
          <table:table-cell office:value-type="float" office:value="0.73539543266254" table:style-name="ce1">
            <text:p>0.73539543266254</text:p>
          </table:table-cell>
          <table:table-cell office:value-type="float" office:value="0.313653091647701" table:style-name="ce1">
            <text:p>0.313653091647701</text:p>
          </table:table-cell>
          <table:table-cell office:value-type="float" office:value="1.03632794302577" table:style-name="ce1">
            <text:p>1.03632794302577</text:p>
          </table:table-cell>
          <table:table-cell office:value-type="float" office:value="0.452695309877165" table:style-name="ce1">
            <text:p>0.452695309877165</text:p>
          </table:table-cell>
          <table:table-cell office:value-type="float" office:value="0.545887808479388" table:style-name="ce1">
            <text:p>0.545887808479388</text:p>
          </table:table-cell>
          <table:table-cell office:value-type="float" office:value="0.958705920478578" table:style-name="ce1">
            <text:p>0.958705920478578</text:p>
          </table:table-cell>
          <table:table-cell office:value-type="float" office:value="1.18937079205321" table:style-name="ce1">
            <text:p>1.18937079205321</text:p>
          </table:table-cell>
          <table:table-cell office:value-type="float" office:value="0.778941575010407" table:style-name="ce1">
            <text:p>0.778941575010407</text:p>
          </table:table-cell>
          <table:table-cell office:value-type="float" office:value="0.758755412628931" table:style-name="ce1">
            <text:p>0.758755412628931</text:p>
          </table:table-cell>
          <table:table-cell office:value-type="float" office:value="0.898778784144053" table:style-name="ce1">
            <text:p>0.898778784144053</text:p>
          </table:table-cell>
          <table:table-cell office:value-type="float" office:value="0.915262159343128" table:style-name="ce1">
            <text:p>0.915262159343128</text:p>
          </table:table-cell>
          <table:table-cell office:value-type="float" office:value="0.820969062707427" table:style-name="ce1">
            <text:p>0.820969062707427</text:p>
          </table:table-cell>
          <table:table-cell office:value-type="float" office:value="0.682532599984762" table:style-name="ce1">
            <text:p>0.682532599984762</text:p>
          </table:table-cell>
          <table:table-cell office:value-type="float" office:value="0.887619231990642" table:style-name="ce1">
            <text:p>0.887619231990642</text:p>
          </table:table-cell>
          <table:table-cell office:value-type="float" office:value="1.15304252518071" table:style-name="ce1">
            <text:p>1.15304252518071</text:p>
          </table:table-cell>
          <table:table-cell office:value-type="float" office:value="0.680297276846999" table:style-name="ce1">
            <text:p>0.680297276846999</text:p>
          </table:table-cell>
          <table:table-cell office:value-type="float" office:value="0.824381769787981" table:style-name="ce1">
            <text:p>0.824381769787981</text:p>
          </table:table-cell>
          <table:table-cell office:value-type="float" office:value="0.816276590471665" table:style-name="ce1">
            <text:p>0.816276590471665</text:p>
          </table:table-cell>
          <table:table-cell office:value-type="float" office:value="0.996484587860309" table:style-name="ce1">
            <text:p>0.996484587860309</text:p>
          </table:table-cell>
          <table:table-cell office:value-type="float" office:value="0.746418476532729" table:style-name="ce1">
            <text:p>0.746418476532729</text:p>
          </table:table-cell>
          <table:table-cell office:value-type="float" office:value="0.513603599497349" table:style-name="ce1">
            <text:p>0.513603599497349</text:p>
          </table:table-cell>
          <table:table-cell office:value-type="float" office:value="0.616036002520171" table:style-name="ce1">
            <text:p>0.616036002520171</text:p>
          </table:table-cell>
          <table:table-cell office:value-type="float" office:value="0.505925008566103" table:style-name="ce1">
            <text:p>0.50592500856610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604808196225149" table:style-name="ce1">
            <text:p>0.604808196225149</text:p>
          </table:table-cell>
          <table:table-cell office:value-type="float" office:value="1.19907994369739" table:style-name="ce1">
            <text:p>1.19907994369739</text:p>
          </table:table-cell>
          <table:table-cell office:value-type="float" office:value="0.136397085883737" table:style-name="ce1">
            <text:p>0.136397085883737</text:p>
          </table:table-cell>
          <table:table-cell office:value-type="float" office:value="0.861338083770907" table:style-name="ce1">
            <text:p>0.861338083770907</text:p>
          </table:table-cell>
          <table:table-cell office:value-type="float" office:value="0.40394338613579" table:style-name="ce1">
            <text:p>0.40394338613579</text:p>
          </table:table-cell>
          <table:table-cell office:value-type="float" office:value="0.86277037908857" table:style-name="ce1">
            <text:p>0.86277037908857</text:p>
          </table:table-cell>
          <table:table-cell office:value-type="float" office:value="0.258571226458324" table:style-name="ce1">
            <text:p>0.258571226458324</text:p>
          </table:table-cell>
          <table:table-cell office:value-type="float" office:value="0.37663688315944" table:style-name="ce1">
            <text:p>0.37663688315944</text:p>
          </table:table-cell>
          <table:table-cell office:value-type="float" office:value="0.593419998136068" table:style-name="ce1">
            <text:p>0.593419998136068</text:p>
          </table:table-cell>
          <table:table-cell office:value-type="float" office:value="0.396038774021427" table:style-name="ce1">
            <text:p>0.396038774021427</text:p>
          </table:table-cell>
          <table:table-cell office:value-type="float" office:value="0.298308251612783" table:style-name="ce1">
            <text:p>0.298308251612783</text:p>
          </table:table-cell>
          <table:table-cell office:value-type="float" office:value="0.341774821091696" table:style-name="ce1">
            <text:p>0.341774821091696</text:p>
          </table:table-cell>
          <table:table-cell office:value-type="float" office:value="0.48233567028198" table:style-name="ce1">
            <text:p>0.48233567028198</text:p>
          </table:table-cell>
          <table:table-cell office:value-type="float" office:value="0.386698973967168" table:style-name="ce1">
            <text:p>0.386698973967168</text:p>
          </table:table-cell>
          <table:table-cell office:value-type="float" office:value="0.42664043594341" table:style-name="ce1">
            <text:p>0.42664043594341</text:p>
          </table:table-cell>
          <table:table-cell office:value-type="float" office:value="0.510001976696915" table:style-name="ce1">
            <text:p>0.510001976696915</text:p>
          </table:table-cell>
          <table:table-cell office:value-type="float" office:value="0.118994763452426" table:style-name="ce1">
            <text:p>0.118994763452426</text:p>
          </table:table-cell>
          <table:table-cell office:value-type="float" office:value="0.594823650529463" table:style-name="ce1">
            <text:p>0.594823650529463</text:p>
          </table:table-cell>
          <table:table-cell office:value-type="float" office:value="0.507254731097505" table:style-name="ce1">
            <text:p>0.507254731097505</text:p>
          </table:table-cell>
          <table:table-cell office:value-type="float" office:value="0.569729407143802" table:style-name="ce1">
            <text:p>0.569729407143802</text:p>
          </table:table-cell>
          <table:table-cell office:value-type="float" office:value="0.217068061595587" table:style-name="ce1">
            <text:p>0.217068061595587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</table:table-row>
        <table:table-row>
          <table:table-cell office:value-type="float" office:value="0.45143260825736" table:style-name="ce1">
            <text:p>0.45143260825736</text:p>
          </table:table-cell>
          <table:table-cell office:value-type="float" office:value="0.0716512971344616" table:style-name="ce1">
            <text:p>0.0716512971344616</text:p>
          </table:table-cell>
          <table:table-cell office:value-type="float" office:value="0.386051963028544" table:style-name="ce1">
            <text:p>0.386051963028544</text:p>
          </table:table-cell>
          <table:table-cell office:value-type="float" office:value="0.345913838268562" table:style-name="ce1">
            <text:p>0.345913838268562</text:p>
          </table:table-cell>
          <table:table-cell office:value-type="float" office:value="1.21863475526896" table:style-name="ce1">
            <text:p>1.21863475526896</text:p>
          </table:table-cell>
          <table:table-cell office:value-type="float" office:value="0.232965410498497" table:style-name="ce1">
            <text:p>0.232965410498497</text:p>
          </table:table-cell>
          <table:table-cell office:value-type="float" office:value="0.939236426584019" table:style-name="ce1">
            <text:p>0.939236426584019</text:p>
          </table:table-cell>
          <table:table-cell office:value-type="float" office:value="0.293091531487365" table:style-name="ce1">
            <text:p>0.293091531487365</text:p>
          </table:table-cell>
          <table:table-cell office:value-type="float" office:value="0.0586142026005752" table:style-name="ce1">
            <text:p>0.0586142026005752</text:p>
          </table:table-cell>
          <table:table-cell office:value-type="float" office:value="0.0922168012375666" table:style-name="ce1">
            <text:p>0.0922168012375666</text:p>
          </table:table-cell>
          <table:table-cell office:value-type="float" office:value="0.468231658861386" table:style-name="ce1">
            <text:p>0.468231658861386</text:p>
          </table:table-cell>
          <table:table-cell office:value-type="float" office:value="0.595406188218223" table:style-name="ce1">
            <text:p>0.595406188218223</text:p>
          </table:table-cell>
          <table:table-cell office:value-type="float" office:value="0.579451782616634" table:style-name="ce1">
            <text:p>0.579451782616634</text:p>
          </table:table-cell>
          <table:table-cell office:value-type="float" office:value="0.196972636563567" table:style-name="ce1">
            <text:p>0.196972636563567</text:p>
          </table:table-cell>
          <table:table-cell office:value-type="float" office:value="0.431135532895766" table:style-name="ce1">
            <text:p>0.431135532895766</text:p>
          </table:table-cell>
          <table:table-cell office:value-type="float" office:value="0.476626918279548" table:style-name="ce1">
            <text:p>0.476626918279548</text:p>
          </table:table-cell>
          <table:table-cell office:value-type="float" office:value="0.568787072989904" table:style-name="ce1">
            <text:p>0.568787072989904</text:p>
          </table:table-cell>
          <table:table-cell office:value-type="float" office:value="0.676867506231042" table:style-name="ce1">
            <text:p>0.676867506231042</text:p>
          </table:table-cell>
          <table:table-cell office:value-type="float" office:value="0.324317801274432" table:style-name="ce1">
            <text:p>0.324317801274432</text:p>
          </table:table-cell>
          <table:table-cell office:value-type="float" office:value="0.937717771933172" table:style-name="ce1">
            <text:p>0.937717771933172</text:p>
          </table:table-cell>
          <table:table-cell office:value-type="float" office:value="0.45143260825736" table:style-name="ce1">
            <text:p>0.45143260825736</text:p>
          </table:table-cell>
          <table:table-cell office:value-type="float" office:value="0.522681400331622" table:style-name="ce1">
            <text:p>0.522681400331622</text:p>
          </table:table-cell>
          <table:table-cell office:value-type="float" office:value="0.909716510337228" table:style-name="ce1">
            <text:p>0.909716510337228</text:p>
          </table:table-cell>
          <table:table-cell office:value-type="float" office:value="1.14261670504962" table:style-name="ce1">
            <text:p>1.14261670504962</text:p>
          </table:table-cell>
          <table:table-cell office:value-type="float" office:value="0.74556529976259" table:style-name="ce1">
            <text:p>0.74556529976259</text:p>
          </table:table-cell>
          <table:table-cell office:value-type="float" office:value="0.660384131031968" table:style-name="ce1">
            <text:p>0.660384131031968</text:p>
          </table:table-cell>
          <table:table-cell office:value-type="float" office:value="0.842998086912402" table:style-name="ce1">
            <text:p>0.842998086912402</text:p>
          </table:table-cell>
          <table:table-cell office:value-type="float" office:value="0.890247016442669" table:style-name="ce1">
            <text:p>0.890247016442669</text:p>
          </table:table-cell>
          <table:table-cell office:value-type="float" office:value="0.789674538778748" table:style-name="ce1">
            <text:p>0.789674538778748</text:p>
          </table:table-cell>
          <table:table-cell office:value-type="float" office:value="0.676884569766445" table:style-name="ce1">
            <text:p>0.676884569766445</text:p>
          </table:table-cell>
          <table:table-cell office:value-type="float" office:value="0.881646994599673" table:style-name="ce1">
            <text:p>0.881646994599673</text:p>
          </table:table-cell>
          <table:table-cell office:value-type="float" office:value="1.16976478987543" table:style-name="ce1">
            <text:p>1.16976478987543</text:p>
          </table:table-cell>
          <table:table-cell office:value-type="float" office:value="0.667482561759519" table:style-name="ce1">
            <text:p>0.667482561759519</text:p>
          </table:table-cell>
          <table:table-cell office:value-type="float" office:value="0.869446566786693" table:style-name="ce1">
            <text:p>0.869446566786693</text:p>
          </table:table-cell>
          <table:table-cell office:value-type="float" office:value="0.814928571174846" table:style-name="ce1">
            <text:p>0.814928571174846</text:p>
          </table:table-cell>
          <table:table-cell office:value-type="float" office:value="0.86098305322692" table:style-name="ce1">
            <text:p>0.86098305322692</text:p>
          </table:table-cell>
          <table:table-cell office:value-type="float" office:value="0.772849892871618" table:style-name="ce1">
            <text:p>0.772849892871618</text:p>
          </table:table-cell>
          <table:table-cell office:value-type="float" office:value="0.535581433096115" table:style-name="ce1">
            <text:p>0.535581433096115</text:p>
          </table:table-cell>
          <table:table-cell office:value-type="float" office:value="0.654599592530429" table:style-name="ce1">
            <text:p>0.654599592530429</text:p>
          </table:table-cell>
          <table:table-cell office:value-type="float" office:value="0.585168066976562" table:style-name="ce1">
            <text:p>0.585168066976562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532612377936033" table:style-name="ce1">
            <text:p>0.532612377936033</text:p>
          </table:table-cell>
          <table:table-cell office:value-type="float" office:value="1.13574010028231" table:style-name="ce1">
            <text:p>1.13574010028231</text:p>
          </table:table-cell>
          <table:table-cell office:value-type="float" office:value="0.149450690466855" table:style-name="ce1">
            <text:p>0.149450690466855</text:p>
          </table:table-cell>
          <table:table-cell office:value-type="float" office:value="0.735393908197213" table:style-name="ce1">
            <text:p>0.735393908197213</text:p>
          </table:table-cell>
          <table:table-cell office:value-type="float" office:value="0.414718254846553" table:style-name="ce1">
            <text:p>0.414718254846553</text:p>
          </table:table-cell>
          <table:table-cell office:value-type="float" office:value="0.794624076007788" table:style-name="ce1">
            <text:p>0.794624076007788</text:p>
          </table:table-cell>
          <table:table-cell office:value-type="float" office:value="0.279075295853328" table:style-name="ce1">
            <text:p>0.279075295853328</text:p>
          </table:table-cell>
          <table:table-cell office:value-type="float" office:value="0.413277609691519" table:style-name="ce1">
            <text:p>0.413277609691519</text:p>
          </table:table-cell>
          <table:table-cell office:value-type="float" office:value="0.62018071995681" table:style-name="ce1">
            <text:p>0.62018071995681</text:p>
          </table:table-cell>
          <table:table-cell office:value-type="float" office:value="0.431671555899393" table:style-name="ce1">
            <text:p>0.431671555899393</text:p>
          </table:table-cell>
          <table:table-cell office:value-type="float" office:value="0.310296083305972" table:style-name="ce1">
            <text:p>0.310296083305972</text:p>
          </table:table-cell>
          <table:table-cell office:value-type="float" office:value="0.364614310178617" table:style-name="ce1">
            <text:p>0.364614310178617</text:p>
          </table:table-cell>
          <table:table-cell office:value-type="float" office:value="0.483685018911612" table:style-name="ce1">
            <text:p>0.483685018911612</text:p>
          </table:table-cell>
          <table:table-cell office:value-type="float" office:value="0.365441689599573" table:style-name="ce1">
            <text:p>0.365441689599573</text:p>
          </table:table-cell>
          <table:table-cell office:value-type="float" office:value="0.48530287445443" table:style-name="ce1">
            <text:p>0.48530287445443</text:p>
          </table:table-cell>
          <table:table-cell office:value-type="float" office:value="0.472437027540796" table:style-name="ce1">
            <text:p>0.472437027540796</text:p>
          </table:table-cell>
          <table:table-cell office:value-type="float" office:value="0.114801191826484" table:style-name="ce1">
            <text:p>0.114801191826484</text:p>
          </table:table-cell>
          <table:table-cell office:value-type="float" office:value="0.536971205885159" table:style-name="ce1">
            <text:p>0.536971205885159</text:p>
          </table:table-cell>
          <table:table-cell office:value-type="float" office:value="0.492702157393164" table:style-name="ce1">
            <text:p>0.492702157393164</text:p>
          </table:table-cell>
          <table:table-cell office:value-type="float" office:value="0.516007149913537" table:style-name="ce1">
            <text:p>0.516007149913537</text:p>
          </table:table-cell>
          <table:table-cell office:value-type="float" office:value="0.221049144770852" table:style-name="ce1">
            <text:p>0.221049144770852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</table:table-row>
        <table:table-row>
          <table:table-cell office:value-type="float" office:value="0.201468878142197" table:style-name="ce1">
            <text:p>0.201468878142197</text:p>
          </table:table-cell>
          <table:table-cell office:value-type="float" office:value="0.0687090291485088" table:style-name="ce1">
            <text:p>0.0687090291485088</text:p>
          </table:table-cell>
          <table:table-cell office:value-type="float" office:value="0.338317198072291" table:style-name="ce1">
            <text:p>0.338317198072291</text:p>
          </table:table-cell>
          <table:table-cell office:value-type="float" office:value="0.159740002314725" table:style-name="ce1">
            <text:p>0.159740002314725</text:p>
          </table:table-cell>
          <table:table-cell office:value-type="float" office:value="1.24322330978435" table:style-name="ce1">
            <text:p>1.24322330978435</text:p>
          </table:table-cell>
          <table:table-cell office:value-type="float" office:value="0.107497612390418" table:style-name="ce1">
            <text:p>0.107497612390418</text:p>
          </table:table-cell>
          <table:table-cell office:value-type="float" office:value="0.69669533436906" table:style-name="ce1">
            <text:p>0.69669533436906</text:p>
          </table:table-cell>
          <table:table-cell office:value-type="float" office:value="0.185847211480962" table:style-name="ce1">
            <text:p>0.185847211480962</text:p>
          </table:table-cell>
          <table:table-cell office:value-type="float" office:value="0.0489426829951368" table:style-name="ce1">
            <text:p>0.0489426829951368</text:p>
          </table:table-cell>
          <table:table-cell office:value-type="float" office:value="0.0765848161638109" table:style-name="ce1">
            <text:p>0.0765848161638109</text:p>
          </table:table-cell>
          <table:table-cell office:value-type="float" office:value="0.0997275483031865" table:style-name="ce1">
            <text:p>0.0997275483031865</text:p>
          </table:table-cell>
          <table:table-cell office:value-type="float" office:value="0.388425503782635" table:style-name="ce1">
            <text:p>0.388425503782635</text:p>
          </table:table-cell>
          <table:table-cell office:value-type="float" office:value="0.233062013940423" table:style-name="ce1">
            <text:p>0.233062013940423</text:p>
          </table:table-cell>
          <table:table-cell office:value-type="float" office:value="0.190659128464542" table:style-name="ce1">
            <text:p>0.190659128464542</text:p>
          </table:table-cell>
          <table:table-cell office:value-type="float" office:value="0.0332992049802067" table:style-name="ce1">
            <text:p>0.0332992049802067</text:p>
          </table:table-cell>
          <table:table-cell office:value-type="float" office:value="0.200044072936065" table:style-name="ce1">
            <text:p>0.200044072936065</text:p>
          </table:table-cell>
          <table:table-cell office:value-type="float" office:value="0.199344467984552" table:style-name="ce1">
            <text:p>0.199344467984552</text:p>
          </table:table-cell>
          <table:table-cell office:value-type="float" office:value="0.373938562225684" table:style-name="ce1">
            <text:p>0.373938562225684</text:p>
          </table:table-cell>
          <table:table-cell office:value-type="float" office:value="0.0751901843940046" table:style-name="ce1">
            <text:p>0.0751901843940046</text:p>
          </table:table-cell>
          <table:table-cell office:value-type="float" office:value="0.556774344066354" table:style-name="ce1">
            <text:p>0.556774344066354</text:p>
          </table:table-cell>
          <table:table-cell office:value-type="float" office:value="0.201468878142197" table:style-name="ce1">
            <text:p>0.201468878142197</text:p>
          </table:table-cell>
          <table:table-cell office:value-type="float" office:value="0.27167679455689" table:style-name="ce1">
            <text:p>0.27167679455689</text:p>
          </table:table-cell>
          <table:table-cell office:value-type="float" office:value="0.422723209942201" table:style-name="ce1">
            <text:p>0.422723209942201</text:p>
          </table:table-cell>
          <table:table-cell office:value-type="float" office:value="0.756724851916001" table:style-name="ce1">
            <text:p>0.756724851916001</text:p>
          </table:table-cell>
          <table:table-cell office:value-type="float" office:value="0.388835028632302" table:style-name="ce1">
            <text:p>0.388835028632302</text:p>
          </table:table-cell>
          <table:table-cell office:value-type="float" office:value="0.335067828578177" table:style-name="ce1">
            <text:p>0.335067828578177</text:p>
          </table:table-cell>
          <table:table-cell office:value-type="float" office:value="0.287853026118715" table:style-name="ce1">
            <text:p>0.287853026118715</text:p>
          </table:table-cell>
          <table:table-cell office:value-type="float" office:value="0.376310393646669" table:style-name="ce1">
            <text:p>0.376310393646669</text:p>
          </table:table-cell>
          <table:table-cell office:value-type="float" office:value="0.363256789063551" table:style-name="ce1">
            <text:p>0.363256789063551</text:p>
          </table:table-cell>
          <table:table-cell office:value-type="float" office:value="0.393049721876786" table:style-name="ce1">
            <text:p>0.393049721876786</text:p>
          </table:table-cell>
          <table:table-cell office:value-type="float" office:value="0.376822299708752" table:style-name="ce1">
            <text:p>0.376822299708752</text:p>
          </table:table-cell>
          <table:table-cell office:value-type="float" office:value="0.625267375173069" table:style-name="ce1">
            <text:p>0.625267375173069</text:p>
          </table:table-cell>
          <table:table-cell office:value-type="float" office:value="0.215827843183627" table:style-name="ce1">
            <text:p>0.215827843183627</text:p>
          </table:table-cell>
          <table:table-cell office:value-type="float" office:value="0.461269736417056" table:style-name="ce1">
            <text:p>0.461269736417056</text:p>
          </table:table-cell>
          <table:table-cell office:value-type="float" office:value="0.207449647300867" table:style-name="ce1">
            <text:p>0.207449647300867</text:p>
          </table:table-cell>
          <table:table-cell office:value-type="float" office:value="0.418798596799564" table:style-name="ce1">
            <text:p>0.418798596799564</text:p>
          </table:table-cell>
          <table:table-cell office:value-type="float" office:value="0.250825154294706" table:style-name="ce1">
            <text:p>0.250825154294706</text:p>
          </table:table-cell>
          <table:table-cell office:value-type="float" office:value="0.171633286490455" table:style-name="ce1">
            <text:p>0.171633286490455</text:p>
          </table:table-cell>
          <table:table-cell office:value-type="float" office:value="0.182280932581783" table:style-name="ce1">
            <text:p>0.182280932581783</text:p>
          </table:table-cell>
          <table:table-cell office:value-type="float" office:value="0.231594549895785" table:style-name="ce1">
            <text:p>0.23159454989578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188440868862183" table:style-name="ce1">
            <text:p>0.188440868862183</text:p>
          </table:table-cell>
          <table:table-cell office:value-type="float" office:value="0.395609252187201" table:style-name="ce1">
            <text:p>0.395609252187201</text:p>
          </table:table-cell>
          <table:table-cell office:value-type="float" office:value="0.0451924891559367" table:style-name="ce1">
            <text:p>0.0451924891559367</text:p>
          </table:table-cell>
          <table:table-cell office:value-type="float" office:value="0.184549798877979" table:style-name="ce1">
            <text:p>0.184549798877979</text:p>
          </table:table-cell>
          <table:table-cell office:value-type="float" office:value="0.230479838769068" table:style-name="ce1">
            <text:p>0.230479838769068</text:p>
          </table:table-cell>
          <table:table-cell office:value-type="float" office:value="0.310197749060501" table:style-name="ce1">
            <text:p>0.310197749060501</text:p>
          </table:table-cell>
          <table:table-cell office:value-type="float" office:value="0.105190081699352" table:style-name="ce1">
            <text:p>0.105190081699352</text:p>
          </table:table-cell>
          <table:table-cell office:value-type="float" office:value="0.139518201488047" table:style-name="ce1">
            <text:p>0.139518201488047</text:p>
          </table:table-cell>
          <table:table-cell office:value-type="float" office:value="0.202702494427517" table:style-name="ce1">
            <text:p>0.202702494427517</text:p>
          </table:table-cell>
          <table:table-cell office:value-type="float" office:value="0.153427986819033" table:style-name="ce1">
            <text:p>0.153427986819033</text:p>
          </table:table-cell>
          <table:table-cell office:value-type="float" office:value="0.136381048304242" table:style-name="ce1">
            <text:p>0.136381048304242</text:p>
          </table:table-cell>
          <table:table-cell office:value-type="float" office:value="0.0930920619737094" table:style-name="ce1">
            <text:p>0.0930920619737094</text:p>
          </table:table-cell>
          <table:table-cell office:value-type="float" office:value="0.200869392005606" table:style-name="ce1">
            <text:p>0.200869392005606</text:p>
          </table:table-cell>
          <table:table-cell office:value-type="float" office:value="0.103286621460291" table:style-name="ce1">
            <text:p>0.103286621460291</text:p>
          </table:table-cell>
          <table:table-cell office:value-type="float" office:value="0.240258720985668" table:style-name="ce1">
            <text:p>0.240258720985668</text:p>
          </table:table-cell>
          <table:table-cell office:value-type="float" office:value="0.141844973134115" table:style-name="ce1">
            <text:p>0.141844973134115</text:p>
          </table:table-cell>
          <table:table-cell office:value-type="float" office:value="0.034713577575011" table:style-name="ce1">
            <text:p>0.034713577575011</text:p>
          </table:table-cell>
          <table:table-cell office:value-type="float" office:value="0.156606292772739" table:style-name="ce1">
            <text:p>0.156606292772739</text:p>
          </table:table-cell>
          <table:table-cell office:value-type="float" office:value="0.230890024529935" table:style-name="ce1">
            <text:p>0.230890024529935</text:p>
          </table:table-cell>
          <table:table-cell office:value-type="float" office:value="0.120031023001482" table:style-name="ce1">
            <text:p>0.120031023001482</text:p>
          </table:table-cell>
          <table:table-cell office:value-type="float" office:value="0.0489232115301712" table:style-name="ce1">
            <text:p>0.0489232115301712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</table:table-row>
        <table:table-row>
          <table:table-cell office:value-type="float" office:value="0.635650536465654" table:style-name="ce1">
            <text:p>0.635650536465654</text:p>
          </table:table-cell>
          <table:table-cell office:value-type="float" office:value="0.0976362690439506" table:style-name="ce1">
            <text:p>0.0976362690439506</text:p>
          </table:table-cell>
          <table:table-cell office:value-type="float" office:value="0.617764467920354" table:style-name="ce1">
            <text:p>0.617764467920354</text:p>
          </table:table-cell>
          <table:table-cell office:value-type="float" office:value="0.475266101331177" table:style-name="ce1">
            <text:p>0.475266101331177</text:p>
          </table:table-cell>
          <table:table-cell office:value-type="float" office:value="1.41820986533974" table:style-name="ce1">
            <text:p>1.41820986533974</text:p>
          </table:table-cell>
          <table:table-cell office:value-type="float" office:value="0.218876692439309" table:style-name="ce1">
            <text:p>0.218876692439309</text:p>
          </table:table-cell>
          <table:table-cell office:value-type="float" office:value="1.46204608778946" table:style-name="ce1">
            <text:p>1.46204608778946</text:p>
          </table:table-cell>
          <table:table-cell office:value-type="float" office:value="0.613118137966297" table:style-name="ce1">
            <text:p>0.613118137966297</text:p>
          </table:table-cell>
          <table:table-cell office:value-type="float" office:value="0.0941017509859867" table:style-name="ce1">
            <text:p>0.0941017509859867</text:p>
          </table:table-cell>
          <table:table-cell office:value-type="float" office:value="0.16273821926733" table:style-name="ce1">
            <text:p>0.16273821926733</text:p>
          </table:table-cell>
          <table:table-cell office:value-type="float" office:value="0.504850005835728" table:style-name="ce1">
            <text:p>0.504850005835728</text:p>
          </table:table-cell>
          <table:table-cell office:value-type="float" office:value="0.998003242511155" table:style-name="ce1">
            <text:p>0.998003242511155</text:p>
          </table:table-cell>
          <table:table-cell office:value-type="float" office:value="0.783634047246168" table:style-name="ce1">
            <text:p>0.783634047246168</text:p>
          </table:table-cell>
          <table:table-cell office:value-type="float" office:value="0.410881116372679" table:style-name="ce1">
            <text:p>0.410881116372679</text:p>
          </table:table-cell>
          <table:table-cell office:value-type="float" office:value="0.496915461873441" table:style-name="ce1">
            <text:p>0.496915461873441</text:p>
          </table:table-cell>
          <table:table-cell office:value-type="float" office:value="0.520070679414998" table:style-name="ce1">
            <text:p>0.520070679414998</text:p>
          </table:table-cell>
          <table:table-cell office:value-type="float" office:value="0.803410684777977" table:style-name="ce1">
            <text:p>0.803410684777977</text:p>
          </table:table-cell>
          <table:table-cell office:value-type="float" office:value="0.77883919379799" table:style-name="ce1">
            <text:p>0.77883919379799</text:p>
          </table:table-cell>
          <table:table-cell office:value-type="float" office:value="0.609876066239771" table:style-name="ce1">
            <text:p>0.609876066239771</text:p>
          </table:table-cell>
          <table:table-cell office:value-type="float" office:value="1.32845566912118" table:style-name="ce1">
            <text:p>1.32845566912118</text:p>
          </table:table-cell>
          <table:table-cell office:value-type="float" office:value="0.635650536465654" table:style-name="ce1">
            <text:p>0.635650536465654</text:p>
          </table:table-cell>
          <table:table-cell office:value-type="float" office:value="0.888950187752058" table:style-name="ce1">
            <text:p>0.888950187752058</text:p>
          </table:table-cell>
          <table:table-cell office:value-type="float" office:value="1.50009777173763" table:style-name="ce1">
            <text:p>1.50009777173763</text:p>
          </table:table-cell>
          <table:table-cell office:value-type="float" office:value="1.47970684693132" table:style-name="ce1">
            <text:p>1.47970684693132</text:p>
          </table:table-cell>
          <table:table-cell office:value-type="float" office:value="1.07342406899139" table:style-name="ce1">
            <text:p>1.07342406899139</text:p>
          </table:table-cell>
          <table:table-cell office:value-type="float" office:value="0.864378696772071" table:style-name="ce1">
            <text:p>0.864378696772071</text:p>
          </table:table-cell>
          <table:table-cell office:value-type="float" office:value="1.11052019495701" table:style-name="ce1">
            <text:p>1.11052019495701</text:p>
          </table:table-cell>
          <table:table-cell office:value-type="float" office:value="1.32596439295238" table:style-name="ce1">
            <text:p>1.32596439295238</text:p>
          </table:table-cell>
          <table:table-cell office:value-type="float" office:value="1.33314814135694" table:style-name="ce1">
            <text:p>1.33314814135694</text:p>
          </table:table-cell>
          <table:table-cell office:value-type="float" office:value="1.05110496468457" table:style-name="ce1">
            <text:p>1.05110496468457</text:p>
          </table:table-cell>
          <table:table-cell office:value-type="float" office:value="1.1856168142646" table:style-name="ce1">
            <text:p>1.1856168142646</text:p>
          </table:table-cell>
          <table:table-cell office:value-type="float" office:value="1.53758635901752" table:style-name="ce1">
            <text:p>1.53758635901752</text:p>
          </table:table-cell>
          <table:table-cell office:value-type="float" office:value="0.934714589702285" table:style-name="ce1">
            <text:p>0.934714589702285</text:p>
          </table:table-cell>
          <table:table-cell office:value-type="float" office:value="1.15807626812453" table:style-name="ce1">
            <text:p>1.15807626812453</text:p>
          </table:table-cell>
          <table:table-cell office:value-type="float" office:value="1.0124389934619" table:style-name="ce1">
            <text:p>1.0124389934619</text:p>
          </table:table-cell>
          <table:table-cell office:value-type="float" office:value="1.19367080297471" table:style-name="ce1">
            <text:p>1.19367080297471</text:p>
          </table:table-cell>
          <table:table-cell office:value-type="float" office:value="0.868064420419069" table:style-name="ce1">
            <text:p>0.868064420419069</text:p>
          </table:table-cell>
          <table:table-cell office:value-type="float" office:value="0.609483604925508" table:style-name="ce1">
            <text:p>0.609483604925508</text:p>
          </table:table-cell>
          <table:table-cell office:value-type="float" office:value="0.809638875199988" table:style-name="ce1">
            <text:p>0.809638875199988</text:p>
          </table:table-cell>
          <table:table-cell office:value-type="float" office:value="0.86511242879439" table:style-name="ce1">
            <text:p>0.8651124287943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941045161336712" table:style-name="ce1">
            <text:p>0.941045161336712</text:p>
          </table:table-cell>
          <table:table-cell office:value-type="float" office:value="2.14654981047154" table:style-name="ce1">
            <text:p>2.14654981047154</text:p>
          </table:table-cell>
          <table:table-cell office:value-type="float" office:value="0.516538527586625" table:style-name="ce1">
            <text:p>0.516538527586625</text:p>
          </table:table-cell>
          <table:table-cell office:value-type="float" office:value="0.773676719710909" table:style-name="ce1">
            <text:p>0.773676719710909</text:p>
          </table:table-cell>
          <table:table-cell office:value-type="float" office:value="0.64126678792702" table:style-name="ce1">
            <text:p>0.64126678792702</text:p>
          </table:table-cell>
          <table:table-cell office:value-type="float" office:value="0.948688148001192" table:style-name="ce1">
            <text:p>0.948688148001192</text:p>
          </table:table-cell>
          <table:table-cell office:value-type="float" office:value="0.475205520494232" table:style-name="ce1">
            <text:p>0.475205520494232</text:p>
          </table:table-cell>
          <table:table-cell office:value-type="float" office:value="0.41874898973333" table:style-name="ce1">
            <text:p>0.41874898973333</text:p>
          </table:table-cell>
          <table:table-cell office:value-type="float" office:value="0.749979135729844" table:style-name="ce1">
            <text:p>0.749979135729844</text:p>
          </table:table-cell>
          <table:table-cell office:value-type="float" office:value="0.470918475421002" table:style-name="ce1">
            <text:p>0.470918475421002</text:p>
          </table:table-cell>
          <table:table-cell office:value-type="float" office:value="0.366292031073301" table:style-name="ce1">
            <text:p>0.366292031073301</text:p>
          </table:table-cell>
          <table:table-cell office:value-type="float" office:value="0.435805470919402" table:style-name="ce1">
            <text:p>0.435805470919402</text:p>
          </table:table-cell>
          <table:table-cell office:value-type="float" office:value="0.737670282610575" table:style-name="ce1">
            <text:p>0.737670282610575</text:p>
          </table:table-cell>
          <table:table-cell office:value-type="float" office:value="0.487269783020216" table:style-name="ce1">
            <text:p>0.487269783020216</text:p>
          </table:table-cell>
          <table:table-cell office:value-type="float" office:value="0.548524115424268" table:style-name="ce1">
            <text:p>0.548524115424268</text:p>
          </table:table-cell>
          <table:table-cell office:value-type="float" office:value="0.474319468555317" table:style-name="ce1">
            <text:p>0.474319468555317</text:p>
          </table:table-cell>
          <table:table-cell office:value-type="float" office:value="0.226060925907067" table:style-name="ce1">
            <text:p>0.226060925907067</text:p>
          </table:table-cell>
          <table:table-cell office:value-type="float" office:value="0.670717708065418" table:style-name="ce1">
            <text:p>0.670717708065418</text:p>
          </table:table-cell>
          <table:table-cell office:value-type="float" office:value="0.483875186457745" table:style-name="ce1">
            <text:p>0.483875186457745</text:p>
          </table:table-cell>
          <table:table-cell office:value-type="float" office:value="0.518243713495147" table:style-name="ce1">
            <text:p>0.518243713495147</text:p>
          </table:table-cell>
          <table:table-cell office:value-type="float" office:value="0.320576224152483" table:style-name="ce1">
            <text:p>0.320576224152483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</table:table-row>
        <table:table-row>
          <table:table-cell office:value-type="float" office:value="0.562157889485928" table:style-name="ce1">
            <text:p>0.562157889485928</text:p>
          </table:table-cell>
          <table:table-cell office:value-type="float" office:value="0.103169631094952" table:style-name="ce1">
            <text:p>0.103169631094952</text:p>
          </table:table-cell>
          <table:table-cell office:value-type="float" office:value="0.657543438717231" table:style-name="ce1">
            <text:p>0.657543438717231</text:p>
          </table:table-cell>
          <table:table-cell office:value-type="float" office:value="0.385911831723615" table:style-name="ce1">
            <text:p>0.385911831723615</text:p>
          </table:table-cell>
          <table:table-cell office:value-type="float" office:value="1.36951053530024" table:style-name="ce1">
            <text:p>1.36951053530024</text:p>
          </table:table-cell>
          <table:table-cell office:value-type="float" office:value="0.195547354666819" table:style-name="ce1">
            <text:p>0.195547354666819</text:p>
          </table:table-cell>
          <table:table-cell office:value-type="float" office:value="1.40822769712912" table:style-name="ce1">
            <text:p>1.40822769712912</text:p>
          </table:table-cell>
          <table:table-cell office:value-type="float" office:value="0.595969284886515" table:style-name="ce1">
            <text:p>0.595969284886515</text:p>
          </table:table-cell>
          <table:table-cell office:value-type="float" office:value="0.0866606603376415" table:style-name="ce1">
            <text:p>0.0866606603376415</text:p>
          </table:table-cell>
          <table:table-cell office:value-type="float" office:value="0.143850757034923" table:style-name="ce1">
            <text:p>0.143850757034923</text:p>
          </table:table-cell>
          <table:table-cell office:value-type="float" office:value="0.240399334163614" table:style-name="ce1">
            <text:p>0.240399334163614</text:p>
          </table:table-cell>
          <table:table-cell office:value-type="float" office:value="1.09026577843393" table:style-name="ce1">
            <text:p>1.09026577843393</text:p>
          </table:table-cell>
          <table:table-cell office:value-type="float" office:value="0.653183319091999" table:style-name="ce1">
            <text:p>0.653183319091999</text:p>
          </table:table-cell>
          <table:table-cell office:value-type="float" office:value="0.298927260595112" table:style-name="ce1">
            <text:p>0.298927260595112</text:p>
          </table:table-cell>
          <table:table-cell office:value-type="float" office:value="0.280464515289316" table:style-name="ce1">
            <text:p>0.280464515289316</text:p>
          </table:table-cell>
          <table:table-cell office:value-type="float" office:value="0.390285429141537" table:style-name="ce1">
            <text:p>0.390285429141537</text:p>
          </table:table-cell>
          <table:table-cell office:value-type="float" office:value="0.692770721226423" table:style-name="ce1">
            <text:p>0.692770721226423</text:p>
          </table:table-cell>
          <table:table-cell office:value-type="float" office:value="0.711165212390608" table:style-name="ce1">
            <text:p>0.711165212390608</text:p>
          </table:table-cell>
          <table:table-cell office:value-type="float" office:value="0.499048403798787" table:style-name="ce1">
            <text:p>0.499048403798787</text:p>
          </table:table-cell>
          <table:table-cell office:value-type="float" office:value="1.24557807766993" table:style-name="ce1">
            <text:p>1.24557807766993</text:p>
          </table:table-cell>
          <table:table-cell office:value-type="float" office:value="0.562157889485928" table:style-name="ce1">
            <text:p>0.562157889485928</text:p>
          </table:table-cell>
          <table:table-cell office:value-type="float" office:value="0.860198130598393" table:style-name="ce1">
            <text:p>0.860198130598393</text:p>
          </table:table-cell>
          <table:table-cell office:value-type="float" office:value="1.35585970697803" table:style-name="ce1">
            <text:p>1.35585970697803</text:p>
          </table:table-cell>
          <table:table-cell office:value-type="float" office:value="1.47381992721737" table:style-name="ce1">
            <text:p>1.47381992721737</text:p>
          </table:table-cell>
          <table:table-cell office:value-type="float" office:value="0.998395703825419" table:style-name="ce1">
            <text:p>0.998395703825419</text:p>
          </table:table-cell>
          <table:table-cell office:value-type="float" office:value="0.938178487389047" table:style-name="ce1">
            <text:p>0.938178487389047</text:p>
          </table:table-cell>
          <table:table-cell office:value-type="float" office:value="0.922343526535277" table:style-name="ce1">
            <text:p>0.922343526535277</text:p>
          </table:table-cell>
          <table:table-cell office:value-type="float" office:value="1.33802831248213" table:style-name="ce1">
            <text:p>1.33802831248213</text:p>
          </table:table-cell>
          <table:table-cell office:value-type="float" office:value="1.09820032239621" table:style-name="ce1">
            <text:p>1.09820032239621</text:p>
          </table:table-cell>
          <table:table-cell office:value-type="float" office:value="0.934202683640202" table:style-name="ce1">
            <text:p>0.934202683640202</text:p>
          </table:table-cell>
          <table:table-cell office:value-type="float" office:value="1.01225129457247" table:style-name="ce1">
            <text:p>1.01225129457247</text:p>
          </table:table-cell>
          <table:table-cell office:value-type="float" office:value="1.41309080471891" table:style-name="ce1">
            <text:p>1.41309080471891</text:p>
          </table:table-cell>
          <table:table-cell office:value-type="float" office:value="0.71382712391344" table:style-name="ce1">
            <text:p>0.71382712391344</text:p>
          </table:table-cell>
          <table:table-cell office:value-type="float" office:value="1.01516915912634" table:style-name="ce1">
            <text:p>1.01516915912634</text:p>
          </table:table-cell>
          <table:table-cell office:value-type="float" office:value="0.640624557035561" table:style-name="ce1">
            <text:p>0.640624557035561</text:p>
          </table:table-cell>
          <table:table-cell office:value-type="float" office:value="1.07054033150833" table:style-name="ce1">
            <text:p>1.07054033150833</text:p>
          </table:table-cell>
          <table:table-cell office:value-type="float" office:value="0.714270775833912" table:style-name="ce1">
            <text:p>0.714270775833912</text:p>
          </table:table-cell>
          <table:table-cell office:value-type="float" office:value="0.493980533784164" table:style-name="ce1">
            <text:p>0.493980533784164</text:p>
          </table:table-cell>
          <table:table-cell office:value-type="float" office:value="0.582625600201549" table:style-name="ce1">
            <text:p>0.582625600201549</text:p>
          </table:table-cell>
          <table:table-cell office:value-type="float" office:value="0.818068261688956" table:style-name="ce1">
            <text:p>0.818068261688956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772337986809535" table:style-name="ce1">
            <text:p>0.772337986809535</text:p>
          </table:table-cell>
          <table:table-cell office:value-type="float" office:value="1.30555640461066" table:style-name="ce1">
            <text:p>1.30555640461066</text:p>
          </table:table-cell>
          <table:table-cell office:value-type="float" office:value="0.297118525842418" table:style-name="ce1">
            <text:p>0.297118525842418</text:p>
          </table:table-cell>
          <table:table-cell office:value-type="float" office:value="0.732084241409147" table:style-name="ce1">
            <text:p>0.732084241409147</text:p>
          </table:table-cell>
          <table:table-cell office:value-type="float" office:value="0.536095069378123" table:style-name="ce1">
            <text:p>0.536095069378123</text:p>
          </table:table-cell>
          <table:table-cell office:value-type="float" office:value="0.695227761043562" table:style-name="ce1">
            <text:p>0.695227761043562</text:p>
          </table:table-cell>
          <table:table-cell office:value-type="float" office:value="0.239061384127465" table:style-name="ce1">
            <text:p>0.239061384127465</text:p>
          </table:table-cell>
          <table:table-cell office:value-type="float" office:value="0.41154203635219" table:style-name="ce1">
            <text:p>0.41154203635219</text:p>
          </table:table-cell>
          <table:table-cell office:value-type="float" office:value="0.585722268153003" table:style-name="ce1">
            <text:p>0.585722268153003</text:p>
          </table:table-cell>
          <table:table-cell office:value-type="float" office:value="0.342582071440418" table:style-name="ce1">
            <text:p>0.342582071440418</text:p>
          </table:table-cell>
          <table:table-cell office:value-type="float" office:value="0.255437055359295" table:style-name="ce1">
            <text:p>0.255437055359295</text:p>
          </table:table-cell>
          <table:table-cell office:value-type="float" office:value="0.298147069930669" table:style-name="ce1">
            <text:p>0.298147069930669</text:p>
          </table:table-cell>
          <table:table-cell office:value-type="float" office:value="0.430803828871424" table:style-name="ce1">
            <text:p>0.430803828871424</text:p>
          </table:table-cell>
          <table:table-cell office:value-type="float" office:value="0.291013818774754" table:style-name="ce1">
            <text:p>0.291013818774754</text:p>
          </table:table-cell>
          <table:table-cell office:value-type="float" office:value="0.513780919255675" table:style-name="ce1">
            <text:p>0.513780919255675</text:p>
          </table:table-cell>
          <table:table-cell office:value-type="float" office:value="0.458938441879501" table:style-name="ce1">
            <text:p>0.458938441879501</text:p>
          </table:table-cell>
          <table:table-cell office:value-type="float" office:value="0.249474943446831" table:style-name="ce1">
            <text:p>0.249474943446831</text:p>
          </table:table-cell>
          <table:table-cell office:value-type="float" office:value="0.434834802324983" table:style-name="ce1">
            <text:p>0.434834802324983</text:p>
          </table:table-cell>
          <table:table-cell office:value-type="float" office:value="0.55501281877681" table:style-name="ce1">
            <text:p>0.55501281877681</text:p>
          </table:table-cell>
          <table:table-cell office:value-type="float" office:value="0.569162811036461" table:style-name="ce1">
            <text:p>0.569162811036461</text:p>
          </table:table-cell>
          <table:table-cell office:value-type="float" office:value="0.254433583832346" table:style-name="ce1">
            <text:p>0.254433583832346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</table:table-row>
        <table:table-row>
          <table:table-cell office:value-type="float" office:value="0.703196103830967" table:style-name="ce1">
            <text:p>0.703196103830967</text:p>
          </table:table-cell>
          <table:table-cell office:value-type="float" office:value="0.102488163864657" table:style-name="ce1">
            <text:p>0.102488163864657</text:p>
          </table:table-cell>
          <table:table-cell office:value-type="float" office:value="0.578979971393398" table:style-name="ce1">
            <text:p>0.578979971393398</text:p>
          </table:table-cell>
          <table:table-cell office:value-type="float" office:value="0.515141450625523" table:style-name="ce1">
            <text:p>0.515141450625523</text:p>
          </table:table-cell>
          <table:table-cell office:value-type="float" office:value="1.30125639368917" table:style-name="ce1">
            <text:p>1.30125639368917</text:p>
          </table:table-cell>
          <table:table-cell office:value-type="float" office:value="0.256554806796198" table:style-name="ce1">
            <text:p>0.256554806796198</text:p>
          </table:table-cell>
          <table:table-cell office:value-type="float" office:value="1.26062811589517" table:style-name="ce1">
            <text:p>1.26062811589517</text:p>
          </table:table-cell>
          <table:table-cell office:value-type="float" office:value="0.625745154164346" table:style-name="ce1">
            <text:p>0.625745154164346</text:p>
          </table:table-cell>
          <table:table-cell office:value-type="float" office:value="0.0818865932507568" table:style-name="ce1">
            <text:p>0.0818865932507568</text:p>
          </table:table-cell>
          <table:table-cell office:value-type="float" office:value="0.134915753544678" table:style-name="ce1">
            <text:p>0.134915753544678</text:p>
          </table:table-cell>
          <table:table-cell office:value-type="float" office:value="0.483059871126392" table:style-name="ce1">
            <text:p>0.483059871126392</text:p>
          </table:table-cell>
          <table:table-cell office:value-type="float" office:value="1.00151833080413" table:style-name="ce1">
            <text:p>1.00151833080413</text:p>
          </table:table-cell>
          <table:table-cell office:value-type="float" office:value="0.828169874647395" table:style-name="ce1">
            <text:p>0.828169874647395</text:p>
          </table:table-cell>
          <table:table-cell office:value-type="float" office:value="0.312339199421688" table:style-name="ce1">
            <text:p>0.312339199421688</text:p>
          </table:table-cell>
          <table:table-cell office:value-type="float" office:value="0.597931591457833" table:style-name="ce1">
            <text:p>0.597931591457833</text:p>
          </table:table-cell>
          <table:table-cell office:value-type="float" office:value="0.507767870389602" table:style-name="ce1">
            <text:p>0.507767870389602</text:p>
          </table:table-cell>
          <table:table-cell office:value-type="float" office:value="0.796243999908814" table:style-name="ce1">
            <text:p>0.796243999908814</text:p>
          </table:table-cell>
          <table:table-cell office:value-type="float" office:value="0.816873814210762" table:style-name="ce1">
            <text:p>0.816873814210762</text:p>
          </table:table-cell>
          <table:table-cell office:value-type="float" office:value="0.798769403148424" table:style-name="ce1">
            <text:p>0.798769403148424</text:p>
          </table:table-cell>
          <table:table-cell office:value-type="float" office:value="1.25885350821328" table:style-name="ce1">
            <text:p>1.25885350821328</text:p>
          </table:table-cell>
          <table:table-cell office:value-type="float" office:value="0.703196103830967" table:style-name="ce1">
            <text:p>0.703196103830967</text:p>
          </table:table-cell>
          <table:table-cell office:value-type="float" office:value="0.959934495027577" table:style-name="ce1">
            <text:p>0.959934495027577</text:p>
          </table:table-cell>
          <table:table-cell office:value-type="float" office:value="1.6003460422289" table:style-name="ce1">
            <text:p>1.6003460422289</text:p>
          </table:table-cell>
          <table:table-cell office:value-type="float" office:value="1.63158937555137" table:style-name="ce1">
            <text:p>1.63158937555137</text:p>
          </table:table-cell>
          <table:table-cell office:value-type="float" office:value="1.31233062816556" table:style-name="ce1">
            <text:p>1.31233062816556</text:p>
          </table:table-cell>
          <table:table-cell office:value-type="float" office:value="1.06504587310863" table:style-name="ce1">
            <text:p>1.06504587310863</text:p>
          </table:table-cell>
          <table:table-cell office:value-type="float" office:value="1.29134247962016" table:style-name="ce1">
            <text:p>1.29134247962016</text:p>
          </table:table-cell>
          <table:table-cell office:value-type="float" office:value="1.55581021482767" table:style-name="ce1">
            <text:p>1.55581021482767</text:p>
          </table:table-cell>
          <table:table-cell office:value-type="float" office:value="1.65837912613372" table:style-name="ce1">
            <text:p>1.65837912613372</text:p>
          </table:table-cell>
          <table:table-cell office:value-type="float" office:value="0.935124114551951" table:style-name="ce1">
            <text:p>0.935124114551951</text:p>
          </table:table-cell>
          <table:table-cell office:value-type="float" office:value="1.20936925554525" table:style-name="ce1">
            <text:p>1.20936925554525</text:p>
          </table:table-cell>
          <table:table-cell office:value-type="float" office:value="1.5713892226504" table:style-name="ce1">
            <text:p>1.5713892226504</text:p>
          </table:table-cell>
          <table:table-cell office:value-type="float" office:value="0.971742461526294" table:style-name="ce1">
            <text:p>0.971742461526294</text:p>
          </table:table-cell>
          <table:table-cell office:value-type="float" office:value="1.14140519403603" table:style-name="ce1">
            <text:p>1.14140519403603</text:p>
          </table:table-cell>
          <table:table-cell office:value-type="float" office:value="1.1116805153644" table:style-name="ce1">
            <text:p>1.1116805153644</text:p>
          </table:table-cell>
          <table:table-cell office:value-type="float" office:value="1.09176736954937" table:style-name="ce1">
            <text:p>1.09176736954937</text:p>
          </table:table-cell>
          <table:table-cell office:value-type="float" office:value="1.04436486820048" table:style-name="ce1">
            <text:p>1.04436486820048</text:p>
          </table:table-cell>
          <table:table-cell office:value-type="float" office:value="0.874821580438566" table:style-name="ce1">
            <text:p>0.874821580438566</text:p>
          </table:table-cell>
          <table:table-cell office:value-type="float" office:value="1.07059152211453" table:style-name="ce1">
            <text:p>1.07059152211453</text:p>
          </table:table-cell>
          <table:table-cell office:value-type="float" office:value="1.01295089952398" table:style-name="ce1">
            <text:p>1.01295089952398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1.10669796302679" table:style-name="ce1">
            <text:p>1.10669796302679</text:p>
          </table:table-cell>
          <table:table-cell office:value-type="float" office:value="2.31078633872319" table:style-name="ce1">
            <text:p>2.31078633872319</text:p>
          </table:table-cell>
          <table:table-cell office:value-type="float" office:value="0.641034081885227" table:style-name="ce1">
            <text:p>0.641034081885227</text:p>
          </table:table-cell>
          <table:table-cell office:value-type="float" office:value="0.8077644834667" table:style-name="ce1">
            <text:p>0.8077644834667</text:p>
          </table:table-cell>
          <table:table-cell office:value-type="float" office:value="0.752482297690382" table:style-name="ce1">
            <text:p>0.752482297690382</text:p>
          </table:table-cell>
          <table:table-cell office:value-type="float" office:value="0.907606471000622" table:style-name="ce1">
            <text:p>0.907606471000622</text:p>
          </table:table-cell>
          <table:table-cell office:value-type="float" office:value="0.414771485059795" table:style-name="ce1">
            <text:p>0.414771485059795</text:p>
          </table:table-cell>
          <table:table-cell office:value-type="float" office:value="0.359971055078956" table:style-name="ce1">
            <text:p>0.359971055078956</text:p>
          </table:table-cell>
          <table:table-cell office:value-type="float" office:value="0.652636135237775" table:style-name="ce1">
            <text:p>0.652636135237775</text:p>
          </table:table-cell>
          <table:table-cell office:value-type="float" office:value="0.51391745400712" table:style-name="ce1">
            <text:p>0.51391745400712</text:p>
          </table:table-cell>
          <table:table-cell office:value-type="float" office:value="0.426109818688885" table:style-name="ce1">
            <text:p>0.426109818688885</text:p>
          </table:table-cell>
          <table:table-cell office:value-type="float" office:value="0.38719197222225" table:style-name="ce1">
            <text:p>0.38719197222225</text:p>
          </table:table-cell>
          <table:table-cell office:value-type="float" office:value="0.577071583159086" table:style-name="ce1">
            <text:p>0.577071583159086</text:p>
          </table:table-cell>
          <table:table-cell office:value-type="float" office:value="0.386554849809969" table:style-name="ce1">
            <text:p>0.386554849809969</text:p>
          </table:table-cell>
          <table:table-cell office:value-type="float" office:value="0.608801501945448" table:style-name="ce1">
            <text:p>0.608801501945448</text:p>
          </table:table-cell>
          <table:table-cell office:value-type="float" office:value="0.344309891359331" table:style-name="ce1">
            <text:p>0.344309891359331</text:p>
          </table:table-cell>
          <table:table-cell office:value-type="float" office:value="0.264595037704793" table:style-name="ce1">
            <text:p>0.264595037704793</text:p>
          </table:table-cell>
          <table:table-cell office:value-type="float" office:value="0.481355324822465" table:style-name="ce1">
            <text:p>0.481355324822465</text:p>
          </table:table-cell>
          <table:table-cell office:value-type="float" office:value="0.415659997218649" table:style-name="ce1">
            <text:p>0.415659997218649</text:p>
          </table:table-cell>
          <table:table-cell office:value-type="float" office:value="0.422742448560413" table:style-name="ce1">
            <text:p>0.422742448560413</text:p>
          </table:table-cell>
          <table:table-cell office:value-type="float" office:value="0.198161644119047" table:style-name="ce1">
            <text:p>0.198161644119047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</table:table-row>
      </table:table>
      <table:table table:name="min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198403194892005" table:style-name="ce1">
            <text:p>0.198403194892005</text:p>
          </table:table-cell>
          <table:table-cell office:value-type="float" office:value="-0.0570753244259803" table:style-name="ce1">
            <text:p>-0.0570753244259803</text:p>
          </table:table-cell>
          <table:table-cell office:value-type="float" office:value="-0.0990558077735153" table:style-name="ce1">
            <text:p>-0.0990558077735153</text:p>
          </table:table-cell>
          <table:table-cell office:value-type="float" office:value="0.15168489048018" table:style-name="ce1">
            <text:p>0.15168489048018</text:p>
          </table:table-cell>
          <table:table-cell office:value-type="float" office:value="0.854734365840482" table:style-name="ce1">
            <text:p>0.854734365840482</text:p>
          </table:table-cell>
          <table:table-cell office:value-type="float" office:value="-0.107953071363261" table:style-name="ce1">
            <text:p>-0.107953071363261</text:p>
          </table:table-cell>
          <table:table-cell office:value-type="float" office:value="0.568060834646078" table:style-name="ce1">
            <text:p>0.568060834646078</text:p>
          </table:table-cell>
          <table:table-cell office:value-type="float" office:value="0.161203422089395" table:style-name="ce1">
            <text:p>0.161203422089395</text:p>
          </table:table-cell>
          <table:table-cell office:value-type="float" office:value="-0.0358664111660946" table:style-name="ce1">
            <text:p>-0.0358664111660946</text:p>
          </table:table-cell>
          <table:table-cell office:value-type="float" office:value="-0.0647516643043315" table:style-name="ce1">
            <text:p>-0.0647516643043315</text:p>
          </table:table-cell>
          <table:table-cell office:value-type="float" office:value="0.168974041297052" table:style-name="ce1">
            <text:p>0.168974041297052</text:p>
          </table:table-cell>
          <table:table-cell office:value-type="float" office:value="0.347660129460016" table:style-name="ce1">
            <text:p>0.347660129460016</text:p>
          </table:table-cell>
          <table:table-cell office:value-type="float" office:value="0.30602181966318" table:style-name="ce1">
            <text:p>0.30602181966318</text:p>
          </table:table-cell>
          <table:table-cell office:value-type="float" office:value="0.175854409531654" table:style-name="ce1">
            <text:p>0.175854409531654</text:p>
          </table:table-cell>
          <table:table-cell office:value-type="float" office:value="0.129217976414672" table:style-name="ce1">
            <text:p>0.129217976414672</text:p>
          </table:table-cell>
          <table:table-cell office:value-type="float" office:value="0.215724935253426" table:style-name="ce1">
            <text:p>0.215724935253426</text:p>
          </table:table-cell>
          <table:table-cell office:value-type="float" office:value="0.306085409018398" table:style-name="ce1">
            <text:p>0.306085409018398</text:p>
          </table:table-cell>
          <table:table-cell office:value-type="float" office:value="0.330885257553471" table:style-name="ce1">
            <text:p>0.330885257553471</text:p>
          </table:table-cell>
          <table:table-cell office:value-type="float" office:value="0.183141749639652" table:style-name="ce1">
            <text:p>0.183141749639652</text:p>
          </table:table-cell>
          <table:table-cell office:value-type="float" office:value="0.496777167446547" table:style-name="ce1">
            <text:p>0.496777167446547</text:p>
          </table:table-cell>
          <table:table-cell office:value-type="float" office:value="0.198403194892005" table:style-name="ce1">
            <text:p>0.198403194892005</text:p>
          </table:table-cell>
          <table:table-cell office:value-type="float" office:value="0.227908655713221" table:style-name="ce1">
            <text:p>0.227908655713221</text:p>
          </table:table-cell>
          <table:table-cell office:value-type="float" office:value="0.433213247970497" table:style-name="ce1">
            <text:p>0.433213247970497</text:p>
          </table:table-cell>
          <table:table-cell office:value-type="float" office:value="0.598672750248089" table:style-name="ce1">
            <text:p>0.598672750248089</text:p>
          </table:table-cell>
          <table:table-cell office:value-type="float" office:value="0.387021940340043" table:style-name="ce1">
            <text:p>0.387021940340043</text:p>
          </table:table-cell>
          <table:table-cell office:value-type="float" office:value="0.292833387390938" table:style-name="ce1">
            <text:p>0.292833387390938</text:p>
          </table:table-cell>
          <table:table-cell office:value-type="float" office:value="0.354298858144789" table:style-name="ce1">
            <text:p>0.354298858144789</text:p>
          </table:table-cell>
          <table:table-cell office:value-type="float" office:value="0.37449483736207" table:style-name="ce1">
            <text:p>0.37449483736207</text:p>
          </table:table-cell>
          <table:table-cell office:value-type="float" office:value="0.365223509371265" table:style-name="ce1">
            <text:p>0.365223509371265</text:p>
          </table:table-cell>
          <table:table-cell office:value-type="float" office:value="0.324144785900349" table:style-name="ce1">
            <text:p>0.324144785900349</text:p>
          </table:table-cell>
          <table:table-cell office:value-type="float" office:value="0.449657455229907" table:style-name="ce1">
            <text:p>0.449657455229907</text:p>
          </table:table-cell>
          <table:table-cell office:value-type="float" office:value="0.569726875752793" table:style-name="ce1">
            <text:p>0.569726875752793</text:p>
          </table:table-cell>
          <table:table-cell office:value-type="float" office:value="0.234598255882169" table:style-name="ce1">
            <text:p>0.234598255882169</text:p>
          </table:table-cell>
          <table:table-cell office:value-type="float" office:value="0.379645575134739" table:style-name="ce1">
            <text:p>0.379645575134739</text:p>
          </table:table-cell>
          <table:table-cell office:value-type="float" office:value="0.211222808903982" table:style-name="ce1">
            <text:p>0.211222808903982</text:p>
          </table:table-cell>
          <table:table-cell office:value-type="float" office:value="0.365223509371265" table:style-name="ce1">
            <text:p>0.365223509371265</text:p>
          </table:table-cell>
          <table:table-cell office:value-type="float" office:value="0.197805454952955" table:style-name="ce1">
            <text:p>0.197805454952955</text:p>
          </table:table-cell>
          <table:table-cell office:value-type="float" office:value="0.222986839619337" table:style-name="ce1">
            <text:p>0.222986839619337</text:p>
          </table:table-cell>
          <table:table-cell office:value-type="float" office:value="0.070359669224765" table:style-name="ce1">
            <text:p>0.070359669224765</text:p>
          </table:table-cell>
          <table:table-cell office:value-type="float" office:value="0.213168643173657" table:style-name="ce1">
            <text:p>0.213168643173657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213817254596882" table:style-name="ce1">
            <text:p>0.213817254596882</text:p>
          </table:table-cell>
          <table:table-cell office:value-type="float" office:value="0.455965519267547" table:style-name="ce1">
            <text:p>0.455965519267547</text:p>
          </table:table-cell>
          <table:table-cell office:value-type="float" office:value="0.0316464697679633" table:style-name="ce1">
            <text:p>0.0316464697679633</text:p>
          </table:table-cell>
          <table:table-cell office:value-type="float" office:value="0.108449520291745" table:style-name="ce1">
            <text:p>0.108449520291745</text:p>
          </table:table-cell>
          <table:table-cell office:value-type="float" office:value="0.0656056742884907" table:style-name="ce1">
            <text:p>0.0656056742884907</text:p>
          </table:table-cell>
          <table:table-cell office:value-type="float" office:value="0.156125867266209" table:style-name="ce1">
            <text:p>0.156125867266209</text:p>
          </table:table-cell>
          <table:table-cell office:value-type="float" office:value="0.0202938814712308" table:style-name="ce1">
            <text:p>0.0202938814712308</text:p>
          </table:table-cell>
          <table:table-cell office:value-type="float" office:value="0.063937810761338" table:style-name="ce1">
            <text:p>0.063937810761338</text:p>
          </table:table-cell>
          <table:table-cell office:value-type="float" office:value="0.0794677988858636" table:style-name="ce1">
            <text:p>0.0794677988858636</text:p>
          </table:table-cell>
          <table:table-cell office:value-type="float" office:value="0.0549087230910711" table:style-name="ce1">
            <text:p>0.0549087230910711</text:p>
          </table:table-cell>
          <table:table-cell office:value-type="float" office:value="0.0266894483798615" table:style-name="ce1">
            <text:p>0.0266894483798615</text:p>
          </table:table-cell>
          <table:table-cell office:value-type="float" office:value="0.0435034775582819" table:style-name="ce1">
            <text:p>0.0435034775582819</text:p>
          </table:table-cell>
          <table:table-cell office:value-type="float" office:value="0.0524171005554526" table:style-name="ce1">
            <text:p>0.0524171005554526</text:p>
          </table:table-cell>
          <table:table-cell office:value-type="float" office:value="0.0350287087776167" table:style-name="ce1">
            <text:p>0.0350287087776167</text:p>
          </table:table-cell>
          <table:table-cell office:value-type="float" office:value="0.0615578908006341" table:style-name="ce1">
            <text:p>0.0615578908006341</text:p>
          </table:table-cell>
          <table:table-cell office:value-type="float" office:value="0.0581209981683956" table:style-name="ce1">
            <text:p>0.0581209981683956</text:p>
          </table:table-cell>
          <table:table-cell office:value-type="float" office:value="0.00947454500516661" table:style-name="ce1">
            <text:p>0.00947454500516661</text:p>
          </table:table-cell>
          <table:table-cell office:value-type="float" office:value="0.0358404530077959" table:style-name="ce1">
            <text:p>0.0358404530077959</text:p>
          </table:table-cell>
          <table:table-cell office:value-type="float" office:value="0.0491196709321516" table:style-name="ce1">
            <text:p>0.0491196709321516</text:p>
          </table:table-cell>
          <table:table-cell office:value-type="float" office:value="0.074705060639854" table:style-name="ce1">
            <text:p>0.074705060639854</text:p>
          </table:table-cell>
          <table:table-cell office:value-type="float" office:value="0.0116651996862613" table:style-name="ce1">
            <text:p>0.0116651996862613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  <table:table-cell office:value-type="float" office:value="0.229092748955389" table:style-name="ce1">
            <text:p>0.229092748955389</text:p>
          </table:table-cell>
        </table:table-row>
        <table:table-row>
          <table:table-cell office:value-type="float" office:value="0.40033755132272" table:style-name="ce1">
            <text:p>0.40033755132272</text:p>
          </table:table-cell>
          <table:table-cell office:value-type="float" office:value="-0.0695823695931077" table:style-name="ce1">
            <text:p>-0.0695823695931077</text:p>
          </table:table-cell>
          <table:table-cell office:value-type="float" office:value="-0.158499556293278" table:style-name="ce1">
            <text:p>-0.158499556293278</text:p>
          </table:table-cell>
          <table:table-cell office:value-type="float" office:value="0.286700988947089" table:style-name="ce1">
            <text:p>0.286700988947089</text:p>
          </table:table-cell>
          <table:table-cell office:value-type="float" office:value="0.948134410784882" table:style-name="ce1">
            <text:p>0.948134410784882</text:p>
          </table:table-cell>
          <table:table-cell office:value-type="float" office:value="-0.152923720797449" table:style-name="ce1">
            <text:p>-0.152923720797449</text:p>
          </table:table-cell>
          <table:table-cell office:value-type="float" office:value="0.967223935221367" table:style-name="ce1">
            <text:p>0.967223935221367</text:p>
          </table:table-cell>
          <table:table-cell office:value-type="float" office:value="0.424399763337263" table:style-name="ce1">
            <text:p>0.424399763337263</text:p>
          </table:table-cell>
          <table:table-cell office:value-type="float" office:value="-0.0686461970542185" table:style-name="ce1">
            <text:p>-0.0686461970542185</text:p>
          </table:table-cell>
          <table:table-cell office:value-type="float" office:value="-0.107613519796293" table:style-name="ce1">
            <text:p>-0.107613519796293</text:p>
          </table:table-cell>
          <table:table-cell office:value-type="float" office:value="0.210777683417455" table:style-name="ce1">
            <text:p>0.210777683417455</text:p>
          </table:table-cell>
          <table:table-cell office:value-type="float" office:value="0.841495062084067" table:style-name="ce1">
            <text:p>0.841495062084067</text:p>
          </table:table-cell>
          <table:table-cell office:value-type="float" office:value="0.562693893065667" table:style-name="ce1">
            <text:p>0.562693893065667</text:p>
          </table:table-cell>
          <table:table-cell office:value-type="float" office:value="0.279072650921734" table:style-name="ce1">
            <text:p>0.279072650921734</text:p>
          </table:table-cell>
          <table:table-cell office:value-type="float" office:value="0.235730146405052" table:style-name="ce1">
            <text:p>0.235730146405052</text:p>
          </table:table-cell>
          <table:table-cell office:value-type="float" office:value="0.267194159366986" table:style-name="ce1">
            <text:p>0.267194159366986</text:p>
          </table:table-cell>
          <table:table-cell office:value-type="float" office:value="0.542396170880038" table:style-name="ce1">
            <text:p>0.542396170880038</text:p>
          </table:table-cell>
          <table:table-cell office:value-type="float" office:value="0.495301894405486" table:style-name="ce1">
            <text:p>0.495301894405486</text:p>
          </table:table-cell>
          <table:table-cell office:value-type="float" office:value="0.451679596725844" table:style-name="ce1">
            <text:p>0.451679596725844</text:p>
          </table:table-cell>
          <table:table-cell office:value-type="float" office:value="0.942246036491682" table:style-name="ce1">
            <text:p>0.942246036491682</text:p>
          </table:table-cell>
          <table:table-cell office:value-type="float" office:value="0.40033755132272" table:style-name="ce1">
            <text:p>0.40033755132272</text:p>
          </table:table-cell>
          <table:table-cell office:value-type="float" office:value="0.621590353868706" table:style-name="ce1">
            <text:p>0.621590353868706</text:p>
          </table:table-cell>
          <table:table-cell office:value-type="float" office:value="0.956668102255156" table:style-name="ce1">
            <text:p>0.956668102255156</text:p>
          </table:table-cell>
          <table:table-cell office:value-type="float" office:value="1.02997391095062" table:style-name="ce1">
            <text:p>1.02997391095062</text:p>
          </table:table-cell>
          <table:table-cell office:value-type="float" office:value="0.801764432943775" table:style-name="ce1">
            <text:p>0.801764432943775</text:p>
          </table:table-cell>
          <table:table-cell office:value-type="float" office:value="0.665085472837911" table:style-name="ce1">
            <text:p>0.665085472837911</text:p>
          </table:table-cell>
          <table:table-cell office:value-type="float" office:value="0.735745964356305" table:style-name="ce1">
            <text:p>0.735745964356305</text:p>
          </table:table-cell>
          <table:table-cell office:value-type="float" office:value="0.979178734002376" table:style-name="ce1">
            <text:p>0.979178734002376</text:p>
          </table:table-cell>
          <table:table-cell office:value-type="float" office:value="0.849062195355025" table:style-name="ce1">
            <text:p>0.849062195355025</text:p>
          </table:table-cell>
          <table:table-cell office:value-type="float" office:value="0.674369518699759" table:style-name="ce1">
            <text:p>0.674369518699759</text:p>
          </table:table-cell>
          <table:table-cell office:value-type="float" office:value="0.791971672240182" table:style-name="ce1">
            <text:p>0.791971672240182</text:p>
          </table:table-cell>
          <table:table-cell office:value-type="float" office:value="1.1169259952759" table:style-name="ce1">
            <text:p>1.1169259952759</text:p>
          </table:table-cell>
          <table:table-cell office:value-type="float" office:value="0.524769201613571" table:style-name="ce1">
            <text:p>0.524769201613571</text:p>
          </table:table-cell>
          <table:table-cell office:value-type="float" office:value="0.608045821207243" table:style-name="ce1">
            <text:p>0.608045821207243</text:p>
          </table:table-cell>
          <table:table-cell office:value-type="float" office:value="0.467424321077855" table:style-name="ce1">
            <text:p>0.467424321077855</text:p>
          </table:table-cell>
          <table:table-cell office:value-type="float" office:value="0.827187457159985" table:style-name="ce1">
            <text:p>0.827187457159985</text:p>
          </table:table-cell>
          <table:table-cell office:value-type="float" office:value="0.419134564725202" table:style-name="ce1">
            <text:p>0.419134564725202</text:p>
          </table:table-cell>
          <table:table-cell office:value-type="float" office:value="0.493419649491029" table:style-name="ce1">
            <text:p>0.493419649491029</text:p>
          </table:table-cell>
          <table:table-cell office:value-type="float" office:value="0.310027949041923" table:style-name="ce1">
            <text:p>0.310027949041923</text:p>
          </table:table-cell>
          <table:table-cell office:value-type="float" office:value="0.602093857558825" table:style-name="ce1">
            <text:p>0.602093857558825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642612994703822" table:style-name="ce1">
            <text:p>0.642612994703822</text:p>
          </table:table-cell>
          <table:table-cell office:value-type="float" office:value="1.11519636481397" table:style-name="ce1">
            <text:p>1.11519636481397</text:p>
          </table:table-cell>
          <table:table-cell office:value-type="float" office:value="0.110624448948889" table:style-name="ce1">
            <text:p>0.110624448948889</text:p>
          </table:table-cell>
          <table:table-cell office:value-type="float" office:value="0.224444300600018" table:style-name="ce1">
            <text:p>0.224444300600018</text:p>
          </table:table-cell>
          <table:table-cell office:value-type="float" office:value="0.148286497615623" table:style-name="ce1">
            <text:p>0.148286497615623</text:p>
          </table:table-cell>
          <table:table-cell office:value-type="float" office:value="0.235540752281513" table:style-name="ce1">
            <text:p>0.235540752281513</text:p>
          </table:table-cell>
          <table:table-cell office:value-type="float" office:value="0.0708464903970536" table:style-name="ce1">
            <text:p>0.0708464903970536</text:p>
          </table:table-cell>
          <table:table-cell office:value-type="float" office:value="0.12514392203283" table:style-name="ce1">
            <text:p>0.12514392203283</text:p>
          </table:table-cell>
          <table:table-cell office:value-type="float" office:value="0.222591958972132" table:style-name="ce1">
            <text:p>0.222591958972132</text:p>
          </table:table-cell>
          <table:table-cell office:value-type="float" office:value="0.105663902531704" table:style-name="ce1">
            <text:p>0.105663902531704</text:p>
          </table:table-cell>
          <table:table-cell office:value-type="float" office:value="0.0766483430560099" table:style-name="ce1">
            <text:p>0.0766483430560099</text:p>
          </table:table-cell>
          <table:table-cell office:value-type="float" office:value="0.113497392277802" table:style-name="ce1">
            <text:p>0.113497392277802</text:p>
          </table:table-cell>
          <table:table-cell office:value-type="float" office:value="0.173817984729878" table:style-name="ce1">
            <text:p>0.173817984729878</text:p>
          </table:table-cell>
          <table:table-cell office:value-type="float" office:value="0.0860572621493201" table:style-name="ce1">
            <text:p>0.0860572621493201</text:p>
          </table:table-cell>
          <table:table-cell office:value-type="float" office:value="0.160691456997831" table:style-name="ce1">
            <text:p>0.160691456997831</text:p>
          </table:table-cell>
          <table:table-cell office:value-type="float" office:value="0.143104808369628" table:style-name="ce1">
            <text:p>0.143104808369628</text:p>
          </table:table-cell>
          <table:table-cell office:value-type="float" office:value="0.032360642276247" table:style-name="ce1">
            <text:p>0.032360642276247</text:p>
          </table:table-cell>
          <table:table-cell office:value-type="float" office:value="0.131011650435878" table:style-name="ce1">
            <text:p>0.131011650435878</text:p>
          </table:table-cell>
          <table:table-cell office:value-type="float" office:value="0.161946192191479" table:style-name="ce1">
            <text:p>0.161946192191479</text:p>
          </table:table-cell>
          <table:table-cell office:value-type="float" office:value="0.192943175410674" table:style-name="ce1">
            <text:p>0.192943175410674</text:p>
          </table:table-cell>
          <table:table-cell office:value-type="float" office:value="0.031058477587544" table:style-name="ce1">
            <text:p>0.031058477587544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  <table:table-cell office:value-type="float" office:value="0.468221844667157" table:style-name="ce1">
            <text:p>0.468221844667157</text:p>
          </table:table-cell>
        </table:table-row>
        <table:table-row>
          <table:table-cell office:value-type="float" office:value="0.389616386032943" table:style-name="ce1">
            <text:p>0.389616386032943</text:p>
          </table:table-cell>
          <table:table-cell office:value-type="float" office:value="-0.0689994956481899" table:style-name="ce1">
            <text:p>-0.0689994956481899</text:p>
          </table:table-cell>
          <table:table-cell office:value-type="float" office:value="-0.155065894457438" table:style-name="ce1">
            <text:p>-0.155065894457438</text:p>
          </table:table-cell>
          <table:table-cell office:value-type="float" office:value="0.202655733022218" table:style-name="ce1">
            <text:p>0.202655733022218</text:p>
          </table:table-cell>
          <table:table-cell office:value-type="float" office:value="0.957380303033599" table:style-name="ce1">
            <text:p>0.957380303033599</text:p>
          </table:table-cell>
          <table:table-cell office:value-type="float" office:value="-0.141466948493334" table:style-name="ce1">
            <text:p>-0.141466948493334</text:p>
          </table:table-cell>
          <table:table-cell office:value-type="float" office:value="1.00493242286572" table:style-name="ce1">
            <text:p>1.00493242286572</text:p>
          </table:table-cell>
          <table:table-cell office:value-type="float" office:value="0.374100583359717" table:style-name="ce1">
            <text:p>0.374100583359717</text:p>
          </table:table-cell>
          <table:table-cell office:value-type="float" office:value="-0.0653881516545601" table:style-name="ce1">
            <text:p>-0.0653881516545601</text:p>
          </table:table-cell>
          <table:table-cell office:value-type="float" office:value="-0.106434024879454" table:style-name="ce1">
            <text:p>-0.106434024879454</text:p>
          </table:table-cell>
          <table:table-cell office:value-type="float" office:value="0.227234608547908" table:style-name="ce1">
            <text:p>0.227234608547908</text:p>
          </table:table-cell>
          <table:table-cell office:value-type="float" office:value="0.793892070767769" table:style-name="ce1">
            <text:p>0.793892070767769</text:p>
          </table:table-cell>
          <table:table-cell office:value-type="float" office:value="0.510156367784443" table:style-name="ce1">
            <text:p>0.510156367784443</text:p>
          </table:table-cell>
          <table:table-cell office:value-type="float" office:value="0.236773011830629" table:style-name="ce1">
            <text:p>0.236773011830629</text:p>
          </table:table-cell>
          <table:table-cell office:value-type="float" office:value="0.258177188797054" table:style-name="ce1">
            <text:p>0.258177188797054</text:p>
          </table:table-cell>
          <table:table-cell office:value-type="float" office:value="0.18853412696215" table:style-name="ce1">
            <text:p>0.18853412696215</text:p>
          </table:table-cell>
          <table:table-cell office:value-type="float" office:value="0.532641563789576" table:style-name="ce1">
            <text:p>0.532641563789576</text:p>
          </table:table-cell>
          <table:table-cell office:value-type="float" office:value="0.404267373475201" table:style-name="ce1">
            <text:p>0.404267373475201</text:p>
          </table:table-cell>
          <table:table-cell office:value-type="float" office:value="0.433365862423021" table:style-name="ce1">
            <text:p>0.433365862423021</text:p>
          </table:table-cell>
          <table:table-cell office:value-type="float" office:value="0.764183124009856" table:style-name="ce1">
            <text:p>0.764183124009856</text:p>
          </table:table-cell>
          <table:table-cell office:value-type="float" office:value="0.389616386032943" table:style-name="ce1">
            <text:p>0.389616386032943</text:p>
          </table:table-cell>
          <table:table-cell office:value-type="float" office:value="0.625469304537012" table:style-name="ce1">
            <text:p>0.625469304537012</text:p>
          </table:table-cell>
          <table:table-cell office:value-type="float" office:value="0.82390624643073" table:style-name="ce1">
            <text:p>0.82390624643073</text:p>
          </table:table-cell>
          <table:table-cell office:value-type="float" office:value="1.02561168118266" table:style-name="ce1">
            <text:p>1.02561168118266</text:p>
          </table:table-cell>
          <table:table-cell office:value-type="float" office:value="0.591855971368705" table:style-name="ce1">
            <text:p>0.591855971368705</text:p>
          </table:table-cell>
          <table:table-cell office:value-type="float" office:value="0.518575598415324" table:style-name="ce1">
            <text:p>0.518575598415324</text:p>
          </table:table-cell>
          <table:table-cell office:value-type="float" office:value="0.456741309401208" table:style-name="ce1">
            <text:p>0.456741309401208</text:p>
          </table:table-cell>
          <table:table-cell office:value-type="float" office:value="0.978135868576799" table:style-name="ce1">
            <text:p>0.978135868576799</text:p>
          </table:table-cell>
          <table:table-cell office:value-type="float" office:value="0.731638092009213" table:style-name="ce1">
            <text:p>0.731638092009213</text:p>
          </table:table-cell>
          <table:table-cell office:value-type="float" office:value="0.479569887924519" table:style-name="ce1">
            <text:p>0.479569887924519</text:p>
          </table:table-cell>
          <table:table-cell office:value-type="float" office:value="0.750880230898222" table:style-name="ce1">
            <text:p>0.750880230898222</text:p>
          </table:table-cell>
          <table:table-cell office:value-type="float" office:value="0.974981836557979" table:style-name="ce1">
            <text:p>0.974981836557979</text:p>
          </table:table-cell>
          <table:table-cell office:value-type="float" office:value="0.321563058078493" table:style-name="ce1">
            <text:p>0.321563058078493</text:p>
          </table:table-cell>
          <table:table-cell office:value-type="float" office:value="0.536711282523537" table:style-name="ce1">
            <text:p>0.536711282523537</text:p>
          </table:table-cell>
          <table:table-cell office:value-type="float" office:value="0.0667223581062875" table:style-name="ce1">
            <text:p>0.0667223581062875</text:p>
          </table:table-cell>
          <table:table-cell office:value-type="float" office:value="0.571825324474992" table:style-name="ce1">
            <text:p>0.571825324474992</text:p>
          </table:table-cell>
          <table:table-cell office:value-type="float" office:value="0.262908236825283" table:style-name="ce1">
            <text:p>0.262908236825283</text:p>
          </table:table-cell>
          <table:table-cell office:value-type="float" office:value="0.475487451319515" table:style-name="ce1">
            <text:p>0.475487451319515</text:p>
          </table:table-cell>
          <table:table-cell office:value-type="float" office:value="0.133770974248291" table:style-name="ce1">
            <text:p>0.133770974248291</text:p>
          </table:table-cell>
          <table:table-cell office:value-type="float" office:value="0.427846306390086" table:style-name="ce1">
            <text:p>0.427846306390086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316590370500434" table:style-name="ce1">
            <text:p>0.316590370500434</text:p>
          </table:table-cell>
          <table:table-cell office:value-type="float" office:value="1.28822300036252" table:style-name="ce1">
            <text:p>1.28822300036252</text:p>
          </table:table-cell>
          <table:table-cell office:value-type="float" office:value="0.0312522157656108" table:style-name="ce1">
            <text:p>0.0312522157656108</text:p>
          </table:table-cell>
          <table:table-cell office:value-type="float" office:value="0.160893522777477" table:style-name="ce1">
            <text:p>0.160893522777477</text:p>
          </table:table-cell>
          <table:table-cell office:value-type="float" office:value="0.0945795020526826" table:style-name="ce1">
            <text:p>0.0945795020526826</text:p>
          </table:table-cell>
          <table:table-cell office:value-type="float" office:value="0.123030184827972" table:style-name="ce1">
            <text:p>0.123030184827972</text:p>
          </table:table-cell>
          <table:table-cell office:value-type="float" office:value="0.0235751803831033" table:style-name="ce1">
            <text:p>0.0235751803831033</text:p>
          </table:table-cell>
          <table:table-cell office:value-type="float" office:value="0.0269973888644866" table:style-name="ce1">
            <text:p>0.0269973888644866</text:p>
          </table:table-cell>
          <table:table-cell office:value-type="float" office:value="0.0699893928504838" table:style-name="ce1">
            <text:p>0.0699893928504838</text:p>
          </table:table-cell>
          <table:table-cell office:value-type="float" office:value="0.0419945275559763" table:style-name="ce1">
            <text:p>0.0419945275559763</text:p>
          </table:table-cell>
          <table:table-cell office:value-type="float" office:value="0.0250140918770774" table:style-name="ce1">
            <text:p>0.0250140918770774</text:p>
          </table:table-cell>
          <table:table-cell office:value-type="float" office:value="0.0343553868653151" table:style-name="ce1">
            <text:p>0.0343553868653151</text:p>
          </table:table-cell>
          <table:table-cell office:value-type="float" office:value="0.0364392421874239" table:style-name="ce1">
            <text:p>0.0364392421874239</text:p>
          </table:table-cell>
          <table:table-cell office:value-type="float" office:value="0.0116253084368987" table:style-name="ce1">
            <text:p>0.0116253084368987</text:p>
          </table:table-cell>
          <table:table-cell office:value-type="float" office:value="0.0322516803612386" table:style-name="ce1">
            <text:p>0.0322516803612386</text:p>
          </table:table-cell>
          <table:table-cell office:value-type="float" office:value="0.0104459650663943" table:style-name="ce1">
            <text:p>0.0104459650663943</text:p>
          </table:table-cell>
          <table:table-cell office:value-type="float" office:value="0.00228857323653999" table:style-name="ce1">
            <text:p>0.00228857323653999</text:p>
          </table:table-cell>
          <table:table-cell office:value-type="float" office:value="0.0140900098558341" table:style-name="ce1">
            <text:p>0.0140900098558341</text:p>
          </table:table-cell>
          <table:table-cell office:value-type="float" office:value="0.010879477936035" table:style-name="ce1">
            <text:p>0.010879477936035</text:p>
          </table:table-cell>
          <table:table-cell office:value-type="float" office:value="0.00886574073512366" table:style-name="ce1">
            <text:p>0.00886574073512366</text:p>
          </table:table-cell>
          <table:table-cell office:value-type="float" office:value="0.00362065779321517" table:style-name="ce1">
            <text:p>0.00362065779321517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  <table:table-cell office:value-type="float" office:value="0.360616274459169" table:style-name="ce1">
            <text:p>0.360616274459169</text:p>
          </table:table-cell>
        </table:table-row>
        <table:table-row>
          <table:table-cell office:value-type="float" office:value="0.395727323069406" table:style-name="ce1">
            <text:p>0.395727323069406</text:p>
          </table:table-cell>
          <table:table-cell office:value-type="float" office:value="-0.0699617875383843" table:style-name="ce1">
            <text:p>-0.0699617875383843</text:p>
          </table:table-cell>
          <table:table-cell office:value-type="float" office:value="-0.157744637733625" table:style-name="ce1">
            <text:p>-0.157744637733625</text:p>
          </table:table-cell>
          <table:table-cell office:value-type="float" office:value="0.288672258958852" table:style-name="ce1">
            <text:p>0.288672258958852</text:p>
          </table:table-cell>
          <table:table-cell office:value-type="float" office:value="1.00715805029836" table:style-name="ce1">
            <text:p>1.00715805029836</text:p>
          </table:table-cell>
          <table:table-cell office:value-type="float" office:value="-0.162517770942687" table:style-name="ce1">
            <text:p>-0.162517770942687</text:p>
          </table:table-cell>
          <table:table-cell office:value-type="float" office:value="1.0509838339147" table:style-name="ce1">
            <text:p>1.0509838339147</text:p>
          </table:table-cell>
          <table:table-cell office:value-type="float" office:value="0.363926286524815" table:style-name="ce1">
            <text:p>0.363926286524815</text:p>
          </table:table-cell>
          <table:table-cell office:value-type="float" office:value="-0.0624187938219601" table:style-name="ce1">
            <text:p>-0.0624187938219601</text:p>
          </table:table-cell>
          <table:table-cell office:value-type="float" office:value="-0.101190908780595" table:style-name="ce1">
            <text:p>-0.101190908780595</text:p>
          </table:table-cell>
          <table:table-cell office:value-type="float" office:value="0.230337769082554" table:style-name="ce1">
            <text:p>0.230337769082554</text:p>
          </table:table-cell>
          <table:table-cell office:value-type="float" office:value="0.7783635502235" table:style-name="ce1">
            <text:p>0.7783635502235</text:p>
          </table:table-cell>
          <table:table-cell office:value-type="float" office:value="0.546720247034871" table:style-name="ce1">
            <text:p>0.546720247034871</text:p>
          </table:table-cell>
          <table:table-cell office:value-type="float" office:value="0.297259206514121" table:style-name="ce1">
            <text:p>0.297259206514121</text:p>
          </table:table-cell>
          <table:table-cell office:value-type="float" office:value="0.307331760380674" table:style-name="ce1">
            <text:p>0.307331760380674</text:p>
          </table:table-cell>
          <table:table-cell office:value-type="float" office:value="0.33487866906117" table:style-name="ce1">
            <text:p>0.33487866906117</text:p>
          </table:table-cell>
          <table:table-cell office:value-type="float" office:value="0.522034859339191" table:style-name="ce1">
            <text:p>0.522034859339191</text:p>
          </table:table-cell>
          <table:table-cell office:value-type="float" office:value="0.473910435310105" table:style-name="ce1">
            <text:p>0.473910435310105</text:p>
          </table:table-cell>
          <table:table-cell office:value-type="float" office:value="0.423000797522465" table:style-name="ce1">
            <text:p>0.423000797522465</text:p>
          </table:table-cell>
          <table:table-cell office:value-type="float" office:value="0.908391063773546" table:style-name="ce1">
            <text:p>0.908391063773546</text:p>
          </table:table-cell>
          <table:table-cell office:value-type="float" office:value="0.395727323069406" table:style-name="ce1">
            <text:p>0.395727323069406</text:p>
          </table:table-cell>
          <table:table-cell office:value-type="float" office:value="0.519275081322723" table:style-name="ce1">
            <text:p>0.519275081322723</text:p>
          </table:table-cell>
          <table:table-cell office:value-type="float" office:value="0.925038756969655" table:style-name="ce1">
            <text:p>0.925038756969655</text:p>
          </table:table-cell>
          <table:table-cell office:value-type="float" office:value="1.06489718483642" table:style-name="ce1">
            <text:p>1.06489718483642</text:p>
          </table:table-cell>
          <table:table-cell office:value-type="float" office:value="0.712357799507074" table:style-name="ce1">
            <text:p>0.712357799507074</text:p>
          </table:table-cell>
          <table:table-cell office:value-type="float" office:value="0.598253060503649" table:style-name="ce1">
            <text:p>0.598253060503649</text:p>
          </table:table-cell>
          <table:table-cell office:value-type="float" office:value="0.693929604364858" table:style-name="ce1">
            <text:p>0.693929604364858</text:p>
          </table:table-cell>
          <table:table-cell office:value-type="float" office:value="0.892748082389884" table:style-name="ce1">
            <text:p>0.892748082389884</text:p>
          </table:table-cell>
          <table:table-cell office:value-type="float" office:value="0.853653346801774" table:style-name="ce1">
            <text:p>0.853653346801774</text:p>
          </table:table-cell>
          <table:table-cell office:value-type="float" office:value="0.548208237946976" table:style-name="ce1">
            <text:p>0.548208237946976</text:p>
          </table:table-cell>
          <table:table-cell office:value-type="float" office:value="0.775883565369993" table:style-name="ce1">
            <text:p>0.775883565369993</text:p>
          </table:table-cell>
          <table:table-cell office:value-type="float" office:value="0.969589459235481" table:style-name="ce1">
            <text:p>0.969589459235481</text:p>
          </table:table-cell>
          <table:table-cell office:value-type="float" office:value="0.543464472047703" table:style-name="ce1">
            <text:p>0.543464472047703</text:p>
          </table:table-cell>
          <table:table-cell office:value-type="float" office:value="0.672932399271829" table:style-name="ce1">
            <text:p>0.672932399271829</text:p>
          </table:table-cell>
          <table:table-cell office:value-type="float" office:value="0.44500271442794" table:style-name="ce1">
            <text:p>0.44500271442794</text:p>
          </table:table-cell>
          <table:table-cell office:value-type="float" office:value="0.810984889450404" table:style-name="ce1">
            <text:p>0.810984889450404</text:p>
          </table:table-cell>
          <table:table-cell office:value-type="float" office:value="0.472231676332346" table:style-name="ce1">
            <text:p>0.472231676332346</text:p>
          </table:table-cell>
          <table:table-cell office:value-type="float" office:value="0.51379367890292" table:style-name="ce1">
            <text:p>0.51379367890292</text:p>
          </table:table-cell>
          <table:table-cell office:value-type="float" office:value="0.459831752064809" table:style-name="ce1">
            <text:p>0.459831752064809</text:p>
          </table:table-cell>
          <table:table-cell office:value-type="float" office:value="0.506824285571012" table:style-name="ce1">
            <text:p>0.506824285571012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594590313643085" table:style-name="ce1">
            <text:p>0.594590313643085</text:p>
          </table:table-cell>
          <table:table-cell office:value-type="float" office:value="0.809026337309686" table:style-name="ce1">
            <text:p>0.809026337309686</text:p>
          </table:table-cell>
          <table:table-cell office:value-type="float" office:value="0.179173773874041" table:style-name="ce1">
            <text:p>0.179173773874041</text:p>
          </table:table-cell>
          <table:table-cell office:value-type="float" office:value="0.196997416386558" table:style-name="ce1">
            <text:p>0.196997416386558</text:p>
          </table:table-cell>
          <table:table-cell office:value-type="float" office:value="0.156103232235656" table:style-name="ce1">
            <text:p>0.156103232235656</text:p>
          </table:table-cell>
          <table:table-cell office:value-type="float" office:value="0.276862717696042" table:style-name="ce1">
            <text:p>0.276862717696042</text:p>
          </table:table-cell>
          <table:table-cell office:value-type="float" office:value="0.0761469901379019" table:style-name="ce1">
            <text:p>0.0761469901379019</text:p>
          </table:table-cell>
          <table:table-cell office:value-type="float" office:value="0.117101357452797" table:style-name="ce1">
            <text:p>0.117101357452797</text:p>
          </table:table-cell>
          <table:table-cell office:value-type="float" office:value="0.203906392619225" table:style-name="ce1">
            <text:p>0.203906392619225</text:p>
          </table:table-cell>
          <table:table-cell office:value-type="float" office:value="0.129972988723542" table:style-name="ce1">
            <text:p>0.129972988723542</text:p>
          </table:table-cell>
          <table:table-cell office:value-type="float" office:value="0.0864749122854801" table:style-name="ce1">
            <text:p>0.0864749122854801</text:p>
          </table:table-cell>
          <table:table-cell office:value-type="float" office:value="0.114589545510617" table:style-name="ce1">
            <text:p>0.114589545510617</text:p>
          </table:table-cell>
          <table:table-cell office:value-type="float" office:value="0.184420644113815" table:style-name="ce1">
            <text:p>0.184420644113815</text:p>
          </table:table-cell>
          <table:table-cell office:value-type="float" office:value="0.0948164153724695" table:style-name="ce1">
            <text:p>0.0948164153724695</text:p>
          </table:table-cell>
          <table:table-cell office:value-type="float" office:value="0.138422708070395" table:style-name="ce1">
            <text:p>0.138422708070395</text:p>
          </table:table-cell>
          <table:table-cell office:value-type="float" office:value="0.109420563102463" table:style-name="ce1">
            <text:p>0.109420563102463</text:p>
          </table:table-cell>
          <table:table-cell office:value-type="float" office:value="0.0435610798084475" table:style-name="ce1">
            <text:p>0.0435610798084475</text:p>
          </table:table-cell>
          <table:table-cell office:value-type="float" office:value="0.164834109882708" table:style-name="ce1">
            <text:p>0.164834109882708</text:p>
          </table:table-cell>
          <table:table-cell office:value-type="float" office:value="0.146195332999855" table:style-name="ce1">
            <text:p>0.146195332999855</text:p>
          </table:table-cell>
          <table:table-cell office:value-type="float" office:value="0.192448847157221" table:style-name="ce1">
            <text:p>0.192448847157221</text:p>
          </table:table-cell>
          <table:table-cell office:value-type="float" office:value="0.0487762428823838" table:style-name="ce1">
            <text:p>0.0487762428823838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  <table:table-cell office:value-type="float" office:value="0.457594132695424" table:style-name="ce1">
            <text:p>0.457594132695424</text:p>
          </table:table-cell>
        </table:table-row>
        <table:table-row>
          <table:table-cell office:value-type="float" office:value="0.205499766934349" table:style-name="ce1">
            <text:p>0.205499766934349</text:p>
          </table:table-cell>
          <table:table-cell office:value-type="float" office:value="-0.0558573378335342" table:style-name="ce1">
            <text:p>-0.0558573378335342</text:p>
          </table:table-cell>
          <table:table-cell office:value-type="float" office:value="-0.120242231866999" table:style-name="ce1">
            <text:p>-0.120242231866999</text:p>
          </table:table-cell>
          <table:table-cell office:value-type="float" office:value="0.1499997725669" table:style-name="ce1">
            <text:p>0.1499997725669</text:p>
          </table:table-cell>
          <table:table-cell office:value-type="float" office:value="0.937031709363795" table:style-name="ce1">
            <text:p>0.937031709363795</text:p>
          </table:table-cell>
          <table:table-cell office:value-type="float" office:value="-0.0804095280604955" table:style-name="ce1">
            <text:p>-0.0804095280604955</text:p>
          </table:table-cell>
          <table:table-cell office:value-type="float" office:value="0.622353426131323" table:style-name="ce1">
            <text:p>0.622353426131323</text:p>
          </table:table-cell>
          <table:table-cell office:value-type="float" office:value="0.19585962068328" table:style-name="ce1">
            <text:p>0.19585962068328</text:p>
          </table:table-cell>
          <table:table-cell office:value-type="float" office:value="-0.037729133324971" table:style-name="ce1">
            <text:p>-0.037729133324971</text:p>
          </table:table-cell>
          <table:table-cell office:value-type="float" office:value="-0.058379917288544" table:style-name="ce1">
            <text:p>-0.058379917288544</text:p>
          </table:table-cell>
          <table:table-cell office:value-type="float" office:value="0.157286317807958" table:style-name="ce1">
            <text:p>0.157286317807958</text:p>
          </table:table-cell>
          <table:table-cell office:value-type="float" office:value="0.421690856804971" table:style-name="ce1">
            <text:p>0.421690856804971</text:p>
          </table:table-cell>
          <table:table-cell office:value-type="float" office:value="0.199954775159328" table:style-name="ce1">
            <text:p>0.199954775159328</text:p>
          </table:table-cell>
          <table:table-cell office:value-type="float" office:value="0.154831768696538" table:style-name="ce1">
            <text:p>0.154831768696538</text:p>
          </table:table-cell>
          <table:table-cell office:value-type="float" office:value="0.12521184703593" table:style-name="ce1">
            <text:p>0.12521184703593</text:p>
          </table:table-cell>
          <table:table-cell office:value-type="float" office:value="0.263734898443119" table:style-name="ce1">
            <text:p>0.263734898443119</text:p>
          </table:table-cell>
          <table:table-cell office:value-type="float" office:value="0.267906360145429" table:style-name="ce1">
            <text:p>0.267906360145429</text:p>
          </table:table-cell>
          <table:table-cell office:value-type="float" office:value="0.403504301212584" table:style-name="ce1">
            <text:p>0.403504301212584</text:p>
          </table:table-cell>
          <table:table-cell office:value-type="float" office:value="0.0702070547722414" table:style-name="ce1">
            <text:p>0.0702070547722414</text:p>
          </table:table-cell>
          <table:table-cell office:value-type="float" office:value="0.476390420163612" table:style-name="ce1">
            <text:p>0.476390420163612</text:p>
          </table:table-cell>
          <table:table-cell office:value-type="float" office:value="0.205499766934349" table:style-name="ce1">
            <text:p>0.205499766934349</text:p>
          </table:table-cell>
          <table:table-cell office:value-type="float" office:value="0.270195576933282" table:style-name="ce1">
            <text:p>0.270195576933282</text:p>
          </table:table-cell>
          <table:table-cell office:value-type="float" office:value="0.397081776335552" table:style-name="ce1">
            <text:p>0.397081776335552</text:p>
          </table:table-cell>
          <table:table-cell office:value-type="float" office:value="0.629856970047064" table:style-name="ce1">
            <text:p>0.629856970047064</text:p>
          </table:table-cell>
          <table:table-cell office:value-type="float" office:value="0.343094413755354" table:style-name="ce1">
            <text:p>0.343094413755354</text:p>
          </table:table-cell>
          <table:table-cell office:value-type="float" office:value="0.340080278318014" table:style-name="ce1">
            <text:p>0.340080278318014</text:p>
          </table:table-cell>
          <table:table-cell office:value-type="float" office:value="0.241809288763905" table:style-name="ce1">
            <text:p>0.241809288763905</text:p>
          </table:table-cell>
          <table:table-cell office:value-type="float" office:value="0.431674385574218" table:style-name="ce1">
            <text:p>0.431674385574218</text:p>
          </table:table-cell>
          <table:table-cell office:value-type="float" office:value="0.324589911386876" table:style-name="ce1">
            <text:p>0.324589911386876</text:p>
          </table:table-cell>
          <table:table-cell office:value-type="float" office:value="0.352683688522249" table:style-name="ce1">
            <text:p>0.352683688522249</text:p>
          </table:table-cell>
          <table:table-cell office:value-type="float" office:value="0.455024396810318" table:style-name="ce1">
            <text:p>0.455024396810318</text:p>
          </table:table-cell>
          <table:table-cell office:value-type="float" office:value="0.713769483192917" table:style-name="ce1">
            <text:p>0.713769483192917</text:p>
          </table:table-cell>
          <table:table-cell office:value-type="float" office:value="0.230210590372117" table:style-name="ce1">
            <text:p>0.230210590372117</text:p>
          </table:table-cell>
          <table:table-cell office:value-type="float" office:value="0.402168924753003" table:style-name="ce1">
            <text:p>0.402168924753003</text:p>
          </table:table-cell>
          <table:table-cell office:value-type="float" office:value="0.241783853021818" table:style-name="ce1">
            <text:p>0.241783853021818</text:p>
          </table:table-cell>
          <table:table-cell office:value-type="float" office:value="0.45050955258983" table:style-name="ce1">
            <text:p>0.45050955258983</text:p>
          </table:table-cell>
          <table:table-cell office:value-type="float" office:value="0.26391294863773" table:style-name="ce1">
            <text:p>0.26391294863773</text:p>
          </table:table-cell>
          <table:table-cell office:value-type="float" office:value="0.223406529363777" table:style-name="ce1">
            <text:p>0.223406529363777</text:p>
          </table:table-cell>
          <table:table-cell office:value-type="float" office:value="0.209035335084478" table:style-name="ce1">
            <text:p>0.209035335084478</text:p>
          </table:table-cell>
          <table:table-cell office:value-type="float" office:value="0.329041166252145" table:style-name="ce1">
            <text:p>0.329041166252145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292222929580844" table:style-name="ce1">
            <text:p>0.292222929580844</text:p>
          </table:table-cell>
          <table:table-cell office:value-type="float" office:value="0.336417531457449" table:style-name="ce1">
            <text:p>0.336417531457449</text:p>
          </table:table-cell>
          <table:table-cell office:value-type="float" office:value="0.0544623304202307" table:style-name="ce1">
            <text:p>0.0544623304202307</text:p>
          </table:table-cell>
          <table:table-cell office:value-type="float" office:value="0.0986135067909061" table:style-name="ce1">
            <text:p>0.0986135067909061</text:p>
          </table:table-cell>
          <table:table-cell office:value-type="float" office:value="0.0946034379470604" table:style-name="ce1">
            <text:p>0.0946034379470604</text:p>
          </table:table-cell>
          <table:table-cell office:value-type="float" office:value="0.157193226034522" table:style-name="ce1">
            <text:p>0.157193226034522</text:p>
          </table:table-cell>
          <table:table-cell office:value-type="float" office:value="0.0471559389366686" table:style-name="ce1">
            <text:p>0.0471559389366686</text:p>
          </table:table-cell>
          <table:table-cell office:value-type="float" office:value="0.0752916981903211" table:style-name="ce1">
            <text:p>0.0752916981903211</text:p>
          </table:table-cell>
          <table:table-cell office:value-type="float" office:value="0.112245378491276" table:style-name="ce1">
            <text:p>0.112245378491276</text:p>
          </table:table-cell>
          <table:table-cell office:value-type="float" office:value="0.073446188699243" table:style-name="ce1">
            <text:p>0.073446188699243</text:p>
          </table:table-cell>
          <table:table-cell office:value-type="float" office:value="0.0394970251158693" table:style-name="ce1">
            <text:p>0.0394970251158693</text:p>
          </table:table-cell>
          <table:table-cell office:value-type="float" office:value="0.0670929258821973" table:style-name="ce1">
            <text:p>0.0670929258821973</text:p>
          </table:table-cell>
          <table:table-cell office:value-type="float" office:value="0.0862390864878509" table:style-name="ce1">
            <text:p>0.0862390864878509</text:p>
          </table:table-cell>
          <table:table-cell office:value-type="float" office:value="0.0695588433486363" table:style-name="ce1">
            <text:p>0.0695588433486363</text:p>
          </table:table-cell>
          <table:table-cell office:value-type="float" office:value="0.102425703840077" table:style-name="ce1">
            <text:p>0.102425703840077</text:p>
          </table:table-cell>
          <table:table-cell office:value-type="float" office:value="0.0920446023793381" table:style-name="ce1">
            <text:p>0.0920446023793381</text:p>
          </table:table-cell>
          <table:table-cell office:value-type="float" office:value="0.017469003640955" table:style-name="ce1">
            <text:p>0.017469003640955</text:p>
          </table:table-cell>
          <table:table-cell office:value-type="float" office:value="0.0665928738279142" table:style-name="ce1">
            <text:p>0.0665928738279142</text:p>
          </table:table-cell>
          <table:table-cell office:value-type="float" office:value="0.0729566996592179" table:style-name="ce1">
            <text:p>0.0729566996592179</text:p>
          </table:table-cell>
          <table:table-cell office:value-type="float" office:value="0.0811573452112494" table:style-name="ce1">
            <text:p>0.0811573452112494</text:p>
          </table:table-cell>
          <table:table-cell office:value-type="float" office:value="0.0271142584705136" table:style-name="ce1">
            <text:p>0.0271142584705136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  <table:table-cell office:value-type="float" office:value="0.250466874035593" table:style-name="ce1">
            <text:p>0.250466874035593</text:p>
          </table:table-cell>
        </table:table-row>
        <table:table-row>
          <table:table-cell office:value-type="float" office:value="0.426669903318551" table:style-name="ce1">
            <text:p>0.426669903318551</text:p>
          </table:table-cell>
          <table:table-cell office:value-type="float" office:value="-0.0677608885152396" table:style-name="ce1">
            <text:p>-0.0677608885152396</text:p>
          </table:table-cell>
          <table:table-cell office:value-type="float" office:value="-0.168459610838375" table:style-name="ce1">
            <text:p>-0.168459610838375</text:p>
          </table:table-cell>
          <table:table-cell office:value-type="float" office:value="0.301576923733432" table:style-name="ce1">
            <text:p>0.301576923733432</text:p>
          </table:table-cell>
          <table:table-cell office:value-type="float" office:value="0.939702462282957" table:style-name="ce1">
            <text:p>0.939702462282957</text:p>
          </table:table-cell>
          <table:table-cell office:value-type="float" office:value="-0.139560235848048" table:style-name="ce1">
            <text:p>-0.139560235848048</text:p>
          </table:table-cell>
          <table:table-cell office:value-type="float" office:value="1.09446623501286" table:style-name="ce1">
            <text:p>1.09446623501286</text:p>
          </table:table-cell>
          <table:table-cell office:value-type="float" office:value="0.474317407183501" table:style-name="ce1">
            <text:p>0.474317407183501</text:p>
          </table:table-cell>
          <table:table-cell office:value-type="float" office:value="-0.0687767938107449" table:style-name="ce1">
            <text:p>-0.0687767938107449</text:p>
          </table:table-cell>
          <table:table-cell office:value-type="float" office:value="-0.107023772337874" table:style-name="ce1">
            <text:p>-0.107023772337874</text:p>
          </table:table-cell>
          <table:table-cell office:value-type="float" office:value="0.179580745747437" table:style-name="ce1">
            <text:p>0.179580745747437</text:p>
          </table:table-cell>
          <table:table-cell office:value-type="float" office:value="0.80444790373398" table:style-name="ce1">
            <text:p>0.80444790373398</text:p>
          </table:table-cell>
          <table:table-cell office:value-type="float" office:value="0.533913350893939" table:style-name="ce1">
            <text:p>0.533913350893939</text:p>
          </table:table-cell>
          <table:table-cell office:value-type="float" office:value="0.227997680810526" table:style-name="ce1">
            <text:p>0.227997680810526</text:p>
          </table:table-cell>
          <table:table-cell office:value-type="float" office:value="0.311973783311598" table:style-name="ce1">
            <text:p>0.311973783311598</text:p>
          </table:table-cell>
          <table:table-cell office:value-type="float" office:value="0.309620977168526" table:style-name="ce1">
            <text:p>0.309620977168526</text:p>
          </table:table-cell>
          <table:table-cell office:value-type="float" office:value="0.59018993026199" table:style-name="ce1">
            <text:p>0.59018993026199</text:p>
          </table:table-cell>
          <table:table-cell office:value-type="float" office:value="0.538377323630252" table:style-name="ce1">
            <text:p>0.538377323630252</text:p>
          </table:table-cell>
          <table:table-cell office:value-type="float" office:value="0.416387504579778" table:style-name="ce1">
            <text:p>0.416387504579778</text:p>
          </table:table-cell>
          <table:table-cell office:value-type="float" office:value="1.00818819785289" table:style-name="ce1">
            <text:p>1.00818819785289</text:p>
          </table:table-cell>
          <table:table-cell office:value-type="float" office:value="0.426669903318551" table:style-name="ce1">
            <text:p>0.426669903318551</text:p>
          </table:table-cell>
          <table:table-cell office:value-type="float" office:value="0.671062872228416" table:style-name="ce1">
            <text:p>0.671062872228416</text:p>
          </table:table-cell>
          <table:table-cell office:value-type="float" office:value="1.00691641074853" table:style-name="ce1">
            <text:p>1.00691641074853</text:p>
          </table:table-cell>
          <table:table-cell office:value-type="float" office:value="1.14182758677933" table:style-name="ce1">
            <text:p>1.14182758677933</text:p>
          </table:table-cell>
          <table:table-cell office:value-type="float" office:value="0.780207641524826" table:style-name="ce1">
            <text:p>0.780207641524826</text:p>
          </table:table-cell>
          <table:table-cell office:value-type="float" office:value="0.785968837107589" table:style-name="ce1">
            <text:p>0.785968837107589</text:p>
          </table:table-cell>
          <table:table-cell office:value-type="float" office:value="0.681949369841761" table:style-name="ce1">
            <text:p>0.681949369841761</text:p>
          </table:table-cell>
          <table:table-cell office:value-type="float" office:value="1.06146335965465" table:style-name="ce1">
            <text:p>1.06146335965465</text:p>
          </table:table-cell>
          <table:table-cell office:value-type="float" office:value="0.868660434633254" table:style-name="ce1">
            <text:p>0.868660434633254</text:p>
          </table:table-cell>
          <table:table-cell office:value-type="float" office:value="0.752177453744671" table:style-name="ce1">
            <text:p>0.752177453744671</text:p>
          </table:table-cell>
          <table:table-cell office:value-type="float" office:value="0.804422467991893" table:style-name="ce1">
            <text:p>0.804422467991893</text:p>
          </table:table-cell>
          <table:table-cell office:value-type="float" office:value="1.14617709867625" table:style-name="ce1">
            <text:p>1.14617709867625</text:p>
          </table:table-cell>
          <table:table-cell office:value-type="float" office:value="0.557886537811176" table:style-name="ce1">
            <text:p>0.557886537811176</text:p>
          </table:table-cell>
          <table:table-cell office:value-type="float" office:value="0.711518420018195" table:style-name="ce1">
            <text:p>0.711518420018195</text:p>
          </table:table-cell>
          <table:table-cell office:value-type="float" office:value="0.558026434392656" table:style-name="ce1">
            <text:p>0.558026434392656</text:p>
          </table:table-cell>
          <table:table-cell office:value-type="float" office:value="0.803048937919181" table:style-name="ce1">
            <text:p>0.803048937919181</text:p>
          </table:table-cell>
          <table:table-cell office:value-type="float" office:value="0.480193063605657" table:style-name="ce1">
            <text:p>0.480193063605657</text:p>
          </table:table-cell>
          <table:table-cell office:value-type="float" office:value="0.523421107282946" table:style-name="ce1">
            <text:p>0.523421107282946</text:p>
          </table:table-cell>
          <table:table-cell office:value-type="float" office:value="0.457746021213654" table:style-name="ce1">
            <text:p>0.457746021213654</text:p>
          </table:table-cell>
          <table:table-cell office:value-type="float" office:value="0.617736838942487" table:style-name="ce1">
            <text:p>0.617736838942487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69057208640934" table:style-name="ce1">
            <text:p>0.69057208640934</text:p>
          </table:table-cell>
          <table:table-cell office:value-type="float" office:value="1.18336415360781" table:style-name="ce1">
            <text:p>1.18336415360781</text:p>
          </table:table-cell>
          <table:table-cell office:value-type="float" office:value="0.19428260467387" table:style-name="ce1">
            <text:p>0.19428260467387</text:p>
          </table:table-cell>
          <table:table-cell office:value-type="float" office:value="0.289331148825994" table:style-name="ce1">
            <text:p>0.289331148825994</text:p>
          </table:table-cell>
          <table:table-cell office:value-type="float" office:value="0.164765320203649" table:style-name="ce1">
            <text:p>0.164765320203649</text:p>
          </table:table-cell>
          <table:table-cell office:value-type="float" office:value="0.299565252674522" table:style-name="ce1">
            <text:p>0.299565252674522</text:p>
          </table:table-cell>
          <table:table-cell office:value-type="float" office:value="0.094917102232515" table:style-name="ce1">
            <text:p>0.094917102232515</text:p>
          </table:table-cell>
          <table:table-cell office:value-type="float" office:value="0.12512029834577" table:style-name="ce1">
            <text:p>0.12512029834577</text:p>
          </table:table-cell>
          <table:table-cell office:value-type="float" office:value="0.194067985528949" table:style-name="ce1">
            <text:p>0.194067985528949</text:p>
          </table:table-cell>
          <table:table-cell office:value-type="float" office:value="0.143095686712488" table:style-name="ce1">
            <text:p>0.143095686712488</text:p>
          </table:table-cell>
          <table:table-cell office:value-type="float" office:value="0.0978170399054863" table:style-name="ce1">
            <text:p>0.0978170399054863</text:p>
          </table:table-cell>
          <table:table-cell office:value-type="float" office:value="0.12811369007592" table:style-name="ce1">
            <text:p>0.12811369007592</text:p>
          </table:table-cell>
          <table:table-cell office:value-type="float" office:value="0.183552827449328" table:style-name="ce1">
            <text:p>0.183552827449328</text:p>
          </table:table-cell>
          <table:table-cell office:value-type="float" office:value="0.123657435347052" table:style-name="ce1">
            <text:p>0.123657435347052</text:p>
          </table:table-cell>
          <table:table-cell office:value-type="float" office:value="0.173373089301769" table:style-name="ce1">
            <text:p>0.173373089301769</text:p>
          </table:table-cell>
          <table:table-cell office:value-type="float" office:value="0.170824587796272" table:style-name="ce1">
            <text:p>0.170824587796272</text:p>
          </table:table-cell>
          <table:table-cell office:value-type="float" office:value="0.0679230070888521" table:style-name="ce1">
            <text:p>0.0679230070888521</text:p>
          </table:table-cell>
          <table:table-cell office:value-type="float" office:value="0.175553227799704" table:style-name="ce1">
            <text:p>0.175553227799704</text:p>
          </table:table-cell>
          <table:table-cell office:value-type="float" office:value="0.162175144224657" table:style-name="ce1">
            <text:p>0.162175144224657</text:p>
          </table:table-cell>
          <table:table-cell office:value-type="float" office:value="0.17816015890476" table:style-name="ce1">
            <text:p>0.17816015890476</text:p>
          </table:table-cell>
          <table:table-cell office:value-type="float" office:value="0.0703601754647612" table:style-name="ce1">
            <text:p>0.070360175464761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  <table:table-cell office:value-type="float" office:value="0.503977705683802" table:style-name="ce1">
            <text:p>0.503977705683802</text:p>
          </table:table-cell>
        </table:table-row>
        <table:table-row>
          <table:table-cell office:value-type="float" office:value="0.3645049496573" table:style-name="ce1">
            <text:p>0.3645049496573</text:p>
          </table:table-cell>
          <table:table-cell office:value-type="float" office:value="-0.0726039661283183" table:style-name="ce1">
            <text:p>-0.0726039661283183</text:p>
          </table:table-cell>
          <table:table-cell office:value-type="float" office:value="-0.107822603950129" table:style-name="ce1">
            <text:p>-0.107822603950129</text:p>
          </table:table-cell>
          <table:table-cell office:value-type="float" office:value="0.271972104544688" table:style-name="ce1">
            <text:p>0.271972104544688</text:p>
          </table:table-cell>
          <table:table-cell office:value-type="float" office:value="0.894375969883469" table:style-name="ce1">
            <text:p>0.894375969883469</text:p>
          </table:table-cell>
          <table:table-cell office:value-type="float" office:value="-0.178124770698941" table:style-name="ce1">
            <text:p>-0.178124770698941</text:p>
          </table:table-cell>
          <table:table-cell office:value-type="float" office:value="0.751299920642661" table:style-name="ce1">
            <text:p>0.751299920642661</text:p>
          </table:table-cell>
          <table:table-cell office:value-type="float" office:value="0.259639743967071" table:style-name="ce1">
            <text:p>0.259639743967071</text:p>
          </table:table-cell>
          <table:table-cell office:value-type="float" office:value="-0.0451112868254628" table:style-name="ce1">
            <text:p>-0.0451112868254628</text:p>
          </table:table-cell>
          <table:table-cell office:value-type="float" office:value="-0.0730699903437124" table:style-name="ce1">
            <text:p>-0.0730699903437124</text:p>
          </table:table-cell>
          <table:table-cell office:value-type="float" office:value="0.246235107887088" table:style-name="ce1">
            <text:p>0.246235107887088</text:p>
          </table:table-cell>
          <table:table-cell office:value-type="float" office:value="0.436367279989317" table:style-name="ce1">
            <text:p>0.436367279989317</text:p>
          </table:table-cell>
          <table:table-cell office:value-type="float" office:value="0.568582267358867" table:style-name="ce1">
            <text:p>0.568582267358867</text:p>
          </table:table-cell>
          <table:table-cell office:value-type="float" office:value="0.193710300476907" table:style-name="ce1">
            <text:p>0.193710300476907</text:p>
          </table:table-cell>
          <table:table-cell office:value-type="float" office:value="0.357440172292565" table:style-name="ce1">
            <text:p>0.357440172292565</text:p>
          </table:table-cell>
          <table:table-cell office:value-type="float" office:value="0.281539917904197" table:style-name="ce1">
            <text:p>0.281539917904197</text:p>
          </table:table-cell>
          <table:table-cell office:value-type="float" office:value="0.53195479875322" table:style-name="ce1">
            <text:p>0.53195479875322</text:p>
          </table:table-cell>
          <table:table-cell office:value-type="float" office:value="0.476123344871696" table:style-name="ce1">
            <text:p>0.476123344871696</text:p>
          </table:table-cell>
          <table:table-cell office:value-type="float" office:value="0.557873819940133" table:style-name="ce1">
            <text:p>0.557873819940133</text:p>
          </table:table-cell>
          <table:table-cell office:value-type="float" office:value="0.756997526870206" table:style-name="ce1">
            <text:p>0.756997526870206</text:p>
          </table:table-cell>
          <table:table-cell office:value-type="float" office:value="0.3645049496573" table:style-name="ce1">
            <text:p>0.3645049496573</text:p>
          </table:table-cell>
          <table:table-cell office:value-type="float" office:value="0.448500128964937" table:style-name="ce1">
            <text:p>0.448500128964937</text:p>
          </table:table-cell>
          <table:table-cell office:value-type="float" office:value="1.06531687458086" table:style-name="ce1">
            <text:p>1.06531687458086</text:p>
          </table:table-cell>
          <table:table-cell office:value-type="float" office:value="0.935047721480989" table:style-name="ce1">
            <text:p>0.935047721480989</text:p>
          </table:table-cell>
          <table:table-cell office:value-type="float" office:value="0.750206183732909" table:style-name="ce1">
            <text:p>0.750206183732909</text:p>
          </table:table-cell>
          <table:table-cell office:value-type="float" office:value="0.543756983081706" table:style-name="ce1">
            <text:p>0.543756983081706</text:p>
          </table:table-cell>
          <table:table-cell office:value-type="float" office:value="0.743058740206391" table:style-name="ce1">
            <text:p>0.743058740206391</text:p>
          </table:table-cell>
          <table:table-cell office:value-type="float" office:value="0.76507337498291" table:style-name="ce1">
            <text:p>0.76507337498291</text:p>
          </table:table-cell>
          <table:table-cell office:value-type="float" office:value="0.920320426812469" table:style-name="ce1">
            <text:p>0.920320426812469</text:p>
          </table:table-cell>
          <table:table-cell office:value-type="float" office:value="0.5288007667344" table:style-name="ce1">
            <text:p>0.5288007667344</text:p>
          </table:table-cell>
          <table:table-cell office:value-type="float" office:value="0.848311840963451" table:style-name="ce1">
            <text:p>0.848311840963451</text:p>
          </table:table-cell>
          <table:table-cell office:value-type="float" office:value="1.01963428179215" table:style-name="ce1">
            <text:p>1.01963428179215</text:p>
          </table:table-cell>
          <table:table-cell office:value-type="float" office:value="0.671800508748947" table:style-name="ce1">
            <text:p>0.671800508748947</text:p>
          </table:table-cell>
          <table:table-cell office:value-type="float" office:value="0.637449539060109" table:style-name="ce1">
            <text:p>0.637449539060109</text:p>
          </table:table-cell>
          <table:table-cell office:value-type="float" office:value="0.460022520130464" table:style-name="ce1">
            <text:p>0.460022520130464</text:p>
          </table:table-cell>
          <table:table-cell office:value-type="float" office:value="0.609775451669176" table:style-name="ce1">
            <text:p>0.609775451669176</text:p>
          </table:table-cell>
          <table:table-cell office:value-type="float" office:value="0.372370952897784" table:style-name="ce1">
            <text:p>0.372370952897784</text:p>
          </table:table-cell>
          <table:table-cell office:value-type="float" office:value="0.387848601957878" table:style-name="ce1">
            <text:p>0.387848601957878</text:p>
          </table:table-cell>
          <table:table-cell office:value-type="float" office:value="0.206250121325923" table:style-name="ce1">
            <text:p>0.206250121325923</text:p>
          </table:table-cell>
          <table:table-cell office:value-type="float" office:value="0.404852395543208" table:style-name="ce1">
            <text:p>0.404852395543208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436558048054971" table:style-name="ce1">
            <text:p>0.436558048054971</text:p>
          </table:table-cell>
          <table:table-cell office:value-type="float" office:value="0.76367440916811" table:style-name="ce1">
            <text:p>0.76367440916811</text:p>
          </table:table-cell>
          <table:table-cell office:value-type="float" office:value="0.0725344251732252" table:style-name="ce1">
            <text:p>0.0725344251732252</text:p>
          </table:table-cell>
          <table:table-cell office:value-type="float" office:value="0.217808250801265" table:style-name="ce1">
            <text:p>0.217808250801265</text:p>
          </table:table-cell>
          <table:table-cell office:value-type="float" office:value="0.134133151235502" table:style-name="ce1">
            <text:p>0.134133151235502</text:p>
          </table:table-cell>
          <table:table-cell office:value-type="float" office:value="0.258002081089584" table:style-name="ce1">
            <text:p>0.258002081089584</text:p>
          </table:table-cell>
          <table:table-cell office:value-type="float" office:value="0.0646534419686799" table:style-name="ce1">
            <text:p>0.0646534419686799</text:p>
          </table:table-cell>
          <table:table-cell office:value-type="float" office:value="0.122324846055213" table:style-name="ce1">
            <text:p>0.122324846055213</text:p>
          </table:table-cell>
          <table:table-cell office:value-type="float" office:value="0.158410064463223" table:style-name="ce1">
            <text:p>0.158410064463223</text:p>
          </table:table-cell>
          <table:table-cell office:value-type="float" office:value="0.119036366375027" table:style-name="ce1">
            <text:p>0.119036366375027</text:p>
          </table:table-cell>
          <table:table-cell office:value-type="float" office:value="0.0614208473984109" table:style-name="ce1">
            <text:p>0.0614208473984109</text:p>
          </table:table-cell>
          <table:table-cell office:value-type="float" office:value="0.0857089116308389" table:style-name="ce1">
            <text:p>0.0857089116308389</text:p>
          </table:table-cell>
          <table:table-cell office:value-type="float" office:value="0.101680085119844" table:style-name="ce1">
            <text:p>0.101680085119844</text:p>
          </table:table-cell>
          <table:table-cell office:value-type="float" office:value="0.10739837028669" table:style-name="ce1">
            <text:p>0.10739837028669</text:p>
          </table:table-cell>
          <table:table-cell office:value-type="float" office:value="0.12210571814564" table:style-name="ce1">
            <text:p>0.12210571814564</text:p>
          </table:table-cell>
          <table:table-cell office:value-type="float" office:value="0.130686434479658" table:style-name="ce1">
            <text:p>0.130686434479658</text:p>
          </table:table-cell>
          <table:table-cell office:value-type="float" office:value="0.0278222536072035" table:style-name="ce1">
            <text:p>0.0278222536072035</text:p>
          </table:table-cell>
          <table:table-cell office:value-type="float" office:value="0.133145067108678" table:style-name="ce1">
            <text:p>0.133145067108678</text:p>
          </table:table-cell>
          <table:table-cell office:value-type="float" office:value="0.131146940273665" table:style-name="ce1">
            <text:p>0.131146940273665</text:p>
          </table:table-cell>
          <table:table-cell office:value-type="float" office:value="0.139149854524315" table:style-name="ce1">
            <text:p>0.139149854524315</text:p>
          </table:table-cell>
          <table:table-cell office:value-type="float" office:value="0.0347945584925939" table:style-name="ce1">
            <text:p>0.0347945584925939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  <table:table-cell office:value-type="float" office:value="0.413121003196562" table:style-name="ce1">
            <text:p>0.413121003196562</text:p>
          </table:table-cell>
        </table:table-row>
        <table:table-row>
          <table:table-cell office:value-type="float" office:value="0.215400629541813" table:style-name="ce1">
            <text:p>0.215400629541813</text:p>
          </table:table-cell>
          <table:table-cell office:value-type="float" office:value="-0.0596281473403962" table:style-name="ce1">
            <text:p>-0.0596281473403962</text:p>
          </table:table-cell>
          <table:table-cell office:value-type="float" office:value="-0.0961335423813107" table:style-name="ce1">
            <text:p>-0.0961335423813107</text:p>
          </table:table-cell>
          <table:table-cell office:value-type="float" office:value="0.163933790029074" table:style-name="ce1">
            <text:p>0.163933790029074</text:p>
          </table:table-cell>
          <table:table-cell office:value-type="float" office:value="0.905542260659774" table:style-name="ce1">
            <text:p>0.905542260659774</text:p>
          </table:table-cell>
          <table:table-cell office:value-type="float" office:value="-0.112776903138536" table:style-name="ce1">
            <text:p>-0.112776903138536</text:p>
          </table:table-cell>
          <table:table-cell office:value-type="float" office:value="0.564728752432648" table:style-name="ce1">
            <text:p>0.564728752432648</text:p>
          </table:table-cell>
          <table:table-cell office:value-type="float" office:value="0.145433261995297" table:style-name="ce1">
            <text:p>0.145433261995297</text:p>
          </table:table-cell>
          <table:table-cell office:value-type="float" office:value="-0.0371311376503502" table:style-name="ce1">
            <text:p>-0.0371311376503502</text:p>
          </table:table-cell>
          <table:table-cell office:value-type="float" office:value="-0.0590411492873776" table:style-name="ce1">
            <text:p>-0.0590411492873776</text:p>
          </table:table-cell>
          <table:table-cell office:value-type="float" office:value="0.222032999291065" table:style-name="ce1">
            <text:p>0.222032999291065</text:p>
          </table:table-cell>
          <table:table-cell office:value-type="float" office:value="0.285240818377893" table:style-name="ce1">
            <text:p>0.285240818377893</text:p>
          </table:table-cell>
          <table:table-cell office:value-type="float" office:value="0.294016149397996" table:style-name="ce1">
            <text:p>0.294016149397996</text:p>
          </table:table-cell>
          <table:table-cell office:value-type="float" office:value="0.155582123088112" table:style-name="ce1">
            <text:p>0.155582123088112</text:p>
          </table:table-cell>
          <table:table-cell office:value-type="float" office:value="0.181552015759199" table:style-name="ce1">
            <text:p>0.181552015759199</text:p>
          </table:table-cell>
          <table:table-cell office:value-type="float" office:value="0.236264296988884" table:style-name="ce1">
            <text:p>0.236264296988884</text:p>
          </table:table-cell>
          <table:table-cell office:value-type="float" office:value="0.316946470889656" table:style-name="ce1">
            <text:p>0.316946470889656</text:p>
          </table:table-cell>
          <table:table-cell office:value-type="float" office:value="0.309468362716003" table:style-name="ce1">
            <text:p>0.309468362716003</text:p>
          </table:table-cell>
          <table:table-cell office:value-type="float" office:value="0.118344196672371" table:style-name="ce1">
            <text:p>0.118344196672371</text:p>
          </table:table-cell>
          <table:table-cell office:value-type="float" office:value="0.459704573354373" table:style-name="ce1">
            <text:p>0.459704573354373</text:p>
          </table:table-cell>
          <table:table-cell office:value-type="float" office:value="0.215400629541813" table:style-name="ce1">
            <text:p>0.215400629541813</text:p>
          </table:table-cell>
          <table:table-cell office:value-type="float" office:value="0.213028746592177" table:style-name="ce1">
            <text:p>0.213028746592177</text:p>
          </table:table-cell>
          <table:table-cell office:value-type="float" office:value="0.464435621382602" table:style-name="ce1">
            <text:p>0.464435621382602</text:p>
          </table:table-cell>
          <table:table-cell office:value-type="float" office:value="0.657988900795567" table:style-name="ce1">
            <text:p>0.657988900795567</text:p>
          </table:table-cell>
          <table:table-cell office:value-type="float" office:value="0.398353563439915" table:style-name="ce1">
            <text:p>0.398353563439915</text:p>
          </table:table-cell>
          <table:table-cell office:value-type="float" office:value="0.276490923099877" table:style-name="ce1">
            <text:p>0.276490923099877</text:p>
          </table:table-cell>
          <table:table-cell office:value-type="float" office:value="0.371455266182643" table:style-name="ce1">
            <text:p>0.371455266182643</text:p>
          </table:table-cell>
          <table:table-cell office:value-type="float" office:value="0.419045539627896" table:style-name="ce1">
            <text:p>0.419045539627896</text:p>
          </table:table-cell>
          <table:table-cell office:value-type="float" office:value="0.381006387336407" table:style-name="ce1">
            <text:p>0.381006387336407</text:p>
          </table:table-cell>
          <table:table-cell office:value-type="float" office:value="0.31801477205732" table:style-name="ce1">
            <text:p>0.31801477205732</text:p>
          </table:table-cell>
          <table:table-cell office:value-type="float" office:value="0.41229235010373" table:style-name="ce1">
            <text:p>0.41229235010373</text:p>
          </table:table-cell>
          <table:table-cell office:value-type="float" office:value="0.448538282578068" table:style-name="ce1">
            <text:p>0.448538282578068</text:p>
          </table:table-cell>
          <table:table-cell office:value-type="float" office:value="0.253497012252999" table:style-name="ce1">
            <text:p>0.253497012252999</text:p>
          </table:table-cell>
          <table:table-cell office:value-type="float" office:value="0.349211709727339" table:style-name="ce1">
            <text:p>0.349211709727339</text:p>
          </table:table-cell>
          <table:table-cell office:value-type="float" office:value="0.274049091859501" table:style-name="ce1">
            <text:p>0.274049091859501</text:p>
          </table:table-cell>
          <table:table-cell office:value-type="float" office:value="0.379849061071437" table:style-name="ce1">
            <text:p>0.379849061071437</text:p>
          </table:table-cell>
          <table:table-cell office:value-type="float" office:value="0.33557815196857" table:style-name="ce1">
            <text:p>0.33557815196857</text:p>
          </table:table-cell>
          <table:table-cell office:value-type="float" office:value="0.171403154666384" table:style-name="ce1">
            <text:p>0.171403154666384</text:p>
          </table:table-cell>
          <table:table-cell office:value-type="float" office:value="0.227412658742519" table:style-name="ce1">
            <text:p>0.227412658742519</text:p>
          </table:table-cell>
          <table:table-cell office:value-type="float" office:value="0.298352943423873" table:style-name="ce1">
            <text:p>0.298352943423873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245866289626823" table:style-name="ce1">
            <text:p>0.245866289626823</text:p>
          </table:table-cell>
          <table:table-cell office:value-type="float" office:value="0.574127259133888" table:style-name="ce1">
            <text:p>0.574127259133888</text:p>
          </table:table-cell>
          <table:table-cell office:value-type="float" office:value="0.087388898552182" table:style-name="ce1">
            <text:p>0.087388898552182</text:p>
          </table:table-cell>
          <table:table-cell office:value-type="float" office:value="0.134660511023197" table:style-name="ce1">
            <text:p>0.134660511023197</text:p>
          </table:table-cell>
          <table:table-cell office:value-type="float" office:value="0.101936771569769" table:style-name="ce1">
            <text:p>0.101936771569769</text:p>
          </table:table-cell>
          <table:table-cell office:value-type="float" office:value="0.19845184978769" table:style-name="ce1">
            <text:p>0.19845184978769</text:p>
          </table:table-cell>
          <table:table-cell office:value-type="float" office:value="0.0649544618577567" table:style-name="ce1">
            <text:p>0.0649544618577567</text:p>
          </table:table-cell>
          <table:table-cell office:value-type="float" office:value="0.0811779508942355" table:style-name="ce1">
            <text:p>0.0811779508942355</text:p>
          </table:table-cell>
          <table:table-cell office:value-type="float" office:value="0.138687392231116" table:style-name="ce1">
            <text:p>0.138687392231116</text:p>
          </table:table-cell>
          <table:table-cell office:value-type="float" office:value="0.112160832749569" table:style-name="ce1">
            <text:p>0.112160832749569</text:p>
          </table:table-cell>
          <table:table-cell office:value-type="float" office:value="0.0658292147281578" table:style-name="ce1">
            <text:p>0.0658292147281578</text:p>
          </table:table-cell>
          <table:table-cell office:value-type="float" office:value="0.101173684850096" table:style-name="ce1">
            <text:p>0.101173684850096</text:p>
          </table:table-cell>
          <table:table-cell office:value-type="float" office:value="0.11139468639818" table:style-name="ce1">
            <text:p>0.11139468639818</text:p>
          </table:table-cell>
          <table:table-cell office:value-type="float" office:value="0.0932935357203271" table:style-name="ce1">
            <text:p>0.0932935357203271</text:p>
          </table:table-cell>
          <table:table-cell office:value-type="float" office:value="0.107149358933332" table:style-name="ce1">
            <text:p>0.107149358933332</text:p>
          </table:table-cell>
          <table:table-cell office:value-type="float" office:value="0.0905808027586664" table:style-name="ce1">
            <text:p>0.0905808027586664</text:p>
          </table:table-cell>
          <table:table-cell office:value-type="float" office:value="0.0290288126099609" table:style-name="ce1">
            <text:p>0.0290288126099609</text:p>
          </table:table-cell>
          <table:table-cell office:value-type="float" office:value="0.101247886122667" table:style-name="ce1">
            <text:p>0.101247886122667</text:p>
          </table:table-cell>
          <table:table-cell office:value-type="float" office:value="0.0878021576287267" table:style-name="ce1">
            <text:p>0.0878021576287267</text:p>
          </table:table-cell>
          <table:table-cell office:value-type="float" office:value="0.10163814527013" table:style-name="ce1">
            <text:p>0.10163814527013</text:p>
          </table:table-cell>
          <table:table-cell office:value-type="float" office:value="0.0489687707284657" table:style-name="ce1">
            <text:p>0.0489687707284657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  <table:table-cell office:value-type="float" office:value="0.259550741908588" table:style-name="ce1">
            <text:p>0.259550741908588</text:p>
          </table:table-cell>
        </table:table-row>
        <table:table-row>
          <table:table-cell office:value-type="float" office:value="0.337454037947505" table:style-name="ce1">
            <text:p>0.337454037947505</text:p>
          </table:table-cell>
          <table:table-cell office:value-type="float" office:value="-0.0580183704783709" table:style-name="ce1">
            <text:p>-0.0580183704783709</text:p>
          </table:table-cell>
          <table:table-cell office:value-type="float" office:value="-0.0983252414254641" table:style-name="ce1">
            <text:p>-0.0983252414254641</text:p>
          </table:table-cell>
          <table:table-cell office:value-type="float" office:value="0.266046371505298" table:style-name="ce1">
            <text:p>0.266046371505298</text:p>
          </table:table-cell>
          <table:table-cell office:value-type="float" office:value="0.898979839201262" table:style-name="ce1">
            <text:p>0.898979839201262</text:p>
          </table:table-cell>
          <table:table-cell office:value-type="float" office:value="-0.157021709546977" table:style-name="ce1">
            <text:p>-0.157021709546977</text:p>
          </table:table-cell>
          <table:table-cell office:value-type="float" office:value="0.737221237397366" table:style-name="ce1">
            <text:p>0.737221237397366</text:p>
          </table:table-cell>
          <table:table-cell office:value-type="float" office:value="0.222312792454025" table:style-name="ce1">
            <text:p>0.222312792454025</text:p>
          </table:table-cell>
          <table:table-cell office:value-type="float" office:value="-0.0484105733061294" table:style-name="ce1">
            <text:p>-0.0484105733061294</text:p>
          </table:table-cell>
          <table:table-cell office:value-type="float" office:value="-0.0784505767125997" table:style-name="ce1">
            <text:p>-0.0784505767125997</text:p>
          </table:table-cell>
          <table:table-cell office:value-type="float" office:value="0.372091159734824" table:style-name="ce1">
            <text:p>0.372091159734824</text:p>
          </table:table-cell>
          <table:table-cell office:value-type="float" office:value="0.409354521892652" table:style-name="ce1">
            <text:p>0.409354521892652</text:p>
          </table:table-cell>
          <table:table-cell office:value-type="float" office:value="0.431356438798128" table:style-name="ce1">
            <text:p>0.431356438798128</text:p>
          </table:table-cell>
          <table:table-cell office:value-type="float" office:value="0.157426214389438" table:style-name="ce1">
            <text:p>0.157426214389438</text:p>
          </table:table-cell>
          <table:table-cell office:value-type="float" office:value="0.352035077099024" table:style-name="ce1">
            <text:p>0.352035077099024</text:p>
          </table:table-cell>
          <table:table-cell office:value-type="float" office:value="0.371722341474559" table:style-name="ce1">
            <text:p>0.371722341474559</text:p>
          </table:table-cell>
          <table:table-cell office:value-type="float" office:value="0.422428493325501" table:style-name="ce1">
            <text:p>0.422428493325501</text:p>
          </table:table-cell>
          <table:table-cell office:value-type="float" office:value="0.548157366462801" table:style-name="ce1">
            <text:p>0.548157366462801</text:p>
          </table:table-cell>
          <table:table-cell office:value-type="float" office:value="0.233822465748507" table:style-name="ce1">
            <text:p>0.233822465748507</text:p>
          </table:table-cell>
          <table:table-cell office:value-type="float" office:value="0.772449740188213" table:style-name="ce1">
            <text:p>0.772449740188213</text:p>
          </table:table-cell>
          <table:table-cell office:value-type="float" office:value="0.337454037947505" table:style-name="ce1">
            <text:p>0.337454037947505</text:p>
          </table:table-cell>
          <table:table-cell office:value-type="float" office:value="0.406912690652276" table:style-name="ce1">
            <text:p>0.406912690652276</text:p>
          </table:table-cell>
          <table:table-cell office:value-type="float" office:value="0.714596144810753" table:style-name="ce1">
            <text:p>0.714596144810753</text:p>
          </table:table-cell>
          <table:table-cell office:value-type="float" office:value="0.886516325578507" table:style-name="ce1">
            <text:p>0.886516325578507</text:p>
          </table:table-cell>
          <table:table-cell office:value-type="float" office:value="0.580613373366138" table:style-name="ce1">
            <text:p>0.580613373366138</text:p>
          </table:table-cell>
          <table:table-cell office:value-type="float" office:value="0.565568131921527" table:style-name="ce1">
            <text:p>0.565568131921527</text:p>
          </table:table-cell>
          <table:table-cell office:value-type="float" office:value="0.669930981705533" table:style-name="ce1">
            <text:p>0.669930981705533</text:p>
          </table:table-cell>
          <table:table-cell office:value-type="float" office:value="0.682216445133677" table:style-name="ce1">
            <text:p>0.682216445133677</text:p>
          </table:table-cell>
          <table:table-cell office:value-type="float" office:value="0.611937489746593" table:style-name="ce1">
            <text:p>0.611937489746593</text:p>
          </table:table-cell>
          <table:table-cell office:value-type="float" office:value="0.508757401969644" table:style-name="ce1">
            <text:p>0.508757401969644</text:p>
          </table:table-cell>
          <table:table-cell office:value-type="float" office:value="0.661613494043001" table:style-name="ce1">
            <text:p>0.661613494043001</text:p>
          </table:table-cell>
          <table:table-cell office:value-type="float" office:value="0.859439978126625" table:style-name="ce1">
            <text:p>0.859439978126625</text:p>
          </table:table-cell>
          <table:table-cell office:value-type="float" office:value="0.507091360862929" table:style-name="ce1">
            <text:p>0.507091360862929</text:p>
          </table:table-cell>
          <table:table-cell office:value-type="float" office:value="0.614481063955318" table:style-name="ce1">
            <text:p>0.614481063955318</text:p>
          </table:table-cell>
          <table:table-cell office:value-type="float" office:value="0.608440075209595" table:style-name="ce1">
            <text:p>0.608440075209595</text:p>
          </table:table-cell>
          <table:table-cell office:value-type="float" office:value="0.742753511301343" table:style-name="ce1">
            <text:p>0.742753511301343</text:p>
          </table:table-cell>
          <table:table-cell office:value-type="float" office:value="0.556373111156985" table:style-name="ce1">
            <text:p>0.556373111156985</text:p>
          </table:table-cell>
          <table:table-cell office:value-type="float" office:value="0.382850478637733" table:style-name="ce1">
            <text:p>0.382850478637733</text:p>
          </table:table-cell>
          <table:table-cell office:value-type="float" office:value="0.459195858512628" table:style-name="ce1">
            <text:p>0.459195858512628</text:p>
          </table:table-cell>
          <table:table-cell office:value-type="float" office:value="0.377127436668101" table:style-name="ce1">
            <text:p>0.377127436668101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450827499365921" table:style-name="ce1">
            <text:p>0.450827499365921</text:p>
          </table:table-cell>
          <table:table-cell office:value-type="float" office:value="0.893752794202331" table:style-name="ce1">
            <text:p>0.893752794202331</text:p>
          </table:table-cell>
          <table:table-cell office:value-type="float" office:value="0.101709221347306" table:style-name="ce1">
            <text:p>0.101709221347306</text:p>
          </table:table-cell>
          <table:table-cell office:value-type="float" office:value="0.300771101405631" table:style-name="ce1">
            <text:p>0.300771101405631</text:p>
          </table:table-cell>
          <table:table-cell office:value-type="float" office:value="0.141149022050388" table:style-name="ce1">
            <text:p>0.141149022050388</text:p>
          </table:table-cell>
          <table:table-cell office:value-type="float" office:value="0.301270945321702" table:style-name="ce1">
            <text:p>0.301270945321702</text:p>
          </table:table-cell>
          <table:table-cell office:value-type="float" office:value="0.0904168939167317" table:style-name="ce1">
            <text:p>0.0904168939167317</text:p>
          </table:table-cell>
          <table:table-cell office:value-type="float" office:value="0.13161957011852" table:style-name="ce1">
            <text:p>0.13161957011852</text:p>
          </table:table-cell>
          <table:table-cell office:value-type="float" office:value="0.207272768025245" table:style-name="ce1">
            <text:p>0.207272768025245</text:p>
          </table:table-cell>
          <table:table-cell office:value-type="float" office:value="0.138390462257904" table:style-name="ce1">
            <text:p>0.138390462257904</text:p>
          </table:table-cell>
          <table:table-cell office:value-type="float" office:value="0.104284362462697" table:style-name="ce1">
            <text:p>0.104284362462697</text:p>
          </table:table-cell>
          <table:table-cell office:value-type="float" office:value="0.11945337128273" table:style-name="ce1">
            <text:p>0.11945337128273</text:p>
          </table:table-cell>
          <table:table-cell office:value-type="float" office:value="0.168506443256884" table:style-name="ce1">
            <text:p>0.168506443256884</text:p>
          </table:table-cell>
          <table:table-cell office:value-type="float" office:value="0.135131049079021" table:style-name="ce1">
            <text:p>0.135131049079021</text:p>
          </table:table-cell>
          <table:table-cell office:value-type="float" office:value="0.149069862200599" table:style-name="ce1">
            <text:p>0.149069862200599</text:p>
          </table:table-cell>
          <table:table-cell office:value-type="float" office:value="0.178161459768584" table:style-name="ce1">
            <text:p>0.178161459768584</text:p>
          </table:table-cell>
          <table:table-cell office:value-type="float" office:value="0.0417073540614515" table:style-name="ce1">
            <text:p>0.0417073540614515</text:p>
          </table:table-cell>
          <table:table-cell office:value-type="float" office:value="0.207762616103686" table:style-name="ce1">
            <text:p>0.207762616103686</text:p>
          </table:table-cell>
          <table:table-cell office:value-type="float" office:value="0.177202723129649" table:style-name="ce1">
            <text:p>0.177202723129649</text:p>
          </table:table-cell>
          <table:table-cell office:value-type="float" office:value="0.199005200834606" table:style-name="ce1">
            <text:p>0.199005200834606</text:p>
          </table:table-cell>
          <table:table-cell office:value-type="float" office:value="0.0759330760905389" table:style-name="ce1">
            <text:p>0.0759330760905389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  <table:table-cell office:value-type="float" office:value="0.412358245513726" table:style-name="ce1">
            <text:p>0.412358245513726</text:p>
          </table:table-cell>
        </table:table-row>
        <table:table-row>
          <table:table-cell office:value-type="float" office:value="0.336512915490277" table:style-name="ce1">
            <text:p>0.336512915490277</text:p>
          </table:table-cell>
          <table:table-cell office:value-type="float" office:value="-0.0515215255168581" table:style-name="ce1">
            <text:p>-0.0515215255168581</text:p>
          </table:table-cell>
          <table:table-cell office:value-type="float" office:value="-0.0944288875691913" table:style-name="ce1">
            <text:p>-0.0944288875691913</text:p>
          </table:table-cell>
          <table:table-cell office:value-type="float" office:value="0.257867190690365" table:style-name="ce1">
            <text:p>0.257867190690365</text:p>
          </table:table-cell>
          <table:table-cell office:value-type="float" office:value="0.908327474418328" table:style-name="ce1">
            <text:p>0.908327474418328</text:p>
          </table:table-cell>
          <table:table-cell office:value-type="float" office:value="-0.168345135689165" table:style-name="ce1">
            <text:p>-0.168345135689165</text:p>
          </table:table-cell>
          <table:table-cell office:value-type="float" office:value="0.700085053949974" table:style-name="ce1">
            <text:p>0.700085053949974</text:p>
          </table:table-cell>
          <table:table-cell office:value-type="float" office:value="0.218497431140936" table:style-name="ce1">
            <text:p>0.218497431140936</text:p>
          </table:table-cell>
          <table:table-cell office:value-type="float" office:value="-0.0420800673713502" table:style-name="ce1">
            <text:p>-0.0420800673713502</text:p>
          </table:table-cell>
          <table:table-cell office:value-type="float" office:value="-0.0664150545716677" table:style-name="ce1">
            <text:p>-0.0664150545716677</text:p>
          </table:table-cell>
          <table:table-cell office:value-type="float" office:value="0.349033659532728" table:style-name="ce1">
            <text:p>0.349033659532728</text:p>
          </table:table-cell>
          <table:table-cell office:value-type="float" office:value="0.443819952420882" table:style-name="ce1">
            <text:p>0.443819952420882</text:p>
          </table:table-cell>
          <table:table-cell office:value-type="float" office:value="0.431928742995091" table:style-name="ce1">
            <text:p>0.431928742995091</text:p>
          </table:table-cell>
          <table:table-cell office:value-type="float" office:value="0.146857663552184" table:style-name="ce1">
            <text:p>0.146857663552184</text:p>
          </table:table-cell>
          <table:table-cell office:value-type="float" office:value="0.321385007883882" table:style-name="ce1">
            <text:p>0.321385007883882</text:p>
          </table:table-cell>
          <table:table-cell office:value-type="float" office:value="0.355290852086192" table:style-name="ce1">
            <text:p>0.355290852086192</text:p>
          </table:table-cell>
          <table:table-cell office:value-type="float" office:value="0.423980073592824" table:style-name="ce1">
            <text:p>0.423980073592824</text:p>
          </table:table-cell>
          <table:table-cell office:value-type="float" office:value="0.504535068783159" table:style-name="ce1">
            <text:p>0.504535068783159</text:p>
          </table:table-cell>
          <table:table-cell office:value-type="float" office:value="0.241771135150775" table:style-name="ce1">
            <text:p>0.241771135150775</text:p>
          </table:table-cell>
          <table:table-cell office:value-type="float" office:value="0.698953163427091" table:style-name="ce1">
            <text:p>0.698953163427091</text:p>
          </table:table-cell>
          <table:table-cell office:value-type="float" office:value="0.336512915490277" table:style-name="ce1">
            <text:p>0.336512915490277</text:p>
          </table:table-cell>
          <table:table-cell office:value-type="float" office:value="0.389616386032943" table:style-name="ce1">
            <text:p>0.389616386032943</text:p>
          </table:table-cell>
          <table:table-cell office:value-type="float" office:value="0.678083137044498" table:style-name="ce1">
            <text:p>0.678083137044498</text:p>
          </table:table-cell>
          <table:table-cell office:value-type="float" office:value="0.851669358918968" table:style-name="ce1">
            <text:p>0.851669358918968</text:p>
          </table:table-cell>
          <table:table-cell office:value-type="float" office:value="0.555737217604803" table:style-name="ce1">
            <text:p>0.555737217604803</text:p>
          </table:table-cell>
          <table:table-cell office:value-type="float" office:value="0.492249605355015" table:style-name="ce1">
            <text:p>0.492249605355015</text:p>
          </table:table-cell>
          <table:table-cell office:value-type="float" office:value="0.628356261263916" table:style-name="ce1">
            <text:p>0.628356261263916</text:p>
          </table:table-cell>
          <table:table-cell office:value-type="float" office:value="0.66357204618372" table:style-name="ce1">
            <text:p>0.66357204618372</text:p>
          </table:table-cell>
          <table:table-cell office:value-type="float" office:value="0.58861291425258" table:style-name="ce1">
            <text:p>0.58861291425258</text:p>
          </table:table-cell>
          <table:table-cell office:value-type="float" office:value="0.504547786654203" table:style-name="ce1">
            <text:p>0.504547786654203</text:p>
          </table:table-cell>
          <table:table-cell office:value-type="float" office:value="0.657162239177731" table:style-name="ce1">
            <text:p>0.657162239177731</text:p>
          </table:table-cell>
          <table:table-cell office:value-type="float" office:value="0.871903491749379" table:style-name="ce1">
            <text:p>0.871903491749379</text:p>
          </table:table-cell>
          <table:table-cell office:value-type="float" office:value="0.497540239709164" table:style-name="ce1">
            <text:p>0.497540239709164</text:p>
          </table:table-cell>
          <table:table-cell office:value-type="float" office:value="0.648068961381538" table:style-name="ce1">
            <text:p>0.648068961381538</text:p>
          </table:table-cell>
          <table:table-cell office:value-type="float" office:value="0.607435363397148" table:style-name="ce1">
            <text:p>0.607435363397148</text:p>
          </table:table-cell>
          <table:table-cell office:value-type="float" office:value="0.641760897343899" table:style-name="ce1">
            <text:p>0.641760897343899</text:p>
          </table:table-cell>
          <table:table-cell office:value-type="float" office:value="0.576073093403563" table:style-name="ce1">
            <text:p>0.576073093403563</text:p>
          </table:table-cell>
          <table:table-cell office:value-type="float" office:value="0.399231096541925" table:style-name="ce1">
            <text:p>0.399231096541925</text:p>
          </table:table-cell>
          <table:table-cell office:value-type="float" office:value="0.487938247071226" table:style-name="ce1">
            <text:p>0.487938247071226</text:p>
          </table:table-cell>
          <table:table-cell office:value-type="float" office:value="0.436189229794706" table:style-name="ce1">
            <text:p>0.436189229794706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397018186980334" table:style-name="ce1">
            <text:p>0.397018186980334</text:p>
          </table:table-cell>
          <table:table-cell office:value-type="float" office:value="0.846544056888386" table:style-name="ce1">
            <text:p>0.846544056888386</text:p>
          </table:table-cell>
          <table:table-cell office:value-type="float" office:value="0.111438392695681" table:style-name="ce1">
            <text:p>0.111438392695681</text:p>
          </table:table-cell>
          <table:table-cell office:value-type="float" office:value="0.256818971458134" table:style-name="ce1">
            <text:p>0.256818971458134</text:p>
          </table:table-cell>
          <table:table-cell office:value-type="float" office:value="0.144909246988027" table:style-name="ce1">
            <text:p>0.144909246988027</text:p>
          </table:table-cell>
          <table:table-cell office:value-type="float" office:value="0.277489177289917" table:style-name="ce1">
            <text:p>0.277489177289917</text:p>
          </table:table-cell>
          <table:table-cell office:value-type="float" office:value="0.0975724254718562" table:style-name="ce1">
            <text:p>0.0975724254718562</text:p>
          </table:table-cell>
          <table:table-cell office:value-type="float" office:value="0.144406489136989" table:style-name="ce1">
            <text:p>0.144406489136989</text:p>
          </table:table-cell>
          <table:table-cell office:value-type="float" office:value="0.216611752679329" table:style-name="ce1">
            <text:p>0.216611752679329</text:p>
          </table:table-cell>
          <table:table-cell office:value-type="float" office:value="0.150825627698126" table:style-name="ce1">
            <text:p>0.150825627698126</text:p>
          </table:table-cell>
          <table:table-cell office:value-type="float" office:value="0.108467888488952" table:style-name="ce1">
            <text:p>0.108467888488952</text:p>
          </table:table-cell>
          <table:table-cell office:value-type="float" office:value="0.127423920041417" table:style-name="ce1">
            <text:p>0.127423920041417</text:p>
          </table:table-cell>
          <table:table-cell office:value-type="float" office:value="0.168977340351124" table:style-name="ce1">
            <text:p>0.168977340351124</text:p>
          </table:table-cell>
          <table:table-cell office:value-type="float" office:value="0.127712659775987" table:style-name="ce1">
            <text:p>0.127712659775987</text:p>
          </table:table-cell>
          <table:table-cell office:value-type="float" office:value="0.169541941268397" table:style-name="ce1">
            <text:p>0.169541941268397</text:p>
          </table:table-cell>
          <table:table-cell office:value-type="float" office:value="0.165052004573375" table:style-name="ce1">
            <text:p>0.165052004573375</text:p>
          </table:table-cell>
          <table:table-cell office:value-type="float" office:value="0.0402438770550083" table:style-name="ce1">
            <text:p>0.0402438770550083</text:p>
          </table:table-cell>
          <table:table-cell office:value-type="float" office:value="0.187573209541577" table:style-name="ce1">
            <text:p>0.187573209541577</text:p>
          </table:table-cell>
          <table:table-cell office:value-type="float" office:value="0.172124150757325" table:style-name="ce1">
            <text:p>0.172124150757325</text:p>
          </table:table-cell>
          <table:table-cell office:value-type="float" office:value="0.180257151390463" table:style-name="ce1">
            <text:p>0.180257151390463</text:p>
          </table:table-cell>
          <table:table-cell office:value-type="float" office:value="0.0773223986555088" table:style-name="ce1">
            <text:p>0.0773223986555088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  <table:table-cell office:value-type="float" office:value="0.402198226764931" table:style-name="ce1">
            <text:p>0.402198226764931</text:p>
          </table:table-cell>
        </table:table-row>
        <table:table-row>
          <table:table-cell office:value-type="float" office:value="0.150208822572179" table:style-name="ce1">
            <text:p>0.150208822572179</text:p>
          </table:table-cell>
          <table:table-cell office:value-type="float" office:value="-0.0493907363314275" table:style-name="ce1">
            <text:p>-0.0493907363314275</text:p>
          </table:table-cell>
          <table:table-cell office:value-type="float" office:value="-0.0827398260003727" table:style-name="ce1">
            <text:p>-0.0827398260003727</text:p>
          </table:table-cell>
          <table:table-cell office:value-type="float" office:value="0.119107268934989" table:style-name="ce1">
            <text:p>0.119107268934989</text:p>
          </table:table-cell>
          <table:table-cell office:value-type="float" office:value="0.926653926592195" table:style-name="ce1">
            <text:p>0.926653926592195</text:p>
          </table:table-cell>
          <table:table-cell office:value-type="float" office:value="-0.0774814113089038" table:style-name="ce1">
            <text:p>-0.0774814113089038</text:p>
          </table:table-cell>
          <table:table-cell office:value-type="float" office:value="0.519313234935855" table:style-name="ce1">
            <text:p>0.519313234935855</text:p>
          </table:table-cell>
          <table:table-cell office:value-type="float" office:value="0.138565611631739" table:style-name="ce1">
            <text:p>0.138565611631739</text:p>
          </table:table-cell>
          <table:table-cell office:value-type="float" office:value="-0.0350759571134349" table:style-name="ce1">
            <text:p>-0.0350759571134349</text:p>
          </table:table-cell>
          <table:table-cell office:value-type="float" office:value="-0.05509437783488" table:style-name="ce1">
            <text:p>-0.05509437783488</text:p>
          </table:table-cell>
          <table:table-cell office:value-type="float" office:value="0.0743785164745512" table:style-name="ce1">
            <text:p>0.0743785164745512</text:p>
          </table:table-cell>
          <table:table-cell office:value-type="float" office:value="0.289552176661683" table:style-name="ce1">
            <text:p>0.289552176661683</text:p>
          </table:table-cell>
          <table:table-cell office:value-type="float" office:value="0.173755960809455" table:style-name="ce1">
            <text:p>0.173755960809455</text:p>
          </table:table-cell>
          <table:table-cell office:value-type="float" office:value="0.142152051266041" table:style-name="ce1">
            <text:p>0.142152051266041</text:p>
          </table:table-cell>
          <table:table-cell office:value-type="float" office:value="0.0248678445017099" table:style-name="ce1">
            <text:p>0.0248678445017099</text:p>
          </table:table-cell>
          <table:table-cell office:value-type="float" office:value="0.149146880340036" table:style-name="ce1">
            <text:p>0.149146880340036</text:p>
          </table:table-cell>
          <table:table-cell office:value-type="float" office:value="0.148625447627248" table:style-name="ce1">
            <text:p>0.148625447627248</text:p>
          </table:table-cell>
          <table:table-cell office:value-type="float" office:value="0.278754704145643" table:style-name="ce1">
            <text:p>0.278754704145643</text:p>
          </table:table-cell>
          <table:table-cell office:value-type="float" office:value="0.0560902179138151" table:style-name="ce1">
            <text:p>0.0560902179138151</text:p>
          </table:table-cell>
          <table:table-cell office:value-type="float" office:value="0.41502669237811" table:style-name="ce1">
            <text:p>0.41502669237811</text:p>
          </table:table-cell>
          <table:table-cell office:value-type="float" office:value="0.150208822572179" table:style-name="ce1">
            <text:p>0.150208822572179</text:p>
          </table:table-cell>
          <table:table-cell office:value-type="float" office:value="0.202536502981184" table:style-name="ce1">
            <text:p>0.202536502981184</text:p>
          </table:table-cell>
          <table:table-cell office:value-type="float" office:value="0.315115097459373" table:style-name="ce1">
            <text:p>0.315115097459373</text:p>
          </table:table-cell>
          <table:table-cell office:value-type="float" office:value="0.564054705267335" table:style-name="ce1">
            <text:p>0.564054705267335</text:p>
          </table:table-cell>
          <table:table-cell office:value-type="float" office:value="0.28985740556673" table:style-name="ce1">
            <text:p>0.28985740556673</text:p>
          </table:table-cell>
          <table:table-cell office:value-type="float" office:value="0.24978339390826" table:style-name="ce1">
            <text:p>0.24978339390826</text:p>
          </table:table-cell>
          <table:table-cell office:value-type="float" office:value="0.214593044730543" table:style-name="ce1">
            <text:p>0.214593044730543</text:p>
          </table:table-cell>
          <table:table-cell office:value-type="float" office:value="0.280522488220707" table:style-name="ce1">
            <text:p>0.280522488220707</text:p>
          </table:table-cell>
          <table:table-cell office:value-type="float" office:value="0.270793316872332" table:style-name="ce1">
            <text:p>0.270793316872332</text:p>
          </table:table-cell>
          <table:table-cell office:value-type="float" office:value="0.292998719714505" table:style-name="ce1">
            <text:p>0.292998719714505</text:p>
          </table:table-cell>
          <table:table-cell office:value-type="float" office:value="0.280904024352016" table:style-name="ce1">
            <text:p>0.280904024352016</text:p>
          </table:table-cell>
          <table:table-cell office:value-type="float" office:value="0.46607622674723" table:style-name="ce1">
            <text:p>0.46607622674723</text:p>
          </table:table-cell>
          <table:table-cell office:value-type="float" office:value="0.160910911055392" table:style-name="ce1">
            <text:p>0.160910911055392</text:p>
          </table:table-cell>
          <table:table-cell office:value-type="float" office:value="0.343844768146928" table:style-name="ce1">
            <text:p>0.343844768146928</text:p>
          </table:table-cell>
          <table:table-cell office:value-type="float" office:value="0.154666436372971" table:style-name="ce1">
            <text:p>0.154666436372971</text:p>
          </table:table-cell>
          <table:table-cell office:value-type="float" office:value="0.312189987119339" table:style-name="ce1">
            <text:p>0.312189987119339</text:p>
          </table:table-cell>
          <table:table-cell office:value-type="float" office:value="0.186995264565872" table:style-name="ce1">
            <text:p>0.186995264565872</text:p>
          </table:table-cell>
          <table:table-cell office:value-type="float" office:value="0.127971625052397" table:style-name="ce1">
            <text:p>0.127971625052397</text:p>
          </table:table-cell>
          <table:table-cell office:value-type="float" office:value="0.13590757658362" table:style-name="ce1">
            <text:p>0.13590757658362</text:p>
          </table:table-cell>
          <table:table-cell office:value-type="float" office:value="0.172662223899703" table:style-name="ce1">
            <text:p>0.172662223899703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14049872803037" table:style-name="ce1">
            <text:p>0.14049872803037</text:p>
          </table:table-cell>
          <table:table-cell office:value-type="float" office:value="0.29490640037105" table:style-name="ce1">
            <text:p>0.29490640037105</text:p>
          </table:table-cell>
          <table:table-cell office:value-type="float" office:value="0.0337322006191181" table:style-name="ce1">
            <text:p>0.0337322006191181</text:p>
          </table:table-cell>
          <table:table-cell office:value-type="float" office:value="0.06458481880019" table:style-name="ce1">
            <text:p>0.06458481880019</text:p>
          </table:table-cell>
          <table:table-cell office:value-type="float" office:value="0.0806135320978974" table:style-name="ce1">
            <text:p>0.0806135320978974</text:p>
          </table:table-cell>
          <table:table-cell office:value-type="float" office:value="0.108433571701252" table:style-name="ce1">
            <text:p>0.108433571701252</text:p>
          </table:table-cell>
          <table:table-cell office:value-type="float" office:value="0.0368897818034956" table:style-name="ce1">
            <text:p>0.0368897818034956</text:p>
          </table:table-cell>
          <table:table-cell office:value-type="float" office:value="0.04886964490501" table:style-name="ce1">
            <text:p>0.04886964490501</text:p>
          </table:table-cell>
          <table:table-cell office:value-type="float" office:value="0.0709197654545813" table:style-name="ce1">
            <text:p>0.0709197654545813</text:p>
          </table:table-cell>
          <table:table-cell office:value-type="float" office:value="0.0537238963193721" table:style-name="ce1">
            <text:p>0.0537238963193721</text:p>
          </table:table-cell>
          <table:table-cell office:value-type="float" office:value="0.0477748379099926" table:style-name="ce1">
            <text:p>0.0477748379099926</text:p>
          </table:table-cell>
          <table:table-cell office:value-type="float" office:value="0.0326678022425772" table:style-name="ce1">
            <text:p>0.0326678022425772</text:p>
          </table:table-cell>
          <table:table-cell office:value-type="float" office:value="0.070280047456604" table:style-name="ce1">
            <text:p>0.070280047456604</text:p>
          </table:table-cell>
          <table:table-cell office:value-type="float" office:value="0.0362255102609964" table:style-name="ce1">
            <text:p>0.0362255102609964</text:p>
          </table:table-cell>
          <table:table-cell office:value-type="float" office:value="0.0840261766284402" table:style-name="ce1">
            <text:p>0.0840261766284402</text:p>
          </table:table-cell>
          <table:table-cell office:value-type="float" office:value="0.0496816441044989" table:style-name="ce1">
            <text:p>0.0496816441044989</text:p>
          </table:table-cell>
          <table:table-cell office:value-type="float" office:value="0.0122948177775023" table:style-name="ce1">
            <text:p>0.0122948177775023</text:p>
          </table:table-cell>
          <table:table-cell office:value-type="float" office:value="0.0548330648510162" table:style-name="ce1">
            <text:p>0.0548330648510162</text:p>
          </table:table-cell>
          <table:table-cell office:value-type="float" office:value="0.080756679153187" table:style-name="ce1">
            <text:p>0.080756679153187</text:p>
          </table:table-cell>
          <table:table-cell office:value-type="float" office:value="0.0420689890013123" table:style-name="ce1">
            <text:p>0.0420689890013123</text:p>
          </table:table-cell>
          <table:table-cell office:value-type="float" office:value="0.0172537106779376" table:style-name="ce1">
            <text:p>0.0172537106779376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  <table:table-cell office:value-type="float" office:value="0.185858778540944" table:style-name="ce1">
            <text:p>0.185858778540944</text:p>
          </table:table-cell>
        </table:table-row>
        <table:table-row>
          <table:table-cell office:value-type="float" office:value="0.473815051277278" table:style-name="ce1">
            <text:p>0.473815051277278</text:p>
          </table:table-cell>
          <table:table-cell office:value-type="float" office:value="-0.0703398307809607" table:style-name="ce1">
            <text:p>-0.0703398307809607</text:p>
          </table:table-cell>
          <table:table-cell office:value-type="float" office:value="-0.151169540601165" table:style-name="ce1">
            <text:p>-0.151169540601165</text:p>
          </table:table-cell>
          <table:table-cell office:value-type="float" office:value="0.354276601870463" table:style-name="ce1">
            <text:p>0.354276601870463</text:p>
          </table:table-cell>
          <table:table-cell office:value-type="float" office:value="1.05707569414459" table:style-name="ce1">
            <text:p>1.05707569414459</text:p>
          </table:table-cell>
          <table:table-cell office:value-type="float" office:value="-0.158142092247703" table:style-name="ce1">
            <text:p>-0.158142092247703</text:p>
          </table:table-cell>
          <table:table-cell office:value-type="float" office:value="1.08974790485567" table:style-name="ce1">
            <text:p>1.08974790485567</text:p>
          </table:table-cell>
          <table:table-cell office:value-type="float" office:value="0.457021102564168" table:style-name="ce1">
            <text:p>0.457021102564168</text:p>
          </table:table-cell>
          <table:table-cell office:value-type="float" office:value="-0.0677801343530435" table:style-name="ce1">
            <text:p>-0.0677801343530435</text:p>
          </table:table-cell>
          <table:table-cell office:value-type="float" office:value="-0.117486634589688" table:style-name="ce1">
            <text:p>-0.117486634589688</text:p>
          </table:table-cell>
          <table:table-cell office:value-type="float" office:value="0.376326210792352" table:style-name="ce1">
            <text:p>0.376326210792352</text:p>
          </table:table-cell>
          <table:table-cell office:value-type="float" office:value="0.743885401824226" table:style-name="ce1">
            <text:p>0.743885401824226</text:p>
          </table:table-cell>
          <table:table-cell office:value-type="float" office:value="0.584110787903136" table:style-name="ce1">
            <text:p>0.584110787903136</text:p>
          </table:table-cell>
          <table:table-cell office:value-type="float" office:value="0.306288894955096" table:style-name="ce1">
            <text:p>0.306288894955096</text:p>
          </table:table-cell>
          <table:table-cell office:value-type="float" office:value="0.370412400757065" table:style-name="ce1">
            <text:p>0.370412400757065</text:p>
          </table:table-cell>
          <table:table-cell office:value-type="float" office:value="0.387670551763268" table:style-name="ce1">
            <text:p>0.387670551763268</text:p>
          </table:table-cell>
          <table:table-cell office:value-type="float" office:value="0.5988508004427" table:style-name="ce1">
            <text:p>0.5988508004427</text:p>
          </table:table-cell>
          <table:table-cell office:value-type="float" office:value="0.580537066139877" table:style-name="ce1">
            <text:p>0.580537066139877</text:p>
          </table:table-cell>
          <table:table-cell office:value-type="float" office:value="0.454604707065879" table:style-name="ce1">
            <text:p>0.454604707065879</text:p>
          </table:table-cell>
          <table:table-cell office:value-type="float" office:value="0.990179692455114" table:style-name="ce1">
            <text:p>0.990179692455114</text:p>
          </table:table-cell>
          <table:table-cell office:value-type="float" office:value="0.473815051277278" table:style-name="ce1">
            <text:p>0.473815051277278</text:p>
          </table:table-cell>
          <table:table-cell office:value-type="float" office:value="0.662605487984404" table:style-name="ce1">
            <text:p>0.662605487984404</text:p>
          </table:table-cell>
          <table:table-cell office:value-type="float" office:value="1.11810875728296" table:style-name="ce1">
            <text:p>1.11810875728296</text:p>
          </table:table-cell>
          <table:table-cell office:value-type="float" office:value="1.10291090138583" table:style-name="ce1">
            <text:p>1.10291090138583</text:p>
          </table:table-cell>
          <table:table-cell office:value-type="float" office:value="0.800098391837059" table:style-name="ce1">
            <text:p>0.800098391837059</text:p>
          </table:table-cell>
          <table:table-cell office:value-type="float" office:value="0.644291753681581" table:style-name="ce1">
            <text:p>0.644291753681581</text:p>
          </table:table-cell>
          <table:table-cell office:value-type="float" office:value="0.827747043485905" table:style-name="ce1">
            <text:p>0.827747043485905</text:p>
          </table:table-cell>
          <table:table-cell office:value-type="float" office:value="0.988322883282744" table:style-name="ce1">
            <text:p>0.988322883282744</text:p>
          </table:table-cell>
          <table:table-cell office:value-type="float" office:value="0.993677106992111" table:style-name="ce1">
            <text:p>0.993677106992111</text:p>
          </table:table-cell>
          <table:table-cell office:value-type="float" office:value="0.783463416511995" table:style-name="ce1">
            <text:p>0.783463416511995</text:p>
          </table:table-cell>
          <table:table-cell office:value-type="float" office:value="0.883718393948909" table:style-name="ce1">
            <text:p>0.883718393948909</text:p>
          </table:table-cell>
          <table:table-cell office:value-type="float" office:value="1.14604991996581" table:style-name="ce1">
            <text:p>1.14604991996581</text:p>
          </table:table-cell>
          <table:table-cell office:value-type="float" office:value="0.696714818123413" table:style-name="ce1">
            <text:p>0.696714818123413</text:p>
          </table:table-cell>
          <table:table-cell office:value-type="float" office:value="0.863191750084495" table:style-name="ce1">
            <text:p>0.863191750084495</text:p>
          </table:table-cell>
          <table:table-cell office:value-type="float" office:value="0.754644720727135" table:style-name="ce1">
            <text:p>0.754644720727135</text:p>
          </table:table-cell>
          <table:table-cell office:value-type="float" office:value="0.889721229081501" table:style-name="ce1">
            <text:p>0.889721229081501</text:p>
          </table:table-cell>
          <table:table-cell office:value-type="float" office:value="0.647038813827004" table:style-name="ce1">
            <text:p>0.647038813827004</text:p>
          </table:table-cell>
          <table:table-cell office:value-type="float" office:value="0.454312196031875" table:style-name="ce1">
            <text:p>0.454312196031875</text:p>
          </table:table-cell>
          <table:table-cell office:value-type="float" office:value="0.603492823373624" table:style-name="ce1">
            <text:p>0.603492823373624</text:p>
          </table:table-cell>
          <table:table-cell office:value-type="float" office:value="0.644838622136457" table:style-name="ce1">
            <text:p>0.644838622136457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701433148280598" table:style-name="ce1">
            <text:p>0.701433148280598</text:p>
          </table:table-cell>
          <table:table-cell office:value-type="float" office:value="1.59992530177078" table:style-name="ce1">
            <text:p>1.59992530177078</text:p>
          </table:table-cell>
          <table:table-cell office:value-type="float" office:value="0.385037952457237" table:style-name="ce1">
            <text:p>0.385037952457237</text:p>
          </table:table-cell>
          <table:table-cell office:value-type="float" office:value="0.270178947008738" table:style-name="ce1">
            <text:p>0.270178947008738</text:p>
          </table:table-cell>
          <table:table-cell office:value-type="float" office:value="0.22397039070516" table:style-name="ce1">
            <text:p>0.22397039070516</text:p>
          </table:table-cell>
          <table:table-cell office:value-type="float" office:value="0.331254618062781" table:style-name="ce1">
            <text:p>0.331254618062781</text:p>
          </table:table-cell>
          <table:table-cell office:value-type="float" office:value="0.166018156136112" table:style-name="ce1">
            <text:p>0.166018156136112</text:p>
          </table:table-cell>
          <table:table-cell office:value-type="float" office:value="0.146315897059145" table:style-name="ce1">
            <text:p>0.146315897059145</text:p>
          </table:table-cell>
          <table:table-cell office:value-type="float" office:value="0.261908939397564" table:style-name="ce1">
            <text:p>0.261908939397564</text:p>
          </table:table-cell>
          <table:table-cell office:value-type="float" office:value="0.164522058668397" table:style-name="ce1">
            <text:p>0.164522058668397</text:p>
          </table:table-cell>
          <table:table-cell office:value-type="float" office:value="0.128009412831718" table:style-name="ce1">
            <text:p>0.128009412831718</text:p>
          </table:table-cell>
          <table:table-cell office:value-type="float" office:value="0.152268285679916" table:style-name="ce1">
            <text:p>0.152268285679916</text:p>
          </table:table-cell>
          <table:table-cell office:value-type="float" office:value="0.25761338297871" table:style-name="ce1">
            <text:p>0.25761338297871</text:p>
          </table:table-cell>
          <table:table-cell office:value-type="float" office:value="0.170228355074233" table:style-name="ce1">
            <text:p>0.170228355074233</text:p>
          </table:table-cell>
          <table:table-cell office:value-type="float" office:value="0.191604955980201" table:style-name="ce1">
            <text:p>0.191604955980201</text:p>
          </table:table-cell>
          <table:table-cell office:value-type="float" office:value="0.165708940804939" table:style-name="ce1">
            <text:p>0.165708940804939</text:p>
          </table:table-cell>
          <table:table-cell office:value-type="float" office:value="0.0790714152715127" table:style-name="ce1">
            <text:p>0.0790714152715127</text:p>
          </table:table-cell>
          <table:table-cell office:value-type="float" office:value="0.234248203578204" table:style-name="ce1">
            <text:p>0.234248203578204</text:p>
          </table:table-cell>
          <table:table-cell office:value-type="float" office:value="0.169043705220014" table:style-name="ce1">
            <text:p>0.169043705220014</text:p>
          </table:table-cell>
          <table:table-cell office:value-type="float" office:value="0.18103766968539" table:style-name="ce1">
            <text:p>0.18103766968539</text:p>
          </table:table-cell>
          <table:table-cell office:value-type="float" office:value="0.112055462779754" table:style-name="ce1">
            <text:p>0.112055462779754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  <table:table-cell office:value-type="float" office:value="0.559041880992863" table:style-name="ce1">
            <text:p>0.559041880992863</text:p>
          </table:table-cell>
        </table:table-row>
        <table:table-row>
          <table:table-cell office:value-type="float" office:value="0.419039180692375" table:style-name="ce1">
            <text:p>0.419039180692375</text:p>
          </table:table-cell>
          <table:table-cell office:value-type="float" office:value="-0.0743470891522705" table:style-name="ce1">
            <text:p>-0.0743470891522705</text:p>
          </table:table-cell>
          <table:table-cell office:value-type="float" office:value="-0.160910425241847" table:style-name="ce1">
            <text:p>-0.160910425241847</text:p>
          </table:table-cell>
          <table:table-cell office:value-type="float" office:value="0.287678675283568" table:style-name="ce1">
            <text:p>0.287678675283568</text:p>
          </table:table-cell>
          <table:table-cell office:value-type="float" office:value="1.02077889018608" table:style-name="ce1">
            <text:p>1.02077889018608</text:p>
          </table:table-cell>
          <table:table-cell office:value-type="float" office:value="-0.141246996061289" table:style-name="ce1">
            <text:p>-0.141246996061289</text:p>
          </table:table-cell>
          <table:table-cell office:value-type="float" office:value="1.04963573958407" table:style-name="ce1">
            <text:p>1.04963573958407</text:p>
          </table:table-cell>
          <table:table-cell office:value-type="float" office:value="0.444239642165322" table:style-name="ce1">
            <text:p>0.444239642165322</text:p>
          </table:table-cell>
          <table:table-cell office:value-type="float" office:value="-0.0623912997679546" table:style-name="ce1">
            <text:p>-0.0623912997679546</text:p>
          </table:table-cell>
          <table:table-cell office:value-type="float" office:value="-0.103808342721924" table:style-name="ce1">
            <text:p>-0.103808342721924</text:p>
          </table:table-cell>
          <table:table-cell office:value-type="float" office:value="0.179224645358215" table:style-name="ce1">
            <text:p>0.179224645358215</text:p>
          </table:table-cell>
          <table:table-cell office:value-type="float" office:value="0.81265093055712" table:style-name="ce1">
            <text:p>0.81265093055712</text:p>
          </table:table-cell>
          <table:table-cell office:value-type="float" office:value="0.486882663774605" table:style-name="ce1">
            <text:p>0.486882663774605</text:p>
          </table:table-cell>
          <table:table-cell office:value-type="float" office:value="0.222846943037857" table:style-name="ce1">
            <text:p>0.222846943037857</text:p>
          </table:table-cell>
          <table:table-cell office:value-type="float" office:value="0.209086206568652" table:style-name="ce1">
            <text:p>0.209086206568652</text:p>
          </table:table-cell>
          <table:table-cell office:value-type="float" office:value="0.290938424605438" table:style-name="ce1">
            <text:p>0.290938424605438</text:p>
          </table:table-cell>
          <table:table-cell office:value-type="float" office:value="0.51638812459582" table:style-name="ce1">
            <text:p>0.51638812459582</text:p>
          </table:table-cell>
          <table:table-cell office:value-type="float" office:value="0.53009798958085" table:style-name="ce1">
            <text:p>0.53009798958085</text:p>
          </table:table-cell>
          <table:table-cell office:value-type="float" office:value="0.372002134637519" table:style-name="ce1">
            <text:p>0.372002134637519</text:p>
          </table:table-cell>
          <table:table-cell office:value-type="float" office:value="0.928408992796216" table:style-name="ce1">
            <text:p>0.928408992796216</text:p>
          </table:table-cell>
          <table:table-cell office:value-type="float" office:value="0.419039180692375" table:style-name="ce1">
            <text:p>0.419039180692375</text:p>
          </table:table-cell>
          <table:table-cell office:value-type="float" office:value="0.641175875275892" table:style-name="ce1">
            <text:p>0.641175875275892</text:p>
          </table:table-cell>
          <table:table-cell office:value-type="float" office:value="1.01060459335118" table:style-name="ce1">
            <text:p>1.01060459335118</text:p>
          </table:table-cell>
          <table:table-cell office:value-type="float" office:value="1.09852323587578" table:style-name="ce1">
            <text:p>1.09852323587578</text:p>
          </table:table-cell>
          <table:table-cell office:value-type="float" office:value="0.74417791285823" table:style-name="ce1">
            <text:p>0.74417791285823</text:p>
          </table:table-cell>
          <table:table-cell office:value-type="float" office:value="0.699296545945269" table:style-name="ce1">
            <text:p>0.699296545945269</text:p>
          </table:table-cell>
          <table:table-cell office:value-type="float" office:value="0.687494361616783" table:style-name="ce1">
            <text:p>0.687494361616783</text:p>
          </table:table-cell>
          <table:table-cell office:value-type="float" office:value="0.997314418110589" table:style-name="ce1">
            <text:p>0.997314418110589</text:p>
          </table:table-cell>
          <table:table-cell office:value-type="float" office:value="0.818564740592406" table:style-name="ce1">
            <text:p>0.818564740592406</text:p>
          </table:table-cell>
          <table:table-cell office:value-type="float" office:value="0.696333281992104" table:style-name="ce1">
            <text:p>0.696333281992104</text:p>
          </table:table-cell>
          <table:table-cell office:value-type="float" office:value="0.754504824145655" table:style-name="ce1">
            <text:p>0.754504824145655</text:p>
          </table:table-cell>
          <table:table-cell office:value-type="float" office:value="1.05326033283151" table:style-name="ce1">
            <text:p>1.05326033283151</text:p>
          </table:table-cell>
          <table:table-cell office:value-type="float" office:value="0.532081977463656" table:style-name="ce1">
            <text:p>0.532081977463656</text:p>
          </table:table-cell>
          <table:table-cell office:value-type="float" office:value="0.756679580094116" table:style-name="ce1">
            <text:p>0.756679580094116</text:p>
          </table:table-cell>
          <table:table-cell office:value-type="float" office:value="0.477522310686495" table:style-name="ce1">
            <text:p>0.477522310686495</text:p>
          </table:table-cell>
          <table:table-cell office:value-type="float" office:value="0.797949071630686" table:style-name="ce1">
            <text:p>0.797949071630686</text:p>
          </table:table-cell>
          <table:table-cell office:value-type="float" office:value="0.532412642110791" table:style-name="ce1">
            <text:p>0.532412642110791</text:p>
          </table:table-cell>
          <table:table-cell office:value-type="float" office:value="0.368224926937561" table:style-name="ce1">
            <text:p>0.368224926937561</text:p>
          </table:table-cell>
          <table:table-cell office:value-type="float" office:value="0.434294267009206" table:style-name="ce1">
            <text:p>0.434294267009206</text:p>
          </table:table-cell>
          <table:table-cell office:value-type="float" office:value="0.609775451669176" table:style-name="ce1">
            <text:p>0.609775451669176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575691557272255" table:style-name="ce1">
            <text:p>0.575691557272255</text:p>
          </table:table-cell>
          <table:table-cell office:value-type="float" office:value="0.973112309514566" table:style-name="ce1">
            <text:p>0.973112309514566</text:p>
          </table:table-cell>
          <table:table-cell office:value-type="float" office:value="0.221498848707233" table:style-name="ce1">
            <text:p>0.221498848707233</text:p>
          </table:table-cell>
          <table:table-cell office:value-type="float" office:value="0.255663960485301" table:style-name="ce1">
            <text:p>0.255663960485301</text:p>
          </table:table-cell>
          <table:table-cell office:value-type="float" office:value="0.187267454508178" table:style-name="ce1">
            <text:p>0.187267454508178</text:p>
          </table:table-cell>
          <table:table-cell office:value-type="float" office:value="0.242801747468648" table:style-name="ce1">
            <text:p>0.242801747468648</text:p>
          </table:table-cell>
          <table:table-cell office:value-type="float" office:value="0.0836083287609787" table:style-name="ce1">
            <text:p>0.0836083287609787</text:p>
          </table:table-cell>
          <table:table-cell office:value-type="float" office:value="0.143800806940125" table:style-name="ce1">
            <text:p>0.143800806940125</text:p>
          </table:table-cell>
          <table:table-cell office:value-type="float" office:value="0.204586406175042" table:style-name="ce1">
            <text:p>0.204586406175042</text:p>
          </table:table-cell>
          <table:table-cell office:value-type="float" office:value="0.119735086352645" table:style-name="ce1">
            <text:p>0.119735086352645</text:p>
          </table:table-cell>
          <table:table-cell office:value-type="float" office:value="0.0893231276127742" table:style-name="ce1">
            <text:p>0.0893231276127742</text:p>
          </table:table-cell>
          <table:table-cell office:value-type="float" office:value="0.10422811311091" table:style-name="ce1">
            <text:p>0.10422811311091</text:p>
          </table:table-cell>
          <table:table-cell office:value-type="float" office:value="0.150522807413516" table:style-name="ce1">
            <text:p>0.150522807413516</text:p>
          </table:table-cell>
          <table:table-cell office:value-type="float" office:value="0.101738743671436" table:style-name="ce1">
            <text:p>0.101738743671436</text:p>
          </table:table-cell>
          <table:table-cell office:value-type="float" office:value="0.179480239090059" table:style-name="ce1">
            <text:p>0.179480239090059</text:p>
          </table:table-cell>
          <table:table-cell office:value-type="float" office:value="0.160341254049263" table:style-name="ce1">
            <text:p>0.160341254049263</text:p>
          </table:table-cell>
          <table:table-cell office:value-type="float" office:value="0.0872424635698006" table:style-name="ce1">
            <text:p>0.0872424635698006</text:p>
          </table:table-cell>
          <table:table-cell office:value-type="float" office:value="0.151929540739918" table:style-name="ce1">
            <text:p>0.151929540739918</text:p>
          </table:table-cell>
          <table:table-cell office:value-type="float" office:value="0.193869390453987" table:style-name="ce1">
            <text:p>0.193869390453987</text:p>
          </table:table-cell>
          <table:table-cell office:value-type="float" office:value="0.198807469533225" table:style-name="ce1">
            <text:p>0.198807469533225</text:p>
          </table:table-cell>
          <table:table-cell office:value-type="float" office:value="0.088972935071117" table:style-name="ce1">
            <text:p>0.088972935071117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  <table:table-cell office:value-type="float" office:value="0.477817312285301" table:style-name="ce1">
            <text:p>0.477817312285301</text:p>
          </table:table-cell>
        </table:table-row>
        <table:table-row>
          <table:table-cell office:value-type="float" office:value="0.524158417704219" table:style-name="ce1">
            <text:p>0.524158417704219</text:p>
          </table:table-cell>
          <table:table-cell office:value-type="float" office:value="-0.0738535708828708" table:style-name="ce1">
            <text:p>-0.0738535708828708</text:p>
          </table:table-cell>
          <table:table-cell office:value-type="float" office:value="-0.1416721780765" table:style-name="ce1">
            <text:p>-0.1416721780765</text:p>
          </table:table-cell>
          <table:table-cell office:value-type="float" office:value="0.38399667676554" table:style-name="ce1">
            <text:p>0.38399667676554</text:p>
          </table:table-cell>
          <table:table-cell office:value-type="float" office:value="0.969907406011572" table:style-name="ce1">
            <text:p>0.969907406011572</text:p>
          </table:table-cell>
          <table:table-cell office:value-type="float" office:value="-0.185428566145517" table:style-name="ce1">
            <text:p>-0.185428566145517</text:p>
          </table:table-cell>
          <table:table-cell office:value-type="float" office:value="0.939626155056695" table:style-name="ce1">
            <text:p>0.939626155056695</text:p>
          </table:table-cell>
          <table:table-cell office:value-type="float" office:value="0.466432327136452" table:style-name="ce1">
            <text:p>0.466432327136452</text:p>
          </table:table-cell>
          <table:table-cell office:value-type="float" office:value="-0.0589339224767559" table:style-name="ce1">
            <text:p>-0.0589339224767559</text:p>
          </table:table-cell>
          <table:table-cell office:value-type="float" office:value="-0.0973376171117162" table:style-name="ce1">
            <text:p>-0.0973376171117162</text:p>
          </table:table-cell>
          <table:table-cell office:value-type="float" office:value="0.36008548946964" table:style-name="ce1">
            <text:p>0.36008548946964</text:p>
          </table:table-cell>
          <table:table-cell office:value-type="float" office:value="0.746505283259214" table:style-name="ce1">
            <text:p>0.746505283259214</text:p>
          </table:table-cell>
          <table:table-cell office:value-type="float" office:value="0.617304431327003" table:style-name="ce1">
            <text:p>0.617304431327003</text:p>
          </table:table-cell>
          <table:table-cell office:value-type="float" office:value="0.232843189678148" table:style-name="ce1">
            <text:p>0.232843189678148</text:p>
          </table:table-cell>
          <table:table-cell office:value-type="float" office:value="0.445702197335339" table:style-name="ce1">
            <text:p>0.445702197335339</text:p>
          </table:table-cell>
          <table:table-cell office:value-type="float" office:value="0.378500966740812" table:style-name="ce1">
            <text:p>0.378500966740812</text:p>
          </table:table-cell>
          <table:table-cell office:value-type="float" office:value="0.593509294604377" table:style-name="ce1">
            <text:p>0.593509294604377</text:p>
          </table:table-cell>
          <table:table-cell office:value-type="float" office:value="0.608885200696122" table:style-name="ce1">
            <text:p>0.608885200696122</text:p>
          </table:table-cell>
          <table:table-cell office:value-type="float" office:value="0.595391539518833" table:style-name="ce1">
            <text:p>0.595391539518833</text:p>
          </table:table-cell>
          <table:table-cell office:value-type="float" office:value="0.938303496468158" table:style-name="ce1">
            <text:p>0.938303496468158</text:p>
          </table:table-cell>
          <table:table-cell office:value-type="float" office:value="0.524158417704219" table:style-name="ce1">
            <text:p>0.524158417704219</text:p>
          </table:table-cell>
          <table:table-cell office:value-type="float" office:value="0.715511831525894" table:style-name="ce1">
            <text:p>0.715511831525894</text:p>
          </table:table-cell>
          <table:table-cell office:value-type="float" office:value="1.19282624966427" table:style-name="ce1">
            <text:p>1.19282624966427</text:p>
          </table:table-cell>
          <table:table-cell office:value-type="float" office:value="1.21611267154515" table:style-name="ce1">
            <text:p>1.21611267154515</text:p>
          </table:table-cell>
          <table:table-cell office:value-type="float" office:value="0.978161304318886" table:style-name="ce1">
            <text:p>0.978161304318886</text:p>
          </table:table-cell>
          <table:table-cell office:value-type="float" office:value="0.793853917154638" table:style-name="ce1">
            <text:p>0.793853917154638</text:p>
          </table:table-cell>
          <table:table-cell office:value-type="float" office:value="0.962518322935224" table:style-name="ce1">
            <text:p>0.962518322935224</text:p>
          </table:table-cell>
          <table:table-cell office:value-type="float" office:value="1.1596326062404" table:style-name="ce1">
            <text:p>1.1596326062404</text:p>
          </table:table-cell>
          <table:table-cell office:value-type="float" office:value="1.23607972908365" table:style-name="ce1">
            <text:p>1.23607972908365</text:p>
          </table:table-cell>
          <table:table-cell office:value-type="float" office:value="0.69702004702846" table:style-name="ce1">
            <text:p>0.69702004702846</text:p>
          </table:table-cell>
          <table:table-cell office:value-type="float" office:value="0.901421670441638" table:style-name="ce1">
            <text:p>0.901421670441638</text:p>
          </table:table-cell>
          <table:table-cell office:value-type="float" office:value="1.17124402250324" table:style-name="ce1">
            <text:p>1.17124402250324</text:p>
          </table:table-cell>
          <table:table-cell office:value-type="float" office:value="0.724312598288084" table:style-name="ce1">
            <text:p>0.724312598288084</text:p>
          </table:table-cell>
          <table:table-cell office:value-type="float" office:value="0.850766390074871" table:style-name="ce1">
            <text:p>0.850766390074871</text:p>
          </table:table-cell>
          <table:table-cell office:value-type="float" office:value="0.828611858716872" table:style-name="ce1">
            <text:p>0.828611858716872</text:p>
          </table:table-cell>
          <table:table-cell office:value-type="float" office:value="0.813770103208959" table:style-name="ce1">
            <text:p>0.813770103208959</text:p>
          </table:table-cell>
          <table:table-cell office:value-type="float" office:value="0.778439857449762" table:style-name="ce1">
            <text:p>0.778439857449762</text:p>
          </table:table-cell>
          <table:table-cell office:value-type="float" office:value="0.652075090760281" table:style-name="ce1">
            <text:p>0.652075090760281</text:p>
          </table:table-cell>
          <table:table-cell office:value-type="float" office:value="0.797987225243817" table:style-name="ce1">
            <text:p>0.797987225243817</text:p>
          </table:table-cell>
          <table:table-cell office:value-type="float" office:value="0.755026256858444" table:style-name="ce1">
            <text:p>0.755026256858444</text:p>
          </table:table-cell>
          <table:table-cell office:value-type="float" office:value="6.46447757573012e-06" table:style-name="ce1">
            <text:p>6.46447757573012e-06</text:p>
          </table:table-cell>
          <table:table-cell office:value-type="float" office:value="0.824898240372133" table:style-name="ce1">
            <text:p>0.824898240372133</text:p>
          </table:table-cell>
          <table:table-cell office:value-type="float" office:value="1.7223348105657" table:style-name="ce1">
            <text:p>1.7223348105657</text:p>
          </table:table-cell>
          <table:table-cell office:value-type="float" office:value="0.477827539591542" table:style-name="ce1">
            <text:p>0.477827539591542</text:p>
          </table:table-cell>
          <table:table-cell office:value-type="float" office:value="0.282074930410824" table:style-name="ce1">
            <text:p>0.282074930410824</text:p>
          </table:table-cell>
          <table:table-cell office:value-type="float" office:value="0.262782495473246" table:style-name="ce1">
            <text:p>0.262782495473246</text:p>
          </table:table-cell>
          <table:table-cell office:value-type="float" office:value="0.316917891510995" table:style-name="ce1">
            <text:p>0.316917891510995</text:p>
          </table:table-cell>
          <table:table-cell office:value-type="float" office:value="0.144927823323447" table:style-name="ce1">
            <text:p>0.144927823323447</text:p>
          </table:table-cell>
          <table:table-cell office:value-type="float" office:value="0.125803512026596" table:style-name="ce1">
            <text:p>0.125803512026596</text:p>
          </table:table-cell>
          <table:table-cell office:value-type="float" office:value="0.227938077405591" table:style-name="ce1">
            <text:p>0.227938077405591</text:p>
          </table:table-cell>
          <table:table-cell office:value-type="float" office:value="0.179527887130236" table:style-name="ce1">
            <text:p>0.179527887130236</text:p>
          </table:table-cell>
          <table:table-cell office:value-type="float" office:value="0.148884686836855" table:style-name="ce1">
            <text:p>0.148884686836855</text:p>
          </table:table-cell>
          <table:table-cell office:value-type="float" office:value="0.135303096125045" table:style-name="ce1">
            <text:p>0.135303096125045</text:p>
          </table:table-cell>
          <table:table-cell office:value-type="float" office:value="0.201567481089737" table:style-name="ce1">
            <text:p>0.201567481089737</text:p>
          </table:table-cell>
          <table:table-cell office:value-type="float" office:value="0.135080752480096" table:style-name="ce1">
            <text:p>0.135080752480096</text:p>
          </table:table-cell>
          <table:table-cell office:value-type="float" office:value="0.21264062129149" table:style-name="ce1">
            <text:p>0.21264062129149</text:p>
          </table:table-cell>
          <table:table-cell office:value-type="float" office:value="0.120338062752753" table:style-name="ce1">
            <text:p>0.120338062752753</text:p>
          </table:table-cell>
          <table:table-cell office:value-type="float" office:value="0.0925190898577347" table:style-name="ce1">
            <text:p>0.0925190898577347</text:p>
          </table:table-cell>
          <table:table-cell office:value-type="float" office:value="0.168164321274396" table:style-name="ce1">
            <text:p>0.168164321274396</text:p>
          </table:table-cell>
          <table:table-cell office:value-type="float" office:value="0.145237897224745" table:style-name="ce1">
            <text:p>0.145237897224745</text:p>
          </table:table-cell>
          <table:table-cell office:value-type="float" office:value="0.147709538492013" table:style-name="ce1">
            <text:p>0.147709538492013</text:p>
          </table:table-cell>
          <table:table-cell office:value-type="float" office:value="0.0693350947707572" table:style-name="ce1">
            <text:p>0.0693350947707572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  <table:table-cell office:value-type="float" office:value="0.585310065600419" table:style-name="ce1">
            <text:p>0.585310065600419</text:p>
          </table:table-cell>
        </table:table-row>
      </table:table>
      <table:table table:name="max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324100061175771" table:style-name="ce1">
            <text:p>0.324100061175771</text:p>
          </table:table-cell>
          <table:table-cell office:value-type="float" office:value="0.625277598129692" table:style-name="ce1">
            <text:p>0.625277598129692</text:p>
          </table:table-cell>
          <table:table-cell office:value-type="float" office:value="2.42342237877363" table:style-name="ce1">
            <text:p>2.42342237877363</text:p>
          </table:table-cell>
          <table:table-cell office:value-type="float" office:value="0.24773876785935" table:style-name="ce1">
            <text:p>0.24773876785935</text:p>
          </table:table-cell>
          <table:table-cell office:value-type="float" office:value="1.39687651760944" table:style-name="ce1">
            <text:p>1.39687651760944</text:p>
          </table:table-cell>
          <table:table-cell office:value-type="float" office:value="1.18037310574049" table:style-name="ce1">
            <text:p>1.18037310574049</text:p>
          </table:table-cell>
          <table:table-cell office:value-type="float" office:value="0.928307251725521" table:style-name="ce1">
            <text:p>0.928307251725521</text:p>
          </table:table-cell>
          <table:table-cell office:value-type="float" office:value="0.263296853566949" table:style-name="ce1">
            <text:p>0.263296853566949</text:p>
          </table:table-cell>
          <table:table-cell office:value-type="float" office:value="0.39388031384384" table:style-name="ce1">
            <text:p>0.39388031384384</text:p>
          </table:table-cell>
          <table:table-cell office:value-type="float" office:value="0.709029376419308" table:style-name="ce1">
            <text:p>0.709029376419308</text:p>
          </table:table-cell>
          <table:table-cell office:value-type="float" office:value="0.275997968045237" table:style-name="ce1">
            <text:p>0.275997968045237</text:p>
          </table:table-cell>
          <table:table-cell office:value-type="float" office:value="0.568061238781629" table:style-name="ce1">
            <text:p>0.568061238781629</text:p>
          </table:table-cell>
          <table:table-cell office:value-type="float" office:value="0.500003221102558" table:style-name="ce1">
            <text:p>0.500003221102558</text:p>
          </table:table-cell>
          <table:table-cell office:value-type="float" office:value="0.287243963025193" table:style-name="ce1">
            <text:p>0.287243963025193</text:p>
          </table:table-cell>
          <table:table-cell office:value-type="float" office:value="0.211016488734065" table:style-name="ce1">
            <text:p>0.211016488734065</text:p>
          </table:table-cell>
          <table:table-cell office:value-type="float" office:value="0.352412529129007" table:style-name="ce1">
            <text:p>0.352412529129007</text:p>
          </table:table-cell>
          <table:table-cell office:value-type="float" office:value="0.500107158209582" table:style-name="ce1">
            <text:p>0.500107158209582</text:p>
          </table:table-cell>
          <table:table-cell office:value-type="float" office:value="0.540642629948796" table:style-name="ce1">
            <text:p>0.540642629948796</text:p>
          </table:table-cell>
          <table:table-cell office:value-type="float" office:value="0.299155155490101" table:style-name="ce1">
            <text:p>0.299155155490101</text:p>
          </table:table-cell>
          <table:table-cell office:value-type="float" office:value="0.811793754752035" table:style-name="ce1">
            <text:p>0.811793754752035</text:p>
          </table:table-cell>
          <table:table-cell office:value-type="float" office:value="0.324100061175771" table:style-name="ce1">
            <text:p>0.324100061175771</text:p>
          </table:table-cell>
          <table:table-cell office:value-type="float" office:value="0.372326878834734" table:style-name="ce1">
            <text:p>0.372326878834734</text:p>
          </table:table-cell>
          <table:table-cell office:value-type="float" office:value="0.707898222571217" table:style-name="ce1">
            <text:p>0.707898222571217</text:p>
          </table:table-cell>
          <table:table-cell office:value-type="float" office:value="0.978342575046695" table:style-name="ce1">
            <text:p>0.978342575046695</text:p>
          </table:table-cell>
          <table:table-cell office:value-type="float" office:value="0.632398308029254" table:style-name="ce1">
            <text:p>0.632398308029254</text:p>
          </table:table-cell>
          <table:table-cell office:value-type="float" office:value="0.478446665105858" table:style-name="ce1">
            <text:p>0.478446665105858</text:p>
          </table:table-cell>
          <table:table-cell office:value-type="float" office:value="0.578912272754896" table:style-name="ce1">
            <text:p>0.578912272754896</text:p>
          </table:table-cell>
          <table:table-cell office:value-type="float" office:value="0.6119226979456" table:style-name="ce1">
            <text:p>0.6119226979456</text:p>
          </table:table-cell>
          <table:table-cell office:value-type="float" office:value="0.596768667741555" table:style-name="ce1">
            <text:p>0.596768667741555</text:p>
          </table:table-cell>
          <table:table-cell office:value-type="float" office:value="0.529625296604292" table:style-name="ce1">
            <text:p>0.529625296604292</text:p>
          </table:table-cell>
          <table:table-cell office:value-type="float" office:value="0.734776358447527" table:style-name="ce1">
            <text:p>0.734776358447527</text:p>
          </table:table-cell>
          <table:table-cell office:value-type="float" office:value="0.93103040392954" table:style-name="ce1">
            <text:p>0.93103040392954</text:p>
          </table:table-cell>
          <table:table-cell office:value-type="float" office:value="0.38326106249362" table:style-name="ce1">
            <text:p>0.38326106249362</text:p>
          </table:table-cell>
          <table:table-cell office:value-type="float" office:value="0.620341603614514" table:style-name="ce1">
            <text:p>0.620341603614514</text:p>
          </table:table-cell>
          <table:table-cell office:value-type="float" office:value="0.345053781951735" table:style-name="ce1">
            <text:p>0.345053781951735</text:p>
          </table:table-cell>
          <table:table-cell office:value-type="float" office:value="0.596768667741555" table:style-name="ce1">
            <text:p>0.596768667741555</text:p>
          </table:table-cell>
          <table:table-cell office:value-type="float" office:value="0.323123052369749" table:style-name="ce1">
            <text:p>0.323123052369749</text:p>
          </table:table-cell>
          <table:table-cell office:value-type="float" office:value="0.364282146751106" table:style-name="ce1">
            <text:p>0.364282146751106</text:p>
          </table:table-cell>
          <table:table-cell office:value-type="float" office:value="0.114812302472995" table:style-name="ce1">
            <text:p>0.114812302472995</text:p>
          </table:table-cell>
          <table:table-cell office:value-type="float" office:value="0.348234257426658" table:style-name="ce1">
            <text:p>0.348234257426658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349294415918299" table:style-name="ce1">
            <text:p>0.349294415918299</text:p>
          </table:table-cell>
          <table:table-cell office:value-type="float" office:value="0.745086919464271" table:style-name="ce1">
            <text:p>0.745086919464271</text:p>
          </table:table-cell>
          <table:table-cell office:value-type="float" office:value="0.0515353917170112" table:style-name="ce1">
            <text:p>0.0515353917170112</text:p>
          </table:table-cell>
          <table:table-cell office:value-type="float" office:value="0.516315331144362" table:style-name="ce1">
            <text:p>0.516315331144362</text:p>
          </table:table-cell>
          <table:table-cell office:value-type="float" office:value="0.312239750293755" table:style-name="ce1">
            <text:p>0.312239750293755</text:p>
          </table:table-cell>
          <table:table-cell office:value-type="float" office:value="0.743409280667705" table:style-name="ce1">
            <text:p>0.743409280667705</text:p>
          </table:table-cell>
          <table:table-cell office:value-type="float" office:value="0.0964087430153167" table:style-name="ce1">
            <text:p>0.0964087430153167</text:p>
          </table:table-cell>
          <table:table-cell office:value-type="float" office:value="0.304295313698185" table:style-name="ce1">
            <text:p>0.304295313698185</text:p>
          </table:table-cell>
          <table:table-cell office:value-type="float" office:value="0.378268396013785" table:style-name="ce1">
            <text:p>0.378268396013785</text:p>
          </table:table-cell>
          <table:table-cell office:value-type="float" office:value="0.261287589538202" table:style-name="ce1">
            <text:p>0.261287589538202</text:p>
          </table:table-cell>
          <table:table-cell office:value-type="float" office:value="0.126872372066" table:style-name="ce1">
            <text:p>0.126872372066</text:p>
          </table:table-cell>
          <table:table-cell office:value-type="float" office:value="0.206961651883796" table:style-name="ce1">
            <text:p>0.206961651883796</text:p>
          </table:table-cell>
          <table:table-cell office:value-type="float" office:value="0.249419389933101" table:style-name="ce1">
            <text:p>0.249419389933101</text:p>
          </table:table-cell>
          <table:table-cell office:value-type="float" office:value="0.166594282405401" table:style-name="ce1">
            <text:p>0.166594282405401</text:p>
          </table:table-cell>
          <table:table-cell office:value-type="float" office:value="0.292959180421968" table:style-name="ce1">
            <text:p>0.292959180421968</text:p>
          </table:table-cell>
          <table:table-cell office:value-type="float" office:value="0.276588431162157" table:style-name="ce1">
            <text:p>0.276588431162157</text:p>
          </table:table-cell>
          <table:table-cell office:value-type="float" office:value="0.0448736316818831" table:style-name="ce1">
            <text:p>0.0448736316818831</text:p>
          </table:table-cell>
          <table:table-cell office:value-type="float" office:value="0.170460816125631" table:style-name="ce1">
            <text:p>0.170460816125631</text:p>
          </table:table-cell>
          <table:table-cell office:value-type="float" office:value="0.233712936650685" table:style-name="ce1">
            <text:p>0.233712936650685</text:p>
          </table:table-cell>
          <table:table-cell office:value-type="float" office:value="0.355582324041628" table:style-name="ce1">
            <text:p>0.355582324041628</text:p>
          </table:table-cell>
          <table:table-cell office:value-type="float" office:value="0.0553082487434221" table:style-name="ce1">
            <text:p>0.0553082487434221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  <table:table-cell office:value-type="float" office:value="0.392235375449396" table:style-name="ce1">
            <text:p>0.392235375449396</text:p>
          </table:table-cell>
        </table:table-row>
        <table:table-row>
          <table:table-cell office:value-type="float" office:value="0.654162738240002" table:style-name="ce1">
            <text:p>0.654162738240002</text:p>
          </table:table-cell>
          <table:table-cell office:value-type="float" office:value="0.761734202513454" table:style-name="ce1">
            <text:p>0.761734202513454</text:p>
          </table:table-cell>
          <table:table-cell office:value-type="float" office:value="3.87632303657526" table:style-name="ce1">
            <text:p>3.87632303657526</text:p>
          </table:table-cell>
          <table:table-cell office:value-type="float" office:value="0.468423230347267" table:style-name="ce1">
            <text:p>0.468423230347267</text:p>
          </table:table-cell>
          <table:table-cell office:value-type="float" office:value="1.54953934040574" table:style-name="ce1">
            <text:p>1.54953934040574</text:p>
          </table:table-cell>
          <table:table-cell office:value-type="float" office:value="1.67101994012233" table:style-name="ce1">
            <text:p>1.67101994012233</text:p>
          </table:table-cell>
          <table:table-cell office:value-type="float" office:value="1.58074125993423" table:style-name="ce1">
            <text:p>1.58074125993423</text:p>
          </table:table-cell>
          <table:table-cell office:value-type="float" office:value="0.693492539537743" table:style-name="ce1">
            <text:p>0.693492539537743</text:p>
          </table:table-cell>
          <table:table-cell office:value-type="float" office:value="0.751520205196973" table:style-name="ce1">
            <text:p>0.751520205196973</text:p>
          </table:table-cell>
          <table:table-cell office:value-type="float" office:value="1.17666846941572" table:style-name="ce1">
            <text:p>1.17666846941572</text:p>
          </table:table-cell>
          <table:table-cell office:value-type="float" office:value="0.344326222202569" table:style-name="ce1">
            <text:p>0.344326222202569</text:p>
          </table:table-cell>
          <table:table-cell office:value-type="float" office:value="1.37523681192712" table:style-name="ce1">
            <text:p>1.37523681192712</text:p>
          </table:table-cell>
          <table:table-cell office:value-type="float" office:value="0.919534959892727" table:style-name="ce1">
            <text:p>0.919534959892727</text:p>
          </table:table-cell>
          <table:table-cell office:value-type="float" office:value="0.455954675145945" table:style-name="ce1">
            <text:p>0.455954675145945</text:p>
          </table:table-cell>
          <table:table-cell office:value-type="float" office:value="0.38511114299864" table:style-name="ce1">
            <text:p>0.38511114299864</text:p>
          </table:table-cell>
          <table:table-cell office:value-type="float" office:value="0.436539223553931" table:style-name="ce1">
            <text:p>0.436539223553931</text:p>
          </table:table-cell>
          <table:table-cell office:value-type="float" office:value="0.886358235330785" table:style-name="ce1">
            <text:p>0.886358235330785</text:p>
          </table:table-cell>
          <table:table-cell office:value-type="float" office:value="0.809382413869087" table:style-name="ce1">
            <text:p>0.809382413869087</text:p>
          </table:table-cell>
          <table:table-cell office:value-type="float" office:value="0.738081558450879" table:style-name="ce1">
            <text:p>0.738081558450879</text:p>
          </table:table-cell>
          <table:table-cell office:value-type="float" office:value="1.53991476429535" table:style-name="ce1">
            <text:p>1.53991476429535</text:p>
          </table:table-cell>
          <table:table-cell office:value-type="float" office:value="0.654162738240002" table:style-name="ce1">
            <text:p>0.654162738240002</text:p>
          </table:table-cell>
          <table:table-cell office:value-type="float" office:value="1.01580150841801" table:style-name="ce1">
            <text:p>1.01580150841801</text:p>
          </table:table-cell>
          <table:table-cell office:value-type="float" office:value="1.56348770016831" table:style-name="ce1">
            <text:p>1.56348770016831</text:p>
          </table:table-cell>
          <table:table-cell office:value-type="float" office:value="1.68330639714515" table:style-name="ce1">
            <text:p>1.68330639714515</text:p>
          </table:table-cell>
          <table:table-cell office:value-type="float" office:value="1.31029690745876" table:style-name="ce1">
            <text:p>1.31029690745876</text:p>
          </table:table-cell>
          <table:table-cell office:value-type="float" office:value="1.08689448962217" table:style-name="ce1">
            <text:p>1.08689448962217</text:p>
          </table:table-cell>
          <table:table-cell office:value-type="float" office:value="1.20238940294683" table:style-name="ce1">
            <text:p>1.20238940294683</text:p>
          </table:table-cell>
          <table:table-cell office:value-type="float" office:value="1.60028143605468" table:style-name="ce1">
            <text:p>1.60028143605468</text:p>
          </table:table-cell>
          <table:table-cell office:value-type="float" office:value="1.38760532766293" table:style-name="ce1">
            <text:p>1.38760532766293</text:p>
          </table:table-cell>
          <table:table-cell office:value-type="float" office:value="1.10206930724762" table:style-name="ce1">
            <text:p>1.10206930724762</text:p>
          </table:table-cell>
          <table:table-cell office:value-type="float" office:value="1.29429059297712" table:style-name="ce1">
            <text:p>1.29429059297712</text:p>
          </table:table-cell>
          <table:table-cell office:value-type="float" office:value="1.82542999728926" table:style-name="ce1">
            <text:p>1.82542999728926</text:p>
          </table:table-cell>
          <table:table-cell office:value-type="float" office:value="0.857546869263836" table:style-name="ce1">
            <text:p>0.857546869263836</text:p>
          </table:table-cell>
          <table:table-cell office:value-type="float" office:value="0.993662904621978" table:style-name="ce1">
            <text:p>0.993662904621978</text:p>
          </table:table-cell>
          <table:table-cell office:value-type="float" office:value="0.763816386149929" table:style-name="ce1">
            <text:p>0.763816386149929</text:p>
          </table:table-cell>
          <table:table-cell office:value-type="float" office:value="1.3518509628468" table:style-name="ce1">
            <text:p>1.3518509628468</text:p>
          </table:table-cell>
          <table:table-cell office:value-type="float" office:value="0.684886547076186" table:style-name="ce1">
            <text:p>0.684886547076186</text:p>
          </table:table-cell>
          <table:table-cell office:value-type="float" office:value="0.806305875501188" table:style-name="ce1">
            <text:p>0.806305875501188</text:p>
          </table:table-cell>
          <table:table-cell office:value-type="float" office:value="0.506551258845047" table:style-name="ce1">
            <text:p>0.506551258845047</text:p>
          </table:table-cell>
          <table:table-cell office:value-type="float" office:value="0.983934391404567" table:style-name="ce1">
            <text:p>0.983934391404567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1.05016311600002" table:style-name="ce1">
            <text:p>1.05016311600002</text:p>
          </table:table-cell>
          <table:table-cell office:value-type="float" office:value="1.82260290797821" table:style-name="ce1">
            <text:p>1.82260290797821</text:p>
          </table:table-cell>
          <table:table-cell office:value-type="float" office:value="0.180625278640356" table:style-name="ce1">
            <text:p>0.180625278640356</text:p>
          </table:table-cell>
          <table:table-cell office:value-type="float" office:value="1.06882647043964" table:style-name="ce1">
            <text:p>1.06882647043964</text:p>
          </table:table-cell>
          <table:table-cell office:value-type="float" office:value="0.706068470628743" table:style-name="ce1">
            <text:p>0.706068470628743</text:p>
          </table:table-cell>
          <table:table-cell office:value-type="float" office:value="1.1216815484387" table:style-name="ce1">
            <text:p>1.1216815484387</text:p>
          </table:table-cell>
          <table:table-cell office:value-type="float" office:value="0.337203022531382" table:style-name="ce1">
            <text:p>0.337203022531382</text:p>
          </table:table-cell>
          <table:table-cell office:value-type="float" office:value="0.595834796600532" table:style-name="ce1">
            <text:p>0.595834796600532</text:p>
          </table:table-cell>
          <table:table-cell office:value-type="float" office:value="1.06000332011798" table:style-name="ce1">
            <text:p>1.06000332011798</text:p>
          </table:table-cell>
          <table:table-cell office:value-type="float" office:value="0.503046761316038" table:style-name="ce1">
            <text:p>0.503046761316038</text:p>
          </table:table-cell>
          <table:table-cell office:value-type="float" office:value="0.364838647290565" table:style-name="ce1">
            <text:p>0.364838647290565</text:p>
          </table:table-cell>
          <table:table-cell office:value-type="float" office:value="0.540359563950535" table:style-name="ce1">
            <text:p>0.540359563950535</text:p>
          </table:table-cell>
          <table:table-cell office:value-type="float" office:value="0.82768110695522" table:style-name="ce1">
            <text:p>0.82768110695522</text:p>
          </table:table-cell>
          <table:table-cell office:value-type="float" office:value="0.409655600208325" table:style-name="ce1">
            <text:p>0.409655600208325</text:p>
          </table:table-cell>
          <table:table-cell office:value-type="float" office:value="0.76515628667495" table:style-name="ce1">
            <text:p>0.76515628667495</text:p>
          </table:table-cell>
          <table:table-cell office:value-type="float" office:value="0.681386833910523" table:style-name="ce1">
            <text:p>0.681386833910523</text:p>
          </table:table-cell>
          <table:table-cell office:value-type="float" office:value="0.153885637598543" table:style-name="ce1">
            <text:p>0.153885637598543</text:p>
          </table:table-cell>
          <table:table-cell office:value-type="float" office:value="0.623784203430971" table:style-name="ce1">
            <text:p>0.623784203430971</text:p>
          </table:table-cell>
          <table:table-cell office:value-type="float" office:value="0.771132893290471" table:style-name="ce1">
            <text:p>0.771132893290471</text:p>
          </table:table-cell>
          <table:table-cell office:value-type="float" office:value="0.918779006914195" table:style-name="ce1">
            <text:p>0.918779006914195</text:p>
          </table:table-cell>
          <table:table-cell office:value-type="float" office:value="0.14768311284878" table:style-name="ce1">
            <text:p>0.1476831128487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  <table:table-cell office:value-type="float" office:value="0.800640385892408" table:style-name="ce1">
            <text:p>0.800640385892408</text:p>
          </table:table-cell>
        </table:table-row>
        <table:table-row>
          <table:table-cell office:value-type="float" office:value="0.636638941995818" table:style-name="ce1">
            <text:p>0.636638941995818</text:p>
          </table:table-cell>
          <table:table-cell office:value-type="float" office:value="0.755374826798053" table:style-name="ce1">
            <text:p>0.755374826798053</text:p>
          </table:table-cell>
          <table:table-cell office:value-type="float" office:value="3.79239882815657" table:style-name="ce1">
            <text:p>3.79239882815657</text:p>
          </table:table-cell>
          <table:table-cell office:value-type="float" office:value="0.331050855207976" table:style-name="ce1">
            <text:p>0.331050855207976</text:p>
          </table:table-cell>
          <table:table-cell office:value-type="float" office:value="1.56465179576698" table:style-name="ce1">
            <text:p>1.56465179576698</text:p>
          </table:table-cell>
          <table:table-cell office:value-type="float" office:value="1.54602221084839" table:style-name="ce1">
            <text:p>1.54602221084839</text:p>
          </table:table-cell>
          <table:table-cell office:value-type="float" office:value="1.64237596439925" table:style-name="ce1">
            <text:p>1.64237596439925</text:p>
          </table:table-cell>
          <table:table-cell office:value-type="float" office:value="0.611278287882053" table:style-name="ce1">
            <text:p>0.611278287882053</text:p>
          </table:table-cell>
          <table:table-cell office:value-type="float" office:value="0.715973694712304" table:style-name="ce1">
            <text:p>0.715973694712304</text:p>
          </table:table-cell>
          <table:table-cell office:value-type="float" office:value="1.16379973270861" table:style-name="ce1">
            <text:p>1.16379973270861</text:p>
          </table:table-cell>
          <table:table-cell office:value-type="float" office:value="0.371225145500284" table:style-name="ce1">
            <text:p>0.371225145500284</text:p>
          </table:table-cell>
          <table:table-cell office:value-type="float" office:value="1.29742949360923" table:style-name="ce1">
            <text:p>1.29742949360923</text:p>
          </table:table-cell>
          <table:table-cell office:value-type="float" office:value="0.833662122069806" table:style-name="ce1">
            <text:p>0.833662122069806</text:p>
          </table:table-cell>
          <table:table-cell office:value-type="float" office:value="0.386815711553828" table:style-name="ce1">
            <text:p>0.386815711553828</text:p>
          </table:table-cell>
          <table:table-cell office:value-type="float" office:value="0.421800941777981" table:style-name="ce1">
            <text:p>0.421800941777981</text:p>
          </table:table-cell>
          <table:table-cell office:value-type="float" office:value="0.307969022165704" table:style-name="ce1">
            <text:p>0.307969022165704</text:p>
          </table:table-cell>
          <table:table-cell office:value-type="float" office:value="0.870414283113361" table:style-name="ce1">
            <text:p>0.870414283113361</text:p>
          </table:table-cell>
          <table:table-cell office:value-type="float" office:value="0.660586051454062" table:style-name="ce1">
            <text:p>0.660586051454062</text:p>
          </table:table-cell>
          <table:table-cell office:value-type="float" office:value="0.708147671628074" table:style-name="ce1">
            <text:p>0.708147671628074</text:p>
          </table:table-cell>
          <table:table-cell office:value-type="float" office:value="1.24887007720779" table:style-name="ce1">
            <text:p>1.24887007720779</text:p>
          </table:table-cell>
          <table:table-cell office:value-type="float" office:value="0.636638941995818" table:style-name="ce1">
            <text:p>0.636638941995818</text:p>
          </table:table-cell>
          <table:table-cell office:value-type="float" office:value="1.02214167194645" table:style-name="ce1">
            <text:p>1.02214167194645</text:p>
          </table:table-cell>
          <table:table-cell office:value-type="float" office:value="1.34648780812438" table:style-name="ce1">
            <text:p>1.34648780812438</text:p>
          </table:table-cell>
          <table:table-cell office:value-type="float" office:value="1.67617631160333" table:style-name="ce1">
            <text:p>1.67617631160333</text:p>
          </table:table-cell>
          <table:table-cell office:value-type="float" office:value="0.967200517173763" table:style-name="ce1">
            <text:p>0.967200517173763</text:p>
          </table:table-cell>
          <table:table-cell office:value-type="float" office:value="0.847423395039735" table:style-name="ce1">
            <text:p>0.847423395039735</text:p>
          </table:table-cell>
          <table:table-cell office:value-type="float" office:value="0.746354952169959" table:style-name="ce1">
            <text:p>0.746354952169959</text:p>
          </table:table-cell>
          <table:table-cell office:value-type="float" office:value="1.59857686749949" table:style-name="ce1">
            <text:p>1.59857686749949</text:p>
          </table:table-cell>
          <table:table-cell office:value-type="float" office:value="1.1956750658331" table:style-name="ce1">
            <text:p>1.1956750658331</text:p>
          </table:table-cell>
          <table:table-cell office:value-type="float" office:value="0.783668373591441" table:style-name="ce1">
            <text:p>0.783668373591441</text:p>
          </table:table-cell>
          <table:table-cell office:value-type="float" office:value="1.22712643441845" table:style-name="ce1">
            <text:p>1.22712643441845</text:p>
          </table:table-cell>
          <table:table-cell office:value-type="float" office:value="1.59342158699112" table:style-name="ce1">
            <text:p>1.59342158699112</text:p>
          </table:table-cell>
          <table:table-cell office:value-type="float" office:value="0.525405450059133" table:style-name="ce1">
            <text:p>0.525405450059133</text:p>
          </table:table-cell>
          <table:table-cell office:value-type="float" office:value="0.877066257962873" table:style-name="ce1">
            <text:p>0.877066257962873</text:p>
          </table:table-cell>
          <table:table-cell office:value-type="float" office:value="0.108867099951244" table:style-name="ce1">
            <text:p>0.108867099951244</text:p>
          </table:table-cell>
          <table:table-cell office:value-type="float" office:value="0.93446032846132" table:style-name="ce1">
            <text:p>0.93446032846132</text:p>
          </table:table-cell>
          <table:table-cell office:value-type="float" office:value="0.429533862540539" table:style-name="ce1">
            <text:p>0.429533862540539</text:p>
          </table:table-cell>
          <table:table-cell office:value-type="float" office:value="0.776995611320525" table:style-name="ce1">
            <text:p>0.776995611320525</text:p>
          </table:table-cell>
          <table:table-cell office:value-type="float" office:value="0.218458385596957" table:style-name="ce1">
            <text:p>0.218458385596957</text:p>
          </table:table-cell>
          <table:table-cell office:value-type="float" office:value="0.699125930738423" table:style-name="ce1">
            <text:p>0.699125930738423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517277568289885" table:style-name="ce1">
            <text:p>0.517277568289885</text:p>
          </table:table-cell>
          <table:table-cell office:value-type="float" office:value="2.1054157761895" table:style-name="ce1">
            <text:p>2.1054157761895</text:p>
          </table:table-cell>
          <table:table-cell office:value-type="float" office:value="0.0508909816534647" table:style-name="ce1">
            <text:p>0.0508909816534647</text:p>
          </table:table-cell>
          <table:table-cell office:value-type="float" office:value="0.766118774761294" table:style-name="ce1">
            <text:p>0.766118774761294</text:p>
          </table:table-cell>
          <table:table-cell office:value-type="float" office:value="0.450249086103472" table:style-name="ce1">
            <text:p>0.450249086103472</text:p>
          </table:table-cell>
          <table:table-cell office:value-type="float" office:value="0.58576655604589" table:style-name="ce1">
            <text:p>0.58576655604589</text:p>
          </table:table-cell>
          <table:table-cell office:value-type="float" office:value="0.112038361825308" table:style-name="ce1">
            <text:p>0.112038361825308</text:p>
          </table:table-cell>
          <table:table-cell office:value-type="float" office:value="0.1283391669299" table:style-name="ce1">
            <text:p>0.1283391669299</text:p>
          </table:table-cell>
          <table:table-cell office:value-type="float" office:value="0.33312046001707" table:style-name="ce1">
            <text:p>0.33312046001707</text:p>
          </table:table-cell>
          <table:table-cell office:value-type="float" office:value="0.199774158768177" table:style-name="ce1">
            <text:p>0.199774158768177</text:p>
          </table:table-cell>
          <table:table-cell office:value-type="float" office:value="0.118892244618723" table:style-name="ce1">
            <text:p>0.118892244618723</text:p>
          </table:table-cell>
          <table:table-cell office:value-type="float" office:value="0.163387087599828" table:style-name="ce1">
            <text:p>0.163387087599828</text:p>
          </table:table-cell>
          <table:table-cell office:value-type="float" office:value="0.173312993533569" table:style-name="ce1">
            <text:p>0.173312993533569</text:p>
          </table:table-cell>
          <table:table-cell office:value-type="float" office:value="0.055118237093116" table:style-name="ce1">
            <text:p>0.055118237093116</text:p>
          </table:table-cell>
          <table:table-cell office:value-type="float" office:value="0.153366625694377" table:style-name="ce1">
            <text:p>0.153366625694377</text:p>
          </table:table-cell>
          <table:table-cell office:value-type="float" office:value="0.0495007399305198" table:style-name="ce1">
            <text:p>0.0495007399305198</text:p>
          </table:table-cell>
          <table:table-cell office:value-type="float" office:value="0.010645113482393" table:style-name="ce1">
            <text:p>0.010645113482393</text:p>
          </table:table-cell>
          <table:table-cell office:value-type="float" office:value="0.0668582049208025" table:style-name="ce1">
            <text:p>0.0668582049208025</text:p>
          </table:table-cell>
          <table:table-cell office:value-type="float" office:value="0.0515656663769319" table:style-name="ce1">
            <text:p>0.0515656663769319</text:p>
          </table:table-cell>
          <table:table-cell office:value-type="float" office:value="0.0419737499806953" table:style-name="ce1">
            <text:p>0.0419737499806953</text:p>
          </table:table-cell>
          <table:table-cell office:value-type="float" office:value="0.0169901537858466" table:style-name="ce1">
            <text:p>0.0169901537858466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  <table:table-cell office:value-type="float" office:value="0.591114692723774" table:style-name="ce1">
            <text:p>0.591114692723774</text:p>
          </table:table-cell>
        </table:table-row>
        <table:table-row>
          <table:table-cell office:value-type="float" office:value="0.646627297980789" table:style-name="ce1">
            <text:p>0.646627297980789</text:p>
          </table:table-cell>
          <table:table-cell office:value-type="float" office:value="0.765873796139516" table:style-name="ce1">
            <text:p>0.765873796139516</text:p>
          </table:table-cell>
          <table:table-cell office:value-type="float" office:value="3.85787161486619" table:style-name="ce1">
            <text:p>3.85787161486619</text:p>
          </table:table-cell>
          <table:table-cell office:value-type="float" office:value="0.471645280664999" table:style-name="ce1">
            <text:p>0.471645280664999</text:p>
          </table:table-cell>
          <table:table-cell office:value-type="float" office:value="1.64601376314507" table:style-name="ce1">
            <text:p>1.64601376314507</text:p>
          </table:table-cell>
          <table:table-cell office:value-type="float" office:value="1.77569466445672" table:style-name="ce1">
            <text:p>1.77569466445672</text:p>
          </table:table-cell>
          <table:table-cell office:value-type="float" office:value="1.71764721730576" table:style-name="ce1">
            <text:p>1.71764721730576</text:p>
          </table:table-cell>
          <table:table-cell office:value-type="float" office:value="0.594648350758273" table:style-name="ce1">
            <text:p>0.594648350758273</text:p>
          </table:table-cell>
          <table:table-cell office:value-type="float" office:value="0.683576875030075" table:style-name="ce1">
            <text:p>0.683576875030075</text:p>
          </table:table-cell>
          <table:table-cell office:value-type="float" office:value="1.10659534832526" table:style-name="ce1">
            <text:p>1.10659534832526</text:p>
          </table:table-cell>
          <table:table-cell office:value-type="float" office:value="0.376297276323037" table:style-name="ce1">
            <text:p>0.376297276323037</text:p>
          </table:table-cell>
          <table:table-cell office:value-type="float" office:value="1.27204805207406" table:style-name="ce1">
            <text:p>1.27204805207406</text:p>
          </table:table-cell>
          <table:table-cell office:value-type="float" office:value="0.893425958608392" table:style-name="ce1">
            <text:p>0.893425958608392</text:p>
          </table:table-cell>
          <table:table-cell office:value-type="float" office:value="0.485680687754702" table:style-name="ce1">
            <text:p>0.485680687754702</text:p>
          </table:table-cell>
          <table:table-cell office:value-type="float" office:value="0.502144325507245" table:style-name="ce1">
            <text:p>0.502144325507245</text:p>
          </table:table-cell>
          <table:table-cell office:value-type="float" office:value="0.54716988026988" table:style-name="ce1">
            <text:p>0.54716988026988</text:p>
          </table:table-cell>
          <table:table-cell office:value-type="float" office:value="0.85307757366182" table:style-name="ce1">
            <text:p>0.85307757366182</text:p>
          </table:table-cell>
          <table:table-cell office:value-type="float" office:value="0.774417971066339" table:style-name="ce1">
            <text:p>0.774417971066339</text:p>
          </table:table-cell>
          <table:table-cell office:value-type="float" office:value="0.691205923183223" table:style-name="ce1">
            <text:p>0.691205923183223</text:p>
          </table:table-cell>
          <table:table-cell office:value-type="float" office:value="1.48457864851597" table:style-name="ce1">
            <text:p>1.48457864851597</text:p>
          </table:table-cell>
          <table:table-cell office:value-type="float" office:value="0.646627297980789" table:style-name="ce1">
            <text:p>0.646627297980789</text:p>
          </table:table-cell>
          <table:table-cell office:value-type="float" office:value="0.848566703216994" table:style-name="ce1">
            <text:p>0.848566703216994</text:p>
          </table:table-cell>
          <table:table-cell office:value-type="float" office:value="1.51178938313476" table:style-name="ce1">
            <text:p>1.51178938313476</text:p>
          </table:table-cell>
          <table:table-cell office:value-type="float" office:value="1.74038865632253" table:style-name="ce1">
            <text:p>1.74038865632253</text:p>
          </table:table-cell>
          <table:table-cell office:value-type="float" office:value="1.16416133498354" table:style-name="ce1">
            <text:p>1.16416133498354</text:p>
          </table:table-cell>
          <table:table-cell office:value-type="float" office:value="0.977656590140339" table:style-name="ce1">
            <text:p>0.977656590140339</text:p>
          </table:table-cell>
          <table:table-cell office:value-type="float" office:value="1.13404036136809" table:style-name="ce1">
            <text:p>1.13404036136809</text:p>
          </table:table-cell>
          <table:table-cell office:value-type="float" office:value="1.45901012018816" table:style-name="ce1">
            <text:p>1.45901012018816</text:p>
          </table:table-cell>
          <table:table-cell office:value-type="float" office:value="1.39510958679004" table:style-name="ce1">
            <text:p>1.39510958679004</text:p>
          </table:table-cell>
          <table:table-cell office:value-type="float" office:value="0.895858086912745" table:style-name="ce1">
            <text:p>0.895858086912745</text:p>
          </table:table-cell>
          <table:table-cell office:value-type="float" office:value="1.26799450490014" table:style-name="ce1">
            <text:p>1.26799450490014</text:p>
          </table:table-cell>
          <table:table-cell office:value-type="float" office:value="1.58460772031551" table:style-name="ce1">
            <text:p>1.58460772031551</text:p>
          </table:table-cell>
          <table:table-cell office:value-type="float" office:value="0.888104378728782" table:style-name="ce1">
            <text:p>0.888104378728782</text:p>
          </table:table-cell>
          <table:table-cell office:value-type="float" office:value="1.09972032862889" table:style-name="ce1">
            <text:p>1.09972032862889</text:p>
          </table:table-cell>
          <table:table-cell office:value-type="float" office:value="0.727168162213398" table:style-name="ce1">
            <text:p>0.727168162213398</text:p>
          </table:table-cell>
          <table:table-cell office:value-type="float" office:value="1.32536778797718" table:style-name="ce1">
            <text:p>1.32536778797718</text:p>
          </table:table-cell>
          <table:table-cell office:value-type="float" office:value="0.771674031440915" table:style-name="ce1">
            <text:p>0.771674031440915</text:p>
          </table:table-cell>
          <table:table-cell office:value-type="float" office:value="0.839607324591558" table:style-name="ce1">
            <text:p>0.839607324591558</text:p>
          </table:table-cell>
          <table:table-cell office:value-type="float" office:value="0.751406295571308" table:style-name="ce1">
            <text:p>0.751406295571308</text:p>
          </table:table-cell>
          <table:table-cell office:value-type="float" office:value="0.828215817661768" table:style-name="ce1">
            <text:p>0.828215817661768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971669812775779" table:style-name="ce1">
            <text:p>0.971669812775779</text:p>
          </table:table-cell>
          <table:table-cell office:value-type="float" office:value="1.32216652508085" table:style-name="ce1">
            <text:p>1.32216652508085</text:p>
          </table:table-cell>
          <table:table-cell office:value-type="float" office:value="0.292669480011826" table:style-name="ce1">
            <text:p>0.292669480011826</text:p>
          </table:table-cell>
          <table:table-cell office:value-type="float" office:value="0.938090335360265" table:style-name="ce1">
            <text:p>0.938090335360265</text:p>
          </table:table-cell>
          <table:table-cell office:value-type="float" office:value="0.743301464553173" table:style-name="ce1">
            <text:p>0.743301464553173</text:p>
          </table:table-cell>
          <table:table-cell office:value-type="float" office:value="1.31850804466918" table:style-name="ce1">
            <text:p>1.31850804466918</text:p>
          </table:table-cell>
          <table:table-cell office:value-type="float" office:value="0.36245058231698" table:style-name="ce1">
            <text:p>0.36245058231698</text:p>
          </table:table-cell>
          <table:table-cell office:value-type="float" office:value="0.557526120062157" table:style-name="ce1">
            <text:p>0.557526120062157</text:p>
          </table:table-cell>
          <table:table-cell office:value-type="float" office:value="0.970999456956342" table:style-name="ce1">
            <text:p>0.970999456956342</text:p>
          </table:table-cell>
          <table:table-cell office:value-type="float" office:value="0.618836806966235" table:style-name="ce1">
            <text:p>0.618836806966235</text:p>
          </table:table-cell>
          <table:table-cell office:value-type="float" office:value="0.411644968625968" table:style-name="ce1">
            <text:p>0.411644968625968</text:p>
          </table:table-cell>
          <table:table-cell office:value-type="float" office:value="0.545561753439957" table:style-name="ce1">
            <text:p>0.545561753439957</text:p>
          </table:table-cell>
          <table:table-cell office:value-type="float" office:value="0.878184133041481" table:style-name="ce1">
            <text:p>0.878184133041481</text:p>
          </table:table-cell>
          <table:table-cell office:value-type="float" office:value="0.451377561435567" table:style-name="ce1">
            <text:p>0.451377561435567</text:p>
          </table:table-cell>
          <table:table-cell office:value-type="float" office:value="0.659084859944549" table:style-name="ce1">
            <text:p>0.659084859944549</text:p>
          </table:table-cell>
          <table:table-cell office:value-type="float" office:value="0.520940642457757" table:style-name="ce1">
            <text:p>0.520940642457757</text:p>
          </table:table-cell>
          <table:table-cell office:value-type="float" office:value="0.207236025306293" table:style-name="ce1">
            <text:p>0.207236025306293</text:p>
          </table:table-cell>
          <table:table-cell office:value-type="float" office:value="0.784888742385849" table:style-name="ce1">
            <text:p>0.784888742385849</text:p>
          </table:table-cell>
          <table:table-cell office:value-type="float" office:value="0.696107748764868" table:style-name="ce1">
            <text:p>0.696107748764868</text:p>
          </table:table-cell>
          <table:table-cell office:value-type="float" office:value="0.916424402114085" table:style-name="ce1">
            <text:p>0.916424402114085</text:p>
          </table:table-cell>
          <table:table-cell office:value-type="float" office:value="0.232077105947451" table:style-name="ce1">
            <text:p>0.232077105947451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  <table:table-cell office:value-type="float" office:value="0.787326855972038" table:style-name="ce1">
            <text:p>0.787326855972038</text:p>
          </table:table-cell>
        </table:table-row>
        <table:table-row>
          <table:table-cell office:value-type="float" office:value="0.335699442319608" table:style-name="ce1">
            <text:p>0.335699442319608</text:p>
          </table:table-cell>
          <table:table-cell office:value-type="float" office:value="0.611988902648925" table:style-name="ce1">
            <text:p>0.611988902648925</text:p>
          </table:table-cell>
          <table:table-cell office:value-type="float" office:value="2.94125260093152" table:style-name="ce1">
            <text:p>2.94125260093152</text:p>
          </table:table-cell>
          <table:table-cell office:value-type="float" office:value="0.244984434523224" table:style-name="ce1">
            <text:p>0.244984434523224</text:p>
          </table:table-cell>
          <table:table-cell office:value-type="float" office:value="1.53139192151942" table:style-name="ce1">
            <text:p>1.53139192151942</text:p>
          </table:table-cell>
          <table:table-cell office:value-type="float" office:value="0.879862606132547" table:style-name="ce1">
            <text:p>0.879862606132547</text:p>
          </table:table-cell>
          <table:table-cell office:value-type="float" office:value="1.01704875370229" table:style-name="ce1">
            <text:p>1.01704875370229</text:p>
          </table:table-cell>
          <table:table-cell office:value-type="float" office:value="0.319942576894826" table:style-name="ce1">
            <text:p>0.319942576894826</text:p>
          </table:table-cell>
          <table:table-cell office:value-type="float" office:value="0.414203318783387" table:style-name="ce1">
            <text:p>0.414203318783387</text:p>
          </table:table-cell>
          <table:table-cell office:value-type="float" office:value="0.63951120085119" table:style-name="ce1">
            <text:p>0.63951120085119</text:p>
          </table:table-cell>
          <table:table-cell office:value-type="float" office:value="0.256894327774294" table:style-name="ce1">
            <text:p>0.256894327774294</text:p>
          </table:table-cell>
          <table:table-cell office:value-type="float" office:value="0.689064818778536" table:style-name="ce1">
            <text:p>0.689064818778536</text:p>
          </table:table-cell>
          <table:table-cell office:value-type="float" office:value="0.326636126587148" table:style-name="ce1">
            <text:p>0.326636126587148</text:p>
          </table:table-cell>
          <table:table-cell office:value-type="float" office:value="0.252882355443182" table:style-name="ce1">
            <text:p>0.252882355443182</text:p>
          </table:table-cell>
          <table:table-cell office:value-type="float" office:value="0.204468450991576" table:style-name="ce1">
            <text:p>0.204468450991576</text:p>
          </table:table-cell>
          <table:table-cell office:value-type="float" office:value="0.430885044931846" table:style-name="ce1">
            <text:p>0.430885044931846</text:p>
          </table:table-cell>
          <table:table-cell office:value-type="float" office:value="0.437703319152596" table:style-name="ce1">
            <text:p>0.437703319152596</text:p>
          </table:table-cell>
          <table:table-cell office:value-type="float" office:value="0.659338806169779" table:style-name="ce1">
            <text:p>0.659338806169779</text:p>
          </table:table-cell>
          <table:table-cell office:value-type="float" office:value="0.114562853416139" table:style-name="ce1">
            <text:p>0.114562853416139</text:p>
          </table:table-cell>
          <table:table-cell office:value-type="float" office:value="0.77847151824026" table:style-name="ce1">
            <text:p>0.77847151824026</text:p>
          </table:table-cell>
          <table:table-cell office:value-type="float" office:value="0.335699442319608" table:style-name="ce1">
            <text:p>0.335699442319608</text:p>
          </table:table-cell>
          <table:table-cell office:value-type="float" office:value="0.441445055005446" table:style-name="ce1">
            <text:p>0.441445055005446</text:p>
          </table:table-cell>
          <table:table-cell office:value-type="float" office:value="0.648841158360392" table:style-name="ce1">
            <text:p>0.648841158360392</text:p>
          </table:table-cell>
          <table:table-cell office:value-type="float" office:value="1.02931333233108" table:style-name="ce1">
            <text:p>1.02931333233108</text:p>
          </table:table-cell>
          <table:table-cell office:value-type="float" office:value="0.560598554497333" table:style-name="ce1">
            <text:p>0.560598554497333</text:p>
          </table:table-cell>
          <table:table-cell office:value-type="float" office:value="0.555671935624413" table:style-name="ce1">
            <text:p>0.555671935624413</text:p>
          </table:table-cell>
          <table:table-cell office:value-type="float" office:value="0.395047530430099" table:style-name="ce1">
            <text:p>0.395047530430099</text:p>
          </table:table-cell>
          <table:table-cell office:value-type="float" office:value="0.705382944581246" table:style-name="ce1">
            <text:p>0.705382944581246</text:p>
          </table:table-cell>
          <table:table-cell office:value-type="float" office:value="0.530352856353457" table:style-name="ce1">
            <text:p>0.530352856353457</text:p>
          </table:table-cell>
          <table:table-cell office:value-type="float" office:value="0.576272270236496" table:style-name="ce1">
            <text:p>0.576272270236496</text:p>
          </table:table-cell>
          <table:table-cell office:value-type="float" office:value="0.743548650280322" table:style-name="ce1">
            <text:p>0.743548650280322</text:p>
          </table:table-cell>
          <table:table-cell office:value-type="float" office:value="1.16646873875946" table:style-name="ce1">
            <text:p>1.16646873875946</text:p>
          </table:table-cell>
          <table:table-cell office:value-type="float" office:value="0.37608940210899" table:style-name="ce1">
            <text:p>0.37608940210899</text:p>
          </table:table-cell>
          <table:table-cell office:value-type="float" office:value="0.657156126922282" table:style-name="ce1">
            <text:p>0.657156126922282</text:p>
          </table:table-cell>
          <table:table-cell office:value-type="float" office:value="0.39500595558729" table:style-name="ce1">
            <text:p>0.39500595558729</text:p>
          </table:table-cell>
          <table:table-cell office:value-type="float" office:value="0.736169115681644" table:style-name="ce1">
            <text:p>0.736169115681644</text:p>
          </table:table-cell>
          <table:table-cell office:value-type="float" office:value="0.431176068831512" table:style-name="ce1">
            <text:p>0.431176068831512</text:p>
          </table:table-cell>
          <table:table-cell office:value-type="float" office:value="0.364968131657462" table:style-name="ce1">
            <text:p>0.364968131657462</text:p>
          </table:table-cell>
          <table:table-cell office:value-type="float" office:value="0.341478345470122" table:style-name="ce1">
            <text:p>0.341478345470122</text:p>
          </table:table-cell>
          <table:table-cell office:value-type="float" office:value="0.537628453845111" table:style-name="ce1">
            <text:p>0.537628453845111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477448868878431" table:style-name="ce1">
            <text:p>0.477448868878431</text:p>
          </table:table-cell>
          <table:table-cell office:value-type="float" office:value="0.549685158259852" table:style-name="ce1">
            <text:p>0.549685158259852</text:p>
          </table:table-cell>
          <table:table-cell office:value-type="float" office:value="0.0888280257170887" table:style-name="ce1">
            <text:p>0.0888280257170887</text:p>
          </table:table-cell>
          <table:table-cell office:value-type="float" office:value="0.469464024464621" table:style-name="ce1">
            <text:p>0.469464024464621</text:p>
          </table:table-cell>
          <table:table-cell office:value-type="float" office:value="0.450363098546425" table:style-name="ce1">
            <text:p>0.450363098546425</text:p>
          </table:table-cell>
          <table:table-cell office:value-type="float" office:value="0.748493368137415" table:style-name="ce1">
            <text:p>0.748493368137415</text:p>
          </table:table-cell>
          <table:table-cell office:value-type="float" office:value="0.224359207118965" table:style-name="ce1">
            <text:p>0.224359207118965</text:p>
          </table:table-cell>
          <table:table-cell office:value-type="float" office:value="0.358376620306516" table:style-name="ce1">
            <text:p>0.358376620306516</text:p>
          </table:table-cell>
          <table:table-cell office:value-type="float" office:value="0.534395920054072" table:style-name="ce1">
            <text:p>0.534395920054072</text:p>
          </table:table-cell>
          <table:table-cell office:value-type="float" office:value="0.349586013101728" table:style-name="ce1">
            <text:p>0.349586013101728</text:p>
          </table:table-cell>
          <table:table-cell office:value-type="float" office:value="0.187877951758612" table:style-name="ce1">
            <text:p>0.187877951758612</text:p>
          </table:table-cell>
          <table:table-cell office:value-type="float" office:value="0.319323888651307" table:style-name="ce1">
            <text:p>0.319323888651307</text:p>
          </table:table-cell>
          <table:table-cell office:value-type="float" office:value="0.410521673424433" table:style-name="ce1">
            <text:p>0.410521673424433</text:p>
          </table:table-cell>
          <table:table-cell office:value-type="float" office:value="0.331069648806802" table:style-name="ce1">
            <text:p>0.331069648806802</text:p>
          </table:table-cell>
          <table:table-cell office:value-type="float" office:value="0.487622439259303" table:style-name="ce1">
            <text:p>0.487622439259303</text:p>
          </table:table-cell>
          <table:table-cell office:value-type="float" office:value="0.43817474704445" table:style-name="ce1">
            <text:p>0.43817474704445</text:p>
          </table:table-cell>
          <table:table-cell office:value-type="float" office:value="0.0829531679952369" table:style-name="ce1">
            <text:p>0.0829531679952369</text:p>
          </table:table-cell>
          <table:table-cell office:value-type="float" office:value="0.316942020006143" table:style-name="ce1">
            <text:p>0.316942020006143</text:p>
          </table:table-cell>
          <table:table-cell office:value-type="float" office:value="0.347254458643345" table:style-name="ce1">
            <text:p>0.347254458643345</text:p>
          </table:table-cell>
          <table:table-cell office:value-type="float" office:value="0.386316113011482" table:style-name="ce1">
            <text:p>0.386316113011482</text:p>
          </table:table-cell>
          <table:table-cell office:value-type="float" office:value="0.128895845075273" table:style-name="ce1">
            <text:p>0.128895845075273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  <table:table-cell office:value-type="float" office:value="0.443292505091916" table:style-name="ce1">
            <text:p>0.443292505091916</text:p>
          </table:table-cell>
        </table:table-row>
        <table:table-row>
          <table:table-cell office:value-type="float" office:value="0.697203094258486" table:style-name="ce1">
            <text:p>0.697203094258486</text:p>
          </table:table-cell>
          <table:table-cell office:value-type="float" office:value="0.741861153402827" table:style-name="ce1">
            <text:p>0.741861153402827</text:p>
          </table:table-cell>
          <table:table-cell office:value-type="float" office:value="4.11976276170467" table:style-name="ce1">
            <text:p>4.11976276170467</text:p>
          </table:table-cell>
          <table:table-cell office:value-type="float" office:value="0.492738017321606" table:style-name="ce1">
            <text:p>0.492738017321606</text:p>
          </table:table-cell>
          <table:table-cell office:value-type="float" office:value="1.53575728001441" table:style-name="ce1">
            <text:p>1.53575728001441</text:p>
          </table:table-cell>
          <table:table-cell office:value-type="float" office:value="1.52521925302467" table:style-name="ce1">
            <text:p>1.52521925302467</text:p>
          </table:table-cell>
          <table:table-cell office:value-type="float" office:value="1.78871941108851" table:style-name="ce1">
            <text:p>1.78871941108851</text:p>
          </table:table-cell>
          <table:table-cell office:value-type="float" office:value="0.77508316855129" table:style-name="ce1">
            <text:p>0.77508316855129</text:p>
          </table:table-cell>
          <table:table-cell office:value-type="float" office:value="0.752945065321886" table:style-name="ce1">
            <text:p>0.752945065321886</text:p>
          </table:table-cell>
          <table:table-cell office:value-type="float" office:value="1.17023410106216" table:style-name="ce1">
            <text:p>1.17023410106216</text:p>
          </table:table-cell>
          <table:table-cell office:value-type="float" office:value="0.293334677496778" table:style-name="ce1">
            <text:p>0.293334677496778</text:p>
          </table:table-cell>
          <table:table-cell office:value-type="float" office:value="1.31468305337515" table:style-name="ce1">
            <text:p>1.31468305337515</text:p>
          </table:table-cell>
          <table:table-cell office:value-type="float" office:value="0.872493025253833" table:style-name="ce1">
            <text:p>0.872493025253833</text:p>
          </table:table-cell>
          <table:table-cell office:value-type="float" office:value="0.372472390784567" table:style-name="ce1">
            <text:p>0.372472390784567</text:p>
          </table:table-cell>
          <table:table-cell office:value-type="float" office:value="0.50973173431997" table:style-name="ce1">
            <text:p>0.50973173431997</text:p>
          </table:table-cell>
          <table:table-cell office:value-type="float" office:value="0.505886061360095" table:style-name="ce1">
            <text:p>0.505886061360095</text:p>
          </table:table-cell>
          <table:table-cell office:value-type="float" office:value="0.964477364969744" table:style-name="ce1">
            <text:p>0.964477364969744</text:p>
          </table:table-cell>
          <table:table-cell office:value-type="float" office:value="0.879789410166892" table:style-name="ce1">
            <text:p>0.879789410166892</text:p>
          </table:table-cell>
          <table:table-cell office:value-type="float" office:value="0.680396464052766" table:style-name="ce1">
            <text:p>0.680396464052766</text:p>
          </table:table-cell>
          <table:table-cell office:value-type="float" office:value="1.64769754427885" table:style-name="ce1">
            <text:p>1.64769754427885</text:p>
          </table:table-cell>
          <table:table-cell office:value-type="float" office:value="0.697203094258486" table:style-name="ce1">
            <text:p>0.697203094258486</text:p>
          </table:table-cell>
          <table:table-cell office:value-type="float" office:value="1.09666457768239" table:style-name="ce1">
            <text:p>1.09666457768239</text:p>
          </table:table-cell>
          <table:table-cell office:value-type="float" office:value="1.64561880213838" table:style-name="ce1">
            <text:p>1.64561880213838</text:p>
          </table:table-cell>
          <table:table-cell office:value-type="float" office:value="1.86613176839971" table:style-name="ce1">
            <text:p>1.86613176839971</text:p>
          </table:table-cell>
          <table:table-cell office:value-type="float" office:value="1.27506222817775" table:style-name="ce1">
            <text:p>1.27506222817775</text:p>
          </table:table-cell>
          <table:table-cell office:value-type="float" office:value="1.28447893007409" table:style-name="ce1">
            <text:p>1.28447893007409</text:p>
          </table:table-cell>
          <table:table-cell office:value-type="float" office:value="1.11445861040484" table:style-name="ce1">
            <text:p>1.11445861040484</text:p>
          </table:table-cell>
          <table:table-cell office:value-type="float" office:value="1.73477605254325" table:style-name="ce1">
            <text:p>1.73477605254325</text:p>
          </table:table-cell>
          <table:table-cell office:value-type="float" office:value="1.41963874404761" table:style-name="ce1">
            <text:p>1.41963874404761</text:p>
          </table:table-cell>
          <table:table-cell office:value-type="float" office:value="1.22924675140173" table:style-name="ce1">
            <text:p>1.22924675140173</text:p>
          </table:table-cell>
          <table:table-cell office:value-type="float" office:value="1.31464147853234" table:style-name="ce1">
            <text:p>1.31464147853234</text:p>
          </table:table-cell>
          <table:table-cell office:value-type="float" office:value="1.87324106652013" table:style-name="ce1">
            <text:p>1.87324106652013</text:p>
          </table:table-cell>
          <table:table-cell office:value-type="float" office:value="0.911677314601741" table:style-name="ce1">
            <text:p>0.911677314601741</text:p>
          </table:table-cell>
          <table:table-cell office:value-type="float" office:value="1.16278936517082" table:style-name="ce1">
            <text:p>1.16278936517082</text:p>
          </table:table-cell>
          <table:table-cell office:value-type="float" office:value="0.911905976237193" table:style-name="ce1">
            <text:p>0.911905976237193</text:p>
          </table:table-cell>
          <table:table-cell office:value-type="float" office:value="1.31239643702063" table:style-name="ce1">
            <text:p>1.31239643702063</text:p>
          </table:table-cell>
          <table:table-cell office:value-type="float" office:value="0.784686957240273" table:style-name="ce1">
            <text:p>0.784686957240273</text:p>
          </table:table-cell>
          <table:table-cell office:value-type="float" office:value="0.855343402594935" table:style-name="ce1">
            <text:p>0.855343402594935</text:p>
          </table:table-cell>
          <table:table-cell office:value-type="float" office:value="0.747997158460933" table:style-name="ce1">
            <text:p>0.747997158460933</text:p>
          </table:table-cell>
          <table:table-cell office:value-type="float" office:value="1.00950291973238" table:style-name="ce1">
            <text:p>1.00950291973238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1.12855248211724" table:style-name="ce1">
            <text:p>1.12855248211724</text:p>
          </table:table-cell>
          <table:table-cell office:value-type="float" office:value="1.93402348670754" table:style-name="ce1">
            <text:p>1.93402348670754</text:p>
          </table:table-cell>
          <table:table-cell office:value-type="float" office:value="0.31736493664064" table:style-name="ce1">
            <text:p>0.31736493664064</text:p>
          </table:table-cell>
          <table:table-cell office:value-type="float" office:value="1.37789819197172" table:style-name="ce1">
            <text:p>1.37789819197172</text:p>
          </table:table-cell>
          <table:table-cell office:value-type="float" office:value="0.784561080538928" table:style-name="ce1">
            <text:p>0.784561080538928</text:p>
          </table:table-cell>
          <table:table-cell office:value-type="float" office:value="1.42664569907496" table:style-name="ce1">
            <text:p>1.42664569907496</text:p>
          </table:table-cell>
          <table:table-cell office:value-type="float" office:value="0.451857157255379" table:style-name="ce1">
            <text:p>0.451857157255379</text:p>
          </table:table-cell>
          <table:table-cell office:value-type="float" office:value="0.5957222712764" table:style-name="ce1">
            <text:p>0.5957222712764</text:p>
          </table:table-cell>
          <table:table-cell office:value-type="float" office:value="0.924136749032305" table:style-name="ce1">
            <text:p>0.924136749032305</text:p>
          </table:table-cell>
          <table:table-cell office:value-type="float" office:value="0.681343385255633" table:style-name="ce1">
            <text:p>0.681343385255633</text:p>
          </table:table-cell>
          <table:table-cell office:value-type="float" office:value="0.46567026042537" table:style-name="ce1">
            <text:p>0.46567026042537</text:p>
          </table:table-cell>
          <table:table-cell office:value-type="float" office:value="0.60998051868018" table:style-name="ce1">
            <text:p>0.60998051868018</text:p>
          </table:table-cell>
          <table:table-cell office:value-type="float" office:value="0.874050512780977" table:style-name="ce1">
            <text:p>0.874050512780977</text:p>
          </table:table-cell>
          <table:table-cell office:value-type="float" office:value="0.588754301684092" table:style-name="ce1">
            <text:p>0.588754301684092</text:p>
          </table:table-cell>
          <table:table-cell office:value-type="float" office:value="0.825561962635121" table:style-name="ce1">
            <text:p>0.825561962635121</text:p>
          </table:table-cell>
          <table:table-cell office:value-type="float" office:value="0.813422834766126" table:style-name="ce1">
            <text:p>0.813422834766126</text:p>
          </table:table-cell>
          <table:table-cell office:value-type="float" office:value="0.323277765816965" table:style-name="ce1">
            <text:p>0.323277765816965</text:p>
          </table:table-cell>
          <table:table-cell office:value-type="float" office:value="0.835946488577702" table:style-name="ce1">
            <text:p>0.835946488577702</text:p>
          </table:table-cell>
          <table:table-cell office:value-type="float" office:value="0.772223447092627" table:style-name="ce1">
            <text:p>0.772223447092627</text:p>
          </table:table-cell>
          <table:table-cell office:value-type="float" office:value="0.84836393073407" table:style-name="ce1">
            <text:p>0.84836393073407</text:p>
          </table:table-cell>
          <table:table-cell office:value-type="float" office:value="0.334886587114348" table:style-name="ce1">
            <text:p>0.334886587114348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  <table:table-cell office:value-type="float" office:value="0.869457668725775" table:style-name="ce1">
            <text:p>0.869457668725775</text:p>
          </table:table-cell>
        </table:table-row>
        <table:table-row>
          <table:table-cell office:value-type="float" office:value="0.595594178432188" table:style-name="ce1">
            <text:p>0.595594178432188</text:p>
          </table:table-cell>
          <table:table-cell office:value-type="float" office:value="0.794700966245649" table:style-name="ce1">
            <text:p>0.794700966245649</text:p>
          </table:table-cell>
          <table:table-cell office:value-type="float" office:value="2.63769695345966" table:style-name="ce1">
            <text:p>2.63769695345966</text:p>
          </table:table-cell>
          <table:table-cell office:value-type="float" office:value="0.444348797932919" table:style-name="ce1">
            <text:p>0.444348797932919</text:p>
          </table:table-cell>
          <table:table-cell office:value-type="float" office:value="1.46167091012797" table:style-name="ce1">
            <text:p>1.46167091012797</text:p>
          </table:table-cell>
          <table:table-cell office:value-type="float" office:value="1.94597294864762" table:style-name="ce1">
            <text:p>1.94597294864762</text:p>
          </table:table-cell>
          <table:table-cell office:value-type="float" office:value="1.22781241932481" table:style-name="ce1">
            <text:p>1.22781241932481</text:p>
          </table:table-cell>
          <table:table-cell office:value-type="float" office:value="0.424191495239524" table:style-name="ce1">
            <text:p>0.424191495239524</text:p>
          </table:table-cell>
          <table:table-cell office:value-type="float" office:value="0.494745412160042" table:style-name="ce1">
            <text:p>0.494745412160042</text:p>
          </table:table-cell>
          <table:table-cell office:value-type="float" office:value="0.799785467112443" table:style-name="ce1">
            <text:p>0.799785467112443</text:p>
          </table:table-cell>
          <table:table-cell office:value-type="float" office:value="0.402281553078944" table:style-name="ce1">
            <text:p>0.402281553078944</text:p>
          </table:table-cell>
          <table:table-cell office:value-type="float" office:value="0.713053503079589" table:style-name="ce1">
            <text:p>0.713053503079589</text:p>
          </table:table-cell>
          <table:table-cell office:value-type="float" office:value="0.929159536003115" table:style-name="ce1">
            <text:p>0.929159536003115</text:p>
          </table:table-cell>
          <table:table-cell office:value-type="float" office:value="0.316429502677428" table:style-name="ce1">
            <text:p>0.316429502677428</text:p>
          </table:table-cell>
          <table:table-cell office:value-type="float" office:value="0.584046765841863" table:style-name="ce1">
            <text:p>0.584046765841863</text:p>
          </table:table-cell>
          <table:table-cell office:value-type="float" office:value="0.459987434898462" table:style-name="ce1">
            <text:p>0.459987434898462</text:p>
          </table:table-cell>
          <table:table-cell office:value-type="float" office:value="0.869291762357506" table:style-name="ce1">
            <text:p>0.869291762357506</text:p>
          </table:table-cell>
          <table:table-cell office:value-type="float" office:value="0.778034982390761" table:style-name="ce1">
            <text:p>0.778034982390761</text:p>
          </table:table-cell>
          <table:table-cell office:value-type="float" office:value="0.911656527180336" table:style-name="ce1">
            <text:p>0.911656527180336</text:p>
          </table:table-cell>
          <table:table-cell office:value-type="float" office:value="1.23712518411412" table:style-name="ce1">
            <text:p>1.23712518411412</text:p>
          </table:table-cell>
          <table:table-cell office:value-type="float" office:value="0.595594178432188" table:style-name="ce1">
            <text:p>0.595594178432188</text:p>
          </table:table-cell>
          <table:table-cell office:value-type="float" office:value="0.732884703099697" table:style-name="ce1">
            <text:p>0.732884703099697</text:p>
          </table:table-cell>
          <table:table-cell office:value-type="float" office:value="1.74107464122888" table:style-name="ce1">
            <text:p>1.74107464122888</text:p>
          </table:table-cell>
          <table:table-cell office:value-type="float" office:value="1.52814908378028" table:style-name="ce1">
            <text:p>1.52814908378028</text:p>
          </table:table-cell>
          <table:table-cell office:value-type="float" office:value="1.226024701084" table:style-name="ce1">
            <text:p>1.226024701084</text:p>
          </table:table-cell>
          <table:table-cell office:value-type="float" office:value="0.888582489421091" table:style-name="ce1">
            <text:p>0.888582489421091</text:p>
          </table:table-cell>
          <table:table-cell office:value-type="float" office:value="1.21434217025454" table:style-name="ce1">
            <text:p>1.21434217025454</text:p>
          </table:table-cell>
          <table:table-cell office:value-type="float" office:value="1.25032519670612" table:style-name="ce1">
            <text:p>1.25032519670612</text:p>
          </table:table-cell>
          <table:table-cell office:value-type="float" office:value="1.50407724979361" table:style-name="ce1">
            <text:p>1.50407724979361</text:p>
          </table:table-cell>
          <table:table-cell office:value-type="float" office:value="0.864136481849134" table:style-name="ce1">
            <text:p>0.864136481849134</text:p>
          </table:table-cell>
          <table:table-cell office:value-type="float" office:value="1.38637886980005" table:style-name="ce1">
            <text:p>1.38637886980005</text:p>
          </table:table-cell>
          <table:table-cell office:value-type="float" office:value="1.66640622354311" table:style-name="ce1">
            <text:p>1.66640622354311</text:p>
          </table:table-cell>
          <table:table-cell office:value-type="float" office:value="1.09787024812387" table:style-name="ce1">
            <text:p>1.09787024812387</text:p>
          </table:table-cell>
          <table:table-cell office:value-type="float" office:value="1.0417234229097" table:style-name="ce1">
            <text:p>1.0417234229097</text:p>
          </table:table-cell>
          <table:table-cell office:value-type="float" office:value="0.751718106892379" table:style-name="ce1">
            <text:p>0.751718106892379</text:p>
          </table:table-cell>
          <table:table-cell office:value-type="float" office:value="0.996489993933021" table:style-name="ce1">
            <text:p>0.996489993933021</text:p>
          </table:table-cell>
          <table:table-cell office:value-type="float" office:value="0.608451198571011" table:style-name="ce1">
            <text:p>0.608451198571011</text:p>
          </table:table-cell>
          <table:table-cell office:value-type="float" office:value="0.633749490420562" table:style-name="ce1">
            <text:p>0.633749490420562</text:p>
          </table:table-cell>
          <table:table-cell office:value-type="float" office:value="0.336925900182487" table:style-name="ce1">
            <text:p>0.336925900182487</text:p>
          </table:table-cell>
          <table:table-cell office:value-type="float" office:value="0.66154227283868" table:style-name="ce1">
            <text:p>0.66154227283868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71336531440066" table:style-name="ce1">
            <text:p>0.71336531440066</text:p>
          </table:table-cell>
          <table:table-cell office:value-type="float" office:value="1.2480385803516" table:style-name="ce1">
            <text:p>1.2480385803516</text:p>
          </table:table-cell>
          <table:table-cell office:value-type="float" office:value="0.118366951533204" table:style-name="ce1">
            <text:p>0.118366951533204</text:p>
          </table:table-cell>
          <table:table-cell office:value-type="float" office:value="1.03721736333167" table:style-name="ce1">
            <text:p>1.03721736333167</text:p>
          </table:table-cell>
          <table:table-cell office:value-type="float" office:value="0.638652665257685" table:style-name="ce1">
            <text:p>0.638652665257685</text:p>
          </table:table-cell>
          <table:table-cell office:value-type="float" office:value="1.2286702796286" table:style-name="ce1">
            <text:p>1.2286702796286</text:p>
          </table:table-cell>
          <table:table-cell office:value-type="float" office:value="0.307704037889333" table:style-name="ce1">
            <text:p>0.307704037889333</text:p>
          </table:table-cell>
          <table:table-cell office:value-type="float" office:value="0.582406857205211" table:style-name="ce1">
            <text:p>0.582406857205211</text:p>
          </table:table-cell>
          <table:table-cell office:value-type="float" office:value="0.754289463313365" table:style-name="ce1">
            <text:p>0.754289463313365</text:p>
          </table:table-cell>
          <table:table-cell office:value-type="float" office:value="0.566743034662334" table:style-name="ce1">
            <text:p>0.566743034662334</text:p>
          </table:table-cell>
          <table:table-cell office:value-type="float" office:value="0.292306409615437" table:style-name="ce1">
            <text:p>0.292306409615437</text:p>
          </table:table-cell>
          <table:table-cell office:value-type="float" office:value="0.407996322598345" table:style-name="ce1">
            <text:p>0.407996322598345</text:p>
          </table:table-cell>
          <table:table-cell office:value-type="float" office:value="0.484070877305386" table:style-name="ce1">
            <text:p>0.484070877305386</text:p>
          </table:table-cell>
          <table:table-cell office:value-type="float" office:value="0.511308449926781" table:style-name="ce1">
            <text:p>0.511308449926781</text:p>
          </table:table-cell>
          <table:table-cell office:value-type="float" office:value="0.581363098075293" table:style-name="ce1">
            <text:p>0.581363098075293</text:p>
          </table:table-cell>
          <table:table-cell office:value-type="float" office:value="0.622235121325636" table:style-name="ce1">
            <text:p>0.622235121325636</text:p>
          </table:table-cell>
          <table:table-cell office:value-type="float" office:value="0.132268196818588" table:style-name="ce1">
            <text:p>0.132268196818588</text:p>
          </table:table-cell>
          <table:table-cell office:value-type="float" office:value="0.633946182041971" table:style-name="ce1">
            <text:p>0.633946182041971</text:p>
          </table:table-cell>
          <table:table-cell office:value-type="float" office:value="0.624428621586791" table:style-name="ce1">
            <text:p>0.624428621586791</text:p>
          </table:table-cell>
          <table:table-cell office:value-type="float" office:value="0.662548434034883" table:style-name="ce1">
            <text:p>0.662548434034883</text:p>
          </table:table-cell>
          <table:table-cell office:value-type="float" office:value="0.165478968074873" table:style-name="ce1">
            <text:p>0.165478968074873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  <table:table-cell office:value-type="float" office:value="0.701044128413286" table:style-name="ce1">
            <text:p>0.701044128413286</text:p>
          </table:table-cell>
        </table:table-row>
        <table:table-row>
          <table:table-cell office:value-type="float" office:value="0.351882449883187" table:style-name="ce1">
            <text:p>0.351882449883187</text:p>
          </table:table-cell>
          <table:table-cell office:value-type="float" office:value="0.653129863939831" table:style-name="ce1">
            <text:p>0.653129863939831</text:p>
          </table:table-cell>
          <table:table-cell office:value-type="float" office:value="2.35199752054495" table:style-name="ce1">
            <text:p>2.35199752054495</text:p>
          </table:table-cell>
          <table:table-cell office:value-type="float" office:value="0.267759653099776" table:style-name="ce1">
            <text:p>0.267759653099776</text:p>
          </table:table-cell>
          <table:table-cell office:value-type="float" office:value="1.47992226612132" table:style-name="ce1">
            <text:p>1.47992226612132</text:p>
          </table:table-cell>
          <table:table-cell office:value-type="float" office:value="1.23300293919648" table:style-name="ce1">
            <text:p>1.23300293919648</text:p>
          </table:table-cell>
          <table:table-cell office:value-type="float" office:value="0.922860947317483" table:style-name="ce1">
            <text:p>0.922860947317483</text:p>
          </table:table-cell>
          <table:table-cell office:value-type="float" office:value="0.23752045102509" table:style-name="ce1">
            <text:p>0.23752045102509</text:p>
          </table:table-cell>
          <table:table-cell office:value-type="float" office:value="0.407678959264049" table:style-name="ce1">
            <text:p>0.407678959264049</text:p>
          </table:table-cell>
          <table:table-cell office:value-type="float" office:value="0.646725492641538" table:style-name="ce1">
            <text:p>0.646725492641538</text:p>
          </table:table-cell>
          <table:table-cell office:value-type="float" office:value="0.362723090145751" table:style-name="ce1">
            <text:p>0.362723090145751</text:p>
          </table:table-cell>
          <table:table-cell office:value-type="float" office:value="0.466036574527237" table:style-name="ce1">
            <text:p>0.466036574527237</text:p>
          </table:table-cell>
          <table:table-cell office:value-type="float" office:value="0.480379895296497" table:style-name="ce1">
            <text:p>0.480379895296497</text:p>
          </table:table-cell>
          <table:table-cell office:value-type="float" office:value="0.254108813306061" table:style-name="ce1">
            <text:p>0.254108813306061</text:p>
          </table:table-cell>
          <table:table-cell office:value-type="float" office:value="0.29655672781451" table:style-name="ce1">
            <text:p>0.29655672781451</text:p>
          </table:table-cell>
          <table:table-cell office:value-type="float" office:value="0.385984214697639" table:style-name="ce1">
            <text:p>0.385984214697639</text:p>
          </table:table-cell>
          <table:table-cell office:value-type="float" office:value="0.517859616089217" table:style-name="ce1">
            <text:p>0.517859616089217</text:p>
          </table:table-cell>
          <table:table-cell office:value-type="float" office:value="0.505636612303239" table:style-name="ce1">
            <text:p>0.505636612303239</text:p>
          </table:table-cell>
          <table:table-cell office:value-type="float" office:value="0.193243243433025" table:style-name="ce1">
            <text:p>0.193243243433025</text:p>
          </table:table-cell>
          <table:table-cell office:value-type="float" office:value="0.75119842135726" table:style-name="ce1">
            <text:p>0.75119842135726</text:p>
          </table:table-cell>
          <table:table-cell office:value-type="float" office:value="0.351882449883187" table:style-name="ce1">
            <text:p>0.351882449883187</text:p>
          </table:table-cell>
          <table:table-cell office:value-type="float" office:value="0.348005595791205" table:style-name="ce1">
            <text:p>0.348005595791205</text:p>
          </table:table-cell>
          <table:table-cell office:value-type="float" office:value="0.758931342119818" table:style-name="ce1">
            <text:p>0.758931342119818</text:p>
          </table:table-cell>
          <table:table-cell office:value-type="float" office:value="1.07529510847833" table:style-name="ce1">
            <text:p>1.07529510847833</text:p>
          </table:table-cell>
          <table:table-cell office:value-type="float" office:value="0.650919900500865" table:style-name="ce1">
            <text:p>0.650919900500865</text:p>
          </table:table-cell>
          <table:table-cell office:value-type="float" office:value="0.451734828600786" table:style-name="ce1">
            <text:p>0.451734828600786</text:p>
          </table:table-cell>
          <table:table-cell office:value-type="float" office:value="0.60695450422987" table:style-name="ce1">
            <text:p>0.60695450422987</text:p>
          </table:table-cell>
          <table:table-cell office:value-type="float" office:value="0.684741035126353" table:style-name="ce1">
            <text:p>0.684741035126353</text:p>
          </table:table-cell>
          <table:table-cell office:value-type="float" office:value="0.622565857704819" table:style-name="ce1">
            <text:p>0.622565857704819</text:p>
          </table:table-cell>
          <table:table-cell office:value-type="float" office:value="0.519605759487214" table:style-name="ce1">
            <text:p>0.519605759487214</text:p>
          </table:table-cell>
          <table:table-cell office:value-type="float" office:value="0.673702914360444" table:style-name="ce1">
            <text:p>0.673702914360444</text:p>
          </table:table-cell>
          <table:table-cell office:value-type="float" office:value="0.732947065363912" table:style-name="ce1">
            <text:p>0.732947065363912</text:p>
          </table:table-cell>
          <table:table-cell office:value-type="float" office:value="0.414151170701042" table:style-name="ce1">
            <text:p>0.414151170701042</text:p>
          </table:table-cell>
          <table:table-cell office:value-type="float" office:value="0.570597304193006" table:style-name="ce1">
            <text:p>0.570597304193006</text:p>
          </table:table-cell>
          <table:table-cell office:value-type="float" office:value="0.447743643691078" table:style-name="ce1">
            <text:p>0.447743643691078</text:p>
          </table:table-cell>
          <table:table-cell office:value-type="float" office:value="0.620674202356989" table:style-name="ce1">
            <text:p>0.620674202356989</text:p>
          </table:table-cell>
          <table:table-cell office:value-type="float" office:value="0.54831318844714" table:style-name="ce1">
            <text:p>0.54831318844714</text:p>
          </table:table-cell>
          <table:table-cell office:value-type="float" office:value="0.279968365533539" table:style-name="ce1">
            <text:p>0.279968365533539</text:p>
          </table:table-cell>
          <table:table-cell office:value-type="float" office:value="0.37151616939995" table:style-name="ce1">
            <text:p>0.37151616939995</text:p>
          </table:table-cell>
          <table:table-cell office:value-type="float" office:value="0.487468405995509" table:style-name="ce1">
            <text:p>0.487468405995509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401678717858207" table:style-name="ce1">
            <text:p>0.401678717858207</text:p>
          </table:table-cell>
          <table:table-cell office:value-type="float" office:value="0.938222851735575" table:style-name="ce1">
            <text:p>0.938222851735575</text:p>
          </table:table-cell>
          <table:table-cell office:value-type="float" office:value="0.142646659733923" table:style-name="ce1">
            <text:p>0.142646659733923</text:p>
          </table:table-cell>
          <table:table-cell office:value-type="float" office:value="0.64116460722907" table:style-name="ce1">
            <text:p>0.64116460722907</text:p>
          </table:table-cell>
          <table:table-cell office:value-type="float" office:value="0.485293536829485" table:style-name="ce1">
            <text:p>0.485293536829485</text:p>
          </table:table-cell>
          <table:table-cell office:value-type="float" office:value="0.945018152744403" table:style-name="ce1">
            <text:p>0.945018152744403</text:p>
          </table:table-cell>
          <table:table-cell office:value-type="float" office:value="0.309137868286032" table:style-name="ce1">
            <text:p>0.309137868286032</text:p>
          </table:table-cell>
          <table:table-cell office:value-type="float" office:value="0.386414262853676" table:style-name="ce1">
            <text:p>0.386414262853676</text:p>
          </table:table-cell>
          <table:table-cell office:value-type="float" office:value="0.660345614495783" table:style-name="ce1">
            <text:p>0.660345614495783</text:p>
          </table:table-cell>
          <table:table-cell office:value-type="float" office:value="0.533993208277312" table:style-name="ce1">
            <text:p>0.533993208277312</text:p>
          </table:table-cell>
          <table:table-cell office:value-type="float" office:value="0.313304527369679" table:style-name="ce1">
            <text:p>0.313304527369679</text:p>
          </table:table-cell>
          <table:table-cell office:value-type="float" office:value="0.481658770577526" table:style-name="ce1">
            <text:p>0.481658770577526</text:p>
          </table:table-cell>
          <table:table-cell office:value-type="float" office:value="0.530343868260906" table:style-name="ce1">
            <text:p>0.530343868260906</text:p>
          </table:table-cell>
          <table:table-cell office:value-type="float" office:value="0.444123718035212" table:style-name="ce1">
            <text:p>0.444123718035212</text:p>
          </table:table-cell>
          <table:table-cell office:value-type="float" office:value="0.510122348740368" table:style-name="ce1">
            <text:p>0.510122348740368</text:p>
          </table:table-cell>
          <table:table-cell office:value-type="float" office:value="0.431202316095679" table:style-name="ce1">
            <text:p>0.431202316095679</text:p>
          </table:table-cell>
          <table:table-cell office:value-type="float" office:value="0.138015328607353" table:style-name="ce1">
            <text:p>0.138015328607353</text:p>
          </table:table-cell>
          <table:table-cell office:value-type="float" office:value="0.482012209150679" table:style-name="ce1">
            <text:p>0.482012209150679</text:p>
          </table:table-cell>
          <table:table-cell office:value-type="float" office:value="0.417966958587694" table:style-name="ce1">
            <text:p>0.417966958587694</text:p>
          </table:table-cell>
          <table:table-cell office:value-type="float" office:value="0.483871107677081" table:style-name="ce1">
            <text:p>0.483871107677081</text:p>
          </table:table-cell>
          <table:table-cell office:value-type="float" office:value="0.232994162553809" table:style-name="ce1">
            <text:p>0.232994162553809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  <table:table-cell office:value-type="float" office:value="0.463175455114755" table:style-name="ce1">
            <text:p>0.463175455114755</text:p>
          </table:table-cell>
        </table:table-row>
        <table:table-row>
          <table:table-cell office:value-type="float" office:value="0.551379333104337" table:style-name="ce1">
            <text:p>0.551379333104337</text:p>
          </table:table-cell>
          <table:table-cell office:value-type="float" office:value="0.635566588084326" table:style-name="ce1">
            <text:p>0.635566588084326</text:p>
          </table:table-cell>
          <table:table-cell office:value-type="float" office:value="2.40556616421646" table:style-name="ce1">
            <text:p>2.40556616421646</text:p>
          </table:table-cell>
          <table:table-cell office:value-type="float" office:value="0.434663158772155" table:style-name="ce1">
            <text:p>0.434663158772155</text:p>
          </table:table-cell>
          <table:table-cell office:value-type="float" office:value="1.46919595667648" table:style-name="ce1">
            <text:p>1.46919595667648</text:p>
          </table:table-cell>
          <table:table-cell office:value-type="float" office:value="1.71573055098933" table:style-name="ce1">
            <text:p>1.71573055098933</text:p>
          </table:table-cell>
          <table:table-cell office:value-type="float" office:value="1.20480074382977" table:style-name="ce1">
            <text:p>1.20480074382977</text:p>
          </table:table-cell>
          <table:table-cell office:value-type="float" office:value="0.363180413416655" table:style-name="ce1">
            <text:p>0.363180413416655</text:p>
          </table:table-cell>
          <table:table-cell office:value-type="float" office:value="0.53074187847363" table:style-name="ce1">
            <text:p>0.53074187847363</text:p>
          </table:table-cell>
          <table:table-cell office:value-type="float" office:value="0.858489704258854" table:style-name="ce1">
            <text:p>0.858489704258854</text:p>
          </table:table-cell>
          <table:table-cell office:value-type="float" office:value="0.607993875300107" table:style-name="ce1">
            <text:p>0.607993875300107</text:p>
          </table:table-cell>
          <table:table-cell office:value-type="float" office:value="0.668901020015952" table:style-name="ce1">
            <text:p>0.668901020015952</text:p>
          </table:table-cell>
          <table:table-cell office:value-type="float" office:value="0.704863259046127" table:style-name="ce1">
            <text:p>0.704863259046127</text:p>
          </table:table-cell>
          <table:table-cell office:value-type="float" office:value="0.257122989409746" table:style-name="ce1">
            <text:p>0.257122989409746</text:p>
          </table:table-cell>
          <table:table-cell office:value-type="float" office:value="0.575212111744855" table:style-name="ce1">
            <text:p>0.575212111744855</text:p>
          </table:table-cell>
          <table:table-cell office:value-type="float" office:value="0.60739104007937" table:style-name="ce1">
            <text:p>0.60739104007937</text:p>
          </table:table-cell>
          <table:table-cell office:value-type="float" office:value="0.69027048922001" table:style-name="ce1">
            <text:p>0.69027048922001</text:p>
          </table:table-cell>
          <table:table-cell office:value-type="float" office:value="0.895774937227126" table:style-name="ce1">
            <text:p>0.895774937227126</text:p>
          </table:table-cell>
          <table:table-cell office:value-type="float" office:value="0.381993029787932" table:style-name="ce1">
            <text:p>0.381993029787932</text:p>
          </table:table-cell>
          <table:table-cell office:value-type="float" office:value="1.26238190112086" table:style-name="ce1">
            <text:p>1.26238190112086</text:p>
          </table:table-cell>
          <table:table-cell office:value-type="float" office:value="0.551379333104337" table:style-name="ce1">
            <text:p>0.551379333104337</text:p>
          </table:table-cell>
          <table:table-cell office:value-type="float" office:value="0.664909835106245" table:style-name="ce1">
            <text:p>0.664909835106245</text:p>
          </table:table-cell>
          <table:table-cell office:value-type="float" office:value="1.16781992115077" table:style-name="ce1">
            <text:p>1.16781992115077</text:p>
          </table:table-cell>
          <table:table-cell office:value-type="float" office:value="1.44882428369985" table:style-name="ce1">
            <text:p>1.44882428369985</text:p>
          </table:table-cell>
          <table:table-cell office:value-type="float" office:value="0.948824436651985" table:style-name="ce1">
            <text:p>0.948824436651985</text:p>
          </table:table-cell>
          <table:table-cell office:value-type="float" office:value="0.924232917130195" table:style-name="ce1">
            <text:p>0.924232917130195</text:p>
          </table:table-cell>
          <table:table-cell office:value-type="float" office:value="1.09481449717737" table:style-name="ce1">
            <text:p>1.09481449717737</text:p>
          </table:table-cell>
          <table:table-cell office:value-type="float" office:value="1.11489514625434" table:style-name="ce1">
            <text:p>1.11489514625434</text:p>
          </table:table-cell>
          <table:table-cell office:value-type="float" office:value="1.00002385557182" table:style-name="ce1">
            <text:p>1.00002385557182</text:p>
          </table:table-cell>
          <table:table-cell office:value-type="float" office:value="0.831375505715286" table:style-name="ce1">
            <text:p>0.831375505715286</text:p>
          </table:table-cell>
          <table:table-cell office:value-type="float" office:value="1.08121952357868" table:style-name="ce1">
            <text:p>1.08121952357868</text:p>
          </table:table-cell>
          <table:table-cell office:value-type="float" office:value="1.40456786352919" table:style-name="ce1">
            <text:p>1.40456786352919</text:p>
          </table:table-cell>
          <table:table-cell office:value-type="float" office:value="0.828652353511267" table:style-name="ce1">
            <text:p>0.828652353511267</text:p>
          </table:table-cell>
          <table:table-cell office:value-type="float" office:value="1.00418133985277" table:style-name="ce1">
            <text:p>1.00418133985277</text:p>
          </table:table-cell>
          <table:table-cell office:value-type="float" office:value="0.994307314685525" table:style-name="ce1">
            <text:p>0.994307314685525</text:p>
          </table:table-cell>
          <table:table-cell office:value-type="float" office:value="1.21384327214083" table:style-name="ce1">
            <text:p>1.21384327214083</text:p>
          </table:table-cell>
          <table:table-cell office:value-type="float" office:value="0.909203611454579" table:style-name="ce1">
            <text:p>0.909203611454579</text:p>
          </table:table-cell>
          <table:table-cell office:value-type="float" office:value="0.625580033808504" table:style-name="ce1">
            <text:p>0.625580033808504</text:p>
          </table:table-cell>
          <table:table-cell office:value-type="float" office:value="0.750366924501071" table:style-name="ce1">
            <text:p>0.750366924501071</text:p>
          </table:table-cell>
          <table:table-cell office:value-type="float" office:value="0.616225694176378" table:style-name="ce1">
            <text:p>0.616225694176378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736688801216762" table:style-name="ce1">
            <text:p>0.736688801216762</text:p>
          </table:table-cell>
          <table:table-cell office:value-type="float" office:value="1.46065232647914" table:style-name="ce1">
            <text:p>1.46065232647914</text:p>
          </table:table-cell>
          <table:table-cell office:value-type="float" office:value="0.166053296235644" table:style-name="ce1">
            <text:p>0.166053296235644</text:p>
          </table:table-cell>
          <table:table-cell office:value-type="float" office:value="1.43238944766841" table:style-name="ce1">
            <text:p>1.43238944766841</text:p>
          </table:table-cell>
          <table:table-cell office:value-type="float" office:value="0.672070951552801" table:style-name="ce1">
            <text:p>0.672070951552801</text:p>
          </table:table-cell>
          <table:table-cell office:value-type="float" office:value="1.43477032490102" table:style-name="ce1">
            <text:p>1.43477032490102</text:p>
          </table:table-cell>
          <table:table-cell office:value-type="float" office:value="0.43042157871459" table:style-name="ce1">
            <text:p>0.43042157871459</text:p>
          </table:table-cell>
          <table:table-cell office:value-type="float" office:value="0.626679871628832" table:style-name="ce1">
            <text:p>0.626679871628832</text:p>
          </table:table-cell>
          <table:table-cell office:value-type="float" office:value="0.987034315645089" table:style-name="ce1">
            <text:p>0.987034315645089</text:p>
          </table:table-cell>
          <table:table-cell office:value-type="float" office:value="0.658931265355641" table:style-name="ce1">
            <text:p>0.658931265355641</text:p>
          </table:table-cell>
          <table:table-cell office:value-type="float" office:value="0.496475678951774" table:style-name="ce1">
            <text:p>0.496475678951774</text:p>
          </table:table-cell>
          <table:table-cell office:value-type="float" office:value="0.568729329701079" table:style-name="ce1">
            <text:p>0.568729329701079</text:p>
          </table:table-cell>
          <table:table-cell office:value-type="float" office:value="0.802380952733982" table:style-name="ce1">
            <text:p>0.802380952733982</text:p>
          </table:table-cell>
          <table:table-cell office:value-type="float" office:value="0.64340589357501" table:style-name="ce1">
            <text:p>0.64340589357501</text:p>
          </table:table-cell>
          <table:table-cell office:value-type="float" office:value="0.709799825248134" table:style-name="ce1">
            <text:p>0.709799825248134</text:p>
          </table:table-cell>
          <table:table-cell office:value-type="float" office:value="0.848370127062491" table:style-name="ce1">
            <text:p>0.848370127062491</text:p>
          </table:table-cell>
          <table:table-cell office:value-type="float" office:value="0.198406282091195" table:style-name="ce1">
            <text:p>0.198406282091195</text:p>
          </table:table-cell>
          <table:table-cell office:value-type="float" office:value="0.989367580290116" table:style-name="ce1">
            <text:p>0.989367580290116</text:p>
          </table:table-cell>
          <table:table-cell office:value-type="float" office:value="0.843803433015963" table:style-name="ce1">
            <text:p>0.843803433015963</text:p>
          </table:table-cell>
          <table:table-cell office:value-type="float" office:value="0.947653897357645" table:style-name="ce1">
            <text:p>0.947653897357645</text:p>
          </table:table-cell>
          <table:table-cell office:value-type="float" office:value="0.361431658071375" table:style-name="ce1">
            <text:p>0.361431658071375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  <table:table-cell office:value-type="float" office:value="0.721288759410423" table:style-name="ce1">
            <text:p>0.721288759410423</text:p>
          </table:table-cell>
        </table:table-row>
        <table:table-row>
          <table:table-cell office:value-type="float" office:value="0.549841063920387" table:style-name="ce1">
            <text:p>0.549841063920387</text:p>
          </table:table-cell>
          <table:table-cell office:value-type="float" office:value="0.564683546501818" table:style-name="ce1">
            <text:p>0.564683546501818</text:p>
          </table:table-cell>
          <table:table-cell office:value-type="float" office:value="2.31033301991156" table:style-name="ce1">
            <text:p>2.31033301991156</text:p>
          </table:table-cell>
          <table:table-cell office:value-type="float" office:value="0.421294248381241" table:style-name="ce1">
            <text:p>0.421294248381241</text:p>
          </table:table-cell>
          <table:table-cell office:value-type="float" office:value="1.48447471140895" table:style-name="ce1">
            <text:p>1.48447471140895</text:p>
          </table:table-cell>
          <table:table-cell office:value-type="float" office:value="1.8392734230831" table:style-name="ce1">
            <text:p>1.8392734230831</text:p>
          </table:table-cell>
          <table:table-cell office:value-type="float" office:value="1.14410147332798" table:style-name="ce1">
            <text:p>1.14410147332798</text:p>
          </table:table-cell>
          <table:table-cell office:value-type="float" office:value="0.356944186995237" table:style-name="ce1">
            <text:p>0.356944186995237</text:p>
          </table:table-cell>
          <table:table-cell office:value-type="float" office:value="0.461673658734432" table:style-name="ce1">
            <text:p>0.461673658734432</text:p>
          </table:table-cell>
          <table:table-cell office:value-type="float" office:value="0.727177594852409" table:style-name="ce1">
            <text:p>0.727177594852409</text:p>
          </table:table-cell>
          <table:table-cell office:value-type="float" office:value="0.57030628029334" table:style-name="ce1">
            <text:p>0.57030628029334</text:p>
          </table:table-cell>
          <table:table-cell office:value-type="float" office:value="0.725234932022758" table:style-name="ce1">
            <text:p>0.725234932022758</text:p>
          </table:table-cell>
          <table:table-cell office:value-type="float" office:value="0.70579869300934" table:style-name="ce1">
            <text:p>0.70579869300934</text:p>
          </table:table-cell>
          <table:table-cell office:value-type="float" office:value="0.239848642222419" table:style-name="ce1">
            <text:p>0.239848642222419</text:p>
          </table:table-cell>
          <table:table-cell office:value-type="float" office:value="0.525114426159466" table:style-name="ce1">
            <text:p>0.525114426159466</text:p>
          </table:table-cell>
          <table:table-cell office:value-type="float" office:value="0.580533691624464" table:style-name="ce1">
            <text:p>0.580533691624464</text:p>
          </table:table-cell>
          <table:table-cell office:value-type="float" office:value="0.692806554631387" table:style-name="ce1">
            <text:p>0.692806554631387</text:p>
          </table:table-cell>
          <table:table-cell office:value-type="float" office:value="0.824474081808918" table:style-name="ce1">
            <text:p>0.824474081808918</text:p>
          </table:table-cell>
          <table:table-cell office:value-type="float" office:value="0.394985168165885" table:style-name="ce1">
            <text:p>0.394985168165885</text:p>
          </table:table-cell>
          <table:table-cell office:value-type="float" office:value="1.14225139282296" table:style-name="ce1">
            <text:p>1.14225139282296</text:p>
          </table:table-cell>
          <table:table-cell office:value-type="float" office:value="0.549841063920387" table:style-name="ce1">
            <text:p>0.549841063920387</text:p>
          </table:table-cell>
          <table:table-cell office:value-type="float" office:value="0.636638941995818" table:style-name="ce1">
            <text:p>0.636638941995818</text:p>
          </table:table-cell>
          <table:table-cell office:value-type="float" office:value="1.1081392342978" table:style-name="ce1">
            <text:p>1.1081392342978</text:p>
          </table:table-cell>
          <table:table-cell office:value-type="float" office:value="1.3918667490509" table:style-name="ce1">
            <text:p>1.3918667490509</text:p>
          </table:table-cell>
          <table:table-cell office:value-type="float" office:value="0.908164240384342" table:style-name="ce1">
            <text:p>0.908164240384342</text:p>
          </table:table-cell>
          <table:table-cell office:value-type="float" office:value="0.804393432731953" table:style-name="ce1">
            <text:p>0.804393432731953</text:p>
          </table:table-cell>
          <table:table-cell office:value-type="float" office:value="1.02686041660532" table:style-name="ce1">
            <text:p>1.02686041660532</text:p>
          </table:table-cell>
          <table:table-cell office:value-type="float" office:value="1.08442078647501" table:style-name="ce1">
            <text:p>1.08442078647501</text:p>
          </table:table-cell>
          <table:table-cell office:value-type="float" office:value="0.961899724715558" table:style-name="ce1">
            <text:p>0.961899724715558</text:p>
          </table:table-cell>
          <table:table-cell office:value-type="float" office:value="0.824494869230322" table:style-name="ce1">
            <text:p>0.824494869230322</text:p>
          </table:table-cell>
          <table:table-cell office:value-type="float" office:value="1.07394392608703" table:style-name="ce1">
            <text:p>1.07394392608703</text:p>
          </table:table-cell>
          <table:table-cell office:value-type="float" office:value="1.42493953650582" table:style-name="ce1">
            <text:p>1.42493953650582</text:p>
          </table:table-cell>
          <table:table-cell office:value-type="float" office:value="0.813041000036319" table:style-name="ce1">
            <text:p>0.813041000036319</text:p>
          </table:table-cell>
          <table:table-cell office:value-type="float" office:value="1.05908091978265" table:style-name="ce1">
            <text:p>1.05908091978265</text:p>
          </table:table-cell>
          <table:table-cell office:value-type="float" office:value="0.992665108394551" table:style-name="ce1">
            <text:p>0.992665108394551</text:p>
          </table:table-cell>
          <table:table-cell office:value-type="float" office:value="1.04877035876591" table:style-name="ce1">
            <text:p>1.04877035876591</text:p>
          </table:table-cell>
          <table:table-cell office:value-type="float" office:value="0.941403327210498" table:style-name="ce1">
            <text:p>0.941403327210498</text:p>
          </table:table-cell>
          <table:table-cell office:value-type="float" office:value="0.652354232577791" table:style-name="ce1">
            <text:p>0.652354232577791</text:p>
          </table:table-cell>
          <table:table-cell office:value-type="float" office:value="0.797346496875751" table:style-name="ce1">
            <text:p>0.797346496875751</text:p>
          </table:table-cell>
          <table:table-cell office:value-type="float" office:value="0.712762479179923" table:style-name="ce1">
            <text:p>0.712762479179923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648737221253369" table:style-name="ce1">
            <text:p>0.648737221253369</text:p>
          </table:table-cell>
          <table:table-cell office:value-type="float" office:value="1.38348941822479" table:style-name="ce1">
            <text:p>1.38348941822479</text:p>
          </table:table-cell>
          <table:table-cell office:value-type="float" office:value="0.181955673610259" table:style-name="ce1">
            <text:p>0.181955673610259</text:p>
          </table:table-cell>
          <table:table-cell office:value-type="float" office:value="1.22303484285595" table:style-name="ce1">
            <text:p>1.22303484285595</text:p>
          </table:table-cell>
          <table:table-cell office:value-type="float" office:value="0.689981810634393" table:style-name="ce1">
            <text:p>0.689981810634393</text:p>
          </table:table-cell>
          <table:table-cell office:value-type="float" office:value="1.3214920229397" table:style-name="ce1">
            <text:p>1.3214920229397</text:p>
          </table:table-cell>
          <table:table-cell office:value-type="float" office:value="0.464505102829021" table:style-name="ce1">
            <text:p>0.464505102829021</text:p>
          </table:table-cell>
          <table:table-cell office:value-type="float" office:value="0.687587053626113" table:style-name="ce1">
            <text:p>0.687587053626113</text:p>
          </table:table-cell>
          <table:table-cell office:value-type="float" office:value="1.03151815394692" table:style-name="ce1">
            <text:p>1.03151815394692</text:p>
          </table:table-cell>
          <table:table-cell office:value-type="float" office:value="0.718162960147791" table:style-name="ce1">
            <text:p>0.718162960147791</text:p>
          </table:table-cell>
          <table:table-cell office:value-type="float" office:value="0.516402823301671" table:style-name="ce1">
            <text:p>0.516402823301671</text:p>
          </table:table-cell>
          <table:table-cell office:value-type="float" office:value="0.606694977498048" table:style-name="ce1">
            <text:p>0.606694977498048</text:p>
          </table:table-cell>
          <table:table-cell office:value-type="float" office:value="0.804623949266566" table:style-name="ce1">
            <text:p>0.804623949266566</text:p>
          </table:table-cell>
          <table:table-cell office:value-type="float" office:value="0.608070314554449" table:style-name="ce1">
            <text:p>0.608070314554449</text:p>
          </table:table-cell>
          <table:table-cell office:value-type="float" office:value="0.807313279727997" table:style-name="ce1">
            <text:p>0.807313279727997</text:p>
          </table:table-cell>
          <table:table-cell office:value-type="float" office:value="0.785926627396423" table:style-name="ce1">
            <text:p>0.785926627396423</text:p>
          </table:table-cell>
          <table:table-cell office:value-type="float" office:value="0.191435387831872" table:style-name="ce1">
            <text:p>0.191435387831872</text:p>
          </table:table-cell>
          <table:table-cell office:value-type="float" office:value="0.893200563190897" table:style-name="ce1">
            <text:p>0.893200563190897</text:p>
          </table:table-cell>
          <table:table-cell office:value-type="float" office:value="0.819612966859046" table:style-name="ce1">
            <text:p>0.819612966859046</text:p>
          </table:table-cell>
          <table:table-cell office:value-type="float" office:value="0.858352412149273" table:style-name="ce1">
            <text:p>0.858352412149273</text:p>
          </table:table-cell>
          <table:table-cell office:value-type="float" office:value="0.368049336825367" table:style-name="ce1">
            <text:p>0.36804933682536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  <table:table-cell office:value-type="float" office:value="0.704013787583557" table:style-name="ce1">
            <text:p>0.704013787583557</text:p>
          </table:table-cell>
        </table:table-row>
        <table:table-row>
          <table:table-cell office:value-type="float" office:value="0.245326127762564" table:style-name="ce1">
            <text:p>0.245326127762564</text:p>
          </table:table-cell>
          <table:table-cell office:value-type="float" office:value="0.541435828674292" table:style-name="ce1">
            <text:p>0.541435828674292</text:p>
          </table:table-cell>
          <table:table-cell office:value-type="float" office:value="2.02463358699686" table:style-name="ce1">
            <text:p>2.02463358699686</text:p>
          </table:table-cell>
          <table:table-cell office:value-type="float" office:value="0.194490488717308" table:style-name="ce1">
            <text:p>0.194490488717308</text:p>
          </table:table-cell>
          <table:table-cell office:value-type="float" office:value="1.51442938565316" table:style-name="ce1">
            <text:p>1.51442938565316</text:p>
          </table:table-cell>
          <table:table-cell office:value-type="float" office:value="0.847915742279237" table:style-name="ce1">
            <text:p>0.847915742279237</text:p>
          </table:table-cell>
          <table:table-cell office:value-type="float" office:value="0.848629065481209" table:style-name="ce1">
            <text:p>0.848629065481209</text:p>
          </table:table-cell>
          <table:table-cell office:value-type="float" office:value="0.226295243466538" table:style-name="ce1">
            <text:p>0.226295243466538</text:p>
          </table:table-cell>
          <table:table-cell office:value-type="float" office:value="0.38525616045621" table:style-name="ce1">
            <text:p>0.38525616045621</text:p>
          </table:table-cell>
          <table:table-cell office:value-type="float" office:value="0.603664719813908" table:style-name="ce1">
            <text:p>0.603664719813908</text:p>
          </table:table-cell>
          <table:table-cell office:value-type="float" office:value="0.121381127636889" table:style-name="ce1">
            <text:p>0.121381127636889</text:p>
          </table:table-cell>
          <table:table-cell office:value-type="float" office:value="0.473083510383439" table:style-name="ce1">
            <text:p>0.473083510383439</text:p>
          </table:table-cell>
          <table:table-cell office:value-type="float" office:value="0.283814038493413" table:style-name="ce1">
            <text:p>0.283814038493413</text:p>
          </table:table-cell>
          <table:table-cell office:value-type="float" office:value="0.232157296302671" table:style-name="ce1">
            <text:p>0.232157296302671</text:p>
          </table:table-cell>
          <table:table-cell office:value-type="float" office:value="0.0404556961082926" table:style-name="ce1">
            <text:p>0.0404556961082926</text:p>
          </table:table-cell>
          <table:table-cell office:value-type="float" office:value="0.24359037807527" table:style-name="ce1">
            <text:p>0.24359037807527</text:p>
          </table:table-cell>
          <table:table-cell office:value-type="float" office:value="0.242738093797676" table:style-name="ce1">
            <text:p>0.242738093797676</text:p>
          </table:table-cell>
          <table:table-cell office:value-type="float" office:value="0.455434989610827" table:style-name="ce1">
            <text:p>0.455434989610827</text:p>
          </table:table-cell>
          <table:table-cell office:value-type="float" office:value="0.0914888156568935" table:style-name="ce1">
            <text:p>0.0914888156568935</text:p>
          </table:table-cell>
          <table:table-cell office:value-type="float" office:value="0.67817220996246" table:style-name="ce1">
            <text:p>0.67817220996246</text:p>
          </table:table-cell>
          <table:table-cell office:value-type="float" office:value="0.245326127762564" table:style-name="ce1">
            <text:p>0.245326127762564</text:p>
          </table:table-cell>
          <table:table-cell office:value-type="float" office:value="0.330855973132307" table:style-name="ce1">
            <text:p>0.330855973132307</text:p>
          </table:table-cell>
          <table:table-cell office:value-type="float" office:value="0.514866227406937" table:style-name="ce1">
            <text:p>0.514866227406937</text:p>
          </table:table-cell>
          <table:table-cell office:value-type="float" office:value="0.921759213983033" table:style-name="ce1">
            <text:p>0.921759213983033</text:p>
          </table:table-cell>
          <table:table-cell office:value-type="float" office:value="0.473582408497152" table:style-name="ce1">
            <text:p>0.473582408497152</text:p>
          </table:table-cell>
          <table:table-cell office:value-type="float" office:value="0.408081243650862" table:style-name="ce1">
            <text:p>0.408081243650862</text:p>
          </table:table-cell>
          <table:table-cell office:value-type="float" office:value="0.350562448623987" table:style-name="ce1">
            <text:p>0.350562448623987</text:p>
          </table:table-cell>
          <table:table-cell office:value-type="float" office:value="0.458324441186084" table:style-name="ce1">
            <text:p>0.458324441186084</text:p>
          </table:table-cell>
          <table:table-cell office:value-type="float" office:value="0.442422063811469" table:style-name="ce1">
            <text:p>0.442422063811469</text:p>
          </table:table-cell>
          <table:table-cell office:value-type="float" office:value="0.478716901584119" table:style-name="ce1">
            <text:p>0.478716901584119</text:p>
          </table:table-cell>
          <table:table-cell office:value-type="float" office:value="0.458948063828225" table:style-name="ce1">
            <text:p>0.458948063828225</text:p>
          </table:table-cell>
          <table:table-cell office:value-type="float" office:value="0.761612919481028" table:style-name="ce1">
            <text:p>0.761612919481028</text:p>
          </table:table-cell>
          <table:table-cell office:value-type="float" office:value="0.262818742874641" table:style-name="ce1">
            <text:p>0.262818742874641</text:p>
          </table:table-cell>
          <table:table-cell office:value-type="float" office:value="0.561825012360211" table:style-name="ce1">
            <text:p>0.561825012360211</text:p>
          </table:table-cell>
          <table:table-cell office:value-type="float" office:value="0.252612118964921" table:style-name="ce1">
            <text:p>0.252612118964921</text:p>
          </table:table-cell>
          <table:table-cell office:value-type="float" office:value="0.51008512048385" table:style-name="ce1">
            <text:p>0.51008512048385</text:p>
          </table:table-cell>
          <table:table-cell office:value-type="float" office:value="0.305453744175733" table:style-name="ce1">
            <text:p>0.305453744175733</text:p>
          </table:table-cell>
          <table:table-cell office:value-type="float" office:value="0.208979321436402" table:style-name="ce1">
            <text:p>0.208979321436402</text:p>
          </table:table-cell>
          <table:table-cell office:value-type="float" office:value="0.22195067239295" table:style-name="ce1">
            <text:p>0.22195067239295</text:p>
          </table:table-cell>
          <table:table-cell office:value-type="float" office:value="0.282026320252607" table:style-name="ce1">
            <text:p>0.282026320252607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229454931520056" table:style-name="ce1">
            <text:p>0.229454931520056</text:p>
          </table:table-cell>
          <table:table-cell office:value-type="float" office:value="0.481835014794828" table:style-name="ce1">
            <text:p>0.481835014794828</text:p>
          </table:table-cell>
          <table:table-cell office:value-type="float" office:value="0.0549445288273862" table:style-name="ce1">
            <text:p>0.0549445288273862</text:p>
          </table:table-cell>
          <table:table-cell office:value-type="float" office:value="0.307377169172451" table:style-name="ce1">
            <text:p>0.307377169172451</text:p>
          </table:table-cell>
          <table:table-cell office:value-type="float" office:value="0.383725799878224" table:style-name="ce1">
            <text:p>0.383725799878224</text:p>
          </table:table-cell>
          <table:table-cell office:value-type="float" office:value="0.516239364157916" table:style-name="ce1">
            <text:p>0.516239364157916</text:p>
          </table:table-cell>
          <table:table-cell office:value-type="float" office:value="0.175459022483422" table:style-name="ce1">
            <text:p>0.175459022483422</text:p>
          </table:table-cell>
          <table:table-cell office:value-type="float" office:value="0.232522002328103" table:style-name="ce1">
            <text:p>0.232522002328103</text:p>
          </table:table-cell>
          <table:table-cell office:value-type="float" office:value="0.337552049318699" table:style-name="ce1">
            <text:p>0.337552049318699</text:p>
          </table:table-cell>
          <table:table-cell office:value-type="float" office:value="0.255643973612044" table:style-name="ce1">
            <text:p>0.255643973612044</text:p>
          </table:table-cell>
          <table:table-cell office:value-type="float" office:value="0.227307172328702" table:style-name="ce1">
            <text:p>0.227307172328702</text:p>
          </table:table-cell>
          <table:table-cell office:value-type="float" office:value="0.15534871466539" table:style-name="ce1">
            <text:p>0.15534871466539</text:p>
          </table:table-cell>
          <table:table-cell office:value-type="float" office:value="0.334504918068907" table:style-name="ce1">
            <text:p>0.334504918068907</text:p>
          </table:table-cell>
          <table:table-cell office:value-type="float" office:value="0.172294936773943" table:style-name="ce1">
            <text:p>0.172294936773943</text:p>
          </table:table-cell>
          <table:table-cell office:value-type="float" office:value="0.399981049576262" table:style-name="ce1">
            <text:p>0.399981049576262</text:p>
          </table:table-cell>
          <table:table-cell office:value-type="float" office:value="0.236389750528704" table:style-name="ce1">
            <text:p>0.236389750528704</text:p>
          </table:table-cell>
          <table:table-cell office:value-type="float" office:value="0.0583072716993513" table:style-name="ce1">
            <text:p>0.0583072716993513</text:p>
          </table:table-cell>
          <table:table-cell office:value-type="float" office:value="0.260927211077216" table:style-name="ce1">
            <text:p>0.260927211077216</text:p>
          </table:table-cell>
          <table:table-cell office:value-type="float" office:value="0.384407643857709" table:style-name="ce1">
            <text:p>0.384407643857709</text:p>
          </table:table-cell>
          <table:table-cell office:value-type="float" office:value="0.200128836607014" table:style-name="ce1">
            <text:p>0.200128836607014</text:p>
          </table:table-cell>
          <table:table-cell office:value-type="float" office:value="0.0819276756415049" table:style-name="ce1">
            <text:p>0.081927675641504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  <table:table-cell office:value-type="float" office:value="0.325811857223179" table:style-name="ce1">
            <text:p>0.325811857223179</text:p>
          </table:table-cell>
        </table:table-row>
        <table:table-row>
          <table:table-cell office:value-type="float" office:value="0.774262065405803" table:style-name="ce1">
            <text:p>0.774262065405803</text:p>
          </table:table-cell>
          <table:table-cell office:value-type="float" office:value="0.769998391237948" table:style-name="ce1">
            <text:p>0.769998391237948</text:p>
          </table:table-cell>
          <table:table-cell office:value-type="float" office:value="3.69716568385167" table:style-name="ce1">
            <text:p>3.69716568385167</text:p>
          </table:table-cell>
          <table:table-cell office:value-type="float" office:value="0.578875894767438" table:style-name="ce1">
            <text:p>0.578875894767438</text:p>
          </table:table-cell>
          <table:table-cell office:value-type="float" office:value="1.72760439215862" table:style-name="ce1">
            <text:p>1.72760439215862</text:p>
          </table:table-cell>
          <table:table-cell office:value-type="float" office:value="1.72795435100832" table:style-name="ce1">
            <text:p>1.72795435100832</text:p>
          </table:table-cell>
          <table:table-cell office:value-type="float" office:value="1.78100727774736" table:style-name="ce1">
            <text:p>1.78100727774736</text:p>
          </table:table-cell>
          <table:table-cell office:value-type="float" office:value="0.746812275440863" table:style-name="ce1">
            <text:p>0.746812275440863</text:p>
          </table:table-cell>
          <table:table-cell office:value-type="float" office:value="0.742071132789656" table:style-name="ce1">
            <text:p>0.742071132789656</text:p>
          </table:table-cell>
          <table:table-cell office:value-type="float" office:value="1.28438789485913" table:style-name="ce1">
            <text:p>1.28438789485913</text:p>
          </table:table-cell>
          <table:table-cell office:value-type="float" office:value="0.61491608662788" table:style-name="ce1">
            <text:p>0.61491608662788</text:p>
          </table:table-cell>
          <table:table-cell office:value-type="float" office:value="1.21569335264585" table:style-name="ce1">
            <text:p>1.21569335264585</text:p>
          </table:table-cell>
          <table:table-cell office:value-type="float" office:value="0.954540977538285" table:style-name="ce1">
            <text:p>0.954540977538285</text:p>
          </table:table-cell>
          <table:table-cell office:value-type="float" office:value="0.500439756952057" table:style-name="ce1">
            <text:p>0.500439756952057</text:p>
          </table:table-cell>
          <table:table-cell office:value-type="float" office:value="0.605249935674683" table:style-name="ce1">
            <text:p>0.605249935674683</text:p>
          </table:table-cell>
          <table:table-cell office:value-type="float" office:value="0.633458466520895" table:style-name="ce1">
            <text:p>0.633458466520895</text:p>
          </table:table-cell>
          <table:table-cell office:value-type="float" office:value="0.978633598946362" table:style-name="ce1">
            <text:p>0.978633598946362</text:p>
          </table:table-cell>
          <table:table-cell office:value-type="float" office:value="0.948699712123557" table:style-name="ce1">
            <text:p>0.948699712123557</text:p>
          </table:table-cell>
          <table:table-cell office:value-type="float" office:value="0.742862665373966" table:style-name="ce1">
            <text:p>0.742862665373966</text:p>
          </table:table-cell>
          <table:table-cell office:value-type="float" office:value="1.61826255556976" table:style-name="ce1">
            <text:p>1.61826255556976</text:p>
          </table:table-cell>
          <table:table-cell office:value-type="float" office:value="0.774262065405803" table:style-name="ce1">
            <text:p>0.774262065405803</text:p>
          </table:table-cell>
          <table:table-cell office:value-type="float" office:value="1.08284094244825" table:style-name="ce1">
            <text:p>1.08284094244825</text:p>
          </table:table-cell>
          <table:table-cell office:value-type="float" office:value="1.8273632274799" table:style-name="ce1">
            <text:p>1.8273632274799</text:p>
          </table:table-cell>
          <table:table-cell office:value-type="float" office:value="1.80252225890125" table:style-name="ce1">
            <text:p>1.80252225890125</text:p>
          </table:table-cell>
          <table:table-cell office:value-type="float" office:value="1.30757375525474" table:style-name="ce1">
            <text:p>1.30757375525474</text:p>
          </table:table-cell>
          <table:table-cell office:value-type="float" office:value="1.05290705562545" table:style-name="ce1">
            <text:p>1.05290705562545</text:p>
          </table:table-cell>
          <table:table-cell office:value-type="float" office:value="1.35276560938861" table:style-name="ce1">
            <text:p>1.35276560938861</text:p>
          </table:table-cell>
          <table:table-cell office:value-type="float" office:value="1.61522759204467" table:style-name="ce1">
            <text:p>1.61522759204467</text:p>
          </table:table-cell>
          <table:table-cell office:value-type="float" office:value="1.62397909645606" table:style-name="ce1">
            <text:p>1.62397909645606</text:p>
          </table:table-cell>
          <table:table-cell office:value-type="float" office:value="1.28038380805736" table:style-name="ce1">
            <text:p>1.28038380805736</text:p>
          </table:table-cell>
          <table:table-cell office:value-type="float" office:value="1.44425105099081" table:style-name="ce1">
            <text:p>1.44425105099081</text:p>
          </table:table-cell>
          <table:table-cell office:value-type="float" office:value="1.87303319230608" table:style-name="ce1">
            <text:p>1.87303319230608</text:p>
          </table:table-cell>
          <table:table-cell office:value-type="float" office:value="1.13859280665572" table:style-name="ce1">
            <text:p>1.13859280665572</text:p>
          </table:table-cell>
          <table:table-cell office:value-type="float" office:value="1.41070015284358" table:style-name="ce1">
            <text:p>1.41070015284358</text:p>
          </table:table-cell>
          <table:table-cell office:value-type="float" office:value="1.23327951115425" table:style-name="ce1">
            <text:p>1.23327951115425</text:p>
          </table:table-cell>
          <table:table-cell office:value-type="float" office:value="1.45406271389384" table:style-name="ce1">
            <text:p>1.45406271389384</text:p>
          </table:table-cell>
          <table:table-cell office:value-type="float" office:value="1.05739713864887" table:style-name="ce1">
            <text:p>1.05739713864887</text:p>
          </table:table-cell>
          <table:table-cell office:value-type="float" office:value="0.742384554681657" table:style-name="ce1">
            <text:p>0.742384554681657</text:p>
          </table:table-cell>
          <table:table-cell office:value-type="float" office:value="0.986221007759086" table:style-name="ce1">
            <text:p>0.986221007759086</text:p>
          </table:table-cell>
          <table:table-cell office:value-type="float" office:value="1.05380091474585" table:style-name="ce1">
            <text:p>1.05380091474585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1.14630493999688" table:style-name="ce1">
            <text:p>1.14630493999688</text:p>
          </table:table-cell>
          <table:table-cell office:value-type="float" office:value="2.61489468739792" table:style-name="ce1">
            <text:p>2.61489468739792</text:p>
          </table:table-cell>
          <table:table-cell office:value-type="float" office:value="0.629155470290117" table:style-name="ce1">
            <text:p>0.629155470290117</text:p>
          </table:table-cell>
          <table:table-cell office:value-type="float" office:value="1.2866716314494" table:style-name="ce1">
            <text:p>1.2866716314494</text:p>
          </table:table-cell>
          <table:table-cell office:value-type="float" office:value="1.06656912321043" table:style-name="ce1">
            <text:p>1.06656912321043</text:p>
          </table:table-cell>
          <table:table-cell office:value-type="float" office:value="1.57758979610829" table:style-name="ce1">
            <text:p>1.57758979610829</text:p>
          </table:table-cell>
          <table:table-cell office:value-type="float" office:value="0.790528640514954" table:style-name="ce1">
            <text:p>0.790528640514954</text:p>
          </table:table-cell>
          <table:table-cell office:value-type="float" office:value="0.696682024482958" table:style-name="ce1">
            <text:p>0.696682024482958</text:p>
          </table:table-cell>
          <table:table-cell office:value-type="float" office:value="1.24727958884984" table:style-name="ce1">
            <text:p>1.24727958884984</text:p>
          </table:table-cell>
          <table:table-cell office:value-type="float" office:value="0.783402367124137" table:style-name="ce1">
            <text:p>0.783402367124137</text:p>
          </table:table-cell>
          <table:table-cell office:value-type="float" office:value="0.609483820993926" table:style-name="ce1">
            <text:p>0.609483820993926</text:p>
          </table:table-cell>
          <table:table-cell office:value-type="float" office:value="0.725034688367059" table:style-name="ce1">
            <text:p>0.725034688367059</text:p>
          </table:table-cell>
          <table:table-cell office:value-type="float" office:value="1.2268188166963" table:style-name="ce1">
            <text:p>1.2268188166963</text:p>
          </table:table-cell>
          <table:table-cell office:value-type="float" office:value="0.810582834382802" table:style-name="ce1">
            <text:p>0.810582834382802</text:p>
          </table:table-cell>
          <table:table-cell office:value-type="float" office:value="0.912404744725906" table:style-name="ce1">
            <text:p>0.912404744725906</text:p>
          </table:table-cell>
          <table:table-cell office:value-type="float" office:value="0.789055773249201" table:style-name="ce1">
            <text:p>0.789055773249201</text:p>
          </table:table-cell>
          <table:table-cell office:value-type="float" office:value="0.376380325173174" table:style-name="ce1">
            <text:p>0.376380325173174</text:p>
          </table:table-cell>
          <table:table-cell office:value-type="float" office:value="1.11552482694863" table:style-name="ce1">
            <text:p>1.11552482694863</text:p>
          </table:table-cell>
          <table:table-cell office:value-type="float" office:value="0.80494006115731" table:style-name="ce1">
            <text:p>0.80494006115731</text:p>
          </table:table-cell>
          <table:table-cell office:value-type="float" office:value="0.862070209202078" table:style-name="ce1">
            <text:p>0.862070209202078</text:p>
          </table:table-cell>
          <table:table-cell office:value-type="float" office:value="0.533491305675184" table:style-name="ce1">
            <text:p>0.533491305675184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  <table:table-cell office:value-type="float" office:value="0.962369090432271" table:style-name="ce1">
            <text:p>0.962369090432271</text:p>
          </table:table-cell>
        </table:table-row>
        <table:table-row>
          <table:table-cell office:value-type="float" office:value="0.684730641415651" table:style-name="ce1">
            <text:p>0.684730641415651</text:p>
          </table:table-cell>
          <table:table-cell office:value-type="float" office:value="0.813719099281328" table:style-name="ce1">
            <text:p>0.813719099281328</text:p>
          </table:table-cell>
          <table:table-cell office:value-type="float" office:value="3.93524854461392" table:style-name="ce1">
            <text:p>3.93524854461392</text:p>
          </table:table-cell>
          <table:table-cell office:value-type="float" office:value="0.470021263367755" table:style-name="ce1">
            <text:p>0.470021263367755</text:p>
          </table:table-cell>
          <table:table-cell office:value-type="float" office:value="1.66827709146953" table:style-name="ce1">
            <text:p>1.66827709146953</text:p>
          </table:table-cell>
          <table:table-cell office:value-type="float" office:value="1.54362244642749" table:style-name="ce1">
            <text:p>1.54362244642749</text:p>
          </table:table-cell>
          <table:table-cell office:value-type="float" office:value="1.71544375063685" table:style-name="ce1">
            <text:p>1.71544375063685</text:p>
          </table:table-cell>
          <table:table-cell office:value-type="float" office:value="0.725920916929114" table:style-name="ce1">
            <text:p>0.725920916929114</text:p>
          </table:table-cell>
          <table:table-cell office:value-type="float" office:value="0.683276904477461" table:style-name="ce1">
            <text:p>0.683276904477461</text:p>
          </table:table-cell>
          <table:table-cell office:value-type="float" office:value="1.13515254493404" table:style-name="ce1">
            <text:p>1.13515254493404</text:p>
          </table:table-cell>
          <table:table-cell office:value-type="float" office:value="0.292752629697445" table:style-name="ce1">
            <text:p>0.292752629697445</text:p>
          </table:table-cell>
          <table:table-cell office:value-type="float" office:value="1.3280909401812" table:style-name="ce1">
            <text:p>1.3280909401812</text:p>
          </table:table-cell>
          <table:table-cell office:value-type="float" office:value="0.795621140899159" table:style-name="ce1">
            <text:p>0.795621140899159</text:p>
          </table:table-cell>
          <table:table-cell office:value-type="float" office:value="0.364053485115654" table:style-name="ce1">
            <text:p>0.364053485115654</text:p>
          </table:table-cell>
          <table:table-cell office:value-type="float" office:value="0.341561495155741" table:style-name="ce1">
            <text:p>0.341561495155741</text:p>
          </table:table-cell>
          <table:table-cell office:value-type="float" office:value="0.475349339316554" table:style-name="ce1">
            <text:p>0.475349339316554</text:p>
          </table:table-cell>
          <table:table-cell office:value-type="float" office:value="0.843847958558122" table:style-name="ce1">
            <text:p>0.843847958558122</text:p>
          </table:table-cell>
          <table:table-cell office:value-type="float" office:value="0.866256798832416" table:style-name="ce1">
            <text:p>0.866256798832416</text:p>
          </table:table-cell>
          <table:table-cell office:value-type="float" office:value="0.607848363350274" table:style-name="ce1">
            <text:p>0.607848363350274</text:p>
          </table:table-cell>
          <table:table-cell office:value-type="float" office:value="1.51729804980701" table:style-name="ce1">
            <text:p>1.51729804980701</text:p>
          </table:table-cell>
          <table:table-cell office:value-type="float" office:value="0.684730641415651" table:style-name="ce1">
            <text:p>0.684730641415651</text:p>
          </table:table-cell>
          <table:table-cell office:value-type="float" office:value="1.04781413738129" table:style-name="ce1">
            <text:p>1.04781413738129</text:p>
          </table:table-cell>
          <table:table-cell office:value-type="float" office:value="1.65164715434575" table:style-name="ce1">
            <text:p>1.65164715434575</text:p>
          </table:table-cell>
          <table:table-cell office:value-type="float" office:value="1.79535059851662" table:style-name="ce1">
            <text:p>1.79535059851662</text:p>
          </table:table-cell>
          <table:table-cell office:value-type="float" office:value="1.21617146333816" table:style-name="ce1">
            <text:p>1.21617146333816</text:p>
          </table:table-cell>
          <table:table-cell office:value-type="float" office:value="1.14281265320088" table:style-name="ce1">
            <text:p>1.14281265320088</text:p>
          </table:table-cell>
          <table:table-cell office:value-type="float" office:value="1.1235219261373" table:style-name="ce1">
            <text:p>1.1235219261373</text:p>
          </table:table-cell>
          <table:table-cell office:value-type="float" office:value="1.62992429897781" table:style-name="ce1">
            <text:p>1.62992429897781</text:p>
          </table:table-cell>
          <table:table-cell office:value-type="float" office:value="1.3377570911344" table:style-name="ce1">
            <text:p>1.3377570911344</text:p>
          </table:table-cell>
          <table:table-cell office:value-type="float" office:value="1.13796918401358" table:style-name="ce1">
            <text:p>1.13796918401358</text:p>
          </table:table-cell>
          <table:table-cell office:value-type="float" office:value="1.2330508495188" table:style-name="ce1">
            <text:p>1.2330508495188</text:p>
          </table:table-cell>
          <table:table-cell office:value-type="float" office:value="1.7213681657372" table:style-name="ce1">
            <text:p>1.7213681657372</text:p>
          </table:table-cell>
          <table:table-cell office:value-type="float" office:value="0.869499636571553" table:style-name="ce1">
            <text:p>0.869499636571553</text:p>
          </table:table-cell>
          <table:table-cell office:value-type="float" office:value="1.236605498579" table:style-name="ce1">
            <text:p>1.236605498579</text:p>
          </table:table-cell>
          <table:table-cell office:value-type="float" office:value="0.780321598745281" table:style-name="ce1">
            <text:p>0.780321598745281</text:p>
          </table:table-cell>
          <table:table-cell office:value-type="float" office:value="1.30406068103734" table:style-name="ce1">
            <text:p>1.30406068103734</text:p>
          </table:table-cell>
          <table:table-cell office:value-type="float" office:value="0.870040109528076" table:style-name="ce1">
            <text:p>0.870040109528076</text:p>
          </table:table-cell>
          <table:table-cell office:value-type="float" office:value="0.60167449919307" table:style-name="ce1">
            <text:p>0.60167449919307</text:p>
          </table:table-cell>
          <table:table-cell office:value-type="float" office:value="0.709665153390619" table:style-name="ce1">
            <text:p>0.709665153390619</text:p>
          </table:table-cell>
          <table:table-cell office:value-type="float" office:value="0.996489993933021" table:style-name="ce1">
            <text:p>0.996489993933021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0.940779704568357" table:style-name="ce1">
            <text:p>0.940779704568357</text:p>
          </table:table-cell>
          <table:table-cell office:value-type="float" office:value="1.59036583604462" table:style-name="ce1">
            <text:p>1.59036583604462</text:p>
          </table:table-cell>
          <table:table-cell office:value-type="float" office:value="0.361850018446753" table:style-name="ce1">
            <text:p>0.361850018446753</text:p>
          </table:table-cell>
          <table:table-cell office:value-type="float" office:value="1.21753324677721" table:style-name="ce1">
            <text:p>1.21753324677721</text:p>
          </table:table-cell>
          <table:table-cell office:value-type="float" office:value="0.891744178158745" table:style-name="ce1">
            <text:p>0.891744178158745</text:p>
          </table:table-cell>
          <table:table-cell office:value-type="float" office:value="1.15626742129091" table:style-name="ce1">
            <text:p>1.15626742129091</text:p>
          </table:table-cell>
          <table:table-cell office:value-type="float" office:value="0.3979907393167" table:style-name="ce1">
            <text:p>0.3979907393167</text:p>
          </table:table-cell>
          <table:table-cell office:value-type="float" office:value="0.684702043113137" table:style-name="ce1">
            <text:p>0.684702043113137</text:p>
          </table:table-cell>
          <table:table-cell office:value-type="float" office:value="0.974238525675314" table:style-name="ce1">
            <text:p>0.974238525675314</text:p>
          </table:table-cell>
          <table:table-cell office:value-type="float" office:value="0.570071206584005" table:style-name="ce1">
            <text:p>0.570071206584005</text:p>
          </table:table-cell>
          <table:table-cell office:value-type="float" office:value="0.425211705777926" table:style-name="ce1">
            <text:p>0.425211705777926</text:p>
          </table:table-cell>
          <table:table-cell office:value-type="float" office:value="0.496207749710835" table:style-name="ce1">
            <text:p>0.496207749710835</text:p>
          </table:table-cell>
          <table:table-cell office:value-type="float" office:value="0.716720554032558" table:style-name="ce1">
            <text:p>0.716720554032558</text:p>
          </table:table-cell>
          <table:table-cell office:value-type="float" office:value="0.484350282146561" table:style-name="ce1">
            <text:p>0.484350282146561</text:p>
          </table:table-cell>
          <table:table-cell office:value-type="float" office:value="0.854651791318852" table:style-name="ce1">
            <text:p>0.854651791318852</text:p>
          </table:table-cell>
          <table:table-cell office:value-type="float" office:value="0.763488185493297" table:style-name="ce1">
            <text:p>0.763488185493297</text:p>
          </table:table-cell>
          <table:table-cell office:value-type="float" office:value="0.415301000677069" table:style-name="ce1">
            <text:p>0.415301000677069</text:p>
          </table:table-cell>
          <table:table-cell office:value-type="float" office:value="0.723421164446141" table:style-name="ce1">
            <text:p>0.723421164446141</text:p>
          </table:table-cell>
          <table:table-cell office:value-type="float" office:value="0.92319079275019" table:style-name="ce1">
            <text:p>0.92319079275019</text:p>
          </table:table-cell>
          <table:table-cell office:value-type="float" office:value="0.946712055437602" table:style-name="ce1">
            <text:p>0.946712055437602</text:p>
          </table:table-cell>
          <table:table-cell office:value-type="float" office:value="0.423543654166901" table:style-name="ce1">
            <text:p>0.423543654166901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  <table:table-cell office:value-type="float" office:value="0.826694437218599" table:style-name="ce1">
            <text:p>0.826694437218599</text:p>
          </table:table-cell>
        </table:table-row>
        <table:table-row>
          <table:table-cell office:value-type="float" office:value="0.856548540025605" table:style-name="ce1">
            <text:p>0.856548540025605</text:p>
          </table:table-cell>
          <table:table-cell office:value-type="float" office:value="0.80833462786192" table:style-name="ce1">
            <text:p>0.80833462786192</text:p>
          </table:table-cell>
          <table:table-cell office:value-type="float" office:value="3.46503489460848" table:style-name="ce1">
            <text:p>3.46503489460848</text:p>
          </table:table-cell>
          <table:table-cell office:value-type="float" office:value="0.627453500162605" table:style-name="ce1">
            <text:p>0.627453500162605</text:p>
          </table:table-cell>
          <table:table-cell office:value-type="float" office:value="1.58512740585063" table:style-name="ce1">
            <text:p>1.58512740585063</text:p>
          </table:table-cell>
          <table:table-cell office:value-type="float" office:value="2.02566012594933" table:style-name="ce1">
            <text:p>2.02566012594933</text:p>
          </table:table-cell>
          <table:table-cell office:value-type="float" office:value="1.53563255548598" table:style-name="ce1">
            <text:p>1.53563255548598</text:p>
          </table:table-cell>
          <table:table-cell office:value-type="float" office:value="0.76219496728036" table:style-name="ce1">
            <text:p>0.76219496728036</text:p>
          </table:table-cell>
          <table:table-cell office:value-type="float" office:value="0.645555607486347" table:style-name="ce1">
            <text:p>0.645555607486347</text:p>
          </table:table-cell>
          <table:table-cell office:value-type="float" office:value="1.06455447537652" table:style-name="ce1">
            <text:p>1.06455447537652</text:p>
          </table:table-cell>
          <table:table-cell office:value-type="float" office:value="0.588370549494046" table:style-name="ce1">
            <text:p>0.588370549494046</text:p>
          </table:table-cell>
          <table:table-cell office:value-type="float" office:value="1.21997556145522" table:style-name="ce1">
            <text:p>1.21997556145522</text:p>
          </table:table-cell>
          <table:table-cell office:value-type="float" office:value="1.00879614740462" table:style-name="ce1">
            <text:p>1.00879614740462</text:p>
          </table:table-cell>
          <table:table-cell office:value-type="float" office:value="0.380392398339768" table:style-name="ce1">
            <text:p>0.380392398339768</text:p>
          </table:table-cell>
          <table:table-cell office:value-type="float" office:value="0.728311470390658" table:style-name="ce1">
            <text:p>0.728311470390658</text:p>
          </table:table-cell>
          <table:table-cell office:value-type="float" office:value="0.618470735688088" table:style-name="ce1">
            <text:p>0.618470735688088</text:p>
          </table:table-cell>
          <table:table-cell office:value-type="float" office:value="0.969902881956377" table:style-name="ce1">
            <text:p>0.969902881956377</text:p>
          </table:table-cell>
          <table:table-cell office:value-type="float" office:value="0.99503487443469" table:style-name="ce1">
            <text:p>0.99503487443469</text:p>
          </table:table-cell>
          <table:table-cell office:value-type="float" office:value="0.972979420324276" table:style-name="ce1">
            <text:p>0.972979420324276</text:p>
          </table:table-cell>
          <table:table-cell office:value-type="float" office:value="1.53347066365989" table:style-name="ce1">
            <text:p>1.53347066365989</text:p>
          </table:table-cell>
          <table:table-cell office:value-type="float" office:value="0.856548540025605" table:style-name="ce1">
            <text:p>0.856548540025605</text:p>
          </table:table-cell>
          <table:table-cell office:value-type="float" office:value="1.16931661549191" table:style-name="ce1">
            <text:p>1.16931661549191</text:p>
          </table:table-cell>
          <table:table-cell office:value-type="float" office:value="1.94948932823266" table:style-name="ce1">
            <text:p>1.94948932823266</text:p>
          </table:table-cell>
          <table:table-cell office:value-type="float" office:value="1.98755109682471" table:style-name="ce1">
            <text:p>1.98755109682471</text:p>
          </table:table-cell>
          <table:table-cell office:value-type="float" office:value="1.5986184423423" table:style-name="ce1">
            <text:p>1.5986184423423</text:p>
          </table:table-cell>
          <table:table-cell office:value-type="float" office:value="1.29736713134502" table:style-name="ce1">
            <text:p>1.29736713134502</text:p>
          </table:table-cell>
          <table:table-cell office:value-type="float" office:value="1.57304991401449" table:style-name="ce1">
            <text:p>1.57304991401449</text:p>
          </table:table-cell>
          <table:table-cell office:value-type="float" office:value="1.89523415836633" table:style-name="ce1">
            <text:p>1.89523415836633</text:p>
          </table:table-cell>
          <table:table-cell office:value-type="float" office:value="2.02018734843013" table:style-name="ce1">
            <text:p>2.02018734843013</text:p>
          </table:table-cell>
          <table:table-cell office:value-type="float" office:value="1.13909170476944" table:style-name="ce1">
            <text:p>1.13909170476944</text:p>
          </table:table-cell>
          <table:table-cell office:value-type="float" office:value="1.47318714158618" table:style-name="ce1">
            <text:p>1.47318714158618</text:p>
          </table:table-cell>
          <table:table-cell office:value-type="float" office:value="1.91421307410884" table:style-name="ce1">
            <text:p>1.91421307410884</text:p>
          </table:table-cell>
          <table:table-cell office:value-type="float" office:value="1.18370151110398" table:style-name="ce1">
            <text:p>1.18370151110398</text:p>
          </table:table-cell>
          <table:table-cell office:value-type="float" office:value="1.39039084213116" table:style-name="ce1">
            <text:p>1.39039084213116</text:p>
          </table:table-cell>
          <table:table-cell office:value-type="float" office:value="1.35417915404413" table:style-name="ce1">
            <text:p>1.35417915404413</text:p>
          </table:table-cell>
          <table:table-cell office:value-type="float" office:value="1.32992023326482" table:style-name="ce1">
            <text:p>1.32992023326482</text:p>
          </table:table-cell>
          <table:table-cell office:value-type="float" office:value="1.27217277660249" table:style-name="ce1">
            <text:p>1.27217277660249</text:p>
          </table:table-cell>
          <table:table-cell office:value-type="float" office:value="1.06562895752514" table:style-name="ce1">
            <text:p>1.06562895752514</text:p>
          </table:table-cell>
          <table:table-cell office:value-type="float" office:value="1.30412304330155" table:style-name="ce1">
            <text:p>1.30412304330155</text:p>
          </table:table-cell>
          <table:table-cell office:value-type="float" office:value="1.23390313379639" table:style-name="ce1">
            <text:p>1.23390313379639</text:p>
          </table:table-cell>
          <table:table-cell office:value-type="float" office:value="0.000929270517729612" table:style-name="ce1">
            <text:p>0.000929270517729612</text:p>
          </table:table-cell>
          <table:table-cell office:value-type="float" office:value="1.34810922699395" table:style-name="ce1">
            <text:p>1.34810922699395</text:p>
          </table:table-cell>
          <table:table-cell office:value-type="float" office:value="2.8149736184184" table:style-name="ce1">
            <text:p>2.8149736184184</text:p>
          </table:table-cell>
          <table:table-cell office:value-type="float" office:value="0.780820496858994" table:style-name="ce1">
            <text:p>0.780820496858994</text:p>
          </table:table-cell>
          <table:table-cell office:value-type="float" office:value="1.34333507203748" table:style-name="ce1">
            <text:p>1.34333507203748</text:p>
          </table:table-cell>
          <table:table-cell office:value-type="float" office:value="1.25144054731134" table:style-name="ce1">
            <text:p>1.25144054731134</text:p>
          </table:table-cell>
          <table:table-cell office:value-type="float" office:value="1.50930050671233" table:style-name="ce1">
            <text:p>1.50930050671233</text:p>
          </table:table-cell>
          <table:table-cell office:value-type="float" office:value="0.69007029420425" table:style-name="ce1">
            <text:p>0.69007029420425</text:p>
          </table:table-cell>
          <table:table-cell office:value-type="float" office:value="0.598976582963289" table:style-name="ce1">
            <text:p>0.598976582963289</text:p>
          </table:table-cell>
          <table:table-cell office:value-type="float" office:value="1.08546817274866" table:style-name="ce1">
            <text:p>1.08546817274866</text:p>
          </table:table-cell>
          <table:table-cell office:value-type="float" office:value="0.854878750436269" table:style-name="ce1">
            <text:p>0.854878750436269</text:p>
          </table:table-cell>
          <table:table-cell office:value-type="float" office:value="0.708917790290013" table:style-name="ce1">
            <text:p>0.708917790290013</text:p>
          </table:table-cell>
          <table:table-cell office:value-type="float" office:value="0.644225395186703" table:style-name="ce1">
            <text:p>0.644225395186703</text:p>
          </table:table-cell>
          <table:table-cell office:value-type="float" office:value="0.95985865673728" table:style-name="ce1">
            <text:p>0.95985865673728</text:p>
          </table:table-cell>
          <table:table-cell office:value-type="float" office:value="0.643166318732927" table:style-name="ce1">
            <text:p>0.643166318732927</text:p>
          </table:table-cell>
          <table:table-cell office:value-type="float" office:value="1.01260269653103" table:style-name="ce1">
            <text:p>1.01260269653103</text:p>
          </table:table-cell>
          <table:table-cell office:value-type="float" office:value="0.572943328733865" table:style-name="ce1">
            <text:p>0.572943328733865</text:p>
          </table:table-cell>
          <table:table-cell office:value-type="float" office:value="0.440434845443478" table:style-name="ce1">
            <text:p>0.440434845443478</text:p>
          </table:table-cell>
          <table:table-cell office:value-type="float" office:value="0.800751343144483" table:style-name="ce1">
            <text:p>0.800751343144483</text:p>
          </table:table-cell>
          <table:table-cell office:value-type="float" office:value="0.691547251046761" table:style-name="ce1">
            <text:p>0.691547251046761</text:p>
          </table:table-cell>
          <table:table-cell office:value-type="float" office:value="0.70332027504731" table:style-name="ce1">
            <text:p>0.70332027504731</text:p>
          </table:table-cell>
          <table:table-cell office:value-type="float" office:value="0.330003880318331" table:style-name="ce1">
            <text:p>0.330003880318331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  <table:table-cell office:value-type="float" office:value="0.994426746144367" table:style-name="ce1">
            <text:p>0.994426746144367</text:p>
          </table:table-cell>
        </table:table-row>
      </table:table>
      <table:table table:name="mean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397452604942317" table:style-name="ce1">
            <text:p>0.0397452604942317</text:p>
          </table:table-cell>
          <table:table-cell office:value-type="float" office:value="0.106301039023488" table:style-name="ce1">
            <text:p>0.106301039023488</text:p>
          </table:table-cell>
          <table:table-cell office:value-type="float" office:value="0.051897083802221" table:style-name="ce1">
            <text:p>0.051897083802221</text:p>
          </table:table-cell>
          <table:table-cell office:value-type="float" office:value="0.0303771674338031" table:style-name="ce1">
            <text:p>0.0303771674338031</text:p>
          </table:table-cell>
          <table:table-cell office:value-type="float" office:value="0.171354734881515" table:style-name="ce1">
            <text:p>0.171354734881515</text:p>
          </table:table-cell>
          <table:table-cell office:value-type="float" office:value="0.200684875461827" table:style-name="ce1">
            <text:p>0.200684875461827</text:p>
          </table:table-cell>
          <table:table-cell office:value-type="float" office:value="0.113870107560343" table:style-name="ce1">
            <text:p>0.113870107560343</text:p>
          </table:table-cell>
          <table:table-cell office:value-type="float" office:value="0.0322858516430525" table:style-name="ce1">
            <text:p>0.0322858516430525</text:p>
          </table:table-cell>
          <table:table-cell office:value-type="float" office:value="0.0669561638932341" table:style-name="ce1">
            <text:p>0.0669561638932341</text:p>
          </table:table-cell>
          <table:table-cell office:value-type="float" office:value="0.120541496809807" table:style-name="ce1">
            <text:p>0.120541496809807</text:p>
          </table:table-cell>
          <table:table-cell office:value-type="float" office:value="0.0338440392697433" table:style-name="ce1">
            <text:p>0.0338440392697433</text:p>
          </table:table-cell>
          <table:table-cell office:value-type="float" office:value="0.069674704007886" table:style-name="ce1">
            <text:p>0.069674704007886</text:p>
          </table:table-cell>
          <table:table-cell office:value-type="float" office:value="0.0613252665450619" table:style-name="ce1">
            <text:p>0.0613252665450619</text:p>
          </table:table-cell>
          <table:table-cell office:value-type="float" office:value="0.0352237111290554" table:style-name="ce1">
            <text:p>0.0352237111290554</text:p>
          </table:table-cell>
          <table:table-cell office:value-type="float" office:value="0.0258720351436625" table:style-name="ce1">
            <text:p>0.0258720351436625</text:p>
          </table:table-cell>
          <table:table-cell office:value-type="float" office:value="0.0432186672823705" table:style-name="ce1">
            <text:p>0.0432186672823705</text:p>
          </table:table-cell>
          <table:table-cell office:value-type="float" office:value="0.0613380176713032" table:style-name="ce1">
            <text:p>0.0613380176713032</text:p>
          </table:table-cell>
          <table:table-cell office:value-type="float" office:value="0.0663109569054227" table:style-name="ce1">
            <text:p>0.0663109569054227</text:p>
          </table:table-cell>
          <table:table-cell office:value-type="float" office:value="0.036684990196312" table:style-name="ce1">
            <text:p>0.036684990196312</text:p>
          </table:table-cell>
          <table:table-cell office:value-type="float" office:value="0.0995760950438095" table:style-name="ce1">
            <text:p>0.0995760950438095</text:p>
          </table:table-cell>
          <table:table-cell office:value-type="float" office:value="0.0397452604942317" table:style-name="ce1">
            <text:p>0.0397452604942317</text:p>
          </table:table-cell>
          <table:table-cell office:value-type="float" office:value="0.0456617830702097" table:style-name="ce1">
            <text:p>0.0456617830702097</text:p>
          </table:table-cell>
          <table:table-cell office:value-type="float" office:value="0.0868300692529741" table:style-name="ce1">
            <text:p>0.0868300692529741</text:p>
          </table:table-cell>
          <table:table-cell office:value-type="float" office:value="0.12000849973292" table:style-name="ce1">
            <text:p>0.12000849973292</text:p>
          </table:table-cell>
          <table:table-cell office:value-type="float" office:value="0.0775676511512705" table:style-name="ce1">
            <text:p>0.0775676511512705</text:p>
          </table:table-cell>
          <table:table-cell office:value-type="float" office:value="0.0586806829626096" table:style-name="ce1">
            <text:p>0.0586806829626096</text:p>
          </table:table-cell>
          <table:table-cell office:value-type="float" office:value="0.0710059215874811" table:style-name="ce1">
            <text:p>0.0710059215874811</text:p>
          </table:table-cell>
          <table:table-cell office:value-type="float" office:value="0.0750556792817281" table:style-name="ce1">
            <text:p>0.0750556792817281</text:p>
          </table:table-cell>
          <table:table-cell office:value-type="float" office:value="0.0731965650757419" table:style-name="ce1">
            <text:p>0.0731965650757419</text:p>
          </table:table-cell>
          <table:table-cell office:value-type="float" office:value="0.0649593375238415" table:style-name="ce1">
            <text:p>0.0649593375238415</text:p>
          </table:table-cell>
          <table:table-cell office:value-type="float" office:value="0.0901275104989825" table:style-name="ce1">
            <text:p>0.0901275104989825</text:p>
          </table:table-cell>
          <table:table-cell office:value-type="float" office:value="0.114204187067865" table:style-name="ce1">
            <text:p>0.114204187067865</text:p>
          </table:table-cell>
          <table:table-cell office:value-type="float" office:value="0.0470032015507978" table:style-name="ce1">
            <text:p>0.0470032015507978</text:p>
          </table:table-cell>
          <table:table-cell office:value-type="float" office:value="0.076088520507276" table:style-name="ce1">
            <text:p>0.076088520507276</text:p>
          </table:table-cell>
          <table:table-cell office:value-type="float" office:value="0.0423158875444842" table:style-name="ce1">
            <text:p>0.0423158875444842</text:p>
          </table:table-cell>
          <table:table-cell office:value-type="float" office:value="0.0731965650757419" table:style-name="ce1">
            <text:p>0.0731965650757419</text:p>
          </table:table-cell>
          <table:table-cell office:value-type="float" office:value="0.0396253999075632" table:style-name="ce1">
            <text:p>0.0396253999075632</text:p>
          </table:table-cell>
          <table:table-cell office:value-type="float" office:value="0.0446748458991306" table:style-name="ce1">
            <text:p>0.0446748458991306</text:p>
          </table:table-cell>
          <table:table-cell office:value-type="float" office:value="0.0140695926946857" table:style-name="ce1">
            <text:p>0.0140695926946857</text:p>
          </table:table-cell>
          <table:table-cell office:value-type="float" office:value="0.042706072007469" table:style-name="ce1">
            <text:p>0.042706072007469</text:p>
          </table:table-cell>
          <table:table-cell office:value-type="float" office:value="0" table:style-name="ce1">
            <text:p>0</text:p>
          </table:table-cell>
          <table:table-cell office:value-type="float" office:value="0.0428361334951306" table:style-name="ce1">
            <text:p>0.0428361334951306</text:p>
          </table:table-cell>
          <table:table-cell office:value-type="float" office:value="0.0913924222221226" table:style-name="ce1">
            <text:p>0.0913924222221226</text:p>
          </table:table-cell>
          <table:table-cell office:value-type="float" office:value="0.00630670703896278" table:style-name="ce1">
            <text:p>0.00630670703896278</text:p>
          </table:table-cell>
          <table:table-cell office:value-type="float" office:value="0.0963601523373478" table:style-name="ce1">
            <text:p>0.0963601523373478</text:p>
          </table:table-cell>
          <table:table-cell office:value-type="float" office:value="0.0582047663822294" table:style-name="ce1">
            <text:p>0.0582047663822294</text:p>
          </table:table-cell>
          <table:table-cell office:value-type="float" office:value="0.138819212142638" table:style-name="ce1">
            <text:p>0.138819212142638</text:p>
          </table:table-cell>
          <table:table-cell office:value-type="float" office:value="0.0178515043728012" table:style-name="ce1">
            <text:p>0.0178515043728012</text:p>
          </table:table-cell>
          <table:table-cell office:value-type="float" office:value="0.0567194194179503" table:style-name="ce1">
            <text:p>0.0567194194179503</text:p>
          </table:table-cell>
          <table:table-cell office:value-type="float" office:value="0.0705499399254853" table:style-name="ce1">
            <text:p>0.0705499399254853</text:p>
          </table:table-cell>
          <table:table-cell office:value-type="float" office:value="0.0486783970303834" table:style-name="ce1">
            <text:p>0.0486783970303834</text:p>
          </table:table-cell>
          <table:table-cell office:value-type="float" office:value="0.0235471957395859" table:style-name="ce1">
            <text:p>0.0235471957395859</text:p>
          </table:table-cell>
          <table:table-cell office:value-type="float" office:value="0.0385212429508125" table:style-name="ce1">
            <text:p>0.0385212429508125</text:p>
          </table:table-cell>
          <table:table-cell office:value-type="float" office:value="0.0464594361207169" table:style-name="ce1">
            <text:p>0.0464594361207169</text:p>
          </table:table-cell>
          <table:table-cell office:value-type="float" office:value="0.030973879586606" table:style-name="ce1">
            <text:p>0.030973879586606</text:p>
          </table:table-cell>
          <table:table-cell office:value-type="float" office:value="0.0545999373192599" table:style-name="ce1">
            <text:p>0.0545999373192599</text:p>
          </table:table-cell>
          <table:table-cell office:value-type="float" office:value="0.0515391484988677" table:style-name="ce1">
            <text:p>0.0515391484988677</text:p>
          </table:table-cell>
          <table:table-cell office:value-type="float" office:value="0.00821614253788075" table:style-name="ce1">
            <text:p>0.00821614253788075</text:p>
          </table:table-cell>
          <table:table-cell office:value-type="float" office:value="0.0316967935471542" table:style-name="ce1">
            <text:p>0.0316967935471542</text:p>
          </table:table-cell>
          <table:table-cell office:value-type="float" office:value="0.0435228486834608" table:style-name="ce1">
            <text:p>0.0435228486834608</text:p>
          </table:table-cell>
          <table:table-cell office:value-type="float" office:value="0.0663083945710861" table:style-name="ce1">
            <text:p>0.0663083945710861</text:p>
          </table:table-cell>
          <table:table-cell office:value-type="float" office:value="0.0101670709126398" table:style-name="ce1">
            <text:p>0.0101670709126398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</table:table-row>
        <table:table-row>
          <table:table-cell office:value-type="float" office:value="0.0802377369862054" table:style-name="ce1">
            <text:p>0.0802377369862054</text:p>
          </table:table-cell>
          <table:table-cell office:value-type="float" office:value="0.129502988332216" table:style-name="ce1">
            <text:p>0.129502988332216</text:p>
          </table:table-cell>
          <table:table-cell office:value-type="float" office:value="0.0830225829573123" table:style-name="ce1">
            <text:p>0.0830225829573123</text:p>
          </table:table-cell>
          <table:table-cell office:value-type="float" office:value="0.0574509962257112" table:style-name="ce1">
            <text:p>0.0574509962257112</text:p>
          </table:table-cell>
          <table:table-cell office:value-type="float" office:value="0.190083589104784" table:style-name="ce1">
            <text:p>0.190083589104784</text:p>
          </table:table-cell>
          <table:table-cell office:value-type="float" office:value="0.284110394008365" table:style-name="ce1">
            <text:p>0.284110394008365</text:p>
          </table:table-cell>
          <table:table-cell office:value-type="float" office:value="0.193911477202431" table:style-name="ce1">
            <text:p>0.193911477202431</text:p>
          </table:table-cell>
          <table:table-cell office:value-type="float" office:value="0.0850627631559254" table:style-name="ce1">
            <text:p>0.0850627631559254</text:p>
          </table:table-cell>
          <table:table-cell office:value-type="float" office:value="0.127766284938146" table:style-name="ce1">
            <text:p>0.127766284938146</text:p>
          </table:table-cell>
          <table:table-cell office:value-type="float" office:value="0.200054969825505" table:style-name="ce1">
            <text:p>0.200054969825505</text:p>
          </table:table-cell>
          <table:table-cell office:value-type="float" office:value="0.0422266296607949" table:style-name="ce1">
            <text:p>0.0422266296607949</text:p>
          </table:table-cell>
          <table:table-cell office:value-type="float" office:value="0.16869995039807" table:style-name="ce1">
            <text:p>0.16869995039807</text:p>
          </table:table-cell>
          <table:table-cell office:value-type="float" office:value="0.112793912505574" table:style-name="ce1">
            <text:p>0.112793912505574</text:p>
          </table:table-cell>
          <table:table-cell office:value-type="float" office:value="0.0559213392439854" table:style-name="ce1">
            <text:p>0.0559213392439854</text:p>
          </table:table-cell>
          <table:table-cell office:value-type="float" office:value="0.0472301715978935" table:style-name="ce1">
            <text:p>0.0472301715978935</text:p>
          </table:table-cell>
          <table:table-cell office:value-type="float" office:value="0.0535394288621046" table:style-name="ce1">
            <text:p>0.0535394288621046</text:p>
          </table:table-cell>
          <table:table-cell office:value-type="float" office:value="0.108723753009341" table:style-name="ce1">
            <text:p>0.108723753009341</text:p>
          </table:table-cell>
          <table:table-cell office:value-type="float" office:value="0.0992802689150106" table:style-name="ce1">
            <text:p>0.0992802689150106</text:p>
          </table:table-cell>
          <table:table-cell office:value-type="float" office:value="0.0905329963134568" table:style-name="ce1">
            <text:p>0.0905329963134568</text:p>
          </table:table-cell>
          <table:table-cell office:value-type="float" office:value="0.188902834814836" table:style-name="ce1">
            <text:p>0.188902834814836</text:p>
          </table:table-cell>
          <table:table-cell office:value-type="float" office:value="0.0802377369862054" table:style-name="ce1">
            <text:p>0.0802377369862054</text:p>
          </table:table-cell>
          <table:table-cell office:value-type="float" office:value="0.124604005630296" table:style-name="ce1">
            <text:p>0.124604005630296</text:p>
          </table:table-cell>
          <table:table-cell office:value-type="float" office:value="0.19179479024637" table:style-name="ce1">
            <text:p>0.19179479024637</text:p>
          </table:table-cell>
          <table:table-cell office:value-type="float" office:value="0.206494288577378" table:style-name="ce1">
            <text:p>0.206494288577378</text:p>
          </table:table-cell>
          <table:table-cell office:value-type="float" office:value="0.160733046722486" table:style-name="ce1">
            <text:p>0.160733046722486</text:p>
          </table:table-cell>
          <table:table-cell office:value-type="float" office:value="0.133325775979367" table:style-name="ce1">
            <text:p>0.133325775979367</text:p>
          </table:table-cell>
          <table:table-cell office:value-type="float" office:value="0.147494827458735" table:style-name="ce1">
            <text:p>0.147494827458735</text:p>
          </table:table-cell>
          <table:table-cell office:value-type="float" office:value="0.196308688935802" table:style-name="ce1">
            <text:p>0.196308688935802</text:p>
          </table:table-cell>
          <table:table-cell office:value-type="float" office:value="0.170217334420788" table:style-name="ce1">
            <text:p>0.170217334420788</text:p>
          </table:table-cell>
          <table:table-cell office:value-type="float" office:value="0.135187440410601" table:style-name="ce1">
            <text:p>0.135187440410601</text:p>
          </table:table-cell>
          <table:table-cell office:value-type="float" office:value="0.158769373281321" table:style-name="ce1">
            <text:p>0.158769373281321</text:p>
          </table:table-cell>
          <table:table-cell office:value-type="float" office:value="0.223930178599775" table:style-name="ce1">
            <text:p>0.223930178599775</text:p>
          </table:table-cell>
          <table:table-cell office:value-type="float" office:value="0.105189140815244" table:style-name="ce1">
            <text:p>0.105189140815244</text:p>
          </table:table-cell>
          <table:table-cell office:value-type="float" office:value="0.121888015740892" table:style-name="ce1">
            <text:p>0.121888015740892</text:p>
          </table:table-cell>
          <table:table-cell office:value-type="float" office:value="0.0936901751708106" table:style-name="ce1">
            <text:p>0.0936901751708106</text:p>
          </table:table-cell>
          <table:table-cell office:value-type="float" office:value="0.16583094699377" table:style-name="ce1">
            <text:p>0.16583094699377</text:p>
          </table:table-cell>
          <table:table-cell office:value-type="float" office:value="0.0840069699031432" table:style-name="ce1">
            <text:p>0.0840069699031432</text:p>
          </table:table-cell>
          <table:table-cell office:value-type="float" office:value="0.0989028355782671" table:style-name="ce1">
            <text:p>0.0989028355782671</text:p>
          </table:table-cell>
          <table:table-cell office:value-type="float" office:value="0.0621285874982658" table:style-name="ce1">
            <text:p>0.0621285874982658</text:p>
          </table:table-cell>
          <table:table-cell office:value-type="float" office:value="0.120694510324703" table:style-name="ce1">
            <text:p>0.120694510324703</text:p>
          </table:table-cell>
          <table:table-cell office:value-type="float" office:value="0" table:style-name="ce1">
            <text:p>0</text:p>
          </table:table-cell>
          <table:table-cell office:value-type="float" office:value="0.12881952796568" table:style-name="ce1">
            <text:p>0.12881952796568</text:p>
          </table:table-cell>
          <table:table-cell office:value-type="float" office:value="0.223583347966011" table:style-name="ce1">
            <text:p>0.223583347966011</text:p>
          </table:table-cell>
          <table:table-cell office:value-type="float" office:value="0.0221436058306971" table:style-name="ce1">
            <text:p>0.0221436058306971</text:p>
          </table:table-cell>
          <table:table-cell office:value-type="float" office:value="0.199661466862313" table:style-name="ce1">
            <text:p>0.199661466862313</text:p>
          </table:table-cell>
          <table:table-cell office:value-type="float" office:value="0.131837715321829" table:style-name="ce1">
            <text:p>0.131837715321829</text:p>
          </table:table-cell>
          <table:table-cell office:value-type="float" office:value="0.209543618819623" table:style-name="ce1">
            <text:p>0.209543618819623</text:p>
          </table:table-cell>
          <table:table-cell office:value-type="float" office:value="0.0628720728917064" table:style-name="ce1">
            <text:p>0.0628720728917064</text:p>
          </table:table-cell>
          <table:table-cell office:value-type="float" office:value="0.111227663103596" table:style-name="ce1">
            <text:p>0.111227663103596</text:p>
          </table:table-cell>
          <table:table-cell office:value-type="float" office:value="0.198011829485515" table:style-name="ce1">
            <text:p>0.198011829485515</text:p>
          </table:table-cell>
          <table:table-cell office:value-type="float" office:value="0.0938793684985271" table:style-name="ce1">
            <text:p>0.0938793684985271</text:p>
          </table:table-cell>
          <table:table-cell office:value-type="float" office:value="0.0680390209626241" table:style-name="ce1">
            <text:p>0.0680390209626241</text:p>
          </table:table-cell>
          <table:table-cell office:value-type="float" office:value="0.100855628860753" table:style-name="ce1">
            <text:p>0.100855628860753</text:p>
          </table:table-cell>
          <table:table-cell office:value-type="float" office:value="0.154575257249753" table:style-name="ce1">
            <text:p>0.154575257249753</text:p>
          </table:table-cell>
          <table:table-cell office:value-type="float" office:value="0.0764183093065898" table:style-name="ce1">
            <text:p>0.0764183093065898</text:p>
          </table:table-cell>
          <table:table-cell office:value-type="float" office:value="0.142885183211378" table:style-name="ce1">
            <text:p>0.142885183211378</text:p>
          </table:table-cell>
          <table:table-cell office:value-type="float" office:value="0.127223065342334" table:style-name="ce1">
            <text:p>0.127223065342334</text:p>
          </table:table-cell>
          <table:table-cell office:value-type="float" office:value="0.0285977832131396" table:style-name="ce1">
            <text:p>0.0285977832131396</text:p>
          </table:table-cell>
          <table:table-cell office:value-type="float" office:value="0.116453278046781" table:style-name="ce1">
            <text:p>0.116453278046781</text:p>
          </table:table-cell>
          <table:table-cell office:value-type="float" office:value="0.144002611034768" table:style-name="ce1">
            <text:p>0.144002611034768</text:p>
          </table:table-cell>
          <table:table-cell office:value-type="float" office:value="0.171607552432487" table:style-name="ce1">
            <text:p>0.171607552432487</text:p>
          </table:table-cell>
          <table:table-cell office:value-type="float" office:value="0.0274381161685234" table:style-name="ce1">
            <text:p>0.027438116168523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</table:table-row>
        <table:table-row>
          <table:table-cell office:value-type="float" office:value="0.0780878971019169" table:style-name="ce1">
            <text:p>0.0780878971019169</text:p>
          </table:table-cell>
          <table:table-cell office:value-type="float" office:value="0.128421692826951" table:style-name="ce1">
            <text:p>0.128421692826951</text:p>
          </table:table-cell>
          <table:table-cell office:value-type="float" office:value="0.0812246741572845" table:style-name="ce1">
            <text:p>0.0812246741572845</text:p>
          </table:table-cell>
          <table:table-cell office:value-type="float" office:value="0.0405979920616208" table:style-name="ce1">
            <text:p>0.0405979920616208</text:p>
          </table:table-cell>
          <table:table-cell office:value-type="float" office:value="0.191937602860273" table:style-name="ce1">
            <text:p>0.191937602860273</text:p>
          </table:table-cell>
          <table:table-cell office:value-type="float" office:value="0.262856816789313" table:style-name="ce1">
            <text:p>0.262856816789313</text:p>
          </table:table-cell>
          <table:table-cell office:value-type="float" office:value="0.201472895063541" table:style-name="ce1">
            <text:p>0.201472895063541</text:p>
          </table:table-cell>
          <table:table-cell office:value-type="float" office:value="0.0749766222990319" table:style-name="ce1">
            <text:p>0.0749766222990319</text:p>
          </table:table-cell>
          <table:table-cell office:value-type="float" office:value="0.121722251099755" table:style-name="ce1">
            <text:p>0.121722251099755</text:p>
          </table:table-cell>
          <table:table-cell office:value-type="float" office:value="0.197866876562493" table:style-name="ce1">
            <text:p>0.197866876562493</text:p>
          </table:table-cell>
          <table:table-cell office:value-type="float" office:value="0.0455266211320516" table:style-name="ce1">
            <text:p>0.0455266211320516</text:p>
          </table:table-cell>
          <table:table-cell office:value-type="float" office:value="0.159154457293809" table:style-name="ce1">
            <text:p>0.159154457293809</text:p>
          </table:table-cell>
          <table:table-cell office:value-type="float" office:value="0.102258932004986" table:style-name="ce1">
            <text:p>0.102258932004986</text:p>
          </table:table-cell>
          <table:table-cell office:value-type="float" office:value="0.0474392900682514" table:style-name="ce1">
            <text:p>0.0474392900682514</text:p>
          </table:table-cell>
          <table:table-cell office:value-type="float" office:value="0.0517313191610837" table:style-name="ce1">
            <text:p>0.0517313191610837</text:p>
          </table:table-cell>
          <table:table-cell office:value-type="float" office:value="0.037766285701577" table:style-name="ce1">
            <text:p>0.037766285701577</text:p>
          </table:table-cell>
          <table:table-cell office:value-type="float" office:value="0.106767730243921" table:style-name="ce1">
            <text:p>0.106767730243921</text:p>
          </table:table-cell>
          <table:table-cell office:value-type="float" office:value="0.0810257565879197" table:style-name="ce1">
            <text:p>0.0810257565879197</text:p>
          </table:table-cell>
          <table:table-cell office:value-type="float" office:value="0.0868606719559532" table:style-name="ce1">
            <text:p>0.0868606719559532</text:p>
          </table:table-cell>
          <table:table-cell office:value-type="float" office:value="0.153197131113859" table:style-name="ce1">
            <text:p>0.153197131113859</text:p>
          </table:table-cell>
          <table:table-cell office:value-type="float" office:value="0.0780878971019169" table:style-name="ce1">
            <text:p>0.0780878971019169</text:p>
          </table:table-cell>
          <table:table-cell office:value-type="float" office:value="0.125381824331017" table:style-name="ce1">
            <text:p>0.125381824331017</text:p>
          </table:table-cell>
          <table:table-cell office:value-type="float" office:value="0.165172988879718" table:style-name="ce1">
            <text:p>0.165172988879718</text:p>
          </table:table-cell>
          <table:table-cell office:value-type="float" office:value="0.205619561317222" table:style-name="ce1">
            <text:p>0.205619561317222</text:p>
          </table:table-cell>
          <table:table-cell office:value-type="float" office:value="0.118641578999849" table:style-name="ce1">
            <text:p>0.118641578999849</text:p>
          </table:table-cell>
          <table:table-cell office:value-type="float" office:value="0.103947181119338" table:style-name="ce1">
            <text:p>0.103947181119338</text:p>
          </table:table-cell>
          <table:table-cell office:value-type="float" office:value="0.0915479859622668" table:style-name="ce1">
            <text:p>0.0915479859622668</text:p>
          </table:table-cell>
          <table:table-cell office:value-type="float" office:value="0.196099570465444" table:style-name="ce1">
            <text:p>0.196099570465444</text:p>
          </table:table-cell>
          <table:table-cell office:value-type="float" office:value="0.146671104703545" table:style-name="ce1">
            <text:p>0.146671104703545</text:p>
          </table:table-cell>
          <table:table-cell office:value-type="float" office:value="0.096125640282905" table:style-name="ce1">
            <text:p>0.096125640282905</text:p>
          </table:table-cell>
          <table:table-cell office:value-type="float" office:value="0.150529595504172" table:style-name="ce1">
            <text:p>0.150529595504172</text:p>
          </table:table-cell>
          <table:table-cell office:value-type="float" office:value="0.195467114603874" table:style-name="ce1">
            <text:p>0.195467114603874</text:p>
          </table:table-cell>
          <table:table-cell office:value-type="float" office:value="0.0644416417984434" table:style-name="ce1">
            <text:p>0.0644416417984434</text:p>
          </table:table-cell>
          <table:table-cell office:value-type="float" office:value="0.107583802323366" table:style-name="ce1">
            <text:p>0.107583802323366</text:p>
          </table:table-cell>
          <table:table-cell office:value-type="float" office:value="0.0133402282736815" table:style-name="ce1">
            <text:p>0.0133402282736815</text:p>
          </table:table-cell>
          <table:table-cell office:value-type="float" office:value="0.114624974233829" table:style-name="ce1">
            <text:p>0.114624974233829</text:p>
          </table:table-cell>
          <table:table-cell office:value-type="float" office:value="0.0526800029534388" table:style-name="ce1">
            <text:p>0.0526800029534388</text:p>
          </table:table-cell>
          <table:table-cell office:value-type="float" office:value="0.0953070179782115" table:style-name="ce1">
            <text:p>0.0953070179782115</text:p>
          </table:table-cell>
          <table:table-cell office:value-type="float" office:value="0.0267850157825419" table:style-name="ce1">
            <text:p>0.0267850157825419</text:p>
          </table:table-cell>
          <table:table-cell office:value-type="float" office:value="0.0857538741982056" table:style-name="ce1">
            <text:p>0.0857538741982056</text:p>
          </table:table-cell>
          <table:table-cell office:value-type="float" office:value="0" table:style-name="ce1">
            <text:p>0</text:p>
          </table:table-cell>
          <table:table-cell office:value-type="float" office:value="0.0634445037263713" table:style-name="ce1">
            <text:p>0.0634445037263713</text:p>
          </table:table-cell>
          <table:table-cell office:value-type="float" office:value="0.258279162468675" table:style-name="ce1">
            <text:p>0.258279162468675</text:p>
          </table:table-cell>
          <table:table-cell office:value-type="float" office:value="0.00622765005626652" table:style-name="ce1">
            <text:p>0.00622765005626652</text:p>
          </table:table-cell>
          <table:table-cell office:value-type="float" office:value="0.143065136659304" table:style-name="ce1">
            <text:p>0.143065136659304</text:p>
          </table:table-cell>
          <table:table-cell office:value-type="float" office:value="0.084007948964295" table:style-name="ce1">
            <text:p>0.084007948964295</text:p>
          </table:table-cell>
          <table:table-cell office:value-type="float" office:value="0.109345235021559" table:style-name="ce1">
            <text:p>0.109345235021559</text:p>
          </table:table-cell>
          <table:table-cell office:value-type="float" office:value="0.0207737263042099" table:style-name="ce1">
            <text:p>0.0207737263042099</text:p>
          </table:table-cell>
          <table:table-cell office:value-type="float" office:value="0.0238214378802468" table:style-name="ce1">
            <text:p>0.0238214378802468</text:p>
          </table:table-cell>
          <table:table-cell office:value-type="float" office:value="0.0621087686895564" table:style-name="ce1">
            <text:p>0.0621087686895564</text:p>
          </table:table-cell>
          <table:table-cell office:value-type="float" office:value="0.0371774193893009" table:style-name="ce1">
            <text:p>0.0371774193893009</text:p>
          </table:table-cell>
          <table:table-cell office:value-type="float" office:value="0.0220551757661389" table:style-name="ce1">
            <text:p>0.0220551757661389</text:p>
          </table:table-cell>
          <table:table-cell office:value-type="float" office:value="0.030374240202365" table:style-name="ce1">
            <text:p>0.030374240202365</text:p>
          </table:table-cell>
          <table:table-cell office:value-type="float" office:value="0.0322300564165221" table:style-name="ce1">
            <text:p>0.0322300564165221</text:p>
          </table:table-cell>
          <table:table-cell office:value-type="float" office:value="0.0101315450166792" table:style-name="ce1">
            <text:p>0.0101315450166792</text:p>
          </table:table-cell>
          <table:table-cell office:value-type="float" office:value="0.0285007451479473" table:style-name="ce1">
            <text:p>0.0285007451479473</text:p>
          </table:table-cell>
          <table:table-cell office:value-type="float" office:value="0.00908125878719863" table:style-name="ce1">
            <text:p>0.00908125878719863</text:p>
          </table:table-cell>
          <table:table-cell office:value-type="float" office:value="0.00181654138457375" table:style-name="ce1">
            <text:p>0.00181654138457375</text:p>
          </table:table-cell>
          <table:table-cell office:value-type="float" office:value="0.0123265308238933" table:style-name="ce1">
            <text:p>0.0123265308238933</text:p>
          </table:table-cell>
          <table:table-cell office:value-type="float" office:value="0.00946733175684736" table:style-name="ce1">
            <text:p>0.00946733175684736</text:p>
          </table:table-cell>
          <table:table-cell office:value-type="float" office:value="0.00767396054299522" table:style-name="ce1">
            <text:p>0.00767396054299522</text:p>
          </table:table-cell>
          <table:table-cell office:value-type="float" office:value="0.00300285412551987" table:style-name="ce1">
            <text:p>0.00300285412551987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</table:table-row>
        <table:table-row>
          <table:table-cell office:value-type="float" office:value="0.0793132803337089" table:style-name="ce1">
            <text:p>0.0793132803337089</text:p>
          </table:table-cell>
          <table:table-cell office:value-type="float" office:value="0.130206850500737" table:style-name="ce1">
            <text:p>0.130206850500737</text:p>
          </table:table-cell>
          <table:table-cell office:value-type="float" office:value="0.082627298043831" table:style-name="ce1">
            <text:p>0.082627298043831</text:p>
          </table:table-cell>
          <table:table-cell office:value-type="float" office:value="0.0578462811391925" table:style-name="ce1">
            <text:p>0.0578462811391925</text:p>
          </table:table-cell>
          <table:table-cell office:value-type="float" office:value="0.201919184481988" table:style-name="ce1">
            <text:p>0.201919184481988</text:p>
          </table:table-cell>
          <table:table-cell office:value-type="float" office:value="0.301908416016017" table:style-name="ce1">
            <text:p>0.301908416016017</text:p>
          </table:table-cell>
          <table:table-cell office:value-type="float" office:value="0.210707260687514" table:style-name="ce1">
            <text:p>0.210707260687514</text:p>
          </table:table-cell>
          <table:table-cell office:value-type="float" office:value="0.0729364421004188" table:style-name="ce1">
            <text:p>0.0729364421004188</text:p>
          </table:table-cell>
          <table:table-cell office:value-type="float" office:value="0.116213764563499" table:style-name="ce1">
            <text:p>0.116213764563499</text:p>
          </table:table-cell>
          <table:table-cell office:value-type="float" office:value="0.188140317465605" table:style-name="ce1">
            <text:p>0.188140317465605</text:p>
          </table:table-cell>
          <table:table-cell office:value-type="float" office:value="0.0461488760926286" table:style-name="ce1">
            <text:p>0.0461488760926286</text:p>
          </table:table-cell>
          <table:table-cell office:value-type="float" office:value="0.156040632265676" table:style-name="ce1">
            <text:p>0.156040632265676</text:p>
          </table:table-cell>
          <table:table-cell office:value-type="float" office:value="0.109590829593752" table:style-name="ce1">
            <text:p>0.109590829593752</text:p>
          </table:table-cell>
          <table:table-cell office:value-type="float" office:value="0.0595681613490063" table:style-name="ce1">
            <text:p>0.0595681613490063</text:p>
          </table:table-cell>
          <table:table-cell office:value-type="float" office:value="0.0615879397456333" table:style-name="ce1">
            <text:p>0.0615879397456333</text:p>
          </table:table-cell>
          <table:table-cell office:value-type="float" office:value="0.0671117276333783" table:style-name="ce1">
            <text:p>0.0671117276333783</text:p>
          </table:table-cell>
          <table:table-cell office:value-type="float" office:value="0.104640842386866" table:style-name="ce1">
            <text:p>0.104640842386866</text:p>
          </table:table-cell>
          <table:table-cell office:value-type="float" office:value="0.0949907900474265" table:style-name="ce1">
            <text:p>0.0949907900474265</text:p>
          </table:table-cell>
          <table:table-cell office:value-type="float" office:value="0.0847822383786161" table:style-name="ce1">
            <text:p>0.0847822383786161</text:p>
          </table:table-cell>
          <table:table-cell office:value-type="float" office:value="0.182114135203951" table:style-name="ce1">
            <text:p>0.182114135203951</text:p>
          </table:table-cell>
          <table:table-cell office:value-type="float" office:value="0.0793132803337089" table:style-name="ce1">
            <text:p>0.0793132803337089</text:p>
          </table:table-cell>
          <table:table-cell office:value-type="float" office:value="0.104087443507993" table:style-name="ce1">
            <text:p>0.104087443507993</text:p>
          </table:table-cell>
          <table:table-cell office:value-type="float" office:value="0.185452380053932" table:style-name="ce1">
            <text:p>0.185452380053932</text:p>
          </table:table-cell>
          <table:table-cell office:value-type="float" office:value="0.213497207109117" table:style-name="ce1">
            <text:p>0.213497207109117</text:p>
          </table:table-cell>
          <table:table-cell office:value-type="float" office:value="0.142804963227173" table:style-name="ce1">
            <text:p>0.142804963227173</text:p>
          </table:table-cell>
          <table:table-cell office:value-type="float" office:value="0.119924342299727" table:style-name="ce1">
            <text:p>0.119924342299727</text:p>
          </table:table-cell>
          <table:table-cell office:value-type="float" office:value="0.139109686842435" table:style-name="ce1">
            <text:p>0.139109686842435</text:p>
          </table:table-cell>
          <table:table-cell office:value-type="float" office:value="0.178977358148584" table:style-name="ce1">
            <text:p>0.178977358148584</text:p>
          </table:table-cell>
          <table:table-cell office:value-type="float" office:value="0.171137965735413" table:style-name="ce1">
            <text:p>0.171137965735413</text:p>
          </table:table-cell>
          <table:table-cell office:value-type="float" office:value="0.109889205947799" table:style-name="ce1">
            <text:p>0.109889205947799</text:p>
          </table:table-cell>
          <table:table-cell office:value-type="float" office:value="0.155543338342264" table:style-name="ce1">
            <text:p>0.155543338342264</text:p>
          </table:table-cell>
          <table:table-cell office:value-type="float" office:value="0.194385819098609" table:style-name="ce1">
            <text:p>0.194385819098609</text:p>
          </table:table-cell>
          <table:table-cell office:value-type="float" office:value="0.108937971930195" table:style-name="ce1">
            <text:p>0.108937971930195</text:p>
          </table:table-cell>
          <table:table-cell office:value-type="float" office:value="0.134899264957547" table:style-name="ce1">
            <text:p>0.134899264957547</text:p>
          </table:table-cell>
          <table:table-cell office:value-type="float" office:value="0.089194128058117" table:style-name="ce1">
            <text:p>0.089194128058117</text:p>
          </table:table-cell>
          <table:table-cell office:value-type="float" office:value="0.162581960027479" table:style-name="ce1">
            <text:p>0.162581960027479</text:p>
          </table:table-cell>
          <table:table-cell office:value-type="float" office:value="0.0946541603146553" table:style-name="ce1">
            <text:p>0.0946541603146553</text:p>
          </table:table-cell>
          <table:table-cell office:value-type="float" office:value="0.10298829642599" table:style-name="ce1">
            <text:p>0.10298829642599</text:p>
          </table:table-cell>
          <table:table-cell office:value-type="float" office:value="0.0921676906975956" table:style-name="ce1">
            <text:p>0.0921676906975956</text:p>
          </table:table-cell>
          <table:table-cell office:value-type="float" office:value="0.10159077298994" table:style-name="ce1">
            <text:p>0.10159077298994</text:p>
          </table:table-cell>
          <table:table-cell office:value-type="float" office:value="0" table:style-name="ce1">
            <text:p>0</text:p>
          </table:table-cell>
          <table:table-cell office:value-type="float" office:value="0.119189877428226" table:style-name="ce1">
            <text:p>0.119189877428226</text:p>
          </table:table-cell>
          <table:table-cell office:value-type="float" office:value="0.162189225339246" table:style-name="ce1">
            <text:p>0.162189225339246</text:p>
          </table:table-cell>
          <table:table-cell office:value-type="float" office:value="0.0358893199188529" table:style-name="ce1">
            <text:p>0.0358893199188529</text:p>
          </table:table-cell>
          <table:table-cell office:value-type="float" office:value="0.17521813233183" table:style-name="ce1">
            <text:p>0.17521813233183</text:p>
          </table:table-cell>
          <table:table-cell office:value-type="float" office:value="0.138799054094111" table:style-name="ce1">
            <text:p>0.138799054094111</text:p>
          </table:table-cell>
          <table:table-cell office:value-type="float" office:value="0.246343665638381" table:style-name="ce1">
            <text:p>0.246343665638381</text:p>
          </table:table-cell>
          <table:table-cell office:value-type="float" office:value="0.0675925317728188" table:style-name="ce1">
            <text:p>0.0675925317728188</text:p>
          </table:table-cell>
          <table:table-cell office:value-type="float" office:value="0.104065207249451" table:style-name="ce1">
            <text:p>0.104065207249451</text:p>
          </table:table-cell>
          <table:table-cell office:value-type="float" office:value="0.181371049945532" table:style-name="ce1">
            <text:p>0.181371049945532</text:p>
          </table:table-cell>
          <table:table-cell office:value-type="float" office:value="0.115528278491233" table:style-name="ce1">
            <text:p>0.115528278491233</text:p>
          </table:table-cell>
          <table:table-cell office:value-type="float" office:value="0.0767902554231496" table:style-name="ce1">
            <text:p>0.0767902554231496</text:p>
          </table:table-cell>
          <table:table-cell office:value-type="float" office:value="0.101828266287305" table:style-name="ce1">
            <text:p>0.101828266287305</text:p>
          </table:table-cell>
          <table:table-cell office:value-type="float" office:value="0.16401765326887" table:style-name="ce1">
            <text:p>0.16401765326887</text:p>
          </table:table-cell>
          <table:table-cell office:value-type="float" office:value="0.0842189365388859" table:style-name="ce1">
            <text:p>0.0842189365388859</text:p>
          </table:table-cell>
          <table:table-cell office:value-type="float" office:value="0.123053333615069" table:style-name="ce1">
            <text:p>0.123053333615069</text:p>
          </table:table-cell>
          <table:table-cell office:value-type="float" office:value="0.0972249326191902" table:style-name="ce1">
            <text:p>0.0972249326191902</text:p>
          </table:table-cell>
          <table:table-cell office:value-type="float" office:value="0.0385725417087901" table:style-name="ce1">
            <text:p>0.0385725417087901</text:p>
          </table:table-cell>
          <table:table-cell office:value-type="float" office:value="0.146574499984866" table:style-name="ce1">
            <text:p>0.146574499984866</text:p>
          </table:table-cell>
          <table:table-cell office:value-type="float" office:value="0.129975389679909" table:style-name="ce1">
            <text:p>0.129975389679909</text:p>
          </table:table-cell>
          <table:table-cell office:value-type="float" office:value="0.171167319188777" table:style-name="ce1">
            <text:p>0.171167319188777</text:p>
          </table:table-cell>
          <table:table-cell office:value-type="float" office:value="0.0432170024299356" table:style-name="ce1">
            <text:p>0.0432170024299356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</table:table-row>
        <table:table-row>
          <table:table-cell office:value-type="float" office:value="0.0411682861827643" table:style-name="ce1">
            <text:p>0.0411682861827643</text:p>
          </table:table-cell>
          <table:table-cell office:value-type="float" office:value="0.104041539453524" table:style-name="ce1">
            <text:p>0.104041539453524</text:p>
          </table:table-cell>
          <table:table-cell office:value-type="float" office:value="0.0629905636321798" table:style-name="ce1">
            <text:p>0.0629905636321798</text:p>
          </table:table-cell>
          <table:table-cell office:value-type="float" office:value="0.0300392625884078" table:style-name="ce1">
            <text:p>0.0300392625884078</text:p>
          </table:table-cell>
          <table:table-cell office:value-type="float" office:value="0.187857242463047" table:style-name="ce1">
            <text:p>0.187857242463047</text:p>
          </table:table-cell>
          <table:table-cell office:value-type="float" office:value="0.149588562387562" table:style-name="ce1">
            <text:p>0.149588562387562</text:p>
          </table:table-cell>
          <table:table-cell office:value-type="float" office:value="0.124757019145192" table:style-name="ce1">
            <text:p>0.124757019145192</text:p>
          </table:table-cell>
          <table:table-cell office:value-type="float" office:value="0.0392352154445784" table:style-name="ce1">
            <text:p>0.0392352154445784</text:p>
          </table:table-cell>
          <table:table-cell office:value-type="float" office:value="0.070411719104635" table:style-name="ce1">
            <text:p>0.070411719104635</text:p>
          </table:table-cell>
          <table:table-cell office:value-type="float" office:value="0.108721202784093" table:style-name="ce1">
            <text:p>0.108721202784093</text:p>
          </table:table-cell>
          <table:table-cell office:value-type="float" office:value="0.0315003822665864" table:style-name="ce1">
            <text:p>0.0315003822665864</text:p>
          </table:table-cell>
          <table:table-cell office:value-type="float" office:value="0.0845195651780447" table:style-name="ce1">
            <text:p>0.0845195651780447</text:p>
          </table:table-cell>
          <table:table-cell office:value-type="float" office:value="0.0400563879745202" table:style-name="ce1">
            <text:p>0.0400563879745202</text:p>
          </table:table-cell>
          <table:table-cell office:value-type="float" office:value="0.031008188793671" table:style-name="ce1">
            <text:p>0.031008188793671</text:p>
          </table:table-cell>
          <table:table-cell office:value-type="float" office:value="0.0250687141904586" table:style-name="ce1">
            <text:p>0.0250687141904586</text:p>
          </table:table-cell>
          <table:table-cell office:value-type="float" office:value="0.0528457675945761" table:style-name="ce1">
            <text:p>0.0528457675945761</text:p>
          </table:table-cell>
          <table:table-cell office:value-type="float" office:value="0.0536822414760075" table:style-name="ce1">
            <text:p>0.0536822414760075</text:p>
          </table:table-cell>
          <table:table-cell office:value-type="float" office:value="0.0808727430730238" table:style-name="ce1">
            <text:p>0.0808727430730238</text:p>
          </table:table-cell>
          <table:table-cell office:value-type="float" office:value="0.0140389899917065" table:style-name="ce1">
            <text:p>0.0140389899917065</text:p>
          </table:table-cell>
          <table:table-cell office:value-type="float" office:value="0.0954880839708384" table:style-name="ce1">
            <text:p>0.0954880839708384</text:p>
          </table:table-cell>
          <table:table-cell office:value-type="float" office:value="0.0411682861827643" table:style-name="ce1">
            <text:p>0.0411682861827643</text:p>
          </table:table-cell>
          <table:table-cell office:value-type="float" office:value="0.0541412820206955" table:style-name="ce1">
            <text:p>0.0541412820206955</text:p>
          </table:table-cell>
          <table:table-cell office:value-type="float" office:value="0.0795848793226492" table:style-name="ce1">
            <text:p>0.0795848793226492</text:p>
          </table:table-cell>
          <table:table-cell office:value-type="float" office:value="0.126261652041669" table:style-name="ce1">
            <text:p>0.126261652041669</text:p>
          </table:table-cell>
          <table:table-cell office:value-type="float" office:value="0.0687591731437584" table:style-name="ce1">
            <text:p>0.0687591731437584</text:p>
          </table:table-cell>
          <table:table-cell office:value-type="float" office:value="0.0681547697599193" table:style-name="ce1">
            <text:p>0.0681547697599193</text:p>
          </table:table-cell>
          <table:table-cell office:value-type="float" office:value="0.0484491792665649" table:style-name="ce1">
            <text:p>0.0484491792665649</text:p>
          </table:table-cell>
          <table:table-cell office:value-type="float" office:value="0.0865214919979338" table:style-name="ce1">
            <text:p>0.0865214919979338</text:p>
          </table:table-cell>
          <table:table-cell office:value-type="float" office:value="0.0650485954075308" table:style-name="ce1">
            <text:p>0.0650485954075308</text:p>
          </table:table-cell>
          <table:table-cell office:value-type="float" office:value="0.0706820429809513" table:style-name="ce1">
            <text:p>0.0706820429809513</text:p>
          </table:table-cell>
          <table:table-cell office:value-type="float" office:value="0.0912037055537509" table:style-name="ce1">
            <text:p>0.0912037055537509</text:p>
          </table:table-cell>
          <table:table-cell office:value-type="float" office:value="0.143088038229731" table:style-name="ce1">
            <text:p>0.143088038229731</text:p>
          </table:table-cell>
          <table:table-cell office:value-type="float" office:value="0.0461233738401459" table:style-name="ce1">
            <text:p>0.0461233738401459</text:p>
          </table:table-cell>
          <table:table-cell office:value-type="float" office:value="0.0806049694219558" table:style-name="ce1">
            <text:p>0.0806049694219558</text:p>
          </table:table-cell>
          <table:table-cell office:value-type="float" office:value="0.0484440788160683" table:style-name="ce1">
            <text:p>0.0484440788160683</text:p>
          </table:table-cell>
          <table:table-cell office:value-type="float" office:value="0.0902983755906163" table:style-name="ce1">
            <text:p>0.0902983755906163</text:p>
          </table:table-cell>
          <table:table-cell office:value-type="float" office:value="0.0528814707480519" table:style-name="ce1">
            <text:p>0.0528814707480519</text:p>
          </table:table-cell>
          <table:table-cell office:value-type="float" office:value="0.0447590033323234" table:style-name="ce1">
            <text:p>0.0447590033323234</text:p>
          </table:table-cell>
          <table:table-cell office:value-type="float" office:value="0.0418772488017824" table:style-name="ce1">
            <text:p>0.0418772488017824</text:p>
          </table:table-cell>
          <table:table-cell office:value-type="float" office:value="0.065941174244424" table:style-name="ce1">
            <text:p>0.065941174244424</text:p>
          </table:table-cell>
          <table:table-cell office:value-type="float" office:value="0" table:style-name="ce1">
            <text:p>0</text:p>
          </table:table-cell>
          <table:table-cell office:value-type="float" office:value="0.0585582721506928" table:style-name="ce1">
            <text:p>0.0585582721506928</text:p>
          </table:table-cell>
          <table:table-cell office:value-type="float" office:value="0.0674203048884185" table:style-name="ce1">
            <text:p>0.0674203048884185</text:p>
          </table:table-cell>
          <table:table-cell office:value-type="float" office:value="0.0108818111343527" table:style-name="ce1">
            <text:p>0.0108818111343527</text:p>
          </table:table-cell>
          <table:table-cell office:value-type="float" office:value="0.0876005071048504" table:style-name="ce1">
            <text:p>0.0876005071048504</text:p>
          </table:table-cell>
          <table:table-cell office:value-type="float" office:value="0.0840292655213589" table:style-name="ce1">
            <text:p>0.0840292655213589</text:p>
          </table:table-cell>
          <table:table-cell office:value-type="float" office:value="0.139769768396492" table:style-name="ce1">
            <text:p>0.139769768396492</text:p>
          </table:table-cell>
          <table:table-cell office:value-type="float" office:value="0.0417740105377356" table:style-name="ce1">
            <text:p>0.0417740105377356</text:p>
          </table:table-cell>
          <table:table-cell office:value-type="float" office:value="0.0668308355805168" table:style-name="ce1">
            <text:p>0.0668308355805168</text:p>
          </table:table-cell>
          <table:table-cell office:value-type="float" office:value="0.0997406246372201" table:style-name="ce1">
            <text:p>0.0997406246372201</text:p>
          </table:table-cell>
          <table:table-cell office:value-type="float" office:value="0.0651872826905506" table:style-name="ce1">
            <text:p>0.0651872826905506</text:p>
          </table:table-cell>
          <table:table-cell office:value-type="float" office:value="0.0349532220210513" table:style-name="ce1">
            <text:p>0.0349532220210513</text:p>
          </table:table-cell>
          <table:table-cell office:value-type="float" office:value="0.0595292660213592" table:style-name="ce1">
            <text:p>0.0595292660213592</text:p>
          </table:table-cell>
          <table:table-cell office:value-type="float" office:value="0.0765802363616948" table:style-name="ce1">
            <text:p>0.0765802363616948</text:p>
          </table:table-cell>
          <table:table-cell office:value-type="float" office:value="0.0617253348023528" table:style-name="ce1">
            <text:p>0.0617253348023528</text:p>
          </table:table-cell>
          <table:table-cell office:value-type="float" office:value="0.0909955302719358" table:style-name="ce1">
            <text:p>0.0909955302719358</text:p>
          </table:table-cell>
          <table:table-cell office:value-type="float" office:value="0.0817504467926501" table:style-name="ce1">
            <text:p>0.0817504467926501</text:p>
          </table:table-cell>
          <table:table-cell office:value-type="float" office:value="0.0153357567463616" table:style-name="ce1">
            <text:p>0.0153357567463616</text:p>
          </table:table-cell>
          <table:table-cell office:value-type="float" office:value="0.05908393534009" table:style-name="ce1">
            <text:p>0.05908393534009</text:p>
          </table:table-cell>
          <table:table-cell office:value-type="float" office:value="0.0647513590985943" table:style-name="ce1">
            <text:p>0.0647513590985943</text:p>
          </table:table-cell>
          <table:table-cell office:value-type="float" office:value="0.0720545969100438" table:style-name="ce1">
            <text:p>0.0720545969100438</text:p>
          </table:table-cell>
          <table:table-cell office:value-type="float" office:value="0.0239255182871282" table:style-name="ce1">
            <text:p>0.0239255182871282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</table:table-row>
        <table:table-row>
          <table:table-cell office:value-type="float" office:value="0.085517978362741" table:style-name="ce1">
            <text:p>0.085517978362741</text:p>
          </table:table-cell>
          <table:table-cell office:value-type="float" office:value="0.126123939878263" table:style-name="ce1">
            <text:p>0.126123939878263</text:p>
          </table:table-cell>
          <table:table-cell office:value-type="float" office:value="0.0882377935900171" table:style-name="ce1">
            <text:p>0.0882377935900171</text:p>
          </table:table-cell>
          <table:table-cell office:value-type="float" office:value="0.0604339628207928" table:style-name="ce1">
            <text:p>0.0604339628207928</text:p>
          </table:table-cell>
          <table:table-cell office:value-type="float" office:value="0.188392789765183" table:style-name="ce1">
            <text:p>0.188392789765183</text:p>
          </table:table-cell>
          <table:table-cell office:value-type="float" office:value="0.259319654369968" table:style-name="ce1">
            <text:p>0.259319654369968</text:p>
          </table:table-cell>
          <table:table-cell office:value-type="float" office:value="0.219426480811337" table:style-name="ce1">
            <text:p>0.219426480811337</text:p>
          </table:table-cell>
          <table:table-cell office:value-type="float" office:value="0.095072397255371" table:style-name="ce1">
            <text:p>0.095072397255371</text:p>
          </table:table-cell>
          <table:table-cell office:value-type="float" office:value="0.128008556336731" table:style-name="ce1">
            <text:p>0.128008556336731</text:p>
          </table:table-cell>
          <table:table-cell office:value-type="float" office:value="0.198960923193999" table:style-name="ce1">
            <text:p>0.198960923193999</text:p>
          </table:table-cell>
          <table:table-cell office:value-type="float" office:value="0.0359709271267974" table:style-name="ce1">
            <text:p>0.0359709271267974</text:p>
          </table:table-cell>
          <table:table-cell office:value-type="float" office:value="0.16127114424987" table:style-name="ce1">
            <text:p>0.16127114424987</text:p>
          </table:table-cell>
          <table:table-cell office:value-type="float" office:value="0.107022752768747" table:style-name="ce1">
            <text:p>0.107022752768747</text:p>
          </table:table-cell>
          <table:table-cell office:value-type="float" office:value="0.0456796346469476" table:style-name="ce1">
            <text:p>0.0456796346469476</text:p>
          </table:table-cell>
          <table:table-cell office:value-type="float" office:value="0.0625187719612506" table:style-name="ce1">
            <text:p>0.0625187719612506</text:p>
          </table:table-cell>
          <table:table-cell office:value-type="float" office:value="0.0620469802903213" table:style-name="ce1">
            <text:p>0.0620469802903213</text:p>
          </table:table-cell>
          <table:table-cell office:value-type="float" office:value="0.118307499492326" table:style-name="ce1">
            <text:p>0.118307499492326</text:p>
          </table:table-cell>
          <table:table-cell office:value-type="float" office:value="0.107917881830889" table:style-name="ce1">
            <text:p>0.107917881830889</text:p>
          </table:table-cell>
          <table:table-cell office:value-type="float" office:value="0.0834561212495176" table:style-name="ce1">
            <text:p>0.0834561212495176</text:p>
          </table:table-cell>
          <table:table-cell office:value-type="float" office:value="0.202125752727098" table:style-name="ce1">
            <text:p>0.202125752727098</text:p>
          </table:table-cell>
          <table:table-cell office:value-type="float" office:value="0.085517978362741" table:style-name="ce1">
            <text:p>0.085517978362741</text:p>
          </table:table-cell>
          <table:table-cell office:value-type="float" office:value="0.134524381846052" table:style-name="ce1">
            <text:p>0.134524381846052</text:p>
          </table:table-cell>
          <table:table-cell office:value-type="float" office:value="0.201870730202271" table:style-name="ce1">
            <text:p>0.201870730202271</text:p>
          </table:table-cell>
          <table:table-cell office:value-type="float" office:value="0.228923519635881" table:style-name="ce1">
            <text:p>0.228923519635881</text:p>
          </table:table-cell>
          <table:table-cell office:value-type="float" office:value="0.156410414926674" table:style-name="ce1">
            <text:p>0.156410414926674</text:p>
          </table:table-cell>
          <table:table-cell office:value-type="float" office:value="0.157565666964139" table:style-name="ce1">
            <text:p>0.157565666964139</text:p>
          </table:table-cell>
          <table:table-cell office:value-type="float" office:value="0.136707374658568" table:style-name="ce1">
            <text:p>0.136707374658568</text:p>
          </table:table-cell>
          <table:table-cell office:value-type="float" office:value="0.212808646292085" table:style-name="ce1">
            <text:p>0.212808646292085</text:p>
          </table:table-cell>
          <table:table-cell office:value-type="float" office:value="0.174147231528367" table:style-name="ce1">
            <text:p>0.174147231528367</text:p>
          </table:table-cell>
          <table:table-cell office:value-type="float" office:value="0.150789718479495" table:style-name="ce1">
            <text:p>0.150789718479495</text:p>
          </table:table-cell>
          <table:table-cell office:value-type="float" office:value="0.161266043799373" table:style-name="ce1">
            <text:p>0.161266043799373</text:p>
          </table:table-cell>
          <table:table-cell office:value-type="float" office:value="0.229795696670788" table:style-name="ce1">
            <text:p>0.229795696670788</text:p>
          </table:table-cell>
          <table:table-cell office:value-type="float" office:value="0.111829927361729" table:style-name="ce1">
            <text:p>0.111829927361729</text:p>
          </table:table-cell>
          <table:table-cell office:value-type="float" office:value="0.142636648360787" table:style-name="ce1">
            <text:p>0.142636648360787</text:p>
          </table:table-cell>
          <table:table-cell office:value-type="float" office:value="0.11185797983946" table:style-name="ce1">
            <text:p>0.11185797983946</text:p>
          </table:table-cell>
          <table:table-cell office:value-type="float" office:value="0.160990619472561" table:style-name="ce1">
            <text:p>0.160990619472561</text:p>
          </table:table-cell>
          <table:table-cell office:value-type="float" office:value="0.0962506013200701" table:style-name="ce1">
            <text:p>0.0962506013200701</text:p>
          </table:table-cell>
          <table:table-cell office:value-type="float" office:value="0.104918816938928" table:style-name="ce1">
            <text:p>0.104918816938928</text:p>
          </table:table-cell>
          <table:table-cell office:value-type="float" office:value="0.0917494537568799" table:style-name="ce1">
            <text:p>0.0917494537568799</text:p>
          </table:table-cell>
          <table:table-cell office:value-type="float" office:value="0.123831287380071" table:style-name="ce1">
            <text:p>0.123831287380071</text:p>
          </table:table-cell>
          <table:table-cell office:value-type="float" office:value="0" table:style-name="ce1">
            <text:p>0</text:p>
          </table:table-cell>
          <table:table-cell office:value-type="float" office:value="0.138436427376893" table:style-name="ce1">
            <text:p>0.138436427376893</text:p>
          </table:table-cell>
          <table:table-cell office:value-type="float" office:value="0.237252555296719" table:style-name="ce1">
            <text:p>0.237252555296719</text:p>
          </table:table-cell>
          <table:table-cell office:value-type="float" office:value="0.0389189875137934" table:style-name="ce1">
            <text:p>0.0389189875137934</text:p>
          </table:table-cell>
          <table:table-cell office:value-type="float" office:value="0.257447659476422" table:style-name="ce1">
            <text:p>0.257447659476422</text:p>
          </table:table-cell>
          <table:table-cell office:value-type="float" office:value="0.146513238053478" table:style-name="ce1">
            <text:p>0.146513238053478</text:p>
          </table:table-cell>
          <table:table-cell office:value-type="float" office:value="0.266561831491131" table:style-name="ce1">
            <text:p>0.266561831491131</text:p>
          </table:table-cell>
          <table:table-cell office:value-type="float" office:value="0.0843086050995785" table:style-name="ce1">
            <text:p>0.0843086050995785</text:p>
          </table:table-cell>
          <table:table-cell office:value-type="float" office:value="0.111206624588581" table:style-name="ce1">
            <text:p>0.111206624588581</text:p>
          </table:table-cell>
          <table:table-cell office:value-type="float" office:value="0.172609273057328" table:style-name="ce1">
            <text:p>0.172609273057328</text:p>
          </table:table-cell>
          <table:table-cell office:value-type="float" office:value="0.127214941880479" table:style-name="ce1">
            <text:p>0.127214941880479</text:p>
          </table:table-cell>
          <table:table-cell office:value-type="float" office:value="0.0868911986685499" table:style-name="ce1">
            <text:p>0.0868911986685499</text:p>
          </table:table-cell>
          <table:table-cell office:value-type="float" office:value="0.113872445410785" table:style-name="ce1">
            <text:p>0.113872445410785</text:p>
          </table:table-cell>
          <table:table-cell office:value-type="float" office:value="0.163244802956383" table:style-name="ce1">
            <text:p>0.163244802956383</text:p>
          </table:table-cell>
          <table:table-cell office:value-type="float" office:value="0.109903844667486" table:style-name="ce1">
            <text:p>0.109903844667486</text:p>
          </table:table-cell>
          <table:table-cell office:value-type="float" office:value="0.154179047330414" table:style-name="ce1">
            <text:p>0.154179047330414</text:p>
          </table:table-cell>
          <table:table-cell office:value-type="float" office:value="0.151909431793516" table:style-name="ce1">
            <text:p>0.151909431793516</text:p>
          </table:table-cell>
          <table:table-cell office:value-type="float" office:value="0.060268510318232" table:style-name="ce1">
            <text:p>0.060268510318232</text:p>
          </table:table-cell>
          <table:table-cell office:value-type="float" office:value="0.156120610322167" table:style-name="ce1">
            <text:p>0.156120610322167</text:p>
          </table:table-cell>
          <table:table-cell office:value-type="float" office:value="0.144206508537118" table:style-name="ce1">
            <text:p>0.144206508537118</text:p>
          </table:table-cell>
          <table:table-cell office:value-type="float" office:value="0.158442261428472" table:style-name="ce1">
            <text:p>0.158442261428472</text:p>
          </table:table-cell>
          <table:table-cell office:value-type="float" office:value="0.0624389760605782" table:style-name="ce1">
            <text:p>0.0624389760605782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</table:table-row>
        <table:table-row>
          <table:table-cell office:value-type="float" office:value="0.0730524773492149" table:style-name="ce1">
            <text:p>0.0730524773492149</text:p>
          </table:table-cell>
          <table:table-cell office:value-type="float" office:value="0.135108383427905" table:style-name="ce1">
            <text:p>0.135108383427905</text:p>
          </table:table-cell>
          <table:table-cell office:value-type="float" office:value="0.0564874892491005" table:style-name="ce1">
            <text:p>0.0564874892491005</text:p>
          </table:table-cell>
          <table:table-cell office:value-type="float" office:value="0.0544975166100627" table:style-name="ce1">
            <text:p>0.0544975166100627</text:p>
          </table:table-cell>
          <table:table-cell office:value-type="float" office:value="0.179303786980362" table:style-name="ce1">
            <text:p>0.179303786980362</text:p>
          </table:table-cell>
          <table:table-cell office:value-type="float" office:value="0.330861123259585" table:style-name="ce1">
            <text:p>0.330861123259585</text:p>
          </table:table-cell>
          <table:table-cell office:value-type="float" office:value="0.150613752937365" table:style-name="ce1">
            <text:p>0.150613752937365</text:p>
          </table:table-cell>
          <table:table-cell office:value-type="float" office:value="0.0520245950646343" table:style-name="ce1">
            <text:p>0.0520245950646343</text:p>
          </table:table-cell>
          <table:table-cell office:value-type="float" office:value="0.0841064286878255" table:style-name="ce1">
            <text:p>0.0841064286878255</text:p>
          </table:table-cell>
          <table:table-cell office:value-type="float" office:value="0.135972909787067" table:style-name="ce1">
            <text:p>0.135972909787067</text:p>
          </table:table-cell>
          <table:table-cell office:value-type="float" office:value="0.0493366576529616" table:style-name="ce1">
            <text:p>0.0493366576529616</text:p>
          </table:table-cell>
          <table:table-cell office:value-type="float" office:value="0.0874625251145441" table:style-name="ce1">
            <text:p>0.0874625251145441</text:p>
          </table:table-cell>
          <table:table-cell office:value-type="float" office:value="0.113974666795521" table:style-name="ce1">
            <text:p>0.113974666795521</text:p>
          </table:table-cell>
          <table:table-cell office:value-type="float" office:value="0.0388042273776214" table:style-name="ce1">
            <text:p>0.0388042273776214</text:p>
          </table:table-cell>
          <table:table-cell office:value-type="float" office:value="0.0716358272238029" table:style-name="ce1">
            <text:p>0.0716358272238029</text:p>
          </table:table-cell>
          <table:table-cell office:value-type="float" office:value="0.0564160829421491" table:style-name="ce1">
            <text:p>0.0564160829421491</text:p>
          </table:table-cell>
          <table:table-cell office:value-type="float" office:value="0.106630018080514" table:style-name="ce1">
            <text:p>0.106630018080514</text:p>
          </table:table-cell>
          <table:table-cell office:value-type="float" office:value="0.0954345292406249" table:style-name="ce1">
            <text:p>0.0954345292406249</text:p>
          </table:table-cell>
          <table:table-cell office:value-type="float" office:value="0.111827377136481" table:style-name="ce1">
            <text:p>0.111827377136481</text:p>
          </table:table-cell>
          <table:table-cell office:value-type="float" office:value="0.151756253848588" table:style-name="ce1">
            <text:p>0.151756253848588</text:p>
          </table:table-cell>
          <table:table-cell office:value-type="float" office:value="0.0730524773492149" table:style-name="ce1">
            <text:p>0.0730524773492149</text:p>
          </table:table-cell>
          <table:table-cell office:value-type="float" office:value="0.0898954400013902" table:style-name="ce1">
            <text:p>0.0898954400013902</text:p>
          </table:table-cell>
          <table:table-cell office:value-type="float" office:value="0.21358136454231" table:style-name="ce1">
            <text:p>0.21358136454231</text:p>
          </table:table-cell>
          <table:table-cell office:value-type="float" office:value="0.187459407324318" table:style-name="ce1">
            <text:p>0.187459407324318</text:p>
          </table:table-cell>
          <table:table-cell office:value-type="float" office:value="0.150394433566014" table:style-name="ce1">
            <text:p>0.150394433566014</text:p>
          </table:table-cell>
          <table:table-cell office:value-type="float" office:value="0.108996627110906" table:style-name="ce1">
            <text:p>0.108996627110906</text:p>
          </table:table-cell>
          <table:table-cell office:value-type="float" office:value="0.148961206976488" table:style-name="ce1">
            <text:p>0.148961206976488</text:p>
          </table:table-cell>
          <table:table-cell office:value-type="float" office:value="0.153375646881237" table:style-name="ce1">
            <text:p>0.153375646881237</text:p>
          </table:table-cell>
          <table:table-cell office:value-type="float" office:value="0.184506246486825" table:style-name="ce1">
            <text:p>0.184506246486825</text:p>
          </table:table-cell>
          <table:table-cell office:value-type="float" office:value="0.105997562218944" table:style-name="ce1">
            <text:p>0.105997562218944</text:p>
          </table:table-cell>
          <table:table-cell office:value-type="float" office:value="0.170066871131141" table:style-name="ce1">
            <text:p>0.170066871131141</text:p>
          </table:table-cell>
          <table:table-cell office:value-type="float" office:value="0.204420955450537" table:style-name="ce1">
            <text:p>0.204420955450537</text:p>
          </table:table-cell>
          <table:table-cell office:value-type="float" office:value="0.134672294910452" table:style-name="ce1">
            <text:p>0.134672294910452</text:p>
          </table:table-cell>
          <table:table-cell office:value-type="float" office:value="0.127784136514884" table:style-name="ce1">
            <text:p>0.127784136514884</text:p>
          </table:table-cell>
          <table:table-cell office:value-type="float" office:value="0.0922059440763196" table:style-name="ce1">
            <text:p>0.0922059440763196</text:p>
          </table:table-cell>
          <table:table-cell office:value-type="float" office:value="0.122234846374656" table:style-name="ce1">
            <text:p>0.122234846374656</text:p>
          </table:table-cell>
          <table:table-cell office:value-type="float" office:value="0.0746297916652676" table:style-name="ce1">
            <text:p>0.0746297916652676</text:p>
          </table:table-cell>
          <table:table-cell office:value-type="float" office:value="0.0777334157924078" table:style-name="ce1">
            <text:p>0.0777334157924078</text:p>
          </table:table-cell>
          <table:table-cell office:value-type="float" office:value="0.0413187494724121" table:style-name="ce1">
            <text:p>0.0413187494724121</text:p>
          </table:table-cell>
          <table:table-cell office:value-type="float" office:value="0.08114306694934" table:style-name="ce1">
            <text:p>0.08114306694934</text:p>
          </table:table-cell>
          <table:table-cell office:value-type="float" office:value="0" table:style-name="ce1">
            <text:p>0</text:p>
          </table:table-cell>
          <table:table-cell office:value-type="float" office:value="0.0875007784932681" table:style-name="ce1">
            <text:p>0.0875007784932681</text:p>
          </table:table-cell>
          <table:table-cell office:value-type="float" office:value="0.153095122103928" table:style-name="ce1">
            <text:p>0.153095122103928</text:p>
          </table:table-cell>
          <table:table-cell office:value-type="float" office:value="0.0145056812121392" table:style-name="ce1">
            <text:p>0.0145056812121392</text:p>
          </table:table-cell>
          <table:table-cell office:value-type="float" office:value="0.193751608973514" table:style-name="ce1">
            <text:p>0.193751608973514</text:p>
          </table:table-cell>
          <table:table-cell office:value-type="float" office:value="0.119233188789618" table:style-name="ce1">
            <text:p>0.119233188789618</text:p>
          </table:table-cell>
          <table:table-cell office:value-type="float" office:value="0.229546974019613" table:style-name="ce1">
            <text:p>0.229546974019613</text:p>
          </table:table-cell>
          <table:table-cell office:value-type="float" office:value="0.0573567381338187" table:style-name="ce1">
            <text:p>0.0573567381338187</text:p>
          </table:table-cell>
          <table:table-cell office:value-type="float" office:value="0.108717082425228" table:style-name="ce1">
            <text:p>0.108717082425228</text:p>
          </table:table-cell>
          <table:table-cell office:value-type="float" office:value="0.14085344654921" table:style-name="ce1">
            <text:p>0.14085344654921</text:p>
          </table:table-cell>
          <table:table-cell office:value-type="float" office:value="0.1057884655267" table:style-name="ce1">
            <text:p>0.1057884655267</text:p>
          </table:table-cell>
          <table:table-cell office:value-type="float" office:value="0.0544778907620009" table:style-name="ce1">
            <text:p>0.0544778907620009</text:p>
          </table:table-cell>
          <table:table-cell office:value-type="float" office:value="0.0761080792567641" table:style-name="ce1">
            <text:p>0.0761080792567641</text:p>
          </table:table-cell>
          <table:table-cell office:value-type="float" office:value="0.0903315056172937" table:style-name="ce1">
            <text:p>0.0903315056172937</text:p>
          </table:table-cell>
          <table:table-cell office:value-type="float" office:value="0.0954240310998535" table:style-name="ce1">
            <text:p>0.0954240310998535</text:p>
          </table:table-cell>
          <table:table-cell office:value-type="float" office:value="0.108521933979342" table:style-name="ce1">
            <text:p>0.108521933979342</text:p>
          </table:table-cell>
          <table:table-cell office:value-type="float" office:value="0.116163650912761" table:style-name="ce1">
            <text:p>0.116163650912761</text:p>
          </table:table-cell>
          <table:table-cell office:value-type="float" office:value="0.0245560365578898" table:style-name="ce1">
            <text:p>0.0245560365578898</text:p>
          </table:table-cell>
          <table:table-cell office:value-type="float" office:value="0.118353232045953" table:style-name="ce1">
            <text:p>0.118353232045953</text:p>
          </table:table-cell>
          <table:table-cell office:value-type="float" office:value="0.116573762934534" table:style-name="ce1">
            <text:p>0.116573762934534</text:p>
          </table:table-cell>
          <table:table-cell office:value-type="float" office:value="0.123700907448499" table:style-name="ce1">
            <text:p>0.123700907448499</text:p>
          </table:table-cell>
          <table:table-cell office:value-type="float" office:value="0.0307653526841457" table:style-name="ce1">
            <text:p>0.0307653526841457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</table:table-row>
        <table:table-row>
          <table:table-cell office:value-type="float" office:value="0.0431536365385397" table:style-name="ce1">
            <text:p>0.0431536365385397</text:p>
          </table:table-cell>
          <table:table-cell office:value-type="float" office:value="0.111036807309519" table:style-name="ce1">
            <text:p>0.111036807309519</text:p>
          </table:table-cell>
          <table:table-cell office:value-type="float" office:value="0.0503669486532612" table:style-name="ce1">
            <text:p>0.0503669486532612</text:p>
          </table:table-cell>
          <table:table-cell office:value-type="float" office:value="0.0328333531260397" table:style-name="ce1">
            <text:p>0.0328333531260397</text:p>
          </table:table-cell>
          <table:table-cell office:value-type="float" office:value="0.18154288474834" table:style-name="ce1">
            <text:p>0.18154288474834</text:p>
          </table:table-cell>
          <table:table-cell office:value-type="float" office:value="0.209633615857994" table:style-name="ce1">
            <text:p>0.209633615857994</text:p>
          </table:table-cell>
          <table:table-cell office:value-type="float" office:value="0.113201948545297" table:style-name="ce1">
            <text:p>0.113201948545297</text:p>
          </table:table-cell>
          <table:table-cell office:value-type="float" office:value="0.0291235723352022" table:style-name="ce1">
            <text:p>0.0291235723352022</text:p>
          </table:table-cell>
          <table:table-cell office:value-type="float" office:value="0.0693023711216391" table:style-name="ce1">
            <text:p>0.0693023711216391</text:p>
          </table:table-cell>
          <table:table-cell office:value-type="float" office:value="0.109947861128509" table:style-name="ce1">
            <text:p>0.109947861128509</text:p>
          </table:table-cell>
          <table:table-cell office:value-type="float" office:value="0.0444835790055106" table:style-name="ce1">
            <text:p>0.0444835790055106</text:p>
          </table:table-cell>
          <table:table-cell office:value-type="float" office:value="0.0571581984893946" table:style-name="ce1">
            <text:p>0.0571581984893946</text:p>
          </table:table-cell>
          <table:table-cell office:value-type="float" office:value="0.0589178539106984" table:style-name="ce1">
            <text:p>0.0589178539106984</text:p>
          </table:table-cell>
          <table:table-cell office:value-type="float" office:value="0.0311586520833187" table:style-name="ce1">
            <text:p>0.0311586520833187</text:p>
          </table:table-cell>
          <table:table-cell office:value-type="float" office:value="0.0363662120402787" table:style-name="ce1">
            <text:p>0.0363662120402787</text:p>
          </table:table-cell>
          <table:table-cell office:value-type="float" office:value="0.0473372810583207" table:style-name="ce1">
            <text:p>0.0473372810583207</text:p>
          </table:table-cell>
          <table:table-cell office:value-type="float" office:value="0.0635159100333227" table:style-name="ce1">
            <text:p>0.0635159100333227</text:p>
          </table:table-cell>
          <table:table-cell office:value-type="float" office:value="0.0620163775873421" table:style-name="ce1">
            <text:p>0.0620163775873421</text:p>
          </table:table-cell>
          <table:table-cell office:value-type="float" office:value="0.0236915925563948" table:style-name="ce1">
            <text:p>0.0236915925563948</text:p>
          </table:table-cell>
          <table:table-cell office:value-type="float" office:value="0.0921421884451129" table:style-name="ce1">
            <text:p>0.0921421884451129</text:p>
          </table:table-cell>
          <table:table-cell office:value-type="float" office:value="0.0431536365385397" table:style-name="ce1">
            <text:p>0.0431536365385397</text:p>
          </table:table-cell>
          <table:table-cell office:value-type="float" office:value="0.042678019529738" table:style-name="ce1">
            <text:p>0.042678019529738</text:p>
          </table:table-cell>
          <table:table-cell office:value-type="float" office:value="0.093090872237468" table:style-name="ce1">
            <text:p>0.093090872237468</text:p>
          </table:table-cell>
          <table:table-cell office:value-type="float" office:value="0.131902750290834" table:style-name="ce1">
            <text:p>0.131902750290834</text:p>
          </table:table-cell>
          <table:table-cell office:value-type="float" office:value="0.0798399018474759" table:style-name="ce1">
            <text:p>0.0798399018474759</text:p>
          </table:table-cell>
          <table:table-cell office:value-type="float" office:value="0.0554036435185873" table:style-name="ce1">
            <text:p>0.0554036435185873</text:p>
          </table:table-cell>
          <table:table-cell office:value-type="float" office:value="0.0744461754473925" table:style-name="ce1">
            <text:p>0.0744461754473925</text:p>
          </table:table-cell>
          <table:table-cell office:value-type="float" office:value="0.0839891183264053" table:style-name="ce1">
            <text:p>0.0839891183264053</text:p>
          </table:table-cell>
          <table:table-cell office:value-type="float" office:value="0.0763613946088405" table:style-name="ce1">
            <text:p>0.0763613946088405</text:p>
          </table:table-cell>
          <table:table-cell office:value-type="float" office:value="0.0637301289541771" table:style-name="ce1">
            <text:p>0.0637301289541771</text:p>
          </table:table-cell>
          <table:table-cell office:value-type="float" office:value="0.0826349487195758" table:style-name="ce1">
            <text:p>0.0826349487195758</text:p>
          </table:table-cell>
          <table:table-cell office:value-type="float" office:value="0.089903090677135" table:style-name="ce1">
            <text:p>0.089903090677135</text:p>
          </table:table-cell>
          <table:table-cell office:value-type="float" office:value="0.0507928362697217" table:style-name="ce1">
            <text:p>0.0507928362697217</text:p>
          </table:table-cell>
          <table:table-cell office:value-type="float" office:value="0.0699858314881745" table:style-name="ce1">
            <text:p>0.0699858314881745</text:p>
          </table:table-cell>
          <table:table-cell office:value-type="float" office:value="0.0549140002709202" table:style-name="ce1">
            <text:p>0.0549140002709202</text:p>
          </table:table-cell>
          <table:table-cell office:value-type="float" office:value="0.0761293241112483" table:style-name="ce1">
            <text:p>0.0761293241112483</text:p>
          </table:table-cell>
          <table:table-cell office:value-type="float" office:value="0.067251990022033" table:style-name="ce1">
            <text:p>0.067251990022033</text:p>
          </table:table-cell>
          <table:table-cell office:value-type="float" office:value="0.0343311322921621" table:style-name="ce1">
            <text:p>0.0343311322921621</text:p>
          </table:table-cell>
          <table:table-cell office:value-type="float" office:value="0.0455623242855273" table:style-name="ce1">
            <text:p>0.0455623242855273</text:p>
          </table:table-cell>
          <table:table-cell office:value-type="float" office:value="0.0597874807203572" table:style-name="ce1">
            <text:p>0.0597874807203572</text:p>
          </table:table-cell>
          <table:table-cell office:value-type="float" office:value="0" table:style-name="ce1">
            <text:p>0</text:p>
          </table:table-cell>
          <table:table-cell office:value-type="float" office:value="0.0492627011207619" table:style-name="ce1">
            <text:p>0.0492627011207619</text:p>
          </table:table-cell>
          <table:table-cell office:value-type="float" office:value="0.115086565003766" table:style-name="ce1">
            <text:p>0.115086565003766</text:p>
          </table:table-cell>
          <table:table-cell office:value-type="float" office:value="0.0174843443021144" table:style-name="ce1">
            <text:p>0.0174843443021144</text:p>
          </table:table-cell>
          <table:table-cell office:value-type="float" office:value="0.119702838882076" table:style-name="ce1">
            <text:p>0.119702838882076</text:p>
          </table:table-cell>
          <table:table-cell office:value-type="float" office:value="0.090560102521633" table:style-name="ce1">
            <text:p>0.090560102521633</text:p>
          </table:table-cell>
          <table:table-cell office:value-type="float" office:value="0.176513405117611" table:style-name="ce1">
            <text:p>0.176513405117611</text:p>
          </table:table-cell>
          <table:table-cell office:value-type="float" office:value="0.0576248170090677" table:style-name="ce1">
            <text:p>0.0576248170090677</text:p>
          </table:table-cell>
          <table:table-cell office:value-type="float" office:value="0.0720729476852554" table:style-name="ce1">
            <text:p>0.0720729476852554</text:p>
          </table:table-cell>
          <table:table-cell office:value-type="float" office:value="0.123289053029888" table:style-name="ce1">
            <text:p>0.123289053029888</text:p>
          </table:table-cell>
          <table:table-cell office:value-type="float" office:value="0.0996653308504431" table:style-name="ce1">
            <text:p>0.0996653308504431</text:p>
          </table:table-cell>
          <table:table-cell office:value-type="float" office:value="0.0584038444890695" table:style-name="ce1">
            <text:p>0.0584038444890695</text:p>
          </table:table-cell>
          <table:table-cell office:value-type="float" office:value="0.0898805214143684" table:style-name="ce1">
            <text:p>0.0898805214143684</text:p>
          </table:table-cell>
          <table:table-cell office:value-type="float" office:value="0.0989830249311016" table:style-name="ce1">
            <text:p>0.0989830249311016</text:p>
          </table:table-cell>
          <table:table-cell office:value-type="float" office:value="0.08286270766797" table:style-name="ce1">
            <text:p>0.08286270766797</text:p>
          </table:table-cell>
          <table:table-cell office:value-type="float" office:value="0.0952022693958771" table:style-name="ce1">
            <text:p>0.0952022693958771</text:p>
          </table:table-cell>
          <table:table-cell office:value-type="float" office:value="0.0804468327454088" table:style-name="ce1">
            <text:p>0.0804468327454088</text:p>
          </table:table-cell>
          <table:table-cell office:value-type="float" office:value="0.0256305601761554" table:style-name="ce1">
            <text:p>0.0256305601761554</text:p>
          </table:table-cell>
          <table:table-cell office:value-type="float" office:value="0.0899466027412664" table:style-name="ce1">
            <text:p>0.0899466027412664</text:p>
          </table:table-cell>
          <table:table-cell office:value-type="float" office:value="0.0779722585123415" table:style-name="ce1">
            <text:p>0.0779722585123415</text:p>
          </table:table-cell>
          <table:table-cell office:value-type="float" office:value="0.0902941553020905" table:style-name="ce1">
            <text:p>0.0902941553020905</text:p>
          </table:table-cell>
          <table:table-cell office:value-type="float" office:value="0.0433884616932755" table:style-name="ce1">
            <text:p>0.043388461693275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</table:table-row>
        <table:table-row>
          <table:table-cell office:value-type="float" office:value="0.0676281482461523" table:style-name="ce1">
            <text:p>0.0676281482461523</text:p>
          </table:table-cell>
          <table:table-cell office:value-type="float" office:value="0.108050493543799" table:style-name="ce1">
            <text:p>0.108050493543799</text:p>
          </table:table-cell>
          <table:table-cell office:value-type="float" office:value="0.0515145500149811" table:style-name="ce1">
            <text:p>0.0515145500149811</text:p>
          </table:table-cell>
          <table:table-cell office:value-type="float" office:value="0.0533092710334485" table:style-name="ce1">
            <text:p>0.0533092710334485</text:p>
          </table:table-cell>
          <table:table-cell office:value-type="float" office:value="0.180226968520234" table:style-name="ce1">
            <text:p>0.180226968520234</text:p>
          </table:table-cell>
          <table:table-cell office:value-type="float" office:value="0.291712615473448" table:style-name="ce1">
            <text:p>0.291712615473448</text:p>
          </table:table-cell>
          <table:table-cell office:value-type="float" office:value="0.147790653587534" table:style-name="ce1">
            <text:p>0.147790653587534</text:p>
          </table:table-cell>
          <table:table-cell office:value-type="float" office:value="0.0445396839609725" table:style-name="ce1">
            <text:p>0.0445396839609725</text:p>
          </table:table-cell>
          <table:table-cell office:value-type="float" office:value="0.0902269692836649" table:style-name="ce1">
            <text:p>0.0902269692836649</text:p>
          </table:table-cell>
          <table:table-cell office:value-type="float" office:value="0.145954491408782" table:style-name="ce1">
            <text:p>0.145954491408782</text:p>
          </table:table-cell>
          <table:table-cell office:value-type="float" office:value="0.0745736867098058" table:style-name="ce1">
            <text:p>0.0745736867098058</text:p>
          </table:table-cell>
          <table:table-cell office:value-type="float" office:value="0.0820458466872263" table:style-name="ce1">
            <text:p>0.0820458466872263</text:p>
          </table:table-cell>
          <table:table-cell office:value-type="float" office:value="0.0864577363667272" table:style-name="ce1">
            <text:p>0.0864577363667272</text:p>
          </table:table-cell>
          <table:table-cell office:value-type="float" office:value="0.0315284347443174" table:style-name="ce1">
            <text:p>0.0315284347443174</text:p>
          </table:table-cell>
          <table:table-cell office:value-type="float" office:value="0.0705519814932897" table:style-name="ce1">
            <text:p>0.0705519814932897</text:p>
          </table:table-cell>
          <table:table-cell office:value-type="float" office:value="0.0744997301776061" table:style-name="ce1">
            <text:p>0.0744997301776061</text:p>
          </table:table-cell>
          <table:table-cell office:value-type="float" office:value="0.0846674782424442" table:style-name="ce1">
            <text:p>0.0846674782424442</text:p>
          </table:table-cell>
          <table:table-cell office:value-type="float" office:value="0.109879005046806" table:style-name="ce1">
            <text:p>0.109879005046806</text:p>
          </table:table-cell>
          <table:table-cell office:value-type="float" office:value="0.0468476378106536" table:style-name="ce1">
            <text:p>0.0468476378106536</text:p>
          </table:table-cell>
          <table:table-cell office:value-type="float" office:value="0.154854777525232" table:style-name="ce1">
            <text:p>0.154854777525232</text:p>
          </table:table-cell>
          <table:table-cell office:value-type="float" office:value="0.0676281482461523" table:style-name="ce1">
            <text:p>0.0676281482461523</text:p>
          </table:table-cell>
          <table:table-cell office:value-type="float" office:value="0.0815562034395591" table:style-name="ce1">
            <text:p>0.0815562034395591</text:p>
          </table:table-cell>
          <table:table-cell office:value-type="float" office:value="0.143253802870868" table:style-name="ce1">
            <text:p>0.143253802870868</text:p>
          </table:table-cell>
          <table:table-cell office:value-type="float" office:value="0.177727747776933" table:style-name="ce1">
            <text:p>0.177727747776933</text:p>
          </table:table-cell>
          <table:table-cell office:value-type="float" office:value="0.116387179880381" table:style-name="ce1">
            <text:p>0.116387179880381</text:p>
          </table:table-cell>
          <table:table-cell office:value-type="float" office:value="0.113370263411682" table:style-name="ce1">
            <text:p>0.113370263411682</text:p>
          </table:table-cell>
          <table:table-cell office:value-type="float" office:value="0.134297411798956" table:style-name="ce1">
            <text:p>0.134297411798956</text:p>
          </table:table-cell>
          <table:table-cell office:value-type="float" office:value="0.136760929388782" table:style-name="ce1">
            <text:p>0.136760929388782</text:p>
          </table:table-cell>
          <table:table-cell office:value-type="float" office:value="0.122668384666862" table:style-name="ce1">
            <text:p>0.122668384666862</text:p>
          </table:table-cell>
          <table:table-cell office:value-type="float" office:value="0.101978407227676" table:style-name="ce1">
            <text:p>0.101978407227676</text:p>
          </table:table-cell>
          <table:table-cell office:value-type="float" office:value="0.13262956448659" table:style-name="ce1">
            <text:p>0.13262956448659</text:p>
          </table:table-cell>
          <table:table-cell office:value-type="float" office:value="0.172298318223374" table:style-name="ce1">
            <text:p>0.172298318223374</text:p>
          </table:table-cell>
          <table:table-cell office:value-type="float" office:value="0.101644327720153" table:style-name="ce1">
            <text:p>0.101644327720153</text:p>
          </table:table-cell>
          <table:table-cell office:value-type="float" office:value="0.123178429716515" table:style-name="ce1">
            <text:p>0.123178429716515</text:p>
          </table:table-cell>
          <table:table-cell office:value-type="float" office:value="0.121967072723588" table:style-name="ce1">
            <text:p>0.121967072723588</text:p>
          </table:table-cell>
          <table:table-cell office:value-type="float" office:value="0.14890000157053" table:style-name="ce1">
            <text:p>0.14890000157053</text:p>
          </table:table-cell>
          <table:table-cell office:value-type="float" office:value="0.111526450557186" table:style-name="ce1">
            <text:p>0.111526450557186</text:p>
          </table:table-cell>
          <table:table-cell office:value-type="float" office:value="0.0767311772698391" table:style-name="ce1">
            <text:p>0.0767311772698391</text:p>
          </table:table-cell>
          <table:table-cell office:value-type="float" office:value="0.0920401794351823" table:style-name="ce1">
            <text:p>0.0920401794351823</text:p>
          </table:table-cell>
          <table:table-cell office:value-type="float" office:value="0.0755835759081193" table:style-name="ce1">
            <text:p>0.0755835759081193</text:p>
          </table:table-cell>
          <table:table-cell office:value-type="float" office:value="0" table:style-name="ce1">
            <text:p>0</text:p>
          </table:table-cell>
          <table:table-cell office:value-type="float" office:value="0.090362131221823" table:style-name="ce1">
            <text:p>0.090362131221823</text:p>
          </table:table-cell>
          <table:table-cell office:value-type="float" office:value="0.179178825943197" table:style-name="ce1">
            <text:p>0.179178825943197</text:p>
          </table:table-cell>
          <table:table-cell office:value-type="float" office:value="0.0203558979316623" table:style-name="ce1">
            <text:p>0.0203558979316623</text:p>
          </table:table-cell>
          <table:table-cell office:value-type="float" office:value="0.267635722563736" table:style-name="ce1">
            <text:p>0.267635722563736</text:p>
          </table:table-cell>
          <table:table-cell office:value-type="float" office:value="0.125481303366747" table:style-name="ce1">
            <text:p>0.125481303366747</text:p>
          </table:table-cell>
          <table:table-cell office:value-type="float" office:value="0.268080867883639" table:style-name="ce1">
            <text:p>0.268080867883639</text:p>
          </table:table-cell>
          <table:table-cell office:value-type="float" office:value="0.0803008606698627" table:style-name="ce1">
            <text:p>0.0803008606698627</text:p>
          </table:table-cell>
          <table:table-cell office:value-type="float" office:value="0.116994672255862" table:style-name="ce1">
            <text:p>0.116994672255862</text:p>
          </table:table-cell>
          <table:table-cell office:value-type="float" office:value="0.184369038335201" table:style-name="ce1">
            <text:p>0.184369038335201</text:p>
          </table:table-cell>
          <table:table-cell office:value-type="float" office:value="0.123024616505477" table:style-name="ce1">
            <text:p>0.123024616505477</text:p>
          </table:table-cell>
          <table:table-cell office:value-type="float" office:value="0.0926507933661848" table:style-name="ce1">
            <text:p>0.0926507933661848</text:p>
          </table:table-cell>
          <table:table-cell office:value-type="float" office:value="0.106159837023026" table:style-name="ce1">
            <text:p>0.106159837023026</text:p>
          </table:table-cell>
          <table:table-cell office:value-type="float" office:value="0.149844964948187" table:style-name="ce1">
            <text:p>0.149844964948187</text:p>
          </table:table-cell>
          <table:table-cell office:value-type="float" office:value="0.120121885321679" table:style-name="ce1">
            <text:p>0.120121885321679</text:p>
          </table:table-cell>
          <table:table-cell office:value-type="float" office:value="0.132535355260154" table:style-name="ce1">
            <text:p>0.132535355260154</text:p>
          </table:table-cell>
          <table:table-cell office:value-type="float" office:value="0.158443419937008" table:style-name="ce1">
            <text:p>0.158443419937008</text:p>
          </table:table-cell>
          <table:table-cell office:value-type="float" office:value="0.03692167167891" table:style-name="ce1">
            <text:p>0.03692167167891</text:p>
          </table:table-cell>
          <table:table-cell office:value-type="float" office:value="0.184805281675513" table:style-name="ce1">
            <text:p>0.184805281675513</text:p>
          </table:table-cell>
          <table:table-cell office:value-type="float" office:value="0.157589599145917" table:style-name="ce1">
            <text:p>0.157589599145917</text:p>
          </table:table-cell>
          <table:table-cell office:value-type="float" office:value="0.177006202210621" table:style-name="ce1">
            <text:p>0.177006202210621</text:p>
          </table:table-cell>
          <table:table-cell office:value-type="float" office:value="0.0674020266291458" table:style-name="ce1">
            <text:p>0.0674020266291458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</table:table-row>
        <table:table-row>
          <table:table-cell office:value-type="float" office:value="0.0674394315777806" table:style-name="ce1">
            <text:p>0.0674394315777806</text:p>
          </table:table-cell>
          <table:table-cell office:value-type="float" office:value="0.0959981290204917" table:style-name="ce1">
            <text:p>0.0959981290204917</text:p>
          </table:table-cell>
          <table:table-cell office:value-type="float" office:value="0.049474369816368" table:style-name="ce1">
            <text:p>0.049474369816368</text:p>
          </table:table-cell>
          <table:table-cell office:value-type="float" office:value="0.0516691574206572" table:style-name="ce1">
            <text:p>0.0516691574206572</text:p>
          </table:table-cell>
          <table:table-cell office:value-type="float" office:value="0.18210138407771" table:style-name="ce1">
            <text:p>0.18210138407771</text:p>
          </table:table-cell>
          <table:table-cell office:value-type="float" office:value="0.312718820843418" table:style-name="ce1">
            <text:p>0.312718820843418</text:p>
          </table:table-cell>
          <table:table-cell office:value-type="float" office:value="0.140343995862596" table:style-name="ce1">
            <text:p>0.140343995862596</text:p>
          </table:table-cell>
          <table:table-cell office:value-type="float" office:value="0.0437746163864926" table:style-name="ce1">
            <text:p>0.0437746163864926</text:p>
          </table:table-cell>
          <table:table-cell office:value-type="float" office:value="0.0784831820153982" table:style-name="ce1">
            <text:p>0.0784831820153982</text:p>
          </table:table-cell>
          <table:table-cell office:value-type="float" office:value="0.12362726936021" table:style-name="ce1">
            <text:p>0.12362726936021</text:p>
          </table:table-cell>
          <table:table-cell office:value-type="float" office:value="0.0699501283346988" table:style-name="ce1">
            <text:p>0.0699501283346988</text:p>
          </table:table-cell>
          <table:table-cell office:value-type="float" office:value="0.0889569571100282" table:style-name="ce1">
            <text:p>0.0889569571100282</text:p>
          </table:table-cell>
          <table:table-cell office:value-type="float" office:value="0.0865724965028991" table:style-name="ce1">
            <text:p>0.0865724965028991</text:p>
          </table:table-cell>
          <table:table-cell office:value-type="float" office:value="0.029409197563008" table:style-name="ce1">
            <text:p>0.029409197563008</text:p>
          </table:table-cell>
          <table:table-cell office:value-type="float" office:value="0.0644059386449677" table:style-name="ce1">
            <text:p>0.0644059386449677</text:p>
          </table:table-cell>
          <table:table-cell office:value-type="float" office:value="0.0712048391568459" table:style-name="ce1">
            <text:p>0.0712048391568459</text:p>
          </table:table-cell>
          <table:table-cell office:value-type="float" office:value="0.0849786057227327" table:style-name="ce1">
            <text:p>0.0849786057227327</text:p>
          </table:table-cell>
          <table:table-cell office:value-type="float" office:value="0.101131732445252" table:style-name="ce1">
            <text:p>0.101131732445252</text:p>
          </table:table-cell>
          <table:table-cell office:value-type="float" office:value="0.0484415285908201" table:style-name="ce1">
            <text:p>0.0484415285908201</text:p>
          </table:table-cell>
          <table:table-cell office:value-type="float" office:value="0.1401170258155" table:style-name="ce1">
            <text:p>0.1401170258155</text:p>
          </table:table-cell>
          <table:table-cell office:value-type="float" office:value="0.0674394315777806" table:style-name="ce1">
            <text:p>0.0674394315777806</text:p>
          </table:table-cell>
          <table:table-cell office:value-type="float" office:value="0.0780878971019169" table:style-name="ce1">
            <text:p>0.0780878971019169</text:p>
          </table:table-cell>
          <table:table-cell office:value-type="float" office:value="0.135932106183095" table:style-name="ce1">
            <text:p>0.135932106183095</text:p>
          </table:table-cell>
          <table:table-cell office:value-type="float" office:value="0.170740130596683" table:style-name="ce1">
            <text:p>0.170740130596683</text:p>
          </table:table-cell>
          <table:table-cell office:value-type="float" office:value="0.111398939294772" table:style-name="ce1">
            <text:p>0.111398939294772</text:p>
          </table:table-cell>
          <table:table-cell office:value-type="float" office:value="0.0986682148554266" table:style-name="ce1">
            <text:p>0.0986682148554266</text:p>
          </table:table-cell>
          <table:table-cell office:value-type="float" office:value="0.125960725462374" table:style-name="ce1">
            <text:p>0.125960725462374</text:p>
          </table:table-cell>
          <table:table-cell office:value-type="float" office:value="0.133022299174823" table:style-name="ce1">
            <text:p>0.133022299174823</text:p>
          </table:table-cell>
          <table:table-cell office:value-type="float" office:value="0.117991271561541" table:style-name="ce1">
            <text:p>0.117991271561541</text:p>
          </table:table-cell>
          <table:table-cell office:value-type="float" office:value="0.1011342826705" table:style-name="ce1">
            <text:p>0.1011342826705</text:p>
          </table:table-cell>
          <table:table-cell office:value-type="float" office:value="0.131736985649697" table:style-name="ce1">
            <text:p>0.131736985649697</text:p>
          </table:table-cell>
          <table:table-cell office:value-type="float" office:value="0.174797538966675" table:style-name="ce1">
            <text:p>0.174797538966675</text:p>
          </table:table-cell>
          <table:table-cell office:value-type="float" office:value="0.0997291085587055" table:style-name="ce1">
            <text:p>0.0997291085587055</text:p>
          </table:table-cell>
          <table:table-cell office:value-type="float" office:value="0.129913574597186" table:style-name="ce1">
            <text:p>0.129913574597186</text:p>
          </table:table-cell>
          <table:table-cell office:value-type="float" office:value="0.121765604928975" table:style-name="ce1">
            <text:p>0.121765604928975</text:p>
          </table:table-cell>
          <table:table-cell office:value-type="float" office:value="0.128648662874046" table:style-name="ce1">
            <text:p>0.128648662874046</text:p>
          </table:table-cell>
          <table:table-cell office:value-type="float" office:value="0.11547674946675" table:style-name="ce1">
            <text:p>0.11547674946675</text:p>
          </table:table-cell>
          <table:table-cell office:value-type="float" office:value="0.0800158673896063" table:style-name="ce1">
            <text:p>0.0800158673896063</text:p>
          </table:table-cell>
          <table:table-cell office:value-type="float" office:value="0.0978036884962643" table:style-name="ce1">
            <text:p>0.0978036884962643</text:p>
          </table:table-cell>
          <table:table-cell office:value-type="float" office:value="0.0874268219610684" table:style-name="ce1">
            <text:p>0.0874268219610684</text:p>
          </table:table-cell>
          <table:table-cell office:value-type="float" office:value="0" table:style-name="ce1">
            <text:p>0</text:p>
          </table:table-cell>
          <table:table-cell office:value-type="float" office:value="0.0795721281964079" table:style-name="ce1">
            <text:p>0.0795721281964079</text:p>
          </table:table-cell>
          <table:table-cell office:value-type="float" office:value="0.169712389821632" table:style-name="ce1">
            <text:p>0.169712389821632</text:p>
          </table:table-cell>
          <table:table-cell office:value-type="float" office:value="0.0223068202465861" table:style-name="ce1">
            <text:p>0.0223068202465861</text:p>
          </table:table-cell>
          <table:table-cell office:value-type="float" office:value="0.228493333676219" table:style-name="ce1">
            <text:p>0.228493333676219</text:p>
          </table:table-cell>
          <table:table-cell office:value-type="float" office:value="0.128830041800799" table:style-name="ce1">
            <text:p>0.128830041800799</text:p>
          </table:table-cell>
          <table:table-cell office:value-type="float" office:value="0.246901570911119" table:style-name="ce1">
            <text:p>0.246901570911119</text:p>
          </table:table-cell>
          <table:table-cell office:value-type="float" office:value="0.0866733527234254" table:style-name="ce1">
            <text:p>0.0866733527234254</text:p>
          </table:table-cell>
          <table:table-cell office:value-type="float" office:value="0.128382301421775" table:style-name="ce1">
            <text:p>0.128382301421775</text:p>
          </table:table-cell>
          <table:table-cell office:value-type="float" office:value="0.192686045260267" table:style-name="ce1">
            <text:p>0.192686045260267</text:p>
          </table:table-cell>
          <table:table-cell office:value-type="float" office:value="0.134098984963233" table:style-name="ce1">
            <text:p>0.134098984963233</text:p>
          </table:table-cell>
          <table:table-cell office:value-type="float" office:value="0.0963765104778773" table:style-name="ce1">
            <text:p>0.0963765104778773</text:p>
          </table:table-cell>
          <table:table-cell office:value-type="float" office:value="0.113258157844614" table:style-name="ce1">
            <text:p>0.113258157844614</text:p>
          </table:table-cell>
          <table:table-cell office:value-type="float" office:value="0.150264331136145" table:style-name="ce1">
            <text:p>0.150264331136145</text:p>
          </table:table-cell>
          <table:table-cell office:value-type="float" office:value="0.113515300399282" table:style-name="ce1">
            <text:p>0.113515300399282</text:p>
          </table:table-cell>
          <table:table-cell office:value-type="float" office:value="0.150767147010975" table:style-name="ce1">
            <text:p>0.150767147010975</text:p>
          </table:table-cell>
          <table:table-cell office:value-type="float" office:value="0.14676855016466" table:style-name="ce1">
            <text:p>0.14676855016466</text:p>
          </table:table-cell>
          <table:table-cell office:value-type="float" office:value="0.0356183449417856" table:style-name="ce1">
            <text:p>0.0356183449417856</text:p>
          </table:table-cell>
          <table:table-cell office:value-type="float" office:value="0.166825229195548" table:style-name="ce1">
            <text:p>0.166825229195548</text:p>
          </table:table-cell>
          <table:table-cell office:value-type="float" office:value="0.15306678182106" table:style-name="ce1">
            <text:p>0.15306678182106</text:p>
          </table:table-cell>
          <table:table-cell office:value-type="float" office:value="0.160309777188633" table:style-name="ce1">
            <text:p>0.160309777188633</text:p>
          </table:table-cell>
          <table:table-cell office:value-type="float" office:value="0.0686393137456794" table:style-name="ce1">
            <text:p>0.0686393137456794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</table:table-row>
        <table:table-row>
          <table:table-cell office:value-type="float" office:value="0.0300811819159262" table:style-name="ce1">
            <text:p>0.0300811819159262</text:p>
          </table:table-cell>
          <table:table-cell office:value-type="float" office:value="0.0920452798856788" table:style-name="ce1">
            <text:p>0.0920452798856788</text:p>
          </table:table-cell>
          <table:table-cell office:value-type="float" office:value="0.0433538292205286" table:style-name="ce1">
            <text:p>0.0433538292205286</text:p>
          </table:table-cell>
          <table:table-cell office:value-type="float" office:value="0.0238446060712907" table:style-name="ce1">
            <text:p>0.0238446060712907</text:p>
          </table:table-cell>
          <table:table-cell office:value-type="float" office:value="0.185776258660462" table:style-name="ce1">
            <text:p>0.185776258660462</text:p>
          </table:table-cell>
          <table:table-cell office:value-type="float" office:value="0.144156582608754" table:style-name="ce1">
            <text:p>0.144156582608754</text:p>
          </table:table-cell>
          <table:table-cell office:value-type="float" office:value="0.104095094183738" table:style-name="ce1">
            <text:p>0.104095094183738</text:p>
          </table:table-cell>
          <table:table-cell office:value-type="float" office:value="0.0277464507011383" table:style-name="ce1">
            <text:p>0.0277464507011383</text:p>
          </table:table-cell>
          <table:table-cell office:value-type="float" office:value="0.0654897843754809" table:style-name="ce1">
            <text:p>0.0654897843754809</text:p>
          </table:table-cell>
          <table:table-cell office:value-type="float" office:value="0.102626164440736" table:style-name="ce1">
            <text:p>0.102626164440736</text:p>
          </table:table-cell>
          <table:table-cell office:value-type="float" office:value="0.0148754638731379" table:style-name="ce1">
            <text:p>0.0148754638731379</text:p>
          </table:table-cell>
          <table:table-cell office:value-type="float" office:value="0.0580227248485569" table:style-name="ce1">
            <text:p>0.0580227248485569</text:p>
          </table:table-cell>
          <table:table-cell office:value-type="float" office:value="0.0348029239630914" table:style-name="ce1">
            <text:p>0.0348029239630914</text:p>
          </table:table-cell>
          <table:table-cell office:value-type="float" office:value="0.0284656142211494" table:style-name="ce1">
            <text:p>0.0284656142211494</text:p>
          </table:table-cell>
          <table:table-cell office:value-type="float" office:value="0.0049474369816368" table:style-name="ce1">
            <text:p>0.0049474369816368</text:p>
          </table:table-cell>
          <table:table-cell office:value-type="float" office:value="0.029868238107696" table:style-name="ce1">
            <text:p>0.029868238107696</text:p>
          </table:table-cell>
          <table:table-cell office:value-type="float" office:value="0.029763678872517" table:style-name="ce1">
            <text:p>0.029763678872517</text:p>
          </table:table-cell>
          <table:table-cell office:value-type="float" office:value="0.0558575836127787" table:style-name="ce1">
            <text:p>0.0558575836127787</text:p>
          </table:table-cell>
          <table:table-cell office:value-type="float" office:value="0.0112082399661308" table:style-name="ce1">
            <text:p>0.0112082399661308</text:p>
          </table:table-cell>
          <table:table-cell office:value-type="float" office:value="0.0831832471479531" table:style-name="ce1">
            <text:p>0.0831832471479531</text:p>
          </table:table-cell>
          <table:table-cell office:value-type="float" office:value="0.0300811819159262" table:style-name="ce1">
            <text:p>0.0300811819159262</text:p>
          </table:table-cell>
          <table:table-cell office:value-type="float" office:value="0.0405740836999183" table:style-name="ce1">
            <text:p>0.0405740836999183</text:p>
          </table:table-cell>
          <table:table-cell office:value-type="float" office:value="0.0631486775975724" table:style-name="ce1">
            <text:p>0.0631486775975724</text:p>
          </table:table-cell>
          <table:table-cell office:value-type="float" office:value="0.113066786607139" table:style-name="ce1">
            <text:p>0.113066786607139</text:p>
          </table:table-cell>
          <table:table-cell office:value-type="float" office:value="0.0580839302545153" table:style-name="ce1">
            <text:p>0.0580839302545153</text:p>
          </table:table-cell>
          <table:table-cell office:value-type="float" office:value="0.0500481704972279" table:style-name="ce1">
            <text:p>0.0500481704972279</text:p>
          </table:table-cell>
          <table:table-cell office:value-type="float" office:value="0.0429916972352748" table:style-name="ce1">
            <text:p>0.0429916972352748</text:p>
          </table:table-cell>
          <table:table-cell office:value-type="float" office:value="0.0562120649222878" table:style-name="ce1">
            <text:p>0.0562120649222878</text:p>
          </table:table-cell>
          <table:table-cell office:value-type="float" office:value="0.054261142607364" table:style-name="ce1">
            <text:p>0.054261142607364</text:p>
          </table:table-cell>
          <table:table-cell office:value-type="float" office:value="0.0587138358908371" table:style-name="ce1">
            <text:p>0.0587138358908371</text:p>
          </table:table-cell>
          <table:table-cell office:value-type="float" office:value="0.0562885716797358" table:style-name="ce1">
            <text:p>0.0562885716797358</text:p>
          </table:table-cell>
          <table:table-cell office:value-type="float" office:value="0.0934198512944944" table:style-name="ce1">
            <text:p>0.0934198512944944</text:p>
          </table:table-cell>
          <table:table-cell office:value-type="float" office:value="0.0322271964623424" table:style-name="ce1">
            <text:p>0.0322271964623424</text:p>
          </table:table-cell>
          <table:table-cell office:value-type="float" office:value="0.0689096364334061" table:style-name="ce1">
            <text:p>0.0689096364334061</text:p>
          </table:table-cell>
          <table:table-cell office:value-type="float" office:value="0.0309750358654436" table:style-name="ce1">
            <text:p>0.0309750358654436</text:p>
          </table:table-cell>
          <table:table-cell office:value-type="float" office:value="0.0625621257904711" table:style-name="ce1">
            <text:p>0.0625621257904711</text:p>
          </table:table-cell>
          <table:table-cell office:value-type="float" office:value="0.0374577084465367" table:style-name="ce1">
            <text:p>0.0374577084465367</text:p>
          </table:table-cell>
          <table:table-cell office:value-type="float" office:value="0.0256221130693324" table:style-name="ce1">
            <text:p>0.0256221130693324</text:p>
          </table:table-cell>
          <table:table-cell office:value-type="float" office:value="0.0272134536242506" table:style-name="ce1">
            <text:p>0.0272134536242506</text:p>
          </table:table-cell>
          <table:table-cell office:value-type="float" office:value="0.0345836045917405" table:style-name="ce1">
            <text:p>0.0345836045917405</text:p>
          </table:table-cell>
          <table:table-cell office:value-type="float" office:value="0" table:style-name="ce1">
            <text:p>0</text:p>
          </table:table-cell>
          <table:table-cell office:value-type="float" office:value="0.0281340849388748" table:style-name="ce1">
            <text:p>0.0281340849388748</text:p>
          </table:table-cell>
          <table:table-cell office:value-type="float" office:value="0.059096369678077" table:style-name="ce1">
            <text:p>0.059096369678077</text:p>
          </table:table-cell>
          <table:table-cell office:value-type="float" office:value="0.00672494397967847" table:style-name="ce1">
            <text:p>0.00672494397967847</text:p>
          </table:table-cell>
          <table:table-cell office:value-type="float" office:value="0.0572956244915234" table:style-name="ce1">
            <text:p>0.0572956244915234</text:p>
          </table:table-cell>
          <table:table-cell office:value-type="float" office:value="0.0715702940016209" table:style-name="ce1">
            <text:p>0.0715702940016209</text:p>
          </table:table-cell>
          <table:table-cell office:value-type="float" office:value="0.0963459490226955" table:style-name="ce1">
            <text:p>0.0963459490226955</text:p>
          </table:table-cell>
          <table:table-cell office:value-type="float" office:value="0.0326312928726979" table:style-name="ce1">
            <text:p>0.0326312928726979</text:p>
          </table:table-cell>
          <table:table-cell office:value-type="float" office:value="0.0433001833428262" table:style-name="ce1">
            <text:p>0.0433001833428262</text:p>
          </table:table-cell>
          <table:table-cell office:value-type="float" office:value="0.0629373293605268" table:style-name="ce1">
            <text:p>0.0629373293605268</text:p>
          </table:table-cell>
          <table:table-cell office:value-type="float" office:value="0.0476232274557216" table:style-name="ce1">
            <text:p>0.0476232274557216</text:p>
          </table:table-cell>
          <table:table-cell office:value-type="float" office:value="0.0423251825588611" table:style-name="ce1">
            <text:p>0.0423251825588611</text:p>
          </table:table-cell>
          <table:table-cell office:value-type="float" office:value="0.0288713302486789" table:style-name="ce1">
            <text:p>0.0288713302486789</text:p>
          </table:table-cell>
          <table:table-cell office:value-type="float" office:value="0.0623676165687898" table:style-name="ce1">
            <text:p>0.0623676165687898</text:p>
          </table:table-cell>
          <table:table-cell office:value-type="float" office:value="0.0320397134640441" table:style-name="ce1">
            <text:p>0.0320397134640441</text:p>
          </table:table-cell>
          <table:table-cell office:value-type="float" office:value="0.0746094882229005" table:style-name="ce1">
            <text:p>0.0746094882229005</text:p>
          </table:table-cell>
          <table:table-cell office:value-type="float" office:value="0.0440233243710474" table:style-name="ce1">
            <text:p>0.0440233243710474</text:p>
          </table:table-cell>
          <table:table-cell office:value-type="float" office:value="0.0107277890441026" table:style-name="ce1">
            <text:p>0.0107277890441026</text:p>
          </table:table-cell>
          <table:table-cell office:value-type="float" office:value="0.048611018173925" table:style-name="ce1">
            <text:p>0.048611018173925</text:p>
          </table:table-cell>
          <table:table-cell office:value-type="float" office:value="0.0716977762809312" table:style-name="ce1">
            <text:p>0.0716977762809312</text:p>
          </table:table-cell>
          <table:table-cell office:value-type="float" office:value="0.0372437324179061" table:style-name="ce1">
            <text:p>0.0372437324179061</text:p>
          </table:table-cell>
          <table:table-cell office:value-type="float" office:value="0.0151440235836403" table:style-name="ce1">
            <text:p>0.0151440235836403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</table:table-row>
        <table:table-row>
          <table:table-cell office:value-type="float" office:value="0.0949716633580645" table:style-name="ce1">
            <text:p>0.0949716633580645</text:p>
          </table:table-cell>
          <table:table-cell office:value-type="float" office:value="0.13090816244401" table:style-name="ce1">
            <text:p>0.13090816244401</text:p>
          </table:table-cell>
          <table:table-cell office:value-type="float" office:value="0.0791844939586714" table:style-name="ce1">
            <text:p>0.0791844939586714</text:p>
          </table:table-cell>
          <table:table-cell office:value-type="float" office:value="0.0710014586932966" table:style-name="ce1">
            <text:p>0.0710014586932966</text:p>
          </table:table-cell>
          <table:table-cell office:value-type="float" office:value="0.211928818581434" table:style-name="ce1">
            <text:p>0.211928818581434</text:p>
          </table:table-cell>
          <table:table-cell office:value-type="float" office:value="0.293791049050785" table:style-name="ce1">
            <text:p>0.293791049050785</text:p>
          </table:table-cell>
          <table:table-cell office:value-type="float" office:value="0.21848034724423" table:style-name="ce1">
            <text:p>0.21848034724423</text:p>
          </table:table-cell>
          <table:table-cell office:value-type="float" office:value="0.0916040909177287" table:style-name="ce1">
            <text:p>0.0916040909177287</text:p>
          </table:table-cell>
          <table:table-cell office:value-type="float" office:value="0.126159643031738" table:style-name="ce1">
            <text:p>0.126159643031738</text:p>
          </table:table-cell>
          <table:table-cell office:value-type="float" office:value="0.218370687558554" table:style-name="ce1">
            <text:p>0.218370687558554</text:p>
          </table:table-cell>
          <table:table-cell office:value-type="float" office:value="0.0754229117174785" table:style-name="ce1">
            <text:p>0.0754229117174785</text:p>
          </table:table-cell>
          <table:table-cell office:value-type="float" office:value="0.149126971617625" table:style-name="ce1">
            <text:p>0.149126971617625</text:p>
          </table:table-cell>
          <table:table-cell office:value-type="float" office:value="0.117088491823655" table:style-name="ce1">
            <text:p>0.117088491823655</text:p>
          </table:table-cell>
          <table:table-cell office:value-type="float" office:value="0.0613788212752755" table:style-name="ce1">
            <text:p>0.0613788212752755</text:p>
          </table:table-cell>
          <table:table-cell office:value-type="float" office:value="0.0742370569770346" table:style-name="ce1">
            <text:p>0.0742370569770346</text:p>
          </table:table-cell>
          <table:table-cell office:value-type="float" office:value="0.0776977126389321" table:style-name="ce1">
            <text:p>0.0776977126389321</text:p>
          </table:table-cell>
          <table:table-cell office:value-type="float" office:value="0.120044202886396" table:style-name="ce1">
            <text:p>0.120044202886396</text:p>
          </table:table-cell>
          <table:table-cell office:value-type="float" office:value="0.116371878528892" table:style-name="ce1">
            <text:p>0.116371878528892</text:p>
          </table:table-cell>
          <table:table-cell office:value-type="float" office:value="0.0911195481205581" table:style-name="ce1">
            <text:p>0.0911195481205581</text:p>
          </table:table-cell>
          <table:table-cell office:value-type="float" office:value="0.198514633775552" table:style-name="ce1">
            <text:p>0.198514633775552</text:p>
          </table:table-cell>
          <table:table-cell office:value-type="float" office:value="0.0949716633580645" table:style-name="ce1">
            <text:p>0.0949716633580645</text:p>
          </table:table-cell>
          <table:table-cell office:value-type="float" office:value="0.132828482055955" table:style-name="ce1">
            <text:p>0.132828482055955</text:p>
          </table:table-cell>
          <table:table-cell office:value-type="float" office:value="0.224167349547864" table:style-name="ce1">
            <text:p>0.224167349547864</text:p>
          </table:table-cell>
          <table:table-cell office:value-type="float" office:value="0.221119830376186" table:style-name="ce1">
            <text:p>0.221119830376186</text:p>
          </table:table-cell>
          <table:table-cell office:value-type="float" office:value="0.160398967214963" table:style-name="ce1">
            <text:p>0.160398967214963</text:p>
          </table:table-cell>
          <table:table-cell office:value-type="float" office:value="0.129156157698451" table:style-name="ce1">
            <text:p>0.129156157698451</text:p>
          </table:table-cell>
          <table:table-cell office:value-type="float" office:value="0.165943156904694" table:style-name="ce1">
            <text:p>0.165943156904694</text:p>
          </table:table-cell>
          <table:table-cell office:value-type="float" office:value="0.198142300889305" table:style-name="ce1">
            <text:p>0.198142300889305</text:p>
          </table:table-cell>
          <table:table-cell office:value-type="float" office:value="0.199215945718826" table:style-name="ce1">
            <text:p>0.199215945718826</text:p>
          </table:table-cell>
          <table:table-cell office:value-type="float" office:value="0.15706327259023" table:style-name="ce1">
            <text:p>0.15706327259023</text:p>
          </table:table-cell>
          <table:table-cell office:value-type="float" office:value="0.177166698222314" table:style-name="ce1">
            <text:p>0.177166698222314</text:p>
          </table:table-cell>
          <table:table-cell office:value-type="float" office:value="0.229770194418305" table:style-name="ce1">
            <text:p>0.229770194418305</text:p>
          </table:table-cell>
          <table:table-cell office:value-type="float" office:value="0.139668186171805" table:style-name="ce1">
            <text:p>0.139668186171805</text:p>
          </table:table-cell>
          <table:table-cell office:value-type="float" office:value="0.173050634671612" table:style-name="ce1">
            <text:p>0.173050634671612</text:p>
          </table:table-cell>
          <table:table-cell office:value-type="float" office:value="0.151284462177659" table:style-name="ce1">
            <text:p>0.151284462177659</text:p>
          </table:table-cell>
          <table:table-cell office:value-type="float" office:value="0.178370404539496" table:style-name="ce1">
            <text:p>0.178370404539496</text:p>
          </table:table-cell>
          <table:table-cell office:value-type="float" office:value="0.129707006352077" table:style-name="ce1">
            <text:p>0.129707006352077</text:p>
          </table:table-cell>
          <table:table-cell office:value-type="float" office:value="0.091060892939848" table:style-name="ce1">
            <text:p>0.091060892939848</text:p>
          </table:table-cell>
          <table:table-cell office:value-type="float" office:value="0.120975035102013" table:style-name="ce1">
            <text:p>0.120975035102013</text:p>
          </table:table-cell>
          <table:table-cell office:value-type="float" office:value="0.129265817384127" table:style-name="ce1">
            <text:p>0.129265817384127</text:p>
          </table:table-cell>
          <table:table-cell office:value-type="float" office:value="0" table:style-name="ce1">
            <text:p>0</text:p>
          </table:table-cell>
          <table:table-cell office:value-type="float" office:value="0.140614319738912" table:style-name="ce1">
            <text:p>0.140614319738912</text:p>
          </table:table-cell>
          <table:table-cell office:value-type="float" office:value="0.320782633078436" table:style-name="ce1">
            <text:p>0.320782633078436</text:p>
          </table:table-cell>
          <table:table-cell office:value-type="float" office:value="0.077169816012541" table:style-name="ce1">
            <text:p>0.077169816012541</text:p>
          </table:table-cell>
          <table:table-cell office:value-type="float" office:value="0.240391309022445" table:style-name="ce1">
            <text:p>0.240391309022445</text:p>
          </table:table-cell>
          <table:table-cell office:value-type="float" office:value="0.199239417568585" table:style-name="ce1">
            <text:p>0.199239417568585</text:p>
          </table:table-cell>
          <table:table-cell office:value-type="float" office:value="0.294783386740162" table:style-name="ce1">
            <text:p>0.294783386740162</text:p>
          </table:table-cell>
          <table:table-cell office:value-type="float" office:value="0.147628974454407" table:style-name="ce1">
            <text:p>0.147628974454407</text:p>
          </table:table-cell>
          <table:table-cell office:value-type="float" office:value="0.130082760251033" table:style-name="ce1">
            <text:p>0.130082760251033</text:p>
          </table:table-cell>
          <table:table-cell office:value-type="float" office:value="0.233026299535852" table:style-name="ce1">
            <text:p>0.233026299535852</text:p>
          </table:table-cell>
          <table:table-cell office:value-type="float" office:value="0.146296596957231" table:style-name="ce1">
            <text:p>0.146296596957231</text:p>
          </table:table-cell>
          <table:table-cell office:value-type="float" office:value="0.113779579366533" table:style-name="ce1">
            <text:p>0.113779579366533</text:p>
          </table:table-cell>
          <table:table-cell office:value-type="float" office:value="0.135383770929746" table:style-name="ce1">
            <text:p>0.135383770929746</text:p>
          </table:table-cell>
          <table:table-cell office:value-type="float" office:value="0.229200811669032" table:style-name="ce1">
            <text:p>0.229200811669032</text:p>
          </table:table-cell>
          <table:table-cell office:value-type="float" office:value="0.151378445625123" table:style-name="ce1">
            <text:p>0.151378445625123</text:p>
          </table:table-cell>
          <table:table-cell office:value-type="float" office:value="0.170415776165285" table:style-name="ce1">
            <text:p>0.170415776165285</text:p>
          </table:table-cell>
          <table:table-cell office:value-type="float" office:value="0.14735359697538" table:style-name="ce1">
            <text:p>0.14735359697538</text:p>
          </table:table-cell>
          <table:table-cell office:value-type="float" office:value="0.0701969331064734" table:style-name="ce1">
            <text:p>0.0701969331064734</text:p>
          </table:table-cell>
          <table:table-cell office:value-type="float" office:value="0.208392515470106" table:style-name="ce1">
            <text:p>0.208392515470106</text:p>
          </table:table-cell>
          <table:table-cell office:value-type="float" office:value="0.150323433607622" table:style-name="ce1">
            <text:p>0.150323433607622</text:p>
          </table:table-cell>
          <table:table-cell office:value-type="float" office:value="0.161004882310281" table:style-name="ce1">
            <text:p>0.161004882310281</text:p>
          </table:table-cell>
          <table:table-cell office:value-type="float" office:value="0.0995714916590207" table:style-name="ce1">
            <text:p>0.0995714916590207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</table:table-row>
        <table:table-row>
          <table:table-cell office:value-type="float" office:value="0.0839878432137812" table:style-name="ce1">
            <text:p>0.0839878432137812</text:p>
          </table:table-cell>
          <table:table-cell office:value-type="float" office:value="0.138342069042707" table:style-name="ce1">
            <text:p>0.138342069042707</text:p>
          </table:table-cell>
          <table:table-cell office:value-type="float" office:value="0.0842849444552042" table:style-name="ce1">
            <text:p>0.0842849444552042</text:p>
          </table:table-cell>
          <table:table-cell office:value-type="float" office:value="0.0576470447916717" table:style-name="ce1">
            <text:p>0.0576470447916717</text:p>
          </table:table-cell>
          <table:table-cell office:value-type="float" office:value="0.204650475722881" table:style-name="ce1">
            <text:p>0.204650475722881</text:p>
          </table:table-cell>
          <table:table-cell office:value-type="float" office:value="0.262448780749591" table:style-name="ce1">
            <text:p>0.262448780749591</text:p>
          </table:table-cell>
          <table:table-cell office:value-type="float" office:value="0.210436936811198" table:style-name="ce1">
            <text:p>0.210436936811198</text:p>
          </table:table-cell>
          <table:table-cell office:value-type="float" office:value="0.089041114543221" table:style-name="ce1">
            <text:p>0.089041114543221</text:p>
          </table:table-cell>
          <table:table-cell office:value-type="float" office:value="0.116162760058534" table:style-name="ce1">
            <text:p>0.116162760058534</text:p>
          </table:table-cell>
          <table:table-cell office:value-type="float" office:value="0.192995946338304" table:style-name="ce1">
            <text:p>0.192995946338304</text:p>
          </table:table-cell>
          <table:table-cell office:value-type="float" office:value="0.035899520819846" table:style-name="ce1">
            <text:p>0.035899520819846</text:p>
          </table:table-cell>
          <table:table-cell office:value-type="float" office:value="0.162916039535002" table:style-name="ce1">
            <text:p>0.162916039535002</text:p>
          </table:table-cell>
          <table:table-cell office:value-type="float" office:value="0.0975920198006582" table:style-name="ce1">
            <text:p>0.0975920198006582</text:p>
          </table:table-cell>
          <table:table-cell office:value-type="float" office:value="0.0446467934213997" table:style-name="ce1">
            <text:p>0.0446467934213997</text:p>
          </table:table-cell>
          <table:table-cell office:value-type="float" office:value="0.0418874497027755" table:style-name="ce1">
            <text:p>0.0418874497027755</text:p>
          </table:table-cell>
          <table:table-cell office:value-type="float" office:value="0.0583006994006179" table:style-name="ce1">
            <text:p>0.0583006994006179</text:p>
          </table:table-cell>
          <table:table-cell office:value-type="float" office:value="0.103508542376636" table:style-name="ce1">
            <text:p>0.103508542376636</text:p>
          </table:table-cell>
          <table:table-cell office:value-type="float" office:value="0.106257685194267" table:style-name="ce1">
            <text:p>0.106257685194267</text:p>
          </table:table-cell>
          <table:table-cell office:value-type="float" office:value="0.0745558351330679" table:style-name="ce1">
            <text:p>0.0745558351330679</text:p>
          </table:table-cell>
          <table:table-cell office:value-type="float" office:value="0.186128189744722" table:style-name="ce1">
            <text:p>0.186128189744722</text:p>
          </table:table-cell>
          <table:table-cell office:value-type="float" office:value="0.0839878432137812" table:style-name="ce1">
            <text:p>0.0839878432137812</text:p>
          </table:table-cell>
          <table:table-cell office:value-type="float" office:value="0.128531352512626" table:style-name="ce1">
            <text:p>0.128531352512626</text:p>
          </table:table-cell>
          <table:table-cell office:value-type="float" office:value="0.202610295524268" table:style-name="ce1">
            <text:p>0.202610295524268</text:p>
          </table:table-cell>
          <table:table-cell office:value-type="float" office:value="0.220240002665534" table:style-name="ce1">
            <text:p>0.220240002665534</text:p>
          </table:table-cell>
          <table:table-cell office:value-type="float" office:value="0.149185626798336" table:style-name="ce1">
            <text:p>0.149185626798336</text:p>
          </table:table-cell>
          <table:table-cell office:value-type="float" office:value="0.140185881897203" table:style-name="ce1">
            <text:p>0.140185881897203</text:p>
          </table:table-cell>
          <table:table-cell office:value-type="float" office:value="0.137819272866812" table:style-name="ce1">
            <text:p>0.137819272866812</text:p>
          </table:table-cell>
          <table:table-cell office:value-type="float" office:value="0.19994531013983" table:style-name="ce1">
            <text:p>0.19994531013983</text:p>
          </table:table-cell>
          <table:table-cell office:value-type="float" office:value="0.164101894275446" table:style-name="ce1">
            <text:p>0.164101894275446</text:p>
          </table:table-cell>
          <table:table-cell office:value-type="float" office:value="0.139591679414357" table:style-name="ce1">
            <text:p>0.139591679414357</text:p>
          </table:table-cell>
          <table:table-cell office:value-type="float" office:value="0.151256409699928" table:style-name="ce1">
            <text:p>0.151256409699928</text:p>
          </table:table-cell>
          <table:table-cell office:value-type="float" office:value="0.211163751006954" table:style-name="ce1">
            <text:p>0.211163751006954</text:p>
          </table:table-cell>
          <table:table-cell office:value-type="float" office:value="0.106655520332997" table:style-name="ce1">
            <text:p>0.106655520332997</text:p>
          </table:table-cell>
          <table:table-cell office:value-type="float" office:value="0.151692498217381" table:style-name="ce1">
            <text:p>0.151692498217381</text:p>
          </table:table-cell>
          <table:table-cell office:value-type="float" office:value="0.0957150540179341" table:style-name="ce1">
            <text:p>0.0957150540179341</text:p>
          </table:table-cell>
          <table:table-cell office:value-type="float" office:value="0.159967979148006" table:style-name="ce1">
            <text:p>0.159967979148006</text:p>
          </table:table-cell>
          <table:table-cell office:value-type="float" office:value="0.106721826189452" table:style-name="ce1">
            <text:p>0.106721826189452</text:p>
          </table:table-cell>
          <table:table-cell office:value-type="float" office:value="0.0737984182343328" table:style-name="ce1">
            <text:p>0.0737984182343328</text:p>
          </table:table-cell>
          <table:table-cell office:value-type="float" office:value="0.0870468383990767" table:style-name="ce1">
            <text:p>0.0870468383990767</text:p>
          </table:table-cell>
          <table:table-cell office:value-type="float" office:value="0.122234846374656" table:style-name="ce1">
            <text:p>0.122234846374656</text:p>
          </table:table-cell>
          <table:table-cell office:value-type="float" office:value="0" table:style-name="ce1">
            <text:p>0</text:p>
          </table:table-cell>
          <table:table-cell office:value-type="float" office:value="0.115400242709302" table:style-name="ce1">
            <text:p>0.115400242709302</text:p>
          </table:table-cell>
          <table:table-cell office:value-type="float" office:value="0.195092231492379" table:style-name="ce1">
            <text:p>0.195092231492379</text:p>
          </table:table-cell>
          <table:table-cell office:value-type="float" office:value="0.0443764695450835" table:style-name="ce1">
            <text:p>0.0443764695450835</text:p>
          </table:table-cell>
          <table:table-cell office:value-type="float" office:value="0.227464717117204" table:style-name="ce1">
            <text:p>0.227464717117204</text:p>
          </table:table-cell>
          <table:table-cell office:value-type="float" office:value="0.166552933349228" table:style-name="ce1">
            <text:p>0.166552933349228</text:p>
          </table:table-cell>
          <table:table-cell office:value-type="float" office:value="0.216010033477223" table:style-name="ce1">
            <text:p>0.216010033477223</text:p>
          </table:table-cell>
          <table:table-cell office:value-type="float" office:value="0.0742373660130433" table:style-name="ce1">
            <text:p>0.0742373660130433</text:p>
          </table:table-cell>
          <table:table-cell office:value-type="float" office:value="0.127842899847376" table:style-name="ce1">
            <text:p>0.127842899847376</text:p>
          </table:table-cell>
          <table:table-cell office:value-type="float" office:value="0.181976648697683" table:style-name="ce1">
            <text:p>0.181976648697683</text:p>
          </table:table-cell>
          <table:table-cell office:value-type="float" office:value="0.106410723631599" table:style-name="ce1">
            <text:p>0.106410723631599</text:p>
          </table:table-cell>
          <table:table-cell office:value-type="float" office:value="0.0793267866927265" table:style-name="ce1">
            <text:p>0.0793267866927265</text:p>
          </table:table-cell>
          <table:table-cell office:value-type="float" office:value="0.0926006994570847" table:style-name="ce1">
            <text:p>0.0926006994570847</text:p>
          </table:table-cell>
          <table:table-cell office:value-type="float" office:value="0.13382930271217" table:style-name="ce1">
            <text:p>0.13382930271217</text:p>
          </table:table-cell>
          <table:table-cell office:value-type="float" office:value="0.0903837450842026" table:style-name="ce1">
            <text:p>0.0903837450842026</text:p>
          </table:table-cell>
          <table:table-cell office:value-type="float" office:value="0.159617883452647" table:style-name="ce1">
            <text:p>0.159617883452647</text:p>
          </table:table-cell>
          <table:table-cell office:value-type="float" office:value="0.142573303445396" table:style-name="ce1">
            <text:p>0.142573303445396</text:p>
          </table:table-cell>
          <table:table-cell office:value-type="float" office:value="0.0774738125317101" table:style-name="ce1">
            <text:p>0.0774738125317101</text:p>
          </table:table-cell>
          <table:table-cell office:value-type="float" office:value="0.135082095306951" table:style-name="ce1">
            <text:p>0.135082095306951</text:p>
          </table:table-cell>
          <table:table-cell office:value-type="float" office:value="0.172432410510176" table:style-name="ce1">
            <text:p>0.172432410510176</text:p>
          </table:table-cell>
          <table:table-cell office:value-type="float" office:value="0.176830108913137" table:style-name="ce1">
            <text:p>0.176830108913137</text:p>
          </table:table-cell>
          <table:table-cell office:value-type="float" office:value="0.0790149161948137" table:style-name="ce1">
            <text:p>0.0790149161948137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</table:table-row>
        <table:table-row>
          <table:table-cell office:value-type="float" office:value="0.105066664612936" table:style-name="ce1">
            <text:p>0.105066664612936</text:p>
          </table:table-cell>
          <table:table-cell office:value-type="float" office:value="0.137426538178579" table:style-name="ce1">
            <text:p>0.137426538178579</text:p>
          </table:table-cell>
          <table:table-cell office:value-type="float" office:value="0.0742115547245519" table:style-name="ce1">
            <text:p>0.0742115547245519</text:p>
          </table:table-cell>
          <table:table-cell office:value-type="float" office:value="0.0769610163203392" table:style-name="ce1">
            <text:p>0.0769610163203392</text:p>
          </table:table-cell>
          <table:table-cell office:value-type="float" office:value="0.194449574729816" table:style-name="ce1">
            <text:p>0.194449574729816</text:p>
          </table:table-cell>
          <table:table-cell office:value-type="float" office:value="0.344410470003624" table:style-name="ce1">
            <text:p>0.344410470003624</text:p>
          </table:table-cell>
          <table:table-cell office:value-type="float" office:value="0.188377488413693" table:style-name="ce1">
            <text:p>0.188377488413693</text:p>
          </table:table-cell>
          <table:table-cell office:value-type="float" office:value="0.0934912576014458" table:style-name="ce1">
            <text:p>0.0934912576014458</text:p>
          </table:table-cell>
          <table:table-cell office:value-type="float" office:value="0.109748943559144" table:style-name="ce1">
            <text:p>0.109748943559144</text:p>
          </table:table-cell>
          <table:table-cell office:value-type="float" office:value="0.180992036094714" table:style-name="ce1">
            <text:p>0.180992036094714</text:p>
          </table:table-cell>
          <table:table-cell office:value-type="float" office:value="0.0721662740754423" table:style-name="ce1">
            <text:p>0.0721662740754423</text:p>
          </table:table-cell>
          <table:table-cell office:value-type="float" office:value="0.149652318018768" table:style-name="ce1">
            <text:p>0.149652318018768</text:p>
          </table:table-cell>
          <table:table-cell office:value-type="float" office:value="0.12374457972163" table:style-name="ce1">
            <text:p>0.12374457972163</text:p>
          </table:table-cell>
          <table:table-cell office:value-type="float" office:value="0.0466512704665371" table:style-name="ce1">
            <text:p>0.0466512704665371</text:p>
          </table:table-cell>
          <table:table-cell office:value-type="float" office:value="0.0893343904467716" table:style-name="ce1">
            <text:p>0.0893343904467716</text:p>
          </table:table-cell>
          <table:table-cell office:value-type="float" office:value="0.075859000234932" table:style-name="ce1">
            <text:p>0.075859000234932</text:p>
          </table:table-cell>
          <table:table-cell office:value-type="float" office:value="0.118973108282124" table:style-name="ce1">
            <text:p>0.118973108282124</text:p>
          </table:table-cell>
          <table:table-cell office:value-type="float" office:value="0.122056330607278" table:style-name="ce1">
            <text:p>0.122056330607278</text:p>
          </table:table-cell>
          <table:table-cell office:value-type="float" office:value="0.119350541618867" table:style-name="ce1">
            <text:p>0.119350541618867</text:p>
          </table:table-cell>
          <table:table-cell office:value-type="float" office:value="0.188112264987874" table:style-name="ce1">
            <text:p>0.188112264987874</text:p>
          </table:table-cell>
          <table:table-cell office:value-type="float" office:value="0.105066664612936" table:style-name="ce1">
            <text:p>0.105066664612936</text:p>
          </table:table-cell>
          <table:table-cell office:value-type="float" office:value="0.143437419088743" table:style-name="ce1">
            <text:p>0.143437419088743</text:p>
          </table:table-cell>
          <table:table-cell office:value-type="float" office:value="0.239149922881429" table:style-name="ce1">
            <text:p>0.239149922881429</text:p>
          </table:table-cell>
          <table:table-cell office:value-type="float" office:value="0.243819385311005" table:style-name="ce1">
            <text:p>0.243819385311005</text:p>
          </table:table-cell>
          <table:table-cell office:value-type="float" office:value="0.196104670915941" table:style-name="ce1">
            <text:p>0.196104670915941</text:p>
          </table:table-cell>
          <table:table-cell office:value-type="float" office:value="0.159146806618064" table:style-name="ce1">
            <text:p>0.159146806618064</text:p>
          </table:table-cell>
          <table:table-cell office:value-type="float" office:value="0.192967893860573" table:style-name="ce1">
            <text:p>0.192967893860573</text:p>
          </table:table-cell>
          <table:table-cell office:value-type="float" office:value="0.232493834983454" table:style-name="ce1">
            <text:p>0.232493834983454</text:p>
          </table:table-cell>
          <table:table-cell office:value-type="float" office:value="0.247823238950783" table:style-name="ce1">
            <text:p>0.247823238950783</text:p>
          </table:table-cell>
          <table:table-cell office:value-type="float" office:value="0.139729391577764" table:style-name="ce1">
            <text:p>0.139729391577764</text:p>
          </table:table-cell>
          <table:table-cell office:value-type="float" office:value="0.180716611767901" table:style-name="ce1">
            <text:p>0.180716611767901</text:p>
          </table:table-cell>
          <table:table-cell office:value-type="float" office:value="0.234822190635121" table:style-name="ce1">
            <text:p>0.234822190635121</text:p>
          </table:table-cell>
          <table:table-cell office:value-type="float" office:value="0.145202174960543" table:style-name="ce1">
            <text:p>0.145202174960543</text:p>
          </table:table-cell>
          <table:table-cell office:value-type="float" office:value="0.170559064604056" table:style-name="ce1">
            <text:p>0.170559064604056</text:p>
          </table:table-cell>
          <table:table-cell office:value-type="float" office:value="0.166116572221576" table:style-name="ce1">
            <text:p>0.166116572221576</text:p>
          </table:table-cell>
          <table:table-cell office:value-type="float" office:value="0.163140459356849" table:style-name="ce1">
            <text:p>0.163140459356849</text:p>
          </table:table-cell>
          <table:table-cell office:value-type="float" office:value="0.156055933617165" table:style-name="ce1">
            <text:p>0.156055933617165</text:p>
          </table:table-cell>
          <table:table-cell office:value-type="float" office:value="0.13071689555039" table:style-name="ce1">
            <text:p>0.13071689555039</text:p>
          </table:table-cell>
          <table:table-cell office:value-type="float" office:value="0.159975629823751" table:style-name="ce1">
            <text:p>0.159975629823751</text:p>
          </table:table-cell>
          <table:table-cell office:value-type="float" office:value="0.151360968935107" table:style-name="ce1">
            <text:p>0.151360968935107</text:p>
          </table:table-cell>
          <table:table-cell office:value-type="float" office:value="0" table:style-name="ce1">
            <text:p>0</text:p>
          </table:table-cell>
          <table:table-cell office:value-type="float" office:value="0.165371906449082" table:style-name="ce1">
            <text:p>0.165371906449082</text:p>
          </table:table-cell>
          <table:table-cell office:value-type="float" office:value="0.345328551093" table:style-name="ce1">
            <text:p>0.345328551093</text:p>
          </table:table-cell>
          <table:table-cell office:value-type="float" office:value="0.0957762594238925" table:style-name="ce1">
            <text:p>0.0957762594238925</text:p>
          </table:table-cell>
          <table:table-cell office:value-type="float" office:value="0.250985498862167" table:style-name="ce1">
            <text:p>0.250985498862167</text:p>
          </table:table-cell>
          <table:table-cell office:value-type="float" office:value="0.233804261188" table:style-name="ce1">
            <text:p>0.233804261188</text:p>
          </table:table-cell>
          <table:table-cell office:value-type="float" office:value="0.282015547576636" table:style-name="ce1">
            <text:p>0.282015547576636</text:p>
          </table:table-cell>
          <table:table-cell office:value-type="float" office:value="0.128846585302694" table:style-name="ce1">
            <text:p>0.128846585302694</text:p>
          </table:table-cell>
          <table:table-cell office:value-type="float" office:value="0.111815073271731" table:style-name="ce1">
            <text:p>0.111815073271731</text:p>
          </table:table-cell>
          <table:table-cell office:value-type="float" office:value="0.202772914943971" table:style-name="ce1">
            <text:p>0.202772914943971</text:p>
          </table:table-cell>
          <table:table-cell office:value-type="float" office:value="0.159660317303307" table:style-name="ce1">
            <text:p>0.159660317303307</text:p>
          </table:table-cell>
          <table:table-cell office:value-type="float" office:value="0.13237044388706" table:style-name="ce1">
            <text:p>0.13237044388706</text:p>
          </table:table-cell>
          <table:table-cell office:value-type="float" office:value="0.120275105026627" table:style-name="ce1">
            <text:p>0.120275105026627</text:p>
          </table:table-cell>
          <table:table-cell office:value-type="float" office:value="0.179288088669933" table:style-name="ce1">
            <text:p>0.179288088669933</text:p>
          </table:table-cell>
          <table:table-cell office:value-type="float" office:value="0.12007709274764" table:style-name="ce1">
            <text:p>0.12007709274764</text:p>
          </table:table-cell>
          <table:table-cell office:value-type="float" office:value="0.189149480154277" table:style-name="ce1">
            <text:p>0.189149480154277</text:p>
          </table:table-cell>
          <table:table-cell office:value-type="float" office:value="0.106947715508243" table:style-name="ce1">
            <text:p>0.106947715508243</text:p>
          </table:table-cell>
          <table:table-cell office:value-type="float" office:value="0.0821730104641683" table:style-name="ce1">
            <text:p>0.0821730104641683</text:p>
          </table:table-cell>
          <table:table-cell office:value-type="float" office:value="0.149540281837232" table:style-name="ce1">
            <text:p>0.149540281837232</text:p>
          </table:table-cell>
          <table:table-cell office:value-type="float" office:value="0.129122727397354" table:style-name="ce1">
            <text:p>0.129122727397354</text:p>
          </table:table-cell>
          <table:table-cell office:value-type="float" office:value="0.131323893615907" table:style-name="ce1">
            <text:p>0.131323893615907</text:p>
          </table:table-cell>
          <table:table-cell office:value-type="float" office:value="0.061526071334147" table:style-name="ce1">
            <text:p>0.061526071334147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</table:table-row>
      </table:table>
      <table:table table:name="min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0835309041735327" table:style-name="ce1">
            <text:p>0.00835309041735327</text:p>
          </table:table-cell>
          <table:table-cell office:value-type="float" office:value="0.0223408320735667" table:style-name="ce1">
            <text:p>0.0223408320735667</text:p>
          </table:table-cell>
          <table:table-cell office:value-type="float" office:value="0.0109069868458864" table:style-name="ce1">
            <text:p>0.0109069868458864</text:p>
          </table:table-cell>
          <table:table-cell office:value-type="float" office:value="0.00638423859958002" table:style-name="ce1">
            <text:p>0.00638423859958002</text:p>
          </table:table-cell>
          <table:table-cell office:value-type="float" office:value="0.0360128874765994" table:style-name="ce1">
            <text:p>0.0360128874765994</text:p>
          </table:table-cell>
          <table:table-cell office:value-type="float" office:value="0.0421770769466013" table:style-name="ce1">
            <text:p>0.0421770769466013</text:p>
          </table:table-cell>
          <table:table-cell office:value-type="float" office:value="0.0239315906464704" table:style-name="ce1">
            <text:p>0.0239315906464704</text:p>
          </table:table-cell>
          <table:table-cell office:value-type="float" office:value="0.00678537854884135" table:style-name="ce1">
            <text:p>0.00678537854884135</text:p>
          </table:table-cell>
          <table:table-cell office:value-type="float" office:value="0.0140718889257369" table:style-name="ce1">
            <text:p>0.0140718889257369</text:p>
          </table:table-cell>
          <table:table-cell office:value-type="float" office:value="0.0253336878252831" table:style-name="ce1">
            <text:p>0.0253336878252831</text:p>
          </table:table-cell>
          <table:table-cell office:value-type="float" office:value="0.00711285613915273" table:style-name="ce1">
            <text:p>0.00711285613915273</text:p>
          </table:table-cell>
          <table:table-cell office:value-type="float" office:value="0.0146432328067057" table:style-name="ce1">
            <text:p>0.0146432328067057</text:p>
          </table:table-cell>
          <table:table-cell office:value-type="float" office:value="0.0128884674537115" table:style-name="ce1">
            <text:p>0.0128884674537115</text:p>
          </table:table-cell>
          <table:table-cell office:value-type="float" office:value="0.00740281583859374" table:style-name="ce1">
            <text:p>0.00740281583859374</text:p>
          </table:table-cell>
          <table:table-cell office:value-type="float" office:value="0.00543741432685588" table:style-name="ce1">
            <text:p>0.00543741432685588</text:p>
          </table:table-cell>
          <table:table-cell office:value-type="float" office:value="0.00908308137971677" table:style-name="ce1">
            <text:p>0.00908308137971677</text:p>
          </table:table-cell>
          <table:table-cell office:value-type="float" office:value="0.0128911473030594" table:style-name="ce1">
            <text:p>0.0128911473030594</text:p>
          </table:table-cell>
          <table:table-cell office:value-type="float" office:value="0.013936288548734" table:style-name="ce1">
            <text:p>0.013936288548734</text:p>
          </table:table-cell>
          <table:table-cell office:value-type="float" office:value="0.0077099265738612" table:style-name="ce1">
            <text:p>0.0077099265738612</text:p>
          </table:table-cell>
          <table:table-cell office:value-type="float" office:value="0.0209274795274928" table:style-name="ce1">
            <text:p>0.0209274795274928</text:p>
          </table:table-cell>
          <table:table-cell office:value-type="float" office:value="0.00835309041735327" table:style-name="ce1">
            <text:p>0.00835309041735327</text:p>
          </table:table-cell>
          <table:table-cell office:value-type="float" office:value="0.00959654051477128" table:style-name="ce1">
            <text:p>0.00959654051477128</text:p>
          </table:table-cell>
          <table:table-cell office:value-type="float" office:value="0.0182487021193484" table:style-name="ce1">
            <text:p>0.0182487021193484</text:p>
          </table:table-cell>
          <table:table-cell office:value-type="float" office:value="0.0252216701225416" table:style-name="ce1">
            <text:p>0.0252216701225416</text:p>
          </table:table-cell>
          <table:table-cell office:value-type="float" office:value="0.0163020595530457" table:style-name="ce1">
            <text:p>0.0163020595530457</text:p>
          </table:table-cell>
          <table:table-cell office:value-type="float" office:value="0.0123326666989605" table:style-name="ce1">
            <text:p>0.0123326666989605</text:p>
          </table:table-cell>
          <table:table-cell office:value-type="float" office:value="0.0149230090786248" table:style-name="ce1">
            <text:p>0.0149230090786248</text:p>
          </table:table-cell>
          <table:table-cell office:value-type="float" office:value="0.0157741292315126" table:style-name="ce1">
            <text:p>0.0157741292315126</text:p>
          </table:table-cell>
          <table:table-cell office:value-type="float" office:value="0.0153834071965912" table:style-name="ce1">
            <text:p>0.0153834071965912</text:p>
          </table:table-cell>
          <table:table-cell office:value-type="float" office:value="0.0136522245178584" table:style-name="ce1">
            <text:p>0.0136522245178584</text:p>
          </table:table-cell>
          <table:table-cell office:value-type="float" office:value="0.0189417111607111" table:style-name="ce1">
            <text:p>0.0189417111607111</text:p>
          </table:table-cell>
          <table:table-cell office:value-type="float" office:value="0.0240018026993849" table:style-name="ce1">
            <text:p>0.0240018026993849</text:p>
          </table:table-cell>
          <table:table-cell office:value-type="float" office:value="0.00987846066616863" table:style-name="ce1">
            <text:p>0.00987846066616863</text:p>
          </table:table-cell>
          <table:table-cell office:value-type="float" office:value="0.0159911970286912" table:style-name="ce1">
            <text:p>0.0159911970286912</text:p>
          </table:table-cell>
          <table:table-cell office:value-type="float" office:value="0.00889334804588661" table:style-name="ce1">
            <text:p>0.00889334804588661</text:p>
          </table:table-cell>
          <table:table-cell office:value-type="float" office:value="0.0153834071965912" table:style-name="ce1">
            <text:p>0.0153834071965912</text:p>
          </table:table-cell>
          <table:table-cell office:value-type="float" office:value="0.00832789983348316" table:style-name="ce1">
            <text:p>0.00832789983348316</text:p>
          </table:table-cell>
          <table:table-cell office:value-type="float" office:value="0.00938912017524508" table:style-name="ce1">
            <text:p>0.00938912017524508</text:p>
          </table:table-cell>
          <table:table-cell office:value-type="float" office:value="0.0029569457704548" table:style-name="ce1">
            <text:p>0.0029569457704548</text:p>
          </table:table-cell>
          <table:table-cell office:value-type="float" office:value="0.00897535143593185" table:style-name="ce1">
            <text:p>0.00897535143593185</text:p>
          </table:table-cell>
          <table:table-cell office:value-type="float" office:value="0" table:style-name="ce1">
            <text:p>0</text:p>
          </table:table-cell>
          <table:table-cell office:value-type="float" office:value="0.00900268589928026" table:style-name="ce1">
            <text:p>0.00900268589928026</text:p>
          </table:table-cell>
          <table:table-cell office:value-type="float" office:value="0.0192075522160211" table:style-name="ce1">
            <text:p>0.0192075522160211</text:p>
          </table:table-cell>
          <table:table-cell office:value-type="float" office:value="0.00132545348746324" table:style-name="ce1">
            <text:p>0.00132545348746324</text:p>
          </table:table-cell>
          <table:table-cell office:value-type="float" office:value="0.0223193158317639" table:style-name="ce1">
            <text:p>0.0223193158317639</text:p>
          </table:table-cell>
          <table:table-cell office:value-type="float" office:value="0.0134816159199398" table:style-name="ce1">
            <text:p>0.0134816159199398</text:p>
          </table:table-cell>
          <table:table-cell office:value-type="float" office:value="0.0321538495339976" table:style-name="ce1">
            <text:p>0.0321538495339976</text:p>
          </table:table-cell>
          <table:table-cell office:value-type="float" office:value="0.0041348353495103" table:style-name="ce1">
            <text:p>0.0041348353495103</text:p>
          </table:table-cell>
          <table:table-cell office:value-type="float" office:value="0.0131375740394388" table:style-name="ce1">
            <text:p>0.0131375740394388</text:p>
          </table:table-cell>
          <table:table-cell office:value-type="float" office:value="0.0163410533598604" table:style-name="ce1">
            <text:p>0.0163410533598604</text:p>
          </table:table-cell>
          <table:table-cell office:value-type="float" office:value="0.0112750809453009" table:style-name="ce1">
            <text:p>0.0112750809453009</text:p>
          </table:table-cell>
          <table:table-cell office:value-type="float" office:value="0.00545409368827329" table:style-name="ce1">
            <text:p>0.00545409368827329</text:p>
          </table:table-cell>
          <table:table-cell office:value-type="float" office:value="0.00892244114186666" table:style-name="ce1">
            <text:p>0.00892244114186666</text:p>
          </table:table-cell>
          <table:table-cell office:value-type="float" office:value="0.0107611165299293" table:style-name="ce1">
            <text:p>0.0107611165299293</text:p>
          </table:table-cell>
          <table:table-cell office:value-type="float" office:value="0.00717429128389348" table:style-name="ce1">
            <text:p>0.00717429128389348</text:p>
          </table:table-cell>
          <table:table-cell office:value-type="float" office:value="0.0126466512958256" table:style-name="ce1">
            <text:p>0.0126466512958256</text:p>
          </table:table-cell>
          <table:table-cell office:value-type="float" office:value="0.0119376994031646" table:style-name="ce1">
            <text:p>0.0119376994031646</text:p>
          </table:table-cell>
          <table:table-cell office:value-type="float" office:value="0.00190305510912601" table:style-name="ce1">
            <text:p>0.00190305510912601</text:p>
          </table:table-cell>
          <table:table-cell office:value-type="float" office:value="0.00734173544637445" table:style-name="ce1">
            <text:p>0.00734173544637445</text:p>
          </table:table-cell>
          <table:table-cell office:value-type="float" office:value="0.0100809326480042" table:style-name="ce1">
            <text:p>0.0100809326480042</text:p>
          </table:table-cell>
          <table:table-cell office:value-type="float" office:value="0.0153586100149374" table:style-name="ce1">
            <text:p>0.0153586100149374</text:p>
          </table:table-cell>
          <table:table-cell office:value-type="float" office:value="0.00235493677914408" table:style-name="ce1">
            <text:p>0.002354936779144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  <table:table-cell office:value-type="float" office:value="0.0211115212338208" table:style-name="ce1">
            <text:p>0.0211115212338208</text:p>
          </table:table-cell>
        </table:table-row>
        <table:table-row>
          <table:table-cell office:value-type="float" office:value="0.0168632200064925" table:style-name="ce1">
            <text:p>0.0168632200064925</text:p>
          </table:table-cell>
          <table:table-cell office:value-type="float" office:value="0.0272170859469757" table:style-name="ce1">
            <text:p>0.0272170859469757</text:p>
          </table:table-cell>
          <table:table-cell office:value-type="float" office:value="0.0174484991040703" table:style-name="ce1">
            <text:p>0.0174484991040703</text:p>
          </table:table-cell>
          <table:table-cell office:value-type="float" office:value="0.0120742287274739" table:style-name="ce1">
            <text:p>0.0120742287274739</text:p>
          </table:table-cell>
          <table:table-cell office:value-type="float" office:value="0.0399490501987708" table:style-name="ce1">
            <text:p>0.0399490501987708</text:p>
          </table:table-cell>
          <table:table-cell office:value-type="float" office:value="0.0597102592900647" table:style-name="ce1">
            <text:p>0.0597102592900647</text:p>
          </table:table-cell>
          <table:table-cell office:value-type="float" office:value="0.0407535409730055" table:style-name="ce1">
            <text:p>0.0407535409730055</text:p>
          </table:table-cell>
          <table:table-cell office:value-type="float" office:value="0.0178772749997317" table:style-name="ce1">
            <text:p>0.0178772749997317</text:p>
          </table:table-cell>
          <table:table-cell office:value-type="float" office:value="0.026852090465794" table:style-name="ce1">
            <text:p>0.026852090465794</text:p>
          </table:table-cell>
          <table:table-cell office:value-type="float" office:value="0.0420446923888158" table:style-name="ce1">
            <text:p>0.0420446923888158</text:p>
          </table:table-cell>
          <table:table-cell office:value-type="float" office:value="0.00887458910045143" table:style-name="ce1">
            <text:p>0.00887458910045143</text:p>
          </table:table-cell>
          <table:table-cell office:value-type="float" office:value="0.03545494284237" table:style-name="ce1">
            <text:p>0.03545494284237</text:p>
          </table:table-cell>
          <table:table-cell office:value-type="float" office:value="0.023705411361509" table:style-name="ce1">
            <text:p>0.023705411361509</text:p>
          </table:table-cell>
          <table:table-cell office:value-type="float" office:value="0.0117527473000784" table:style-name="ce1">
            <text:p>0.0117527473000784</text:p>
          </table:table-cell>
          <table:table-cell office:value-type="float" office:value="0.00992616198456096" table:style-name="ce1">
            <text:p>0.00992616198456096</text:p>
          </table:table-cell>
          <table:table-cell office:value-type="float" office:value="0.0112521514418938" table:style-name="ce1">
            <text:p>0.0112521514418938</text:p>
          </table:table-cell>
          <table:table-cell office:value-type="float" office:value="0.0228500034496646" table:style-name="ce1">
            <text:p>0.0228500034496646</text:p>
          </table:table-cell>
          <table:table-cell office:value-type="float" office:value="0.0208653070226219" table:style-name="ce1">
            <text:p>0.0208653070226219</text:p>
          </table:table-cell>
          <table:table-cell office:value-type="float" office:value="0.0190269303699738" table:style-name="ce1">
            <text:p>0.0190269303699738</text:p>
          </table:table-cell>
          <table:table-cell office:value-type="float" office:value="0.0397008961491568" table:style-name="ce1">
            <text:p>0.0397008961491568</text:p>
          </table:table-cell>
          <table:table-cell office:value-type="float" office:value="0.0168632200064925" table:style-name="ce1">
            <text:p>0.0168632200064925</text:p>
          </table:table-cell>
          <table:table-cell office:value-type="float" office:value="0.0261874878275188" table:style-name="ce1">
            <text:p>0.0261874878275188</text:p>
          </table:table-cell>
          <table:table-cell office:value-type="float" office:value="0.0403086859812568" table:style-name="ce1">
            <text:p>0.0403086859812568</text:p>
          </table:table-cell>
          <table:table-cell office:value-type="float" office:value="0.0433980163094971" table:style-name="ce1">
            <text:p>0.0433980163094971</text:p>
          </table:table-cell>
          <table:table-cell office:value-type="float" office:value="0.0337805729698123" table:style-name="ce1">
            <text:p>0.0337805729698123</text:p>
          </table:table-cell>
          <table:table-cell office:value-type="float" office:value="0.0280205047814712" table:style-name="ce1">
            <text:p>0.0280205047814712</text:p>
          </table:table-cell>
          <table:table-cell office:value-type="float" office:value="0.0309983533768395" table:style-name="ce1">
            <text:p>0.0309983533768395</text:p>
          </table:table-cell>
          <table:table-cell office:value-type="float" office:value="0.0412573526504076" table:style-name="ce1">
            <text:p>0.0412573526504076</text:p>
          </table:table-cell>
          <table:table-cell office:value-type="float" office:value="0.0357738449147681" table:style-name="ce1">
            <text:p>0.0357738449147681</text:p>
          </table:table-cell>
          <table:table-cell office:value-type="float" office:value="0.0284117627862622" table:style-name="ce1">
            <text:p>0.0284117627862622</text:p>
          </table:table-cell>
          <table:table-cell office:value-type="float" office:value="0.0333678761702382" table:style-name="ce1">
            <text:p>0.0333678761702382</text:p>
          </table:table-cell>
          <table:table-cell office:value-type="float" office:value="0.0470624423077931" table:style-name="ce1">
            <text:p>0.0470624423077931</text:p>
          </table:table-cell>
          <table:table-cell office:value-type="float" office:value="0.0221071492104312" table:style-name="ce1">
            <text:p>0.0221071492104312</text:p>
          </table:table-cell>
          <table:table-cell office:value-type="float" office:value="0.0256166799164196" table:style-name="ce1">
            <text:p>0.0256166799164196</text:p>
          </table:table-cell>
          <table:table-cell office:value-type="float" office:value="0.0196904610685097" table:style-name="ce1">
            <text:p>0.0196904610685097</text:p>
          </table:table-cell>
          <table:table-cell office:value-type="float" office:value="0.0348519767390962" table:style-name="ce1">
            <text:p>0.0348519767390962</text:p>
          </table:table-cell>
          <table:table-cell office:value-type="float" office:value="0.0176553834737269" table:style-name="ce1">
            <text:p>0.0176553834737269</text:p>
          </table:table-cell>
          <table:table-cell office:value-type="float" office:value="0.0207859834819246" table:style-name="ce1">
            <text:p>0.0207859834819246</text:p>
          </table:table-cell>
          <table:table-cell office:value-type="float" office:value="0.0130572979626282" table:style-name="ce1">
            <text:p>0.0130572979626282</text:p>
          </table:table-cell>
          <table:table-cell office:value-type="float" office:value="0.0253658460174577" table:style-name="ce1">
            <text:p>0.0253658460174577</text:p>
          </table:table-cell>
          <table:table-cell office:value-type="float" office:value="0" table:style-name="ce1">
            <text:p>0</text:p>
          </table:table-cell>
          <table:table-cell office:value-type="float" office:value="0.0270734460219291" table:style-name="ce1">
            <text:p>0.0270734460219291</text:p>
          </table:table-cell>
          <table:table-cell office:value-type="float" office:value="0.0469895504055307" table:style-name="ce1">
            <text:p>0.0469895504055307</text:p>
          </table:table-cell>
          <table:table-cell office:value-type="float" office:value="0.00465382637753471" table:style-name="ce1">
            <text:p>0.00465382637753471</text:p>
          </table:table-cell>
          <table:table-cell office:value-type="float" office:value="0.046246370831089" table:style-name="ce1">
            <text:p>0.046246370831089</text:p>
          </table:table-cell>
          <table:table-cell office:value-type="float" office:value="0.0305367679007455" table:style-name="ce1">
            <text:p>0.0305367679007455</text:p>
          </table:table-cell>
          <table:table-cell office:value-type="float" office:value="0.048535313566054" table:style-name="ce1">
            <text:p>0.048535313566054</text:p>
          </table:table-cell>
          <table:table-cell office:value-type="float" office:value="0.0145626757308871" table:style-name="ce1">
            <text:p>0.0145626757308871</text:p>
          </table:table-cell>
          <table:table-cell office:value-type="float" office:value="0.0257629868967736" table:style-name="ce1">
            <text:p>0.0257629868967736</text:p>
          </table:table-cell>
          <table:table-cell office:value-type="float" office:value="0.0458642753618775" table:style-name="ce1">
            <text:p>0.0458642753618775</text:p>
          </table:table-cell>
          <table:table-cell office:value-type="float" office:value="0.0217447069642402" table:style-name="ce1">
            <text:p>0.0217447069642402</text:p>
          </table:table-cell>
          <table:table-cell office:value-type="float" office:value="0.0157594644768969" table:style-name="ce1">
            <text:p>0.0157594644768969</text:p>
          </table:table-cell>
          <table:table-cell office:value-type="float" office:value="0.0233605757084492" table:style-name="ce1">
            <text:p>0.0233605757084492</text:p>
          </table:table-cell>
          <table:table-cell office:value-type="float" office:value="0.0358033264025488" table:style-name="ce1">
            <text:p>0.0358033264025488</text:p>
          </table:table-cell>
          <table:table-cell office:value-type="float" office:value="0.0177003080565091" table:style-name="ce1">
            <text:p>0.0177003080565091</text:p>
          </table:table-cell>
          <table:table-cell office:value-type="float" office:value="0.0330956256753252" table:style-name="ce1">
            <text:p>0.0330956256753252</text:p>
          </table:table-cell>
          <table:table-cell office:value-type="float" office:value="0.0294679046014762" table:style-name="ce1">
            <text:p>0.0294679046014762</text:p>
          </table:table-cell>
          <table:table-cell office:value-type="float" office:value="0.00662393053705239" table:style-name="ce1">
            <text:p>0.00662393053705239</text:p>
          </table:table-cell>
          <table:table-cell office:value-type="float" office:value="0.0269733642934781" table:style-name="ce1">
            <text:p>0.0269733642934781</text:p>
          </table:table-cell>
          <table:table-cell office:value-type="float" office:value="0.0333544486836383" table:style-name="ce1">
            <text:p>0.0333544486836383</text:p>
          </table:table-cell>
          <table:table-cell office:value-type="float" office:value="0.0397484133114238" table:style-name="ce1">
            <text:p>0.0397484133114238</text:p>
          </table:table-cell>
          <table:table-cell office:value-type="float" office:value="0.00635532391490981" table:style-name="ce1">
            <text:p>0.00635532391490981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  <table:table-cell office:value-type="float" office:value="0.0424840926818245" table:style-name="ce1">
            <text:p>0.0424840926818245</text:p>
          </table:table-cell>
        </table:table-row>
        <table:table-row>
          <table:table-cell office:value-type="float" office:value="0.0164113974064393" table:style-name="ce1">
            <text:p>0.0164113974064393</text:p>
          </table:table-cell>
          <table:table-cell office:value-type="float" office:value="0.0269898347222752" table:style-name="ce1">
            <text:p>0.0269898347222752</text:p>
          </table:table-cell>
          <table:table-cell office:value-type="float" office:value="0.0170706403460187" table:style-name="ce1">
            <text:p>0.0170706403460187</text:p>
          </table:table-cell>
          <table:table-cell office:value-type="float" office:value="0.00853230534249299" table:style-name="ce1">
            <text:p>0.00853230534249299</text:p>
          </table:table-cell>
          <table:table-cell office:value-type="float" office:value="0.0403387002939531" table:style-name="ce1">
            <text:p>0.0403387002939531</text:p>
          </table:table-cell>
          <table:table-cell office:value-type="float" office:value="0.0552434863970123" table:style-name="ce1">
            <text:p>0.0552434863970123</text:p>
          </table:table-cell>
          <table:table-cell office:value-type="float" office:value="0.0423426916363005" table:style-name="ce1">
            <text:p>0.0423426916363005</text:p>
          </table:table-cell>
          <table:table-cell office:value-type="float" office:value="0.0157575141655557" table:style-name="ce1">
            <text:p>0.0157575141655557</text:p>
          </table:table-cell>
          <table:table-cell office:value-type="float" office:value="0.0255818418748971" table:style-name="ce1">
            <text:p>0.0255818418748971</text:p>
          </table:table-cell>
          <table:table-cell office:value-type="float" office:value="0.041584830240719" table:style-name="ce1">
            <text:p>0.041584830240719</text:p>
          </table:table-cell>
          <table:table-cell office:value-type="float" office:value="0.00956813411168371" table:style-name="ce1">
            <text:p>0.00956813411168371</text:p>
          </table:table-cell>
          <table:table-cell office:value-type="float" office:value="0.0334488076205443" table:style-name="ce1">
            <text:p>0.0334488076205443</text:p>
          </table:table-cell>
          <table:table-cell office:value-type="float" office:value="0.0214913198302875" table:style-name="ce1">
            <text:p>0.0214913198302875</text:p>
          </table:table-cell>
          <table:table-cell office:value-type="float" office:value="0.00997011151386625" table:style-name="ce1">
            <text:p>0.00997011151386625</text:p>
          </table:table-cell>
          <table:table-cell office:value-type="float" office:value="0.0108721488043639" table:style-name="ce1">
            <text:p>0.0108721488043639</text:p>
          </table:table-cell>
          <table:table-cell office:value-type="float" office:value="0.00793717779856173" table:style-name="ce1">
            <text:p>0.00793717779856173</text:p>
          </table:table-cell>
          <table:table-cell office:value-type="float" office:value="0.0224389145596992" table:style-name="ce1">
            <text:p>0.0224389145596992</text:p>
          </table:table-cell>
          <table:table-cell office:value-type="float" office:value="0.0170288346961917" table:style-name="ce1">
            <text:p>0.0170288346961917</text:p>
          </table:table-cell>
          <table:table-cell office:value-type="float" office:value="0.0182551337577833" table:style-name="ce1">
            <text:p>0.0182551337577833</text:p>
          </table:table-cell>
          <table:table-cell office:value-type="float" office:value="0.0321967820052131" table:style-name="ce1">
            <text:p>0.0321967820052131</text:p>
          </table:table-cell>
          <table:table-cell office:value-type="float" office:value="0.0164113974064393" table:style-name="ce1">
            <text:p>0.0164113974064393</text:p>
          </table:table-cell>
          <table:table-cell office:value-type="float" office:value="0.0263509586377397" table:style-name="ce1">
            <text:p>0.0263509586377397</text:p>
          </table:table-cell>
          <table:table-cell office:value-type="float" office:value="0.0347136965127454" table:style-name="ce1">
            <text:p>0.0347136965127454</text:p>
          </table:table-cell>
          <table:table-cell office:value-type="float" office:value="0.0432141786442322" table:style-name="ce1">
            <text:p>0.0432141786442322</text:p>
          </table:table-cell>
          <table:table-cell office:value-type="float" office:value="0.0249343902724484" table:style-name="ce1">
            <text:p>0.0249343902724484</text:p>
          </table:table-cell>
          <table:table-cell office:value-type="float" office:value="0.0218461318839473" table:style-name="ce1">
            <text:p>0.0218461318839473</text:p>
          </table:table-cell>
          <table:table-cell office:value-type="float" office:value="0.0192402463780653" table:style-name="ce1">
            <text:p>0.0192402463780653</text:p>
          </table:table-cell>
          <table:table-cell office:value-type="float" office:value="0.0412134031211023" table:style-name="ce1">
            <text:p>0.0412134031211023</text:p>
          </table:table-cell>
          <table:table-cell office:value-type="float" office:value="0.0308252351089662" table:style-name="ce1">
            <text:p>0.0308252351089662</text:p>
          </table:table-cell>
          <table:table-cell office:value-type="float" office:value="0.0202023122939555" table:style-name="ce1">
            <text:p>0.0202023122939555</text:p>
          </table:table-cell>
          <table:table-cell office:value-type="float" office:value="0.0316361575216358" table:style-name="ce1">
            <text:p>0.0316361575216358</text:p>
          </table:table-cell>
          <table:table-cell office:value-type="float" office:value="0.0410804825934473" table:style-name="ce1">
            <text:p>0.0410804825934473</text:p>
          </table:table-cell>
          <table:table-cell office:value-type="float" office:value="0.0135434226343343" table:style-name="ce1">
            <text:p>0.0135434226343343</text:p>
          </table:table-cell>
          <table:table-cell office:value-type="float" office:value="0.0226104249179638" table:style-name="ce1">
            <text:p>0.0226104249179638</text:p>
          </table:table-cell>
          <table:table-cell office:value-type="float" office:value="0.00280365838775585" table:style-name="ce1">
            <text:p>0.00280365838775585</text:p>
          </table:table-cell>
          <table:table-cell office:value-type="float" office:value="0.0240902377278651" table:style-name="ce1">
            <text:p>0.0240902377278651</text:p>
          </table:table-cell>
          <table:table-cell office:value-type="float" office:value="0.0110715295958464" table:style-name="ce1">
            <text:p>0.0110715295958464</text:p>
          </table:table-cell>
          <table:table-cell office:value-type="float" office:value="0.0200302659658214" table:style-name="ce1">
            <text:p>0.0200302659658214</text:p>
          </table:table-cell>
          <table:table-cell office:value-type="float" office:value="0.00562929154016435" table:style-name="ce1">
            <text:p>0.00562929154016435</text:p>
          </table:table-cell>
          <table:table-cell office:value-type="float" office:value="0.018022522834387" table:style-name="ce1">
            <text:p>0.018022522834387</text:p>
          </table:table-cell>
          <table:table-cell office:value-type="float" office:value="0" table:style-name="ce1">
            <text:p>0</text:p>
          </table:table-cell>
          <table:table-cell office:value-type="float" office:value="0.0133338584153298" table:style-name="ce1">
            <text:p>0.0133338584153298</text:p>
          </table:table-cell>
          <table:table-cell office:value-type="float" office:value="0.0542814204811221" table:style-name="ce1">
            <text:p>0.0542814204811221</text:p>
          </table:table-cell>
          <table:table-cell office:value-type="float" office:value="0.00130883842150636" table:style-name="ce1">
            <text:p>0.00130883842150636</text:p>
          </table:table-cell>
          <table:table-cell office:value-type="float" office:value="0.0331373071976336" table:style-name="ce1">
            <text:p>0.0331373071976336</text:p>
          </table:table-cell>
          <table:table-cell office:value-type="float" office:value="0.0194582501151368" table:style-name="ce1">
            <text:p>0.0194582501151368</text:p>
          </table:table-cell>
          <table:table-cell office:value-type="float" office:value="0.0253269715328035" table:style-name="ce1">
            <text:p>0.0253269715328035</text:p>
          </table:table-cell>
          <table:table-cell office:value-type="float" office:value="0.00481169183671552" table:style-name="ce1">
            <text:p>0.00481169183671552</text:p>
          </table:table-cell>
          <table:table-cell office:value-type="float" office:value="0.00551761472682832" table:style-name="ce1">
            <text:p>0.00551761472682832</text:p>
          </table:table-cell>
          <table:table-cell office:value-type="float" office:value="0.0143858762224776" table:style-name="ce1">
            <text:p>0.0143858762224776</text:p>
          </table:table-cell>
          <table:table-cell office:value-type="float" office:value="0.00861117946612191" table:style-name="ce1">
            <text:p>0.00861117946612191</text:p>
          </table:table-cell>
          <table:table-cell office:value-type="float" office:value="0.00510850617925732" table:style-name="ce1">
            <text:p>0.00510850617925732</text:p>
          </table:table-cell>
          <table:table-cell office:value-type="float" office:value="0.00703540046152134" table:style-name="ce1">
            <text:p>0.00703540046152134</text:p>
          </table:table-cell>
          <table:table-cell office:value-type="float" office:value="0.00746525188044056" table:style-name="ce1">
            <text:p>0.00746525188044056</text:p>
          </table:table-cell>
          <table:table-cell office:value-type="float" office:value="0.0023467081320019" table:style-name="ce1">
            <text:p>0.0023467081320019</text:p>
          </table:table-cell>
          <table:table-cell office:value-type="float" office:value="0.00660145420039044" table:style-name="ce1">
            <text:p>0.00660145420039044</text:p>
          </table:table-cell>
          <table:table-cell office:value-type="float" office:value="0.0021034367225975" table:style-name="ce1">
            <text:p>0.0021034367225975</text:p>
          </table:table-cell>
          <table:table-cell office:value-type="float" office:value="0.000420754429090466" table:style-name="ce1">
            <text:p>0.000420754429090466</text:p>
          </table:table-cell>
          <table:table-cell office:value-type="float" office:value="0.00285511934025673" table:style-name="ce1">
            <text:p>0.00285511934025673</text:p>
          </table:table-cell>
          <table:table-cell office:value-type="float" office:value="0.00219286045569342" table:style-name="ce1">
            <text:p>0.00219286045569342</text:p>
          </table:table-cell>
          <table:table-cell office:value-type="float" office:value="0.00177747279228013" table:style-name="ce1">
            <text:p>0.00177747279228013</text:p>
          </table:table-cell>
          <table:table-cell office:value-type="float" office:value="0.00069553283176179" table:style-name="ce1">
            <text:p>0.00069553283176179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  <table:table-cell office:value-type="float" office:value="0.0266796625328562" table:style-name="ce1">
            <text:p>0.0266796625328562</text:p>
          </table:table-cell>
        </table:table-row>
        <table:table-row>
          <table:table-cell office:value-type="float" office:value="0.016668930928771" table:style-name="ce1">
            <text:p>0.016668930928771</text:p>
          </table:table-cell>
          <table:table-cell office:value-type="float" office:value="0.0273650136309789" table:style-name="ce1">
            <text:p>0.0273650136309789</text:p>
          </table:table-cell>
          <table:table-cell office:value-type="float" office:value="0.0173654237742859" table:style-name="ce1">
            <text:p>0.0173654237742859</text:p>
          </table:table-cell>
          <table:table-cell office:value-type="float" office:value="0.0121573040572583" table:style-name="ce1">
            <text:p>0.0121573040572583</text:p>
          </table:table-cell>
          <table:table-cell office:value-type="float" office:value="0.0424364863634764" table:style-name="ce1">
            <text:p>0.0424364863634764</text:p>
          </table:table-cell>
          <table:table-cell office:value-type="float" office:value="0.0634507930098407" table:style-name="ce1">
            <text:p>0.0634507930098407</text:p>
          </table:table-cell>
          <table:table-cell office:value-type="float" office:value="0.0442834385340378" table:style-name="ce1">
            <text:p>0.0442834385340378</text:p>
          </table:table-cell>
          <table:table-cell office:value-type="float" office:value="0.0153287382698944" table:style-name="ce1">
            <text:p>0.0153287382698944</text:p>
          </table:table-cell>
          <table:table-cell office:value-type="float" office:value="0.0244241469566114" table:style-name="ce1">
            <text:p>0.0244241469566114</text:p>
          </table:table-cell>
          <table:table-cell office:value-type="float" office:value="0.0395406411581534" table:style-name="ce1">
            <text:p>0.0395406411581534</text:p>
          </table:table-cell>
          <table:table-cell office:value-type="float" office:value="0.00969891075986043" table:style-name="ce1">
            <text:p>0.00969891075986043</text:p>
          </table:table-cell>
          <table:table-cell office:value-type="float" office:value="0.0327943884097911" table:style-name="ce1">
            <text:p>0.0327943884097911</text:p>
          </table:table-cell>
          <table:table-cell office:value-type="float" office:value="0.0230322332053206" table:style-name="ce1">
            <text:p>0.0230322332053206</text:p>
          </table:table-cell>
          <table:table-cell office:value-type="float" office:value="0.0125191842135732" table:style-name="ce1">
            <text:p>0.0125191842135732</text:p>
          </table:table-cell>
          <table:table-cell office:value-type="float" office:value="0.0129436723502779" table:style-name="ce1">
            <text:p>0.0129436723502779</text:p>
          </table:table-cell>
          <table:table-cell office:value-type="float" office:value="0.0141045830877811" table:style-name="ce1">
            <text:p>0.0141045830877811</text:p>
          </table:table-cell>
          <table:table-cell office:value-type="float" office:value="0.0219919156884722" table:style-name="ce1">
            <text:p>0.0219919156884722</text:p>
          </table:table-cell>
          <table:table-cell office:value-type="float" office:value="0.0199638057019939" table:style-name="ce1">
            <text:p>0.0199638057019939</text:p>
          </table:table-cell>
          <table:table-cell office:value-type="float" office:value="0.0178183183140783" table:style-name="ce1">
            <text:p>0.0178183183140783</text:p>
          </table:table-cell>
          <table:table-cell office:value-type="float" office:value="0.0382741443563436" table:style-name="ce1">
            <text:p>0.0382741443563436</text:p>
          </table:table-cell>
          <table:table-cell office:value-type="float" office:value="0.016668930928771" table:style-name="ce1">
            <text:p>0.016668930928771</text:p>
          </table:table-cell>
          <table:table-cell office:value-type="float" office:value="0.0218756102267741" table:style-name="ce1">
            <text:p>0.0218756102267741</text:p>
          </table:table-cell>
          <table:table-cell office:value-type="float" office:value="0.0389757289156195" table:style-name="ce1">
            <text:p>0.0389757289156195</text:p>
          </table:table-cell>
          <table:table-cell office:value-type="float" office:value="0.0448697895713547" table:style-name="ce1">
            <text:p>0.0448697895713547</text:p>
          </table:table-cell>
          <table:table-cell office:value-type="float" office:value="0.0300127047866879" table:style-name="ce1">
            <text:p>0.0300127047866879</text:p>
          </table:table-cell>
          <table:table-cell office:value-type="float" office:value="0.0252039831168455" table:style-name="ce1">
            <text:p>0.0252039831168455</text:p>
          </table:table-cell>
          <table:table-cell office:value-type="float" office:value="0.0292360844456712" table:style-name="ce1">
            <text:p>0.0292360844456712</text:p>
          </table:table-cell>
          <table:table-cell office:value-type="float" office:value="0.0376149014167642" table:style-name="ce1">
            <text:p>0.0376149014167642</text:p>
          </table:table-cell>
          <table:table-cell office:value-type="float" office:value="0.0359673300376853" table:style-name="ce1">
            <text:p>0.0359673300376853</text:p>
          </table:table-cell>
          <table:table-cell office:value-type="float" office:value="0.0230949416800611" table:style-name="ce1">
            <text:p>0.0230949416800611</text:p>
          </table:table-cell>
          <table:table-cell office:value-type="float" office:value="0.0326898742852237" table:style-name="ce1">
            <text:p>0.0326898742852237</text:p>
          </table:table-cell>
          <table:table-cell office:value-type="float" office:value="0.0408532313687468" table:style-name="ce1">
            <text:p>0.0408532313687468</text:p>
          </table:table-cell>
          <table:table-cell office:value-type="float" office:value="0.022895024918709" table:style-name="ce1">
            <text:p>0.022895024918709</text:p>
          </table:table-cell>
          <table:table-cell office:value-type="float" office:value="0.0283511981910001" table:style-name="ce1">
            <text:p>0.0283511981910001</text:p>
          </table:table-cell>
          <table:table-cell office:value-type="float" office:value="0.018745546188446" table:style-name="ce1">
            <text:p>0.018745546188446</text:p>
          </table:table-cell>
          <table:table-cell office:value-type="float" office:value="0.0341691511252554" table:style-name="ce1">
            <text:p>0.0341691511252554</text:p>
          </table:table-cell>
          <table:table-cell office:value-type="float" office:value="0.0198930576792098" table:style-name="ce1">
            <text:p>0.0198930576792098</text:p>
          </table:table-cell>
          <table:table-cell office:value-type="float" office:value="0.0216446072129865" table:style-name="ce1">
            <text:p>0.0216446072129865</text:p>
          </table:table-cell>
          <table:table-cell office:value-type="float" office:value="0.0193704870563724" table:style-name="ce1">
            <text:p>0.0193704870563724</text:p>
          </table:table-cell>
          <table:table-cell office:value-type="float" office:value="0.0213508957244584" table:style-name="ce1">
            <text:p>0.0213508957244584</text:p>
          </table:table-cell>
          <table:table-cell office:value-type="float" office:value="0" table:style-name="ce1">
            <text:p>0</text:p>
          </table:table-cell>
          <table:table-cell office:value-type="float" office:value="0.0250496237944074" table:style-name="ce1">
            <text:p>0.0250496237944074</text:p>
          </table:table-cell>
          <table:table-cell office:value-type="float" office:value="0.0340866117653406" table:style-name="ce1">
            <text:p>0.0340866117653406</text:p>
          </table:table-cell>
          <table:table-cell office:value-type="float" office:value="0.00754270397455326" table:style-name="ce1">
            <text:p>0.00754270397455326</text:p>
          </table:table-cell>
          <table:table-cell office:value-type="float" office:value="0.040584709966779" table:style-name="ce1">
            <text:p>0.040584709966779</text:p>
          </table:table-cell>
          <table:table-cell office:value-type="float" office:value="0.0321491804478585" table:style-name="ce1">
            <text:p>0.0321491804478585</text:p>
          </table:table-cell>
          <table:table-cell office:value-type="float" office:value="0.0570590845195918" table:style-name="ce1">
            <text:p>0.0570590845195918</text:p>
          </table:table-cell>
          <table:table-cell office:value-type="float" office:value="0.0156560469022978" table:style-name="ce1">
            <text:p>0.0156560469022978</text:p>
          </table:table-cell>
          <table:table-cell office:value-type="float" office:value="0.0241039908235828" table:style-name="ce1">
            <text:p>0.0241039908235828</text:p>
          </table:table-cell>
          <table:table-cell office:value-type="float" office:value="0.042009872839356" table:style-name="ce1">
            <text:p>0.042009872839356</text:p>
          </table:table-cell>
          <table:table-cell office:value-type="float" office:value="0.0267591122741139" table:style-name="ce1">
            <text:p>0.0267591122741139</text:p>
          </table:table-cell>
          <table:table-cell office:value-type="float" office:value="0.0177864596725716" table:style-name="ce1">
            <text:p>0.0177864596725716</text:p>
          </table:table-cell>
          <table:table-cell office:value-type="float" office:value="0.0235858617980456" table:style-name="ce1">
            <text:p>0.0235858617980456</text:p>
          </table:table-cell>
          <table:table-cell office:value-type="float" office:value="0.0379904111450204" table:style-name="ce1">
            <text:p>0.0379904111450204</text:p>
          </table:table-cell>
          <table:table-cell office:value-type="float" office:value="0.0195071198833932" table:style-name="ce1">
            <text:p>0.0195071198833932</text:p>
          </table:table-cell>
          <table:table-cell office:value-type="float" office:value="0.0285020950100931" table:style-name="ce1">
            <text:p>0.0285020950100931</text:p>
          </table:table-cell>
          <table:table-cell office:value-type="float" office:value="0.022519619627133" table:style-name="ce1">
            <text:p>0.022519619627133</text:p>
          </table:table-cell>
          <table:table-cell office:value-type="float" office:value="0.00893432316107592" table:style-name="ce1">
            <text:p>0.00893432316107592</text:p>
          </table:table-cell>
          <table:table-cell office:value-type="float" office:value="0.0339501596738047" table:style-name="ce1">
            <text:p>0.0339501596738047</text:p>
          </table:table-cell>
          <table:table-cell office:value-type="float" office:value="0.030105408742677" table:style-name="ce1">
            <text:p>0.030105408742677</text:p>
          </table:table-cell>
          <table:table-cell office:value-type="float" office:value="0.0396464447635575" table:style-name="ce1">
            <text:p>0.0396464447635575</text:p>
          </table:table-cell>
          <table:table-cell office:value-type="float" office:value="0.0100100913410655" table:style-name="ce1">
            <text:p>0.0100100913410655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  <table:table-cell office:value-type="float" office:value="0.0418021333859801" table:style-name="ce1">
            <text:p>0.0418021333859801</text:p>
          </table:table-cell>
        </table:table-row>
        <table:table-row>
          <table:table-cell office:value-type="float" office:value="0.00865216160457708" table:style-name="ce1">
            <text:p>0.00865216160457708</text:p>
          </table:table-cell>
          <table:table-cell office:value-type="float" office:value="0.0218659627691217" table:style-name="ce1">
            <text:p>0.0218659627691217</text:p>
          </table:table-cell>
          <table:table-cell office:value-type="float" office:value="0.0132384557785451" table:style-name="ce1">
            <text:p>0.0132384557785451</text:p>
          </table:table-cell>
          <table:table-cell office:value-type="float" office:value="0.0063132225918611" table:style-name="ce1">
            <text:p>0.0063132225918611</text:p>
          </table:table-cell>
          <table:table-cell office:value-type="float" office:value="0.0394811485026303" table:style-name="ce1">
            <text:p>0.0394811485026303</text:p>
          </table:table-cell>
          <table:table-cell office:value-type="float" office:value="0.031438384639762" table:style-name="ce1">
            <text:p>0.031438384639762</text:p>
          </table:table-cell>
          <table:table-cell office:value-type="float" office:value="0.0262196460196934" table:style-name="ce1">
            <text:p>0.0262196460196934</text:p>
          </table:table-cell>
          <table:table-cell office:value-type="float" office:value="0.00824589644343793" table:style-name="ce1">
            <text:p>0.00824589644343793</text:p>
          </table:table-cell>
          <table:table-cell office:value-type="float" office:value="0.0147981280990134" table:style-name="ce1">
            <text:p>0.0147981280990134</text:p>
          </table:table-cell>
          <table:table-cell office:value-type="float" office:value="0.022849467479795" table:style-name="ce1">
            <text:p>0.022849467479795</text:p>
          </table:table-cell>
          <table:table-cell office:value-type="float" office:value="0.00662029982901172" table:style-name="ce1">
            <text:p>0.00662029982901172</text:p>
          </table:table-cell>
          <table:table-cell office:value-type="float" office:value="0.0177631134175118" table:style-name="ce1">
            <text:p>0.0177631134175118</text:p>
          </table:table-cell>
          <table:table-cell office:value-type="float" office:value="0.00841847874144163" table:style-name="ce1">
            <text:p>0.00841847874144163</text:p>
          </table:table-cell>
          <table:table-cell office:value-type="float" office:value="0.00651685764418341" table:style-name="ce1">
            <text:p>0.00651685764418341</text:p>
          </table:table-cell>
          <table:table-cell office:value-type="float" office:value="0.00526858381793921" table:style-name="ce1">
            <text:p>0.00526858381793921</text:p>
          </table:table-cell>
          <table:table-cell office:value-type="float" office:value="0.0111063676373689" table:style-name="ce1">
            <text:p>0.0111063676373689</text:p>
          </table:table-cell>
          <table:table-cell office:value-type="float" office:value="0.0112821657545901" table:style-name="ce1">
            <text:p>0.0112821657545901</text:p>
          </table:table-cell>
          <table:table-cell office:value-type="float" office:value="0.0169966765040171" table:style-name="ce1">
            <text:p>0.0169966765040171</text:p>
          </table:table-cell>
          <table:table-cell office:value-type="float" office:value="0.00295051413201988" table:style-name="ce1">
            <text:p>0.00295051413201988</text:p>
          </table:table-cell>
          <table:table-cell office:value-type="float" office:value="0.0200683198265613" table:style-name="ce1">
            <text:p>0.0200683198265613</text:p>
          </table:table-cell>
          <table:table-cell office:value-type="float" office:value="0.00865216160457708" table:style-name="ce1">
            <text:p>0.00865216160457708</text:p>
          </table:table-cell>
          <table:table-cell office:value-type="float" office:value="0.0113786403311139" table:style-name="ce1">
            <text:p>0.0113786403311139</text:p>
          </table:table-cell>
          <table:table-cell office:value-type="float" office:value="0.0167260117198809" table:style-name="ce1">
            <text:p>0.0167260117198809</text:p>
          </table:table-cell>
          <table:table-cell office:value-type="float" office:value="0.0265358682427437" table:style-name="ce1">
            <text:p>0.0265358682427437</text:p>
          </table:table-cell>
          <table:table-cell office:value-type="float" office:value="0.0144508196235277" table:style-name="ce1">
            <text:p>0.0144508196235277</text:p>
          </table:table-cell>
          <table:table-cell office:value-type="float" office:value="0.014323794764438" table:style-name="ce1">
            <text:p>0.014323794764438</text:p>
          </table:table-cell>
          <table:table-cell office:value-type="float" office:value="0.0101823555822186" table:style-name="ce1">
            <text:p>0.0101823555822186</text:p>
          </table:table-cell>
          <table:table-cell office:value-type="float" office:value="0.0181838497651296" table:style-name="ce1">
            <text:p>0.0181838497651296</text:p>
          </table:table-cell>
          <table:table-cell office:value-type="float" office:value="0.0136709834632935" table:style-name="ce1">
            <text:p>0.0136709834632935</text:p>
          </table:table-cell>
          <table:table-cell office:value-type="float" office:value="0.0148549409051885" table:style-name="ce1">
            <text:p>0.0148549409051885</text:p>
          </table:table-cell>
          <table:table-cell office:value-type="float" office:value="0.0191678904456724" table:style-name="ce1">
            <text:p>0.0191678904456724</text:p>
          </table:table-cell>
          <table:table-cell office:value-type="float" office:value="0.0300721974422109" table:style-name="ce1">
            <text:p>0.0300721974422109</text:p>
          </table:table-cell>
          <table:table-cell office:value-type="float" office:value="0.00969355106116466" table:style-name="ce1">
            <text:p>0.00969355106116466</text:p>
          </table:table-cell>
          <table:table-cell office:value-type="float" office:value="0.0169403996677116" table:style-name="ce1">
            <text:p>0.0169403996677116</text:p>
          </table:table-cell>
          <table:table-cell office:value-type="float" office:value="0.0101812836424795" table:style-name="ce1">
            <text:p>0.0101812836424795</text:p>
          </table:table-cell>
          <table:table-cell office:value-type="float" office:value="0.0189776211419727" table:style-name="ce1">
            <text:p>0.0189776211419727</text:p>
          </table:table-cell>
          <table:table-cell office:value-type="float" office:value="0.011113871215543" table:style-name="ce1">
            <text:p>0.011113871215543</text:p>
          </table:table-cell>
          <table:table-cell office:value-type="float" office:value="0.00940680718094111" table:style-name="ce1">
            <text:p>0.00940680718094111</text:p>
          </table:table-cell>
          <table:table-cell office:value-type="float" office:value="0.00880116122831941" table:style-name="ce1">
            <text:p>0.00880116122831941</text:p>
          </table:table-cell>
          <table:table-cell office:value-type="float" office:value="0.0138585729176454" table:style-name="ce1">
            <text:p>0.0138585729176454</text:p>
          </table:table-cell>
          <table:table-cell office:value-type="float" office:value="0" table:style-name="ce1">
            <text:p>0</text:p>
          </table:table-cell>
          <table:table-cell office:value-type="float" office:value="0.0123069401452208" table:style-name="ce1">
            <text:p>0.0123069401452208</text:p>
          </table:table-cell>
          <table:table-cell office:value-type="float" office:value="0.0141694354419999" table:style-name="ce1">
            <text:p>0.0141694354419999</text:p>
          </table:table-cell>
          <table:table-cell office:value-type="float" office:value="0.00228698343348389" table:style-name="ce1">
            <text:p>0.00228698343348389</text:p>
          </table:table-cell>
          <table:table-cell office:value-type="float" office:value="0.0202903725001484" table:style-name="ce1">
            <text:p>0.0202903725001484</text:p>
          </table:table-cell>
          <table:table-cell office:value-type="float" office:value="0.0194631875395598" table:style-name="ce1">
            <text:p>0.0194631875395598</text:p>
          </table:table-cell>
          <table:table-cell office:value-type="float" office:value="0.0323740210959037" table:style-name="ce1">
            <text:p>0.0323740210959037</text:p>
          </table:table-cell>
          <table:table-cell office:value-type="float" office:value="0.00967585990822245" table:style-name="ce1">
            <text:p>0.00967585990822245</text:p>
          </table:table-cell>
          <table:table-cell office:value-type="float" office:value="0.0154796198474264" table:style-name="ce1">
            <text:p>0.0154796198474264</text:p>
          </table:table-cell>
          <table:table-cell office:value-type="float" office:value="0.023102314063826" table:style-name="ce1">
            <text:p>0.023102314063826</text:p>
          </table:table-cell>
          <table:table-cell office:value-type="float" office:value="0.0150989336908817" table:style-name="ce1">
            <text:p>0.0150989336908817</text:p>
          </table:table-cell>
          <table:table-cell office:value-type="float" office:value="0.00809600216170724" table:style-name="ce1">
            <text:p>0.00809600216170724</text:p>
          </table:table-cell>
          <table:table-cell office:value-type="float" office:value="0.0137884017131098" table:style-name="ce1">
            <text:p>0.0137884017131098</text:p>
          </table:table-cell>
          <table:table-cell office:value-type="float" office:value="0.0177378142351206" table:style-name="ce1">
            <text:p>0.0177378142351206</text:p>
          </table:table-cell>
          <table:table-cell office:value-type="float" office:value="0.0142970637639923" table:style-name="ce1">
            <text:p>0.0142970637639923</text:p>
          </table:table-cell>
          <table:table-cell office:value-type="float" office:value="0.0210767410610557" table:style-name="ce1">
            <text:p>0.0210767410610557</text:p>
          </table:table-cell>
          <table:table-cell office:value-type="float" office:value="0.0189353586217378" table:style-name="ce1">
            <text:p>0.0189353586217378</text:p>
          </table:table-cell>
          <table:table-cell office:value-type="float" office:value="0.00355212803257974" table:style-name="ce1">
            <text:p>0.00355212803257974</text:p>
          </table:table-cell>
          <table:table-cell office:value-type="float" office:value="0.0136852524767945" table:style-name="ce1">
            <text:p>0.0136852524767945</text:p>
          </table:table-cell>
          <table:table-cell office:value-type="float" office:value="0.0149979633614313" table:style-name="ce1">
            <text:p>0.0149979633614313</text:p>
          </table:table-cell>
          <table:table-cell office:value-type="float" office:value="0.0166895679028767" table:style-name="ce1">
            <text:p>0.0166895679028767</text:p>
          </table:table-cell>
          <table:table-cell office:value-type="float" office:value="0.00554172223825019" table:style-name="ce1">
            <text:p>0.00554172223825019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  <table:table-cell office:value-type="float" office:value="0.0230782464776781" table:style-name="ce1">
            <text:p>0.0230782464776781</text:p>
          </table:table-cell>
        </table:table-row>
        <table:table-row>
          <table:table-cell office:value-type="float" office:value="0.0179729456214511" table:style-name="ce1">
            <text:p>0.0179729456214511</text:p>
          </table:table-cell>
          <table:table-cell office:value-type="float" office:value="0.0265069258697866" table:style-name="ce1">
            <text:p>0.0265069258697866</text:p>
          </table:table-cell>
          <table:table-cell office:value-type="float" office:value="0.0185445574873547" table:style-name="ce1">
            <text:p>0.0185445574873547</text:p>
          </table:table-cell>
          <table:table-cell office:value-type="float" office:value="0.0127011459842945" table:style-name="ce1">
            <text:p>0.0127011459842945</text:p>
          </table:table-cell>
          <table:table-cell office:value-type="float" office:value="0.0395937021752415" table:style-name="ce1">
            <text:p>0.0395937021752415</text:p>
          </table:table-cell>
          <table:table-cell office:value-type="float" office:value="0.0545000961879094" table:style-name="ce1">
            <text:p>0.0545000961879094</text:p>
          </table:table-cell>
          <table:table-cell office:value-type="float" office:value="0.0461159195181206" table:style-name="ce1">
            <text:p>0.0461159195181206</text:p>
          </table:table-cell>
          <table:table-cell office:value-type="float" office:value="0.0199809567378203" table:style-name="ce1">
            <text:p>0.0199809567378203</text:p>
          </table:table-cell>
          <table:table-cell office:value-type="float" office:value="0.0269030076034038" table:style-name="ce1">
            <text:p>0.0269030076034038</text:p>
          </table:table-cell>
          <table:table-cell office:value-type="float" office:value="0.0418147613147674" table:style-name="ce1">
            <text:p>0.0418147613147674</text:p>
          </table:table-cell>
          <table:table-cell office:value-type="float" office:value="0.00755985501037972" table:style-name="ce1">
            <text:p>0.00755985501037972</text:p>
          </table:table-cell>
          <table:table-cell office:value-type="float" office:value="0.033893662612293" table:style-name="ce1">
            <text:p>0.033893662612293</text:p>
          </table:table-cell>
          <table:table-cell office:value-type="float" office:value="0.0224925115466569" table:style-name="ce1">
            <text:p>0.0224925115466569</text:p>
          </table:table-cell>
          <table:table-cell office:value-type="float" office:value="0.00960029230385831" table:style-name="ce1">
            <text:p>0.00960029230385831</text:p>
          </table:table-cell>
          <table:table-cell office:value-type="float" office:value="0.0131393013526734" table:style-name="ce1">
            <text:p>0.0131393013526734</text:p>
          </table:table-cell>
          <table:table-cell office:value-type="float" office:value="0.0130401469268017" table:style-name="ce1">
            <text:p>0.0130401469268017</text:p>
          </table:table-cell>
          <table:table-cell office:value-type="float" office:value="0.0248641782195339" table:style-name="ce1">
            <text:p>0.0248641782195339</text:p>
          </table:table-cell>
          <table:table-cell office:value-type="float" office:value="0.0226806369708783" table:style-name="ce1">
            <text:p>0.0226806369708783</text:p>
          </table:table-cell>
          <table:table-cell office:value-type="float" office:value="0.0175396139818984" table:style-name="ce1">
            <text:p>0.0175396139818984</text:p>
          </table:table-cell>
          <table:table-cell office:value-type="float" office:value="0.0424798999229121" table:style-name="ce1">
            <text:p>0.0424798999229121</text:p>
          </table:table-cell>
          <table:table-cell office:value-type="float" office:value="0.0179729456214511" table:style-name="ce1">
            <text:p>0.0179729456214511</text:p>
          </table:table-cell>
          <table:table-cell office:value-type="float" office:value="0.0282724106201723" table:style-name="ce1">
            <text:p>0.0282724106201723</text:p>
          </table:table-cell>
          <table:table-cell office:value-type="float" office:value="0.0424263029359545" table:style-name="ce1">
            <text:p>0.0424263029359545</text:p>
          </table:table-cell>
          <table:table-cell office:value-type="float" office:value="0.0481118713124244" table:style-name="ce1">
            <text:p>0.0481118713124244</text:p>
          </table:table-cell>
          <table:table-cell office:value-type="float" office:value="0.0328721040408797" table:style-name="ce1">
            <text:p>0.0328721040408797</text:p>
          </table:table-cell>
          <table:table-cell office:value-type="float" office:value="0.033114898391798" table:style-name="ce1">
            <text:p>0.033114898391798</text:p>
          </table:table-cell>
          <table:table-cell office:value-type="float" office:value="0.02873120082853" table:style-name="ce1">
            <text:p>0.02873120082853</text:p>
          </table:table-cell>
          <table:table-cell office:value-type="float" office:value="0.044725077706569" table:style-name="ce1">
            <text:p>0.044725077706569</text:p>
          </table:table-cell>
          <table:table-cell office:value-type="float" office:value="0.0365997744837859" table:style-name="ce1">
            <text:p>0.0365997744837859</text:p>
          </table:table-cell>
          <table:table-cell office:value-type="float" office:value="0.0316908264483326" table:style-name="ce1">
            <text:p>0.0316908264483326</text:p>
          </table:table-cell>
          <table:table-cell office:value-type="float" office:value="0.0338925906725538" table:style-name="ce1">
            <text:p>0.0338925906725538</text:p>
          </table:table-cell>
          <table:table-cell office:value-type="float" office:value="0.0482951730078196" table:style-name="ce1">
            <text:p>0.0482951730078196</text:p>
          </table:table-cell>
          <table:table-cell office:value-type="float" office:value="0.023502814750809" table:style-name="ce1">
            <text:p>0.023502814750809</text:p>
          </table:table-cell>
          <table:table-cell office:value-type="float" office:value="0.0299773307752959" table:style-name="ce1">
            <text:p>0.0299773307752959</text:p>
          </table:table-cell>
          <table:table-cell office:value-type="float" office:value="0.0235087104193743" table:style-name="ce1">
            <text:p>0.0235087104193743</text:p>
          </table:table-cell>
          <table:table-cell office:value-type="float" office:value="0.0338347059266395" table:style-name="ce1">
            <text:p>0.0338347059266395</text:p>
          </table:table-cell>
          <table:table-cell office:value-type="float" office:value="0.0202285748175648" table:style-name="ce1">
            <text:p>0.0202285748175648</text:p>
          </table:table-cell>
          <table:table-cell office:value-type="float" office:value="0.0220503364042561" table:style-name="ce1">
            <text:p>0.0220503364042561</text:p>
          </table:table-cell>
          <table:table-cell office:value-type="float" office:value="0.0192825879977619" table:style-name="ce1">
            <text:p>0.0192825879977619</text:p>
          </table:table-cell>
          <table:table-cell office:value-type="float" office:value="0.0260250889570371" table:style-name="ce1">
            <text:p>0.0260250889570371</text:p>
          </table:table-cell>
          <table:table-cell office:value-type="float" office:value="0" table:style-name="ce1">
            <text:p>0</text:p>
          </table:table-cell>
          <table:table-cell office:value-type="float" office:value="0.029094588400103" table:style-name="ce1">
            <text:p>0.029094588400103</text:p>
          </table:table-cell>
          <table:table-cell office:value-type="float" office:value="0.049862348906462" table:style-name="ce1">
            <text:p>0.049862348906462</text:p>
          </table:table-cell>
          <table:table-cell office:value-type="float" office:value="0.00817943617961041" table:style-name="ce1">
            <text:p>0.00817943617961041</text:p>
          </table:table-cell>
          <table:table-cell office:value-type="float" office:value="0.0596310350557175" table:style-name="ce1">
            <text:p>0.0596310350557175</text:p>
          </table:table-cell>
          <table:table-cell office:value-type="float" office:value="0.0339359699453542" table:style-name="ce1">
            <text:p>0.0339359699453542</text:p>
          </table:table-cell>
          <table:table-cell office:value-type="float" office:value="0.0617420952689594" table:style-name="ce1">
            <text:p>0.0617420952689594</text:p>
          </table:table-cell>
          <table:table-cell office:value-type="float" office:value="0.0195278892665638" table:style-name="ce1">
            <text:p>0.0195278892665638</text:p>
          </table:table-cell>
          <table:table-cell office:value-type="float" office:value="0.0257581138735387" table:style-name="ce1">
            <text:p>0.0257581138735387</text:p>
          </table:table-cell>
          <table:table-cell office:value-type="float" office:value="0.0399804357652982" table:style-name="ce1">
            <text:p>0.0399804357652982</text:p>
          </table:table-cell>
          <table:table-cell office:value-type="float" office:value="0.0294660230134298" table:style-name="ce1">
            <text:p>0.0294660230134298</text:p>
          </table:table-cell>
          <table:table-cell office:value-type="float" office:value="0.020126079702473" table:style-name="ce1">
            <text:p>0.020126079702473</text:p>
          </table:table-cell>
          <table:table-cell office:value-type="float" office:value="0.0263755817317603" table:style-name="ce1">
            <text:p>0.0263755817317603</text:p>
          </table:table-cell>
          <table:table-cell office:value-type="float" office:value="0.037811400529152" table:style-name="ce1">
            <text:p>0.037811400529152</text:p>
          </table:table-cell>
          <table:table-cell office:value-type="float" office:value="0.0254563588865145" table:style-name="ce1">
            <text:p>0.0254563588865145</text:p>
          </table:table-cell>
          <table:table-cell office:value-type="float" office:value="0.0357115547094691" table:style-name="ce1">
            <text:p>0.0357115547094691</text:p>
          </table:table-cell>
          <table:table-cell office:value-type="float" office:value="0.035185857470974" table:style-name="ce1">
            <text:p>0.035185857470974</text:p>
          </table:table-cell>
          <table:table-cell office:value-type="float" office:value="0.01395962837204" table:style-name="ce1">
            <text:p>0.01395962837204</text:p>
          </table:table-cell>
          <table:table-cell office:value-type="float" office:value="0.0361612671328005" table:style-name="ce1">
            <text:p>0.0361612671328005</text:p>
          </table:table-cell>
          <table:table-cell office:value-type="float" office:value="0.0334016762215974" table:style-name="ce1">
            <text:p>0.0334016762215974</text:p>
          </table:table-cell>
          <table:table-cell office:value-type="float" office:value="0.0366990170536533" table:style-name="ce1">
            <text:p>0.0366990170536533</text:p>
          </table:table-cell>
          <table:table-cell office:value-type="float" office:value="0.0144623601468493" table:style-name="ce1">
            <text:p>0.0144623601468493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  <table:table-cell office:value-type="float" office:value="0.0457296862997609" table:style-name="ce1">
            <text:p>0.0457296862997609</text:p>
          </table:table-cell>
        </table:table-row>
        <table:table-row>
          <table:table-cell office:value-type="float" office:value="0.0153531248989601" table:style-name="ce1">
            <text:p>0.0153531248989601</text:p>
          </table:table-cell>
          <table:table-cell office:value-type="float" office:value="0.0283951477203054" table:style-name="ce1">
            <text:p>0.0283951477203054</text:p>
          </table:table-cell>
          <table:table-cell office:value-type="float" office:value="0.0118717326111245" table:style-name="ce1">
            <text:p>0.0118717326111245</text:p>
          </table:table-cell>
          <table:table-cell office:value-type="float" office:value="0.0114535086222704" table:style-name="ce1">
            <text:p>0.0114535086222704</text:p>
          </table:table-cell>
          <table:table-cell office:value-type="float" office:value="0.03768350556007" table:style-name="ce1">
            <text:p>0.03768350556007</text:p>
          </table:table-cell>
          <table:table-cell office:value-type="float" office:value="0.0695356589391452" table:style-name="ce1">
            <text:p>0.0695356589391452</text:p>
          </table:table-cell>
          <table:table-cell office:value-type="float" office:value="0.0316538445273318" table:style-name="ce1">
            <text:p>0.0316538445273318</text:p>
          </table:table-cell>
          <table:table-cell office:value-type="float" office:value="0.0109337853393652" table:style-name="ce1">
            <text:p>0.0109337853393652</text:p>
          </table:table-cell>
          <table:table-cell office:value-type="float" office:value="0.0176762862986404" table:style-name="ce1">
            <text:p>0.0176762862986404</text:p>
          </table:table-cell>
          <table:table-cell office:value-type="float" office:value="0.0285768415060919" table:style-name="ce1">
            <text:p>0.0285768415060919</text:p>
          </table:table-cell>
          <table:table-cell office:value-type="float" office:value="0.0103688730968313" table:style-name="ce1">
            <text:p>0.0103688730968313</text:p>
          </table:table-cell>
          <table:table-cell office:value-type="float" office:value="0.0183816226470034" table:style-name="ce1">
            <text:p>0.0183816226470034</text:p>
          </table:table-cell>
          <table:table-cell office:value-type="float" office:value="0.023953565411123" table:style-name="ce1">
            <text:p>0.023953565411123</text:p>
          </table:table-cell>
          <table:table-cell office:value-type="float" office:value="0.00815531753547946" table:style-name="ce1">
            <text:p>0.00815531753547946</text:p>
          </table:table-cell>
          <table:table-cell office:value-type="float" office:value="0.0150553936364102" table:style-name="ce1">
            <text:p>0.0150553936364102</text:p>
          </table:table-cell>
          <table:table-cell office:value-type="float" office:value="0.0118567254547763" table:style-name="ce1">
            <text:p>0.0118567254547763</text:p>
          </table:table-cell>
          <table:table-cell office:value-type="float" office:value="0.0224099721867421" table:style-name="ce1">
            <text:p>0.0224099721867421</text:p>
          </table:table-cell>
          <table:table-cell office:value-type="float" office:value="0.0200570644593002" table:style-name="ce1">
            <text:p>0.0200570644593002</text:p>
          </table:table-cell>
          <table:table-cell office:value-type="float" office:value="0.0235022787809394" table:style-name="ce1">
            <text:p>0.0235022787809394</text:p>
          </table:table-cell>
          <table:table-cell office:value-type="float" office:value="0.0318939590289022" table:style-name="ce1">
            <text:p>0.0318939590289022</text:p>
          </table:table-cell>
          <table:table-cell office:value-type="float" office:value="0.0153531248989601" table:style-name="ce1">
            <text:p>0.0153531248989601</text:p>
          </table:table-cell>
          <table:table-cell office:value-type="float" office:value="0.0188929379025796" table:style-name="ce1">
            <text:p>0.0188929379025796</text:p>
          </table:table-cell>
          <table:table-cell office:value-type="float" office:value="0.0448874765770508" table:style-name="ce1">
            <text:p>0.0448874765770508</text:p>
          </table:table-cell>
          <table:table-cell office:value-type="float" office:value="0.0393975372029764" table:style-name="ce1">
            <text:p>0.0393975372029764</text:p>
          </table:table-cell>
          <table:table-cell office:value-type="float" office:value="0.0316077511185483" table:style-name="ce1">
            <text:p>0.0316077511185483</text:p>
          </table:table-cell>
          <table:table-cell office:value-type="float" office:value="0.0229073522257093" table:style-name="ce1">
            <text:p>0.0229073522257093</text:p>
          </table:table-cell>
          <table:table-cell office:value-type="float" office:value="0.0313065360518461" table:style-name="ce1">
            <text:p>0.0313065360518461</text:p>
          </table:table-cell>
          <table:table-cell office:value-type="float" office:value="0.0322342998960834" table:style-name="ce1">
            <text:p>0.0322342998960834</text:p>
          </table:table-cell>
          <table:table-cell office:value-type="float" office:value="0.0387768840940065" table:style-name="ce1">
            <text:p>0.0387768840940065</text:p>
          </table:table-cell>
          <table:table-cell office:value-type="float" office:value="0.022277051659087" table:style-name="ce1">
            <text:p>0.022277051659087</text:p>
          </table:table-cell>
          <table:table-cell office:value-type="float" office:value="0.0357422226924631" table:style-name="ce1">
            <text:p>0.0357422226924631</text:p>
          </table:table-cell>
          <table:table-cell office:value-type="float" office:value="0.0429622728055312" table:style-name="ce1">
            <text:p>0.0429622728055312</text:p>
          </table:table-cell>
          <table:table-cell office:value-type="float" office:value="0.0283034968726077" table:style-name="ce1">
            <text:p>0.0283034968726077</text:p>
          </table:table-cell>
          <table:table-cell office:value-type="float" office:value="0.026855842254881" table:style-name="ce1">
            <text:p>0.026855842254881</text:p>
          </table:table-cell>
          <table:table-cell office:value-type="float" office:value="0.0193785266044161" table:style-name="ce1">
            <text:p>0.0193785266044161</text:p>
          </table:table-cell>
          <table:table-cell office:value-type="float" office:value="0.025689571818682" table:style-name="ce1">
            <text:p>0.025689571818682</text:p>
          </table:table-cell>
          <table:table-cell office:value-type="float" office:value="0.0156846222632933" table:style-name="ce1">
            <text:p>0.0156846222632933</text:p>
          </table:table-cell>
          <table:table-cell office:value-type="float" office:value="0.0163368975945682" table:style-name="ce1">
            <text:p>0.0163368975945682</text:p>
          </table:table-cell>
          <table:table-cell office:value-type="float" office:value="0.00868378382688211" table:style-name="ce1">
            <text:p>0.00868378382688211</text:p>
          </table:table-cell>
          <table:table-cell office:value-type="float" office:value="0.0170534893101923" table:style-name="ce1">
            <text:p>0.0170534893101923</text:p>
          </table:table-cell>
          <table:table-cell office:value-type="float" office:value="0" table:style-name="ce1">
            <text:p>0</text:p>
          </table:table-cell>
          <table:table-cell office:value-type="float" office:value="0.018389662195047" table:style-name="ce1">
            <text:p>0.018389662195047</text:p>
          </table:table-cell>
          <table:table-cell office:value-type="float" office:value="0.03217534321043" table:style-name="ce1">
            <text:p>0.03217534321043</text:p>
          </table:table-cell>
          <table:table-cell office:value-type="float" office:value="0.00304859661815242" table:style-name="ce1">
            <text:p>0.00304859661815242</text:p>
          </table:table-cell>
          <table:table-cell office:value-type="float" office:value="0.0448775064038187" table:style-name="ce1">
            <text:p>0.0448775064038187</text:p>
          </table:table-cell>
          <table:table-cell office:value-type="float" office:value="0.0276172581058941" table:style-name="ce1">
            <text:p>0.0276172581058941</text:p>
          </table:table-cell>
          <table:table-cell office:value-type="float" office:value="0.0531685690308286" table:style-name="ce1">
            <text:p>0.0531685690308286</text:p>
          </table:table-cell>
          <table:table-cell office:value-type="float" office:value="0.0132851922961552" table:style-name="ce1">
            <text:p>0.0132851922961552</text:p>
          </table:table-cell>
          <table:table-cell office:value-type="float" office:value="0.025181476368589" table:style-name="ce1">
            <text:p>0.025181476368589</text:p>
          </table:table-cell>
          <table:table-cell office:value-type="float" office:value="0.0326250268733314" table:style-name="ce1">
            <text:p>0.0326250268733314</text:p>
          </table:table-cell>
          <table:table-cell office:value-type="float" office:value="0.0245031386540569" table:style-name="ce1">
            <text:p>0.0245031386540569</text:p>
          </table:table-cell>
          <table:table-cell office:value-type="float" office:value="0.0126183823942976" table:style-name="ce1">
            <text:p>0.0126183823942976</text:p>
          </table:table-cell>
          <table:table-cell office:value-type="float" office:value="0.0176284513575042" table:style-name="ce1">
            <text:p>0.0176284513575042</text:p>
          </table:table-cell>
          <table:table-cell office:value-type="float" office:value="0.0209229370702199" table:style-name="ce1">
            <text:p>0.0209229370702199</text:p>
          </table:table-cell>
          <table:table-cell office:value-type="float" office:value="0.0221024877648747" table:style-name="ce1">
            <text:p>0.0221024877648747</text:p>
          </table:table-cell>
          <table:table-cell office:value-type="float" office:value="0.0251362753213496" table:style-name="ce1">
            <text:p>0.0251362753213496</text:p>
          </table:table-cell>
          <table:table-cell office:value-type="float" office:value="0.0269062797225134" table:style-name="ce1">
            <text:p>0.0269062797225134</text:p>
          </table:table-cell>
          <table:table-cell office:value-type="float" office:value="0.00568776534924029" table:style-name="ce1">
            <text:p>0.00568776534924029</text:p>
          </table:table-cell>
          <table:table-cell office:value-type="float" office:value="0.0274134390790063" table:style-name="ce1">
            <text:p>0.0274134390790063</text:p>
          </table:table-cell>
          <table:table-cell office:value-type="float" office:value="0.0270012714749994" table:style-name="ce1">
            <text:p>0.0270012714749994</text:p>
          </table:table-cell>
          <table:table-cell office:value-type="float" office:value="0.0286520885972982" table:style-name="ce1">
            <text:p>0.0286520885972982</text:p>
          </table:table-cell>
          <table:table-cell office:value-type="float" office:value="0.00712599146615204" table:style-name="ce1">
            <text:p>0.00712599146615204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  <table:table-cell office:value-type="float" office:value="0.0376686250264989" table:style-name="ce1">
            <text:p>0.0376686250264989</text:p>
          </table:table-cell>
        </table:table-row>
        <table:table-row>
          <table:table-cell office:value-type="float" office:value="0.00906941414804257" table:style-name="ce1">
            <text:p>0.00906941414804257</text:p>
          </table:table-cell>
          <table:table-cell office:value-type="float" office:value="0.0233361281213706" table:style-name="ce1">
            <text:p>0.0233361281213706</text:p>
          </table:table-cell>
          <table:table-cell office:value-type="float" office:value="0.0105854049241403" table:style-name="ce1">
            <text:p>0.0105854049241403</text:p>
          </table:table-cell>
          <table:table-cell office:value-type="float" office:value="0.0069004445802161" table:style-name="ce1">
            <text:p>0.0069004445802161</text:p>
          </table:table-cell>
          <table:table-cell office:value-type="float" office:value="0.0381540871055584" table:style-name="ce1">
            <text:p>0.0381540871055584</text:p>
          </table:table-cell>
          <table:table-cell office:value-type="float" office:value="0.044057795218946" table:style-name="ce1">
            <text:p>0.044057795218946</text:p>
          </table:table-cell>
          <table:table-cell office:value-type="float" office:value="0.0237911665406413" table:style-name="ce1">
            <text:p>0.0237911665406413</text:p>
          </table:table-cell>
          <table:table-cell office:value-type="float" office:value="0.00612077591056621" table:style-name="ce1">
            <text:p>0.00612077591056621</text:p>
          </table:table-cell>
          <table:table-cell office:value-type="float" office:value="0.0145649812057475" table:style-name="ce1">
            <text:p>0.0145649812057475</text:p>
          </table:table-cell>
          <table:table-cell office:value-type="float" office:value="0.0231072689870614" table:style-name="ce1">
            <text:p>0.0231072689870614</text:p>
          </table:table-cell>
          <table:table-cell office:value-type="float" office:value="0.00934892243502683" table:style-name="ce1">
            <text:p>0.00934892243502683</text:p>
          </table:table-cell>
          <table:table-cell office:value-type="float" office:value="0.0120126926868232" table:style-name="ce1">
            <text:p>0.0120126926868232</text:p>
          </table:table-cell>
          <table:table-cell office:value-type="float" office:value="0.0123825118968311" table:style-name="ce1">
            <text:p>0.0123825118968311</text:p>
          </table:table-cell>
          <table:table-cell office:value-type="float" office:value="0.00654847986648844" table:style-name="ce1">
            <text:p>0.00654847986648844</text:p>
          </table:table-cell>
          <table:table-cell office:value-type="float" office:value="0.00764293034016411" table:style-name="ce1">
            <text:p>0.00764293034016411</text:p>
          </table:table-cell>
          <table:table-cell office:value-type="float" office:value="0.00994867271908318" table:style-name="ce1">
            <text:p>0.00994867271908318</text:p>
          </table:table-cell>
          <table:table-cell office:value-type="float" office:value="0.0133488655716779" table:style-name="ce1">
            <text:p>0.0133488655716779</text:p>
          </table:table-cell>
          <table:table-cell office:value-type="float" office:value="0.0130337152883668" table:style-name="ce1">
            <text:p>0.0130337152883668</text:p>
          </table:table-cell>
          <table:table-cell office:value-type="float" office:value="0.00497916008836778" table:style-name="ce1">
            <text:p>0.00497916008836778</text:p>
          </table:table-cell>
          <table:table-cell office:value-type="float" office:value="0.0193651273576767" table:style-name="ce1">
            <text:p>0.0193651273576767</text:p>
          </table:table-cell>
          <table:table-cell office:value-type="float" office:value="0.00906941414804257" table:style-name="ce1">
            <text:p>0.00906941414804257</text:p>
          </table:table-cell>
          <table:table-cell office:value-type="float" office:value="0.0089694557673665" table:style-name="ce1">
            <text:p>0.0089694557673665</text:p>
          </table:table-cell>
          <table:table-cell office:value-type="float" office:value="0.0195645081491592" table:style-name="ce1">
            <text:p>0.0195645081491592</text:p>
          </table:table-cell>
          <table:table-cell office:value-type="float" office:value="0.0277214335942474" table:style-name="ce1">
            <text:p>0.0277214335942474</text:p>
          </table:table-cell>
          <table:table-cell office:value-type="float" office:value="0.0167796087068386" table:style-name="ce1">
            <text:p>0.0167796087068386</text:p>
          </table:table-cell>
          <table:table-cell office:value-type="float" office:value="0.0116439454165544" table:style-name="ce1">
            <text:p>0.0116439454165544</text:p>
          </table:table-cell>
          <table:table-cell office:value-type="float" office:value="0.0156460324326838" table:style-name="ce1">
            <text:p>0.0156460324326838</text:p>
          </table:table-cell>
          <table:table-cell office:value-type="float" office:value="0.0176516316846399" table:style-name="ce1">
            <text:p>0.0176516316846399</text:p>
          </table:table-cell>
          <table:table-cell office:value-type="float" office:value="0.0160485458047359" table:style-name="ce1">
            <text:p>0.0160485458047359</text:p>
          </table:table-cell>
          <table:table-cell office:value-type="float" office:value="0.0133938870407224" table:style-name="ce1">
            <text:p>0.0133938870407224</text:p>
          </table:table-cell>
          <table:table-cell office:value-type="float" office:value="0.0173670316838946" table:style-name="ce1">
            <text:p>0.0173670316838946</text:p>
          </table:table-cell>
          <table:table-cell office:value-type="float" office:value="0.0188945458121883" table:style-name="ce1">
            <text:p>0.0188945458121883</text:p>
          </table:table-cell>
          <table:table-cell office:value-type="float" office:value="0.0106749118923596" table:style-name="ce1">
            <text:p>0.0106749118923596</text:p>
          </table:table-cell>
          <table:table-cell office:value-type="float" office:value="0.0147086211307941" table:style-name="ce1">
            <text:p>0.0147086211307941</text:p>
          </table:table-cell>
          <table:table-cell office:value-type="float" office:value="0.0115410392015956" table:style-name="ce1">
            <text:p>0.0115410392015956</text:p>
          </table:table-cell>
          <table:table-cell office:value-type="float" office:value="0.0159997725466044" table:style-name="ce1">
            <text:p>0.0159997725466044</text:p>
          </table:table-cell>
          <table:table-cell office:value-type="float" office:value="0.0141340614306078" table:style-name="ce1">
            <text:p>0.0141340614306078</text:p>
          </table:table-cell>
          <table:table-cell office:value-type="float" office:value="0.00721522638424188" table:style-name="ce1">
            <text:p>0.00721522638424188</text:p>
          </table:table-cell>
          <table:table-cell office:value-type="float" office:value="0.00957563768985778" table:style-name="ce1">
            <text:p>0.00957563768985778</text:p>
          </table:table-cell>
          <table:table-cell office:value-type="float" office:value="0.0125652776223568" table:style-name="ce1">
            <text:p>0.0125652776223568</text:p>
          </table:table-cell>
          <table:table-cell office:value-type="float" office:value="0" table:style-name="ce1">
            <text:p>0</text:p>
          </table:table-cell>
          <table:table-cell office:value-type="float" office:value="0.0103533299706136" table:style-name="ce1">
            <text:p>0.0103533299706136</text:p>
          </table:table-cell>
          <table:table-cell office:value-type="float" office:value="0.0241872482742585" table:style-name="ce1">
            <text:p>0.0241872482742585</text:p>
          </table:table-cell>
          <table:table-cell office:value-type="float" office:value="0.00367460942581803" table:style-name="ce1">
            <text:p>0.00367460942581803</text:p>
          </table:table-cell>
          <table:table-cell office:value-type="float" office:value="0.0277260402994641" table:style-name="ce1">
            <text:p>0.0277260402994641</text:p>
          </table:table-cell>
          <table:table-cell office:value-type="float" office:value="0.0209758855803909" table:style-name="ce1">
            <text:p>0.0209758855803909</text:p>
          </table:table-cell>
          <table:table-cell office:value-type="float" office:value="0.0408847261217238" table:style-name="ce1">
            <text:p>0.0408847261217238</text:p>
          </table:table-cell>
          <table:table-cell office:value-type="float" office:value="0.0133472857750401" table:style-name="ce1">
            <text:p>0.0133472857750401</text:p>
          </table:table-cell>
          <table:table-cell office:value-type="float" office:value="0.016693818381293" table:style-name="ce1">
            <text:p>0.016693818381293</text:p>
          </table:table-cell>
          <table:table-cell office:value-type="float" office:value="0.0285566932640333" table:style-name="ce1">
            <text:p>0.0285566932640333</text:p>
          </table:table-cell>
          <table:table-cell office:value-type="float" office:value="0.0230848742220814" table:style-name="ce1">
            <text:p>0.0230848742220814</text:p>
          </table:table-cell>
          <table:table-cell office:value-type="float" office:value="0.0135277271706381" table:style-name="ce1">
            <text:p>0.0135277271706381</text:p>
          </table:table-cell>
          <table:table-cell office:value-type="float" office:value="0.0208184783430794" table:style-name="ce1">
            <text:p>0.0208184783430794</text:p>
          </table:table-cell>
          <table:table-cell office:value-type="float" office:value="0.0229268358531263" table:style-name="ce1">
            <text:p>0.0229268358531263</text:p>
          </table:table-cell>
          <table:table-cell office:value-type="float" office:value="0.0191929848413048" table:style-name="ce1">
            <text:p>0.0191929848413048</text:p>
          </table:table-cell>
          <table:table-cell office:value-type="float" office:value="0.0220511224505784" table:style-name="ce1">
            <text:p>0.0220511224505784</text:p>
          </table:table-cell>
          <table:table-cell office:value-type="float" office:value="0.0186334104311492" table:style-name="ce1">
            <text:p>0.0186334104311492</text:p>
          </table:table-cell>
          <table:table-cell office:value-type="float" office:value="0.00593665071754896" table:style-name="ce1">
            <text:p>0.00593665071754896</text:p>
          </table:table-cell>
          <table:table-cell office:value-type="float" office:value="0.0208337843587907" table:style-name="ce1">
            <text:p>0.0208337843587907</text:p>
          </table:table-cell>
          <table:table-cell office:value-type="float" office:value="0.018060239856827" table:style-name="ce1">
            <text:p>0.018060239856827</text:p>
          </table:table-cell>
          <table:table-cell office:value-type="float" office:value="0.0209142858439483" table:style-name="ce1">
            <text:p>0.0209142858439483</text:p>
          </table:table-cell>
          <table:table-cell office:value-type="float" office:value="0.0100498054070766" table:style-name="ce1">
            <text:p>0.0100498054070766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  <table:table-cell office:value-type="float" office:value="0.0249422406898832" table:style-name="ce1">
            <text:p>0.0249422406898832</text:p>
          </table:table-cell>
        </table:table-row>
        <table:table-row>
          <table:table-cell office:value-type="float" office:value="0.0142131169863704" table:style-name="ce1">
            <text:p>0.0142131169863704</text:p>
          </table:table-cell>
          <table:table-cell office:value-type="float" office:value="0.0227085074040963" table:style-name="ce1">
            <text:p>0.0227085074040963</text:p>
          </table:table-cell>
          <table:table-cell office:value-type="float" office:value="0.0108265913654499" table:style-name="ce1">
            <text:p>0.0108265913654499</text:p>
          </table:table-cell>
          <table:table-cell office:value-type="float" office:value="0.0112037801611645" table:style-name="ce1">
            <text:p>0.0112037801611645</text:p>
          </table:table-cell>
          <table:table-cell office:value-type="float" office:value="0.0378775266528568" table:style-name="ce1">
            <text:p>0.0378775266528568</text:p>
          </table:table-cell>
          <table:table-cell office:value-type="float" office:value="0.0613079854712729" table:style-name="ce1">
            <text:p>0.0613079854712729</text:p>
          </table:table-cell>
          <table:table-cell office:value-type="float" office:value="0.0310605258817104" table:style-name="ce1">
            <text:p>0.0310605258817104</text:p>
          </table:table-cell>
          <table:table-cell office:value-type="float" office:value="0.00936071377215751" table:style-name="ce1">
            <text:p>0.00936071377215751</text:p>
          </table:table-cell>
          <table:table-cell office:value-type="float" office:value="0.0189626139856246" table:style-name="ce1">
            <text:p>0.0189626139856246</text:p>
          </table:table-cell>
          <table:table-cell office:value-type="float" office:value="0.0306746275756152" table:style-name="ce1">
            <text:p>0.0306746275756152</text:p>
          </table:table-cell>
          <table:table-cell office:value-type="float" office:value="0.0156728309261626" table:style-name="ce1">
            <text:p>0.0156728309261626</text:p>
          </table:table-cell>
          <table:table-cell office:value-type="float" office:value="0.0172432226440224" table:style-name="ce1">
            <text:p>0.0172432226440224</text:p>
          </table:table-cell>
          <table:table-cell office:value-type="float" office:value="0.0181704505183902" table:style-name="ce1">
            <text:p>0.0181704505183902</text:p>
          </table:table-cell>
          <table:table-cell office:value-type="float" office:value="0.00662619549757706" table:style-name="ce1">
            <text:p>0.00662619549757706</text:p>
          </table:table-cell>
          <table:table-cell office:value-type="float" office:value="0.0148276064418401" table:style-name="ce1">
            <text:p>0.0148276064418401</text:p>
          </table:table-cell>
          <table:table-cell office:value-type="float" office:value="0.0156572877999449" table:style-name="ce1">
            <text:p>0.0156572877999449</text:p>
          </table:table-cell>
          <table:table-cell office:value-type="float" office:value="0.0177941996699473" table:style-name="ce1">
            <text:p>0.0177941996699473</text:p>
          </table:table-cell>
          <table:table-cell office:value-type="float" office:value="0.0230927978005828" table:style-name="ce1">
            <text:p>0.0230927978005828</text:p>
          </table:table-cell>
          <table:table-cell office:value-type="float" office:value="0.00984576650412445" table:style-name="ce1">
            <text:p>0.00984576650412445</text:p>
          </table:table-cell>
          <table:table-cell office:value-type="float" office:value="0.0325451624204379" table:style-name="ce1">
            <text:p>0.0325451624204379</text:p>
          </table:table-cell>
          <table:table-cell office:value-type="float" office:value="0.0142131169863704" table:style-name="ce1">
            <text:p>0.0142131169863704</text:p>
          </table:table-cell>
          <table:table-cell office:value-type="float" office:value="0.0171403164290637" table:style-name="ce1">
            <text:p>0.0171403164290637</text:p>
          </table:table-cell>
          <table:table-cell office:value-type="float" office:value="0.0301070354837334" table:style-name="ce1">
            <text:p>0.0301070354837334</text:p>
          </table:table-cell>
          <table:table-cell office:value-type="float" office:value="0.0373522761806716" table:style-name="ce1">
            <text:p>0.0373522761806716</text:p>
          </table:table-cell>
          <table:table-cell office:value-type="float" office:value="0.0244605929077426" table:style-name="ce1">
            <text:p>0.0244605929077426</text:p>
          </table:table-cell>
          <table:table-cell office:value-type="float" office:value="0.0238265405520333" table:style-name="ce1">
            <text:p>0.0238265405520333</text:p>
          </table:table-cell>
          <table:table-cell office:value-type="float" office:value="0.02822470930178" table:style-name="ce1">
            <text:p>0.02822470930178</text:p>
          </table:table-cell>
          <table:table-cell office:value-type="float" office:value="0.0287424561957911" table:style-name="ce1">
            <text:p>0.0287424561957911</text:p>
          </table:table-cell>
          <table:table-cell office:value-type="float" office:value="0.0257806866965101" table:style-name="ce1">
            <text:p>0.0257806866965101</text:p>
          </table:table-cell>
          <table:table-cell office:value-type="float" office:value="0.0214323631446341" table:style-name="ce1">
            <text:p>0.0214323631446341</text:p>
          </table:table-cell>
          <table:table-cell office:value-type="float" office:value="0.0278741850070768" table:style-name="ce1">
            <text:p>0.0278741850070768</text:p>
          </table:table-cell>
          <table:table-cell office:value-type="float" office:value="0.0362111963283427" table:style-name="ce1">
            <text:p>0.0362111963283427</text:p>
          </table:table-cell>
          <table:table-cell office:value-type="float" office:value="0.0213621510917196" table:style-name="ce1">
            <text:p>0.0213621510917196</text:p>
          </table:table-cell>
          <table:table-cell office:value-type="float" office:value="0.0258878806704254" table:style-name="ce1">
            <text:p>0.0258878806704254</text:p>
          </table:table-cell>
          <table:table-cell office:value-type="float" office:value="0.0256332949823765" table:style-name="ce1">
            <text:p>0.0256332949823765</text:p>
          </table:table-cell>
          <table:table-cell office:value-type="float" office:value="0.0312936727749763" table:style-name="ce1">
            <text:p>0.0312936727749763</text:p>
          </table:table-cell>
          <table:table-cell office:value-type="float" office:value="0.0234390343363294" table:style-name="ce1">
            <text:p>0.0234390343363294</text:p>
          </table:table-cell>
          <table:table-cell office:value-type="float" office:value="0.0161262614358245" table:style-name="ce1">
            <text:p>0.0161262614358245</text:p>
          </table:table-cell>
          <table:table-cell office:value-type="float" office:value="0.0193436885628936" table:style-name="ce1">
            <text:p>0.0193436885628936</text:p>
          </table:table-cell>
          <table:table-cell office:value-type="float" office:value="0.015885074994515" table:style-name="ce1">
            <text:p>0.015885074994515</text:p>
          </table:table-cell>
          <table:table-cell office:value-type="float" office:value="0" table:style-name="ce1">
            <text:p>0</text:p>
          </table:table-cell>
          <table:table-cell office:value-type="float" office:value="0.0189910203887121" table:style-name="ce1">
            <text:p>0.0189910203887121</text:p>
          </table:table-cell>
          <table:table-cell office:value-type="float" office:value="0.0376572430364608" table:style-name="ce1">
            <text:p>0.0376572430364608</text:p>
          </table:table-cell>
          <table:table-cell office:value-type="float" office:value="0.00427811149896142" table:style-name="ce1">
            <text:p>0.00427811149896142</text:p>
          </table:table-cell>
          <table:table-cell office:value-type="float" office:value="0.0619908341245651" table:style-name="ce1">
            <text:p>0.0619908341245651</text:p>
          </table:table-cell>
          <table:table-cell office:value-type="float" office:value="0.0290644708719323" table:style-name="ce1">
            <text:p>0.0290644708719323</text:p>
          </table:table-cell>
          <table:table-cell office:value-type="float" office:value="0.062093940426755" table:style-name="ce1">
            <text:p>0.062093940426755</text:p>
          </table:table-cell>
          <table:table-cell office:value-type="float" office:value="0.018599599807383" table:style-name="ce1">
            <text:p>0.018599599807383</text:p>
          </table:table-cell>
          <table:table-cell office:value-type="float" office:value="0.0270987641402909" table:style-name="ce1">
            <text:p>0.0270987641402909</text:p>
          </table:table-cell>
          <table:table-cell office:value-type="float" office:value="0.0427042786503256" table:style-name="ce1">
            <text:p>0.0427042786503256</text:p>
          </table:table-cell>
          <table:table-cell office:value-type="float" office:value="0.0284954434407128" table:style-name="ce1">
            <text:p>0.0284954434407128</text:p>
          </table:table-cell>
          <table:table-cell office:value-type="float" office:value="0.0214601395809737" table:style-name="ce1">
            <text:p>0.0214601395809737</text:p>
          </table:table-cell>
          <table:table-cell office:value-type="float" office:value="0.0245891571743307" table:style-name="ce1">
            <text:p>0.0245891571743307</text:p>
          </table:table-cell>
          <table:table-cell office:value-type="float" office:value="0.0347076775757847" table:style-name="ce1">
            <text:p>0.0347076775757847</text:p>
          </table:table-cell>
          <table:table-cell office:value-type="float" office:value="0.0278231014767952" table:style-name="ce1">
            <text:p>0.0278231014767952</text:p>
          </table:table-cell>
          <table:table-cell office:value-type="float" office:value="0.0306983579952259" table:style-name="ce1">
            <text:p>0.0306983579952259</text:p>
          </table:table-cell>
          <table:table-cell office:value-type="float" office:value="0.0366992853919372" table:style-name="ce1">
            <text:p>0.0366992853919372</text:p>
          </table:table-cell>
          <table:table-cell office:value-type="float" office:value="0.00855194217993039" table:style-name="ce1">
            <text:p>0.00855194217993039</text:p>
          </table:table-cell>
          <table:table-cell office:value-type="float" office:value="0.0428053230411423" table:style-name="ce1">
            <text:p>0.0428053230411423</text:p>
          </table:table-cell>
          <table:table-cell office:value-type="float" office:value="0.0365015200767333" table:style-name="ce1">
            <text:p>0.0365015200767333</text:p>
          </table:table-cell>
          <table:table-cell office:value-type="float" office:value="0.0409988697142054" table:style-name="ce1">
            <text:p>0.0409988697142054</text:p>
          </table:table-cell>
          <table:table-cell office:value-type="float" office:value="0.0156119213549001" table:style-name="ce1">
            <text:p>0.0156119213549001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  <table:table-cell office:value-type="float" office:value="0.0388871881625915" table:style-name="ce1">
            <text:p>0.0388871881625915</text:p>
          </table:table-cell>
        </table:table-row>
        <table:table-row>
          <table:table-cell office:value-type="float" office:value="0.0141734552160217" table:style-name="ce1">
            <text:p>0.0141734552160217</text:p>
          </table:table-cell>
          <table:table-cell office:value-type="float" office:value="0.0201755138004767" table:style-name="ce1">
            <text:p>0.0201755138004767</text:p>
          </table:table-cell>
          <table:table-cell office:value-type="float" office:value="0.0103978154697885" table:style-name="ce1">
            <text:p>0.0103978154697885</text:p>
          </table:table-cell>
          <table:table-cell office:value-type="float" office:value="0.0108590845387929" table:style-name="ce1">
            <text:p>0.0108590845387929</text:p>
          </table:table-cell>
          <table:table-cell office:value-type="float" office:value="0.0382714645069957" table:style-name="ce1">
            <text:p>0.0382714645069957</text:p>
          </table:table-cell>
          <table:table-cell office:value-type="float" office:value="0.0657227692869764" table:style-name="ce1">
            <text:p>0.0657227692869764</text:p>
          </table:table-cell>
          <table:table-cell office:value-type="float" office:value="0.0294954938625464" table:style-name="ce1">
            <text:p>0.0294954938625464</text:p>
          </table:table-cell>
          <table:table-cell office:value-type="float" office:value="0.0091999228112845" table:style-name="ce1">
            <text:p>0.0091999228112845</text:p>
          </table:table-cell>
          <table:table-cell office:value-type="float" office:value="0.0164944727362237" table:style-name="ce1">
            <text:p>0.0164944727362237</text:p>
          </table:table-cell>
          <table:table-cell office:value-type="float" office:value="0.0259822113674709" table:style-name="ce1">
            <text:p>0.0259822113674709</text:p>
          </table:table-cell>
          <table:table-cell office:value-type="float" office:value="0.01470111755262" table:style-name="ce1">
            <text:p>0.01470111755262</text:p>
          </table:table-cell>
          <table:table-cell office:value-type="float" office:value="0.0186957009905753" table:style-name="ce1">
            <text:p>0.0186957009905753</text:p>
          </table:table-cell>
          <table:table-cell office:value-type="float" office:value="0.0181945691625211" table:style-name="ce1">
            <text:p>0.0181945691625211</text:p>
          </table:table-cell>
          <table:table-cell office:value-type="float" office:value="0.0061808045359588" table:style-name="ce1">
            <text:p>0.0061808045359588</text:p>
          </table:table-cell>
          <table:table-cell office:value-type="float" office:value="0.0135359190561602" table:style-name="ce1">
            <text:p>0.0135359190561602</text:p>
          </table:table-cell>
          <table:table-cell office:value-type="float" office:value="0.0149648147284518" table:style-name="ce1">
            <text:p>0.0149648147284518</text:p>
          </table:table-cell>
          <table:table-cell office:value-type="float" office:value="0.0178595879940357" table:style-name="ce1">
            <text:p>0.0178595879940357</text:p>
          </table:table-cell>
          <table:table-cell office:value-type="float" office:value="0.0212544211479346" table:style-name="ce1">
            <text:p>0.0212544211479346</text:p>
          </table:table-cell>
          <table:table-cell office:value-type="float" office:value="0.0101807476726099" table:style-name="ce1">
            <text:p>0.0101807476726099</text:p>
          </table:table-cell>
          <table:table-cell office:value-type="float" office:value="0.029447792544154" table:style-name="ce1">
            <text:p>0.029447792544154</text:p>
          </table:table-cell>
          <table:table-cell office:value-type="float" office:value="0.0141734552160217" table:style-name="ce1">
            <text:p>0.0141734552160217</text:p>
          </table:table-cell>
          <table:table-cell office:value-type="float" office:value="0.0164113974064393" table:style-name="ce1">
            <text:p>0.0164113974064393</text:p>
          </table:table-cell>
          <table:table-cell office:value-type="float" office:value="0.0285682659881786" table:style-name="ce1">
            <text:p>0.0285682659881786</text:p>
          </table:table-cell>
          <table:table-cell office:value-type="float" office:value="0.0358837187380314" table:style-name="ce1">
            <text:p>0.0358837187380314</text:p>
          </table:table-cell>
          <table:table-cell office:value-type="float" office:value="0.0234122358428505" table:style-name="ce1">
            <text:p>0.0234122358428505</text:p>
          </table:table-cell>
          <table:table-cell office:value-type="float" office:value="0.0207366742539235" table:style-name="ce1">
            <text:p>0.0207366742539235</text:p>
          </table:table-cell>
          <table:table-cell office:value-type="float" office:value="0.0264726237981336" table:style-name="ce1">
            <text:p>0.0264726237981336</text:p>
          </table:table-cell>
          <table:table-cell office:value-type="float" office:value="0.0279567243669916" table:style-name="ce1">
            <text:p>0.0279567243669916</text:p>
          </table:table-cell>
          <table:table-cell office:value-type="float" office:value="0.0247977179557064" table:style-name="ce1">
            <text:p>0.0247977179557064</text:p>
          </table:table-cell>
          <table:table-cell office:value-type="float" office:value="0.0212549571178042" table:style-name="ce1">
            <text:p>0.0212549571178042</text:p>
          </table:table-cell>
          <table:table-cell office:value-type="float" office:value="0.0276865955527249" table:style-name="ce1">
            <text:p>0.0276865955527249</text:p>
          </table:table-cell>
          <table:table-cell office:value-type="float" office:value="0.0367364468005279" table:style-name="ce1">
            <text:p>0.0367364468005279</text:p>
          </table:table-cell>
          <table:table-cell office:value-type="float" office:value="0.0209596377196674" table:style-name="ce1">
            <text:p>0.0209596377196674</text:p>
          </table:table-cell>
          <table:table-cell office:value-type="float" office:value="0.0273033770959776" table:style-name="ce1">
            <text:p>0.0273033770959776</text:p>
          </table:table-cell>
          <table:table-cell office:value-type="float" office:value="0.0255909533626799" table:style-name="ce1">
            <text:p>0.0255909533626799</text:p>
          </table:table-cell>
          <table:table-cell office:value-type="float" office:value="0.0270375360406675" table:style-name="ce1">
            <text:p>0.0270375360406675</text:p>
          </table:table-cell>
          <table:table-cell office:value-type="float" office:value="0.0242692516643037" table:style-name="ce1">
            <text:p>0.0242692516643037</text:p>
          </table:table-cell>
          <table:table-cell office:value-type="float" office:value="0.0168165906278393" table:style-name="ce1">
            <text:p>0.0168165906278393</text:p>
          </table:table-cell>
          <table:table-cell office:value-type="float" office:value="0.020554980468137" table:style-name="ce1">
            <text:p>0.020554980468137</text:p>
          </table:table-cell>
          <table:table-cell office:value-type="float" office:value="0.0183741190688293" table:style-name="ce1">
            <text:p>0.0183741190688293</text:p>
          </table:table-cell>
          <table:table-cell office:value-type="float" office:value="0" table:style-name="ce1">
            <text:p>0</text:p>
          </table:table-cell>
          <table:table-cell office:value-type="float" office:value="0.016723331870533" table:style-name="ce1">
            <text:p>0.016723331870533</text:p>
          </table:table-cell>
          <table:table-cell office:value-type="float" office:value="0.0356677228805919" table:style-name="ce1">
            <text:p>0.0356677228805919</text:p>
          </table:table-cell>
          <table:table-cell office:value-type="float" office:value="0.00468812844918762" table:style-name="ce1">
            <text:p>0.00468812844918762</text:p>
          </table:table-cell>
          <table:table-cell office:value-type="float" office:value="0.0529245207284247" table:style-name="ce1">
            <text:p>0.0529245207284247</text:p>
          </table:table-cell>
          <table:table-cell office:value-type="float" office:value="0.0298401187817229" table:style-name="ce1">
            <text:p>0.0298401187817229</text:p>
          </table:table-cell>
          <table:table-cell office:value-type="float" office:value="0.0571883087236262" table:style-name="ce1">
            <text:p>0.0571883087236262</text:p>
          </table:table-cell>
          <table:table-cell office:value-type="float" office:value="0.0200756213715762" table:style-name="ce1">
            <text:p>0.0200756213715762</text:p>
          </table:table-cell>
          <table:table-cell office:value-type="float" office:value="0.0297364114017772" table:style-name="ce1">
            <text:p>0.0297364114017772</text:p>
          </table:table-cell>
          <table:table-cell office:value-type="float" office:value="0.0446306963637974" table:style-name="ce1">
            <text:p>0.0446306963637974</text:p>
          </table:table-cell>
          <table:table-cell office:value-type="float" office:value="0.0310605320302437" table:style-name="ce1">
            <text:p>0.0310605320302437</text:p>
          </table:table-cell>
          <table:table-cell office:value-type="float" office:value="0.0223231047683319" table:style-name="ce1">
            <text:p>0.0223231047683319</text:p>
          </table:table-cell>
          <table:table-cell office:value-type="float" office:value="0.0262332980401271" table:style-name="ce1">
            <text:p>0.0262332980401271</text:p>
          </table:table-cell>
          <table:table-cell office:value-type="float" office:value="0.0348048128144821" table:style-name="ce1">
            <text:p>0.0348048128144821</text:p>
          </table:table-cell>
          <table:table-cell office:value-type="float" office:value="0.0262928584056124" table:style-name="ce1">
            <text:p>0.0262928584056124</text:p>
          </table:table-cell>
          <table:table-cell office:value-type="float" office:value="0.0349212769964425" table:style-name="ce1">
            <text:p>0.0349212769964425</text:p>
          </table:table-cell>
          <table:table-cell office:value-type="float" office:value="0.033995106336351" table:style-name="ce1">
            <text:p>0.033995106336351</text:p>
          </table:table-cell>
          <table:table-cell office:value-type="float" office:value="0.0082500605372362" table:style-name="ce1">
            <text:p>0.0082500605372362</text:p>
          </table:table-cell>
          <table:table-cell office:value-type="float" office:value="0.038640712875655" table:style-name="ce1">
            <text:p>0.038640712875655</text:p>
          </table:table-cell>
          <table:table-cell office:value-type="float" office:value="0.0354539274165489" table:style-name="ce1">
            <text:p>0.0354539274165489</text:p>
          </table:table-cell>
          <table:table-cell office:value-type="float" office:value="0.0371315783672336" table:style-name="ce1">
            <text:p>0.0371315783672336</text:p>
          </table:table-cell>
          <table:table-cell office:value-type="float" office:value="0.0158985066420612" table:style-name="ce1">
            <text:p>0.0158985066420612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  <table:table-cell office:value-type="float" office:value="0.0379127330468534" table:style-name="ce1">
            <text:p>0.0379127330468534</text:p>
          </table:table-cell>
        </table:table-row>
        <table:table-row>
          <table:table-cell office:value-type="float" office:value="0.00632203259659227" table:style-name="ce1">
            <text:p>0.00632203259659227</text:p>
          </table:table-cell>
          <table:table-cell office:value-type="float" office:value="0.0193447605026328" table:style-name="ce1">
            <text:p>0.0193447605026328</text:p>
          </table:table-cell>
          <table:table-cell office:value-type="float" office:value="0.00911148778280434" table:style-name="ce1">
            <text:p>0.00911148778280434</text:p>
          </table:table-cell>
          <table:table-cell office:value-type="float" office:value="0.00501131828054239" table:style-name="ce1">
            <text:p>0.00501131828054239</text:p>
          </table:table-cell>
          <table:table-cell office:value-type="float" office:value="0.0390437970890557" table:style-name="ce1">
            <text:p>0.0390437970890557</text:p>
          </table:table-cell>
          <table:table-cell office:value-type="float" office:value="0.0302967688175636" table:style-name="ce1">
            <text:p>0.0302967688175636</text:p>
          </table:table-cell>
          <table:table-cell office:value-type="float" office:value="0.0218772181363828" table:style-name="ce1">
            <text:p>0.0218772181363828</text:p>
          </table:table-cell>
          <table:table-cell office:value-type="float" office:value="0.00583135218099478" table:style-name="ce1">
            <text:p>0.00583135218099478</text:p>
          </table:table-cell>
          <table:table-cell office:value-type="float" office:value="0.0137637062507303" table:style-name="ce1">
            <text:p>0.0137637062507303</text:p>
          </table:table-cell>
          <table:table-cell office:value-type="float" office:value="0.0215684994915066" table:style-name="ce1">
            <text:p>0.0215684994915066</text:p>
          </table:table-cell>
          <table:table-cell office:value-type="float" office:value="0.00312631224924104" table:style-name="ce1">
            <text:p>0.00312631224924104</text:p>
          </table:table-cell>
          <table:table-cell office:value-type="float" office:value="0.0121943864726097" table:style-name="ce1">
            <text:p>0.0121943864726097</text:p>
          </table:table-cell>
          <table:table-cell office:value-type="float" office:value="0.00731438081011358" table:style-name="ce1">
            <text:p>0.00731438081011358</text:p>
          </table:table-cell>
          <table:table-cell office:value-type="float" office:value="0.00598249568421541" table:style-name="ce1">
            <text:p>0.00598249568421541</text:p>
          </table:table-cell>
          <table:table-cell office:value-type="float" office:value="0.00103978154697885" table:style-name="ce1">
            <text:p>0.00103978154697885</text:p>
          </table:table-cell>
          <table:table-cell office:value-type="float" office:value="0.00627727911248261" table:style-name="ce1">
            <text:p>0.00627727911248261</text:p>
          </table:table-cell>
          <table:table-cell office:value-type="float" office:value="0.00625530434782997" table:style-name="ce1">
            <text:p>0.00625530434782997</text:p>
          </table:table-cell>
          <table:table-cell office:value-type="float" office:value="0.011739348053339" table:style-name="ce1">
            <text:p>0.011739348053339</text:p>
          </table:table-cell>
          <table:table-cell office:value-type="float" office:value="0.00235558757678971" table:style-name="ce1">
            <text:p>0.00235558757678971</text:p>
          </table:table-cell>
          <table:table-cell office:value-type="float" office:value="0.0174822652058536" table:style-name="ce1">
            <text:p>0.0174822652058536</text:p>
          </table:table-cell>
          <table:table-cell office:value-type="float" office:value="0.00632203259659227" table:style-name="ce1">
            <text:p>0.00632203259659227</text:p>
          </table:table-cell>
          <table:table-cell office:value-type="float" office:value="0.00852728062496571" table:style-name="ce1">
            <text:p>0.00852728062496571</text:p>
          </table:table-cell>
          <table:table-cell office:value-type="float" office:value="0.0132716859104589" table:style-name="ce1">
            <text:p>0.0132716859104589</text:p>
          </table:table-cell>
          <table:table-cell office:value-type="float" office:value="0.0237627601375537" table:style-name="ce1">
            <text:p>0.0237627601375537</text:p>
          </table:table-cell>
          <table:table-cell office:value-type="float" office:value="0.0122072497494795" table:style-name="ce1">
            <text:p>0.0122072497494795</text:p>
          </table:table-cell>
          <table:table-cell office:value-type="float" office:value="0.0105184086904432" table:style-name="ce1">
            <text:p>0.0105184086904432</text:p>
          </table:table-cell>
          <table:table-cell office:value-type="float" office:value="0.00903538006132444" table:style-name="ce1">
            <text:p>0.00903538006132444</text:p>
          </table:table-cell>
          <table:table-cell office:value-type="float" office:value="0.0118138478652102" table:style-name="ce1">
            <text:p>0.0118138478652102</text:p>
          </table:table-cell>
          <table:table-cell office:value-type="float" office:value="0.011403830914984" table:style-name="ce1">
            <text:p>0.011403830914984</text:p>
          </table:table-cell>
          <table:table-cell office:value-type="float" office:value="0.012339634307265" table:style-name="ce1">
            <text:p>0.012339634307265</text:p>
          </table:table-cell>
          <table:table-cell office:value-type="float" office:value="0.0118299269612975" table:style-name="ce1">
            <text:p>0.0118299269612975</text:p>
          </table:table-cell>
          <table:table-cell office:value-type="float" office:value="0.0196336482623346" table:style-name="ce1">
            <text:p>0.0196336482623346</text:p>
          </table:table-cell>
          <table:table-cell office:value-type="float" office:value="0.00677305124184108" table:style-name="ce1">
            <text:p>0.00677305124184108</text:p>
          </table:table-cell>
          <table:table-cell office:value-type="float" office:value="0.0144824418458327" table:style-name="ce1">
            <text:p>0.0144824418458327</text:p>
          </table:table-cell>
          <table:table-cell office:value-type="float" office:value="0.00650989003587891" table:style-name="ce1">
            <text:p>0.00650989003587891</text:p>
          </table:table-cell>
          <table:table-cell office:value-type="float" office:value="0.0131484128404562" table:style-name="ce1">
            <text:p>0.0131484128404562</text:p>
          </table:table-cell>
          <table:table-cell office:value-type="float" office:value="0.00787232544434295" table:style-name="ce1">
            <text:p>0.00787232544434295</text:p>
          </table:table-cell>
          <table:table-cell office:value-type="float" office:value="0.00538488927963736" table:style-name="ce1">
            <text:p>0.00538488927963736</text:p>
          </table:table-cell>
          <table:table-cell office:value-type="float" office:value="0.00571933447825324" table:style-name="ce1">
            <text:p>0.00571933447825324</text:p>
          </table:table-cell>
          <table:table-cell office:value-type="float" office:value="0.00726828740132998" table:style-name="ce1">
            <text:p>0.00726828740132998</text:p>
          </table:table-cell>
          <table:table-cell office:value-type="float" office:value="0" table:style-name="ce1">
            <text:p>0</text:p>
          </table:table-cell>
          <table:table-cell office:value-type="float" office:value="0.00591281960117044" table:style-name="ce1">
            <text:p>0.00591281960117044</text:p>
          </table:table-cell>
          <table:table-cell office:value-type="float" office:value="0.0124200297877015" table:style-name="ce1">
            <text:p>0.0124200297877015</text:p>
          </table:table-cell>
          <table:table-cell office:value-type="float" office:value="0.00141335254607383" table:style-name="ce1">
            <text:p>0.00141335254607383</text:p>
          </table:table-cell>
          <table:table-cell office:value-type="float" office:value="0.0132710369150051" table:style-name="ce1">
            <text:p>0.0132710369150051</text:p>
          </table:table-cell>
          <table:table-cell office:value-type="float" office:value="0.0165773917666924" table:style-name="ce1">
            <text:p>0.0165773917666924</text:p>
          </table:table-cell>
          <table:table-cell office:value-type="float" office:value="0.0223160260044037" table:style-name="ce1">
            <text:p>0.0223160260044037</text:p>
          </table:table-cell>
          <table:table-cell office:value-type="float" office:value="0.00755818783966624" table:style-name="ce1">
            <text:p>0.00755818783966624</text:p>
          </table:table-cell>
          <table:table-cell office:value-type="float" office:value="0.0100293580298466" table:style-name="ce1">
            <text:p>0.0100293580298466</text:p>
          </table:table-cell>
          <table:table-cell office:value-type="float" office:value="0.0145777906897403" table:style-name="ce1">
            <text:p>0.0145777906897403</text:p>
          </table:table-cell>
          <table:table-cell office:value-type="float" office:value="0.0110306784363624" table:style-name="ce1">
            <text:p>0.0110306784363624</text:p>
          </table:table-cell>
          <table:table-cell office:value-type="float" office:value="0.00980352453015107" table:style-name="ce1">
            <text:p>0.00980352453015107</text:p>
          </table:table-cell>
          <table:table-cell office:value-type="float" office:value="0.00668729057263711" table:style-name="ce1">
            <text:p>0.00668729057263711</text:p>
          </table:table-cell>
          <table:table-cell office:value-type="float" office:value="0.0144458315819168" table:style-name="ce1">
            <text:p>0.0144458315819168</text:p>
          </table:table-cell>
          <table:table-cell office:value-type="float" office:value="0.00742116390040257" table:style-name="ce1">
            <text:p>0.00742116390040257</text:p>
          </table:table-cell>
          <table:table-cell office:value-type="float" office:value="0.0172813418337422" table:style-name="ce1">
            <text:p>0.0172813418337422</text:p>
          </table:table-cell>
          <table:table-cell office:value-type="float" office:value="0.0101968547866312" table:style-name="ce1">
            <text:p>0.0101968547866312</text:p>
          </table:table-cell>
          <table:table-cell office:value-type="float" office:value="0.0024848125085317" table:style-name="ce1">
            <text:p>0.0024848125085317</text:p>
          </table:table-cell>
          <table:table-cell office:value-type="float" office:value="0.0112594743907117" table:style-name="ce1">
            <text:p>0.0112594743907117</text:p>
          </table:table-cell>
          <table:table-cell office:value-type="float" office:value="0.0166069197114482" table:style-name="ce1">
            <text:p>0.0166069197114482</text:p>
          </table:table-cell>
          <table:table-cell office:value-type="float" office:value="0.00862653914948998" table:style-name="ce1">
            <text:p>0.00862653914948998</text:p>
          </table:table-cell>
          <table:table-cell office:value-type="float" office:value="0.00350771804660113" table:style-name="ce1">
            <text:p>0.0035077180466011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  <table:table-cell office:value-type="float" office:value="0.0175150549207723" table:style-name="ce1">
            <text:p>0.0175150549207723</text:p>
          </table:table-cell>
        </table:table-row>
        <table:table-row>
          <table:table-cell office:value-type="float" office:value="0.0199597859279721" table:style-name="ce1">
            <text:p>0.0199597859279721</text:p>
          </table:table-cell>
          <table:table-cell office:value-type="float" office:value="0.0275124053451125" table:style-name="ce1">
            <text:p>0.0275124053451125</text:p>
          </table:table-cell>
          <table:table-cell office:value-type="float" office:value="0.0166418644503573" table:style-name="ce1">
            <text:p>0.0166418644503573</text:p>
          </table:table-cell>
          <table:table-cell office:value-type="float" office:value="0.014922071131353" table:style-name="ce1">
            <text:p>0.014922071131353</text:p>
          </table:table-cell>
          <table:table-cell office:value-type="float" office:value="0.0445401681015651" table:style-name="ce1">
            <text:p>0.0445401681015651</text:p>
          </table:table-cell>
          <table:table-cell office:value-type="float" office:value="0.061744800914978" table:style-name="ce1">
            <text:p>0.061744800914978</text:p>
          </table:table-cell>
          <table:table-cell office:value-type="float" office:value="0.0459170746965077" table:style-name="ce1">
            <text:p>0.0459170746965077</text:p>
          </table:table-cell>
          <table:table-cell office:value-type="float" office:value="0.019252037715196" table:style-name="ce1">
            <text:p>0.019252037715196</text:p>
          </table:table-cell>
          <table:table-cell office:value-type="float" office:value="0.0265144294479606" table:style-name="ce1">
            <text:p>0.0265144294479606</text:p>
          </table:table-cell>
          <table:table-cell office:value-type="float" office:value="0.0458940279921159" table:style-name="ce1">
            <text:p>0.0458940279921159</text:p>
          </table:table-cell>
          <table:table-cell office:value-type="float" office:value="0.0158513088927317" table:style-name="ce1">
            <text:p>0.0158513088927317</text:p>
          </table:table-cell>
          <table:table-cell office:value-type="float" office:value="0.0313413740933686" table:style-name="ce1">
            <text:p>0.0313413740933686</text:p>
          </table:table-cell>
          <table:table-cell office:value-type="float" office:value="0.0246079846218762" table:style-name="ce1">
            <text:p>0.0246079846218762</text:p>
          </table:table-cell>
          <table:table-cell office:value-type="float" office:value="0.0128997228209726" table:style-name="ce1">
            <text:p>0.0128997228209726</text:p>
          </table:table-cell>
          <table:table-cell office:value-type="float" office:value="0.0156020829033785" table:style-name="ce1">
            <text:p>0.0156020829033785</text:p>
          </table:table-cell>
          <table:table-cell office:value-type="float" office:value="0.0163293940163941" table:style-name="ce1">
            <text:p>0.0163293940163941</text:p>
          </table:table-cell>
          <table:table-cell office:value-type="float" office:value="0.0252291737007156" table:style-name="ce1">
            <text:p>0.0252291737007156</text:p>
          </table:table-cell>
          <table:table-cell office:value-type="float" office:value="0.0244573770885252" table:style-name="ce1">
            <text:p>0.0244573770885252</text:p>
          </table:table-cell>
          <table:table-cell office:value-type="float" office:value="0.0191502034399764" table:style-name="ce1">
            <text:p>0.0191502034399764</text:p>
          </table:table-cell>
          <table:table-cell office:value-type="float" office:value="0.0417209665875915" table:style-name="ce1">
            <text:p>0.0417209665875915</text:p>
          </table:table-cell>
          <table:table-cell office:value-type="float" office:value="0.0199597859279721" table:style-name="ce1">
            <text:p>0.0199597859279721</text:p>
          </table:table-cell>
          <table:table-cell office:value-type="float" office:value="0.0279159906569038" table:style-name="ce1">
            <text:p>0.0279159906569038</text:p>
          </table:table-cell>
          <table:table-cell office:value-type="float" office:value="0.0471122875056638" table:style-name="ce1">
            <text:p>0.0471122875056638</text:p>
          </table:table-cell>
          <table:table-cell office:value-type="float" office:value="0.0464718035115196" table:style-name="ce1">
            <text:p>0.0464718035115196</text:p>
          </table:table-cell>
          <table:table-cell office:value-type="float" office:value="0.0337103609168977" table:style-name="ce1">
            <text:p>0.0337103609168977</text:p>
          </table:table-cell>
          <table:table-cell office:value-type="float" office:value="0.0271441940447133" table:style-name="ce1">
            <text:p>0.0271441940447133</text:p>
          </table:table-cell>
          <table:table-cell office:value-type="float" office:value="0.0348755594133575" table:style-name="ce1">
            <text:p>0.0348755594133575</text:p>
          </table:table-cell>
          <table:table-cell office:value-type="float" office:value="0.0416427149866333" table:style-name="ce1">
            <text:p>0.0416427149866333</text:p>
          </table:table-cell>
          <table:table-cell office:value-type="float" office:value="0.0418683583017251" table:style-name="ce1">
            <text:p>0.0418683583017251</text:p>
          </table:table-cell>
          <table:table-cell office:value-type="float" office:value="0.0330093123274914" table:style-name="ce1">
            <text:p>0.0330093123274914</text:p>
          </table:table-cell>
          <table:table-cell office:value-type="float" office:value="0.0372343628093647" table:style-name="ce1">
            <text:p>0.0372343628093647</text:p>
          </table:table-cell>
          <table:table-cell office:value-type="float" office:value="0.0482898133091238" table:style-name="ce1">
            <text:p>0.0482898133091238</text:p>
          </table:table-cell>
          <table:table-cell office:value-type="float" office:value="0.0293534618471085" table:style-name="ce1">
            <text:p>0.0293534618471085</text:p>
          </table:table-cell>
          <table:table-cell office:value-type="float" office:value="0.0363693074398679" table:style-name="ce1">
            <text:p>0.0363693074398679</text:p>
          </table:table-cell>
          <table:table-cell office:value-type="float" office:value="0.0317948046030305" table:style-name="ce1">
            <text:p>0.0317948046030305</text:p>
          </table:table-cell>
          <table:table-cell office:value-type="float" office:value="0.0374873405878049" table:style-name="ce1">
            <text:p>0.0374873405878049</text:p>
          </table:table-cell>
          <table:table-cell office:value-type="float" office:value="0.0272599635365419" table:style-name="ce1">
            <text:p>0.0272599635365419</text:p>
          </table:table-cell>
          <table:table-cell office:value-type="float" office:value="0.0191378761329761" table:style-name="ce1">
            <text:p>0.0191378761329761</text:p>
          </table:table-cell>
          <table:table-cell office:value-type="float" office:value="0.0254248027031111" table:style-name="ce1">
            <text:p>0.0254248027031111</text:p>
          </table:table-cell>
          <table:table-cell office:value-type="float" office:value="0.0271672407491051" table:style-name="ce1">
            <text:p>0.0271672407491051</text:p>
          </table:table-cell>
          <table:table-cell office:value-type="float" office:value="0" table:style-name="ce1">
            <text:p>0</text:p>
          </table:table-cell>
          <table:table-cell office:value-type="float" office:value="0.0295523066687215" table:style-name="ce1">
            <text:p>0.0295523066687215</text:p>
          </table:table-cell>
          <table:table-cell office:value-type="float" office:value="0.067417506014578" table:style-name="ce1">
            <text:p>0.067417506014578</text:p>
          </table:table-cell>
          <table:table-cell office:value-type="float" office:value="0.0162184482533917" table:style-name="ce1">
            <text:p>0.0162184482533917</text:p>
          </table:table-cell>
          <table:table-cell office:value-type="float" office:value="0.0556803763707164" table:style-name="ce1">
            <text:p>0.0556803763707164</text:p>
          </table:table-cell>
          <table:table-cell office:value-type="float" office:value="0.0461486141209261" table:style-name="ce1">
            <text:p>0.0461486141209261</text:p>
          </table:table-cell>
          <table:table-cell office:value-type="float" office:value="0.0682788824116521" table:style-name="ce1">
            <text:p>0.0682788824116521</text:p>
          </table:table-cell>
          <table:table-cell office:value-type="float" office:value="0.0341944011797729" table:style-name="ce1">
            <text:p>0.0341944011797729</text:p>
          </table:table-cell>
          <table:table-cell office:value-type="float" office:value="0.030130278334825" table:style-name="ce1">
            <text:p>0.030130278334825</text:p>
          </table:table-cell>
          <table:table-cell office:value-type="float" office:value="0.0539744640319758" table:style-name="ce1">
            <text:p>0.0539744640319758</text:p>
          </table:table-cell>
          <table:table-cell office:value-type="float" office:value="0.0338857906862726" table:style-name="ce1">
            <text:p>0.0338857906862726</text:p>
          </table:table-cell>
          <table:table-cell office:value-type="float" office:value="0.0263540717349262" table:style-name="ce1">
            <text:p>0.0263540717349262</text:p>
          </table:table-cell>
          <table:table-cell office:value-type="float" office:value="0.031358119187043" table:style-name="ce1">
            <text:p>0.031358119187043</text:p>
          </table:table-cell>
          <table:table-cell office:value-type="float" office:value="0.0530883895516116" table:style-name="ce1">
            <text:p>0.0530883895516116</text:p>
          </table:table-cell>
          <table:table-cell office:value-type="float" office:value="0.0350628683753034" table:style-name="ce1">
            <text:p>0.0350628683753034</text:p>
          </table:table-cell>
          <table:table-cell office:value-type="float" office:value="0.0394723694254058" table:style-name="ce1">
            <text:p>0.0394723694254058</text:p>
          </table:table-cell>
          <table:table-cell office:value-type="float" office:value="0.0341306171696996" table:style-name="ce1">
            <text:p>0.0341306171696996</text:p>
          </table:table-cell>
          <table:table-cell office:value-type="float" office:value="0.0162592885380623" table:style-name="ce1">
            <text:p>0.0162592885380623</text:p>
          </table:table-cell>
          <table:table-cell office:value-type="float" office:value="0.0482686905005057" table:style-name="ce1">
            <text:p>0.0482686905005057</text:p>
          </table:table-cell>
          <table:table-cell office:value-type="float" office:value="0.0348185023603715" table:style-name="ce1">
            <text:p>0.0348185023603715</text:p>
          </table:table-cell>
          <table:table-cell office:value-type="float" office:value="0.0372925813375488" table:style-name="ce1">
            <text:p>0.0372925813375488</text:p>
          </table:table-cell>
          <table:table-cell office:value-type="float" office:value="0.0230631388210889" table:style-name="ce1">
            <text:p>0.0230631388210889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  <table:table-cell office:value-type="float" office:value="0.0511640133707081" table:style-name="ce1">
            <text:p>0.0511640133707081</text:p>
          </table:table-cell>
        </table:table-row>
        <table:table-row>
          <table:table-cell office:value-type="float" office:value="0.0176513636997051" table:style-name="ce1">
            <text:p>0.0176513636997051</text:p>
          </table:table-cell>
          <table:table-cell office:value-type="float" office:value="0.0290747575149286" table:style-name="ce1">
            <text:p>0.0290747575149286</text:p>
          </table:table-cell>
          <table:table-cell office:value-type="float" office:value="0.0177138041895108" table:style-name="ce1">
            <text:p>0.0177138041895108</text:p>
          </table:table-cell>
          <table:table-cell office:value-type="float" office:value="0.0121154314111976" table:style-name="ce1">
            <text:p>0.0121154314111976</text:p>
          </table:table-cell>
          <table:table-cell office:value-type="float" office:value="0.0430105100937931" table:style-name="ce1">
            <text:p>0.0430105100937931</text:p>
          </table:table-cell>
          <table:table-cell office:value-type="float" office:value="0.05515773121788" table:style-name="ce1">
            <text:p>0.05515773121788</text:p>
          </table:table-cell>
          <table:table-cell office:value-type="float" office:value="0.0442266257278627" table:style-name="ce1">
            <text:p>0.0442266257278627</text:p>
          </table:table-cell>
          <table:table-cell office:value-type="float" office:value="0.0187133879962714" table:style-name="ce1">
            <text:p>0.0187133879962714</text:p>
          </table:table-cell>
          <table:table-cell office:value-type="float" office:value="0.0244134275592199" table:style-name="ce1">
            <text:p>0.0244134275592199</text:p>
          </table:table-cell>
          <table:table-cell office:value-type="float" office:value="0.0405611277898274" table:style-name="ce1">
            <text:p>0.0405611277898274</text:p>
          </table:table-cell>
          <table:table-cell office:value-type="float" office:value="0.00754484785403157" table:style-name="ce1">
            <text:p>0.00754484785403157</text:p>
          </table:table-cell>
          <table:table-cell office:value-type="float" office:value="0.03423936317817" table:style-name="ce1">
            <text:p>0.03423936317817</text:p>
          </table:table-cell>
          <table:table-cell office:value-type="float" office:value="0.0205104949689621" table:style-name="ce1">
            <text:p>0.0205104949689621</text:p>
          </table:table-cell>
          <table:table-cell office:value-type="float" office:value="0.00938322450667974" table:style-name="ce1">
            <text:p>0.00938322450667974</text:p>
          </table:table-cell>
          <table:table-cell office:value-type="float" office:value="0.00880330510779772" table:style-name="ce1">
            <text:p>0.00880330510779772</text:p>
          </table:table-cell>
          <table:table-cell office:value-type="float" office:value="0.0122528071883935" table:style-name="ce1">
            <text:p>0.0122528071883935</text:p>
          </table:table-cell>
          <table:table-cell office:value-type="float" office:value="0.0217539450663801" table:style-name="ce1">
            <text:p>0.0217539450663801</text:p>
          </table:table-cell>
          <table:table-cell office:value-type="float" office:value="0.0223317205857839" table:style-name="ce1">
            <text:p>0.0223317205857839</text:p>
          </table:table-cell>
          <table:table-cell office:value-type="float" office:value="0.0156690791370756" table:style-name="ce1">
            <text:p>0.0156690791370756</text:p>
          </table:table-cell>
          <table:table-cell office:value-type="float" office:value="0.0391177609310573" table:style-name="ce1">
            <text:p>0.0391177609310573</text:p>
          </table:table-cell>
          <table:table-cell office:value-type="float" office:value="0.0176513636997051" table:style-name="ce1">
            <text:p>0.0176513636997051</text:p>
          </table:table-cell>
          <table:table-cell office:value-type="float" office:value="0.027012881426667" table:style-name="ce1">
            <text:p>0.027012881426667</text:p>
          </table:table-cell>
          <table:table-cell office:value-type="float" office:value="0.0425817341981317" table:style-name="ce1">
            <text:p>0.0425817341981317</text:p>
          </table:table-cell>
          <table:table-cell office:value-type="float" office:value="0.0462868939065156" table:style-name="ce1">
            <text:p>0.0462868939065156</text:p>
          </table:table-cell>
          <table:table-cell office:value-type="float" office:value="0.0313537014003689" table:style-name="ce1">
            <text:p>0.0313537014003689</text:p>
          </table:table-cell>
          <table:table-cell office:value-type="float" office:value="0.0294622637306326" table:style-name="ce1">
            <text:p>0.0294622637306326</text:p>
          </table:table-cell>
          <table:table-cell office:value-type="float" office:value="0.0289648836916654" table:style-name="ce1">
            <text:p>0.0289648836916654</text:p>
          </table:table-cell>
          <table:table-cell office:value-type="float" office:value="0.042021645684424" table:style-name="ce1">
            <text:p>0.042021645684424</text:p>
          </table:table-cell>
          <table:table-cell office:value-type="float" office:value="0.0344885891675231" table:style-name="ce1">
            <text:p>0.0344885891675231</text:p>
          </table:table-cell>
          <table:table-cell office:value-type="float" office:value="0.0293373827510212" table:style-name="ce1">
            <text:p>0.0293373827510212</text:p>
          </table:table-cell>
          <table:table-cell office:value-type="float" office:value="0.0317889089344652" table:style-name="ce1">
            <text:p>0.0317889089344652</text:p>
          </table:table-cell>
          <table:table-cell office:value-type="float" office:value="0.0443793771406921" table:style-name="ce1">
            <text:p>0.0443793771406921</text:p>
          </table:table-cell>
          <table:table-cell office:value-type="float" office:value="0.0224153318854378" table:style-name="ce1">
            <text:p>0.0224153318854378</text:p>
          </table:table-cell>
          <table:table-cell office:value-type="float" office:value="0.0318805597821628" table:style-name="ce1">
            <text:p>0.0318805597821628</text:p>
          </table:table-cell>
          <table:table-cell office:value-type="float" office:value="0.0201160211449537" table:style-name="ce1">
            <text:p>0.0201160211449537</text:p>
          </table:table-cell>
          <table:table-cell office:value-type="float" office:value="0.0336197820089393" table:style-name="ce1">
            <text:p>0.0336197820089393</text:p>
          </table:table-cell>
          <table:table-cell office:value-type="float" office:value="0.0224292671020468" table:style-name="ce1">
            <text:p>0.0224292671020468</text:p>
          </table:table-cell>
          <table:table-cell office:value-type="float" office:value="0.0155098960858113" table:style-name="ce1">
            <text:p>0.0155098960858113</text:p>
          </table:table-cell>
          <table:table-cell office:value-type="float" office:value="0.0182942595582624" table:style-name="ce1">
            <text:p>0.0182942595582624</text:p>
          </table:table-cell>
          <table:table-cell office:value-type="float" office:value="0.025689571818682" table:style-name="ce1">
            <text:p>0.025689571818682</text:p>
          </table:table-cell>
          <table:table-cell office:value-type="float" office:value="0" table:style-name="ce1">
            <text:p>0</text:p>
          </table:table-cell>
          <table:table-cell office:value-type="float" office:value="0.0242531725682164" table:style-name="ce1">
            <text:p>0.0242531725682164</text:p>
          </table:table-cell>
          <table:table-cell office:value-type="float" office:value="0.0410016950226195" table:style-name="ce1">
            <text:p>0.0410016950226195</text:p>
          </table:table-cell>
          <table:table-cell office:value-type="float" office:value="0.00932641170050461" table:style-name="ce1">
            <text:p>0.00932641170050461</text:p>
          </table:table-cell>
          <table:table-cell office:value-type="float" office:value="0.0526862685329523" table:style-name="ce1">
            <text:p>0.0526862685329523</text:p>
          </table:table-cell>
          <table:table-cell office:value-type="float" office:value="0.0385776426454168" table:style-name="ce1">
            <text:p>0.0385776426454168</text:p>
          </table:table-cell>
          <table:table-cell office:value-type="float" office:value="0.0500330898515962" table:style-name="ce1">
            <text:p>0.0500330898515962</text:p>
          </table:table-cell>
          <table:table-cell office:value-type="float" office:value="0.0171951494302605" table:style-name="ce1">
            <text:p>0.0171951494302605</text:p>
          </table:table-cell>
          <table:table-cell office:value-type="float" office:value="0.0296114730968126" table:style-name="ce1">
            <text:p>0.0296114730968126</text:p>
          </table:table-cell>
          <table:table-cell office:value-type="float" office:value="0.0421501439938603" table:style-name="ce1">
            <text:p>0.0421501439938603</text:p>
          </table:table-cell>
          <table:table-cell office:value-type="float" office:value="0.0246472685130831" table:style-name="ce1">
            <text:p>0.0246472685130831</text:p>
          </table:table-cell>
          <table:table-cell office:value-type="float" office:value="0.0183739809783146" table:style-name="ce1">
            <text:p>0.0183739809783146</text:p>
          </table:table-cell>
          <table:table-cell office:value-type="float" office:value="0.0214485366335796" table:style-name="ce1">
            <text:p>0.0214485366335796</text:p>
          </table:table-cell>
          <table:table-cell office:value-type="float" office:value="0.0309980671711739" table:style-name="ce1">
            <text:p>0.0309980671711739</text:p>
          </table:table-cell>
          <table:table-cell office:value-type="float" office:value="0.0209350369801156" table:style-name="ce1">
            <text:p>0.0209350369801156</text:p>
          </table:table-cell>
          <table:table-cell office:value-type="float" office:value="0.0369713192306412" table:style-name="ce1">
            <text:p>0.0369713192306412</text:p>
          </table:table-cell>
          <table:table-cell office:value-type="float" office:value="0.0330233868626042" table:style-name="ce1">
            <text:p>0.0330233868626042</text:p>
          </table:table-cell>
          <table:table-cell office:value-type="float" office:value="0.0179447878468733" table:style-name="ce1">
            <text:p>0.0179447878468733</text:p>
          </table:table-cell>
          <table:table-cell office:value-type="float" office:value="0.0312882438979262" table:style-name="ce1">
            <text:p>0.0312882438979262</text:p>
          </table:table-cell>
          <table:table-cell office:value-type="float" office:value="0.0399394701695312" table:style-name="ce1">
            <text:p>0.0399394701695312</text:p>
          </table:table-cell>
          <table:table-cell office:value-type="float" office:value="0.0409580822950589" table:style-name="ce1">
            <text:p>0.0409580822950589</text:p>
          </table:table-cell>
          <table:table-cell office:value-type="float" office:value="0.0183017443122998" table:style-name="ce1">
            <text:p>0.0183017443122998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  <table:table-cell office:value-type="float" office:value="0.043652995416059" table:style-name="ce1">
            <text:p>0.043652995416059</text:p>
          </table:table-cell>
        </table:table-row>
        <table:table-row>
          <table:table-cell office:value-type="float" office:value="0.0220814089138744" table:style-name="ce1">
            <text:p>0.0220814089138744</text:p>
          </table:table-cell>
          <table:table-cell office:value-type="float" office:value="0.0288823443317506" table:style-name="ce1">
            <text:p>0.0288823443317506</text:p>
          </table:table-cell>
          <table:table-cell office:value-type="float" office:value="0.0155967232046827" table:style-name="ce1">
            <text:p>0.0155967232046827</text:p>
          </table:table-cell>
          <table:table-cell office:value-type="float" office:value="0.0161745657203201" table:style-name="ce1">
            <text:p>0.0161745657203201</text:p>
          </table:table-cell>
          <table:table-cell office:value-type="float" office:value="0.0408666306154862" table:style-name="ce1">
            <text:p>0.0408666306154862</text:p>
          </table:table-cell>
          <table:table-cell office:value-type="float" office:value="0.0723832668562064" table:style-name="ce1">
            <text:p>0.0723832668562064</text:p>
          </table:table-cell>
          <table:table-cell office:value-type="float" office:value="0.039590486356024" table:style-name="ce1">
            <text:p>0.039590486356024</text:p>
          </table:table-cell>
          <table:table-cell office:value-type="float" office:value="0.0196486554186828" table:style-name="ce1">
            <text:p>0.0196486554186828</text:p>
          </table:table-cell>
          <table:table-cell office:value-type="float" office:value="0.0230654633372344" table:style-name="ce1">
            <text:p>0.0230654633372344</text:p>
          </table:table-cell>
          <table:table-cell office:value-type="float" office:value="0.0380383176137298" table:style-name="ce1">
            <text:p>0.0380383176137298</text:p>
          </table:table-cell>
          <table:table-cell office:value-type="float" office:value="0.0151668753692822" table:style-name="ce1">
            <text:p>0.0151668753692822</text:p>
          </table:table-cell>
          <table:table-cell office:value-type="float" office:value="0.0314517838865014" table:style-name="ce1">
            <text:p>0.0314517838865014</text:p>
          </table:table-cell>
          <table:table-cell office:value-type="float" office:value="0.0260068659814715" table:style-name="ce1">
            <text:p>0.0260068659814715</text:p>
          </table:table-cell>
          <table:table-cell office:value-type="float" office:value="0.00980449682416704" table:style-name="ce1">
            <text:p>0.00980449682416704</text:p>
          </table:table-cell>
          <table:table-cell office:value-type="float" office:value="0.0187750245312727" table:style-name="ce1">
            <text:p>0.0187750245312727</text:p>
          </table:table-cell>
          <table:table-cell office:value-type="float" office:value="0.0159429597404293" table:style-name="ce1">
            <text:p>0.0159429597404293</text:p>
          </table:table-cell>
          <table:table-cell office:value-type="float" office:value="0.0250040663554934" table:style-name="ce1">
            <text:p>0.0250040663554934</text:p>
          </table:table-cell>
          <table:table-cell office:value-type="float" office:value="0.0256520539278117" table:style-name="ce1">
            <text:p>0.0256520539278117</text:p>
          </table:table-cell>
          <table:table-cell office:value-type="float" office:value="0.0250833898961908" table:style-name="ce1">
            <text:p>0.0250833898961908</text:p>
          </table:table-cell>
          <table:table-cell office:value-type="float" office:value="0.039534745489588" table:style-name="ce1">
            <text:p>0.039534745489588</text:p>
          </table:table-cell>
          <table:table-cell office:value-type="float" office:value="0.0220814089138744" table:style-name="ce1">
            <text:p>0.0220814089138744</text:p>
          </table:table-cell>
          <table:table-cell office:value-type="float" office:value="0.0301456253143429" table:style-name="ce1">
            <text:p>0.0301456253143429</text:p>
          </table:table-cell>
          <table:table-cell office:value-type="float" office:value="0.050261110489427" table:style-name="ce1">
            <text:p>0.050261110489427</text:p>
          </table:table-cell>
          <table:table-cell office:value-type="float" office:value="0.051242471320622" table:style-name="ce1">
            <text:p>0.051242471320622</text:p>
          </table:table-cell>
          <table:table-cell office:value-type="float" office:value="0.0412144750608415" table:style-name="ce1">
            <text:p>0.0412144750608415</text:p>
          </table:table-cell>
          <table:table-cell office:value-type="float" office:value="0.0334471997109356" table:style-name="ce1">
            <text:p>0.0334471997109356</text:p>
          </table:table-cell>
          <table:table-cell office:value-type="float" office:value="0.0405552321212621" table:style-name="ce1">
            <text:p>0.0405552321212621</text:p>
          </table:table-cell>
          <table:table-cell office:value-type="float" office:value="0.0488622291298318" table:style-name="ce1">
            <text:p>0.0488622291298318</text:p>
          </table:table-cell>
          <table:table-cell office:value-type="float" office:value="0.0520839440158575" table:style-name="ce1">
            <text:p>0.0520839440158575</text:p>
          </table:table-cell>
          <table:table-cell office:value-type="float" office:value="0.0293663251239784" table:style-name="ce1">
            <text:p>0.0293663251239784</text:p>
          </table:table-cell>
          <table:table-cell office:value-type="float" office:value="0.0379804328678155" table:style-name="ce1">
            <text:p>0.0379804328678155</text:p>
          </table:table-cell>
          <table:table-cell office:value-type="float" office:value="0.0493515696207553" table:style-name="ce1">
            <text:p>0.0493515696207553</text:p>
          </table:table-cell>
          <table:table-cell office:value-type="float" office:value="0.03051651646409" table:style-name="ce1">
            <text:p>0.03051651646409</text:p>
          </table:table-cell>
          <table:table-cell office:value-type="float" office:value="0.0358456648772914" table:style-name="ce1">
            <text:p>0.0358456648772914</text:p>
          </table:table-cell>
          <table:table-cell office:value-type="float" office:value="0.0349120053644888" table:style-name="ce1">
            <text:p>0.0349120053644888</text:p>
          </table:table-cell>
          <table:table-cell office:value-type="float" office:value="0.0342865285266927" table:style-name="ce1">
            <text:p>0.0342865285266927</text:p>
          </table:table-cell>
          <table:table-cell office:value-type="float" office:value="0.0327976042290086" table:style-name="ce1">
            <text:p>0.0327976042290086</text:p>
          </table:table-cell>
          <table:table-cell office:value-type="float" office:value="0.0274722076048942" table:style-name="ce1">
            <text:p>0.0274722076048942</text:p>
          </table:table-cell>
          <table:table-cell office:value-type="float" office:value="0.033621389918548" table:style-name="ce1">
            <text:p>0.033621389918548</text:p>
          </table:table-cell>
          <table:table-cell office:value-type="float" office:value="0.0318108836991178" table:style-name="ce1">
            <text:p>0.0318108836991178</text:p>
          </table:table-cell>
          <table:table-cell office:value-type="float" office:value="0" table:style-name="ce1">
            <text:p>0</text:p>
          </table:table-cell>
          <table:table-cell office:value-type="float" office:value="0.0347555021625724" table:style-name="ce1">
            <text:p>0.0347555021625724</text:p>
          </table:table-cell>
          <table:table-cell office:value-type="float" office:value="0.072576216009254" table:style-name="ce1">
            <text:p>0.072576216009254</text:p>
          </table:table-cell>
          <table:table-cell office:value-type="float" office:value="0.0201288844218235" table:style-name="ce1">
            <text:p>0.0201288844218235</text:p>
          </table:table-cell>
          <table:table-cell office:value-type="float" office:value="0.0581342441083536" table:style-name="ce1">
            <text:p>0.0581342441083536</text:p>
          </table:table-cell>
          <table:table-cell office:value-type="float" office:value="0.0541546585563526" table:style-name="ce1">
            <text:p>0.0541546585563526</text:p>
          </table:table-cell>
          <table:table-cell office:value-type="float" office:value="0.0653215455056016" table:style-name="ce1">
            <text:p>0.0653215455056016</text:p>
          </table:table-cell>
          <table:table-cell office:value-type="float" office:value="0.0298439506524164" table:style-name="ce1">
            <text:p>0.0298439506524164</text:p>
          </table:table-cell>
          <table:table-cell office:value-type="float" office:value="0.0258990451402213" table:style-name="ce1">
            <text:p>0.0258990451402213</text:p>
          </table:table-cell>
          <table:table-cell office:value-type="float" office:value="0.0469670566202266" table:style-name="ce1">
            <text:p>0.0469670566202266</text:p>
          </table:table-cell>
          <table:table-cell office:value-type="float" office:value="0.0369811479253024" table:style-name="ce1">
            <text:p>0.0369811479253024</text:p>
          </table:table-cell>
          <table:table-cell office:value-type="float" office:value="0.0306601605771951" table:style-name="ce1">
            <text:p>0.0306601605771951</text:p>
          </table:table-cell>
          <table:table-cell office:value-type="float" office:value="0.0278585908248653" table:style-name="ce1">
            <text:p>0.0278585908248653</text:p>
          </table:table-cell>
          <table:table-cell office:value-type="float" office:value="0.0415274091918031" table:style-name="ce1">
            <text:p>0.0415274091918031</text:p>
          </table:table-cell>
          <table:table-cell office:value-type="float" office:value="0.0278127264453881" table:style-name="ce1">
            <text:p>0.0278127264453881</text:p>
          </table:table-cell>
          <table:table-cell office:value-type="float" office:value="0.0438115433047213" table:style-name="ce1">
            <text:p>0.0438115433047213</text:p>
          </table:table-cell>
          <table:table-cell office:value-type="float" office:value="0.0247716486744173" table:style-name="ce1">
            <text:p>0.0247716486744173</text:p>
          </table:table-cell>
          <table:table-cell office:value-type="float" office:value="0.0190332344740987" table:style-name="ce1">
            <text:p>0.0190332344740987</text:p>
          </table:table-cell>
          <table:table-cell office:value-type="float" office:value="0.034637105680483" table:style-name="ce1">
            <text:p>0.034637105680483</text:p>
          </table:table-cell>
          <table:table-cell office:value-type="float" office:value="0.029907911765757" table:style-name="ce1">
            <text:p>0.029907911765757</text:p>
          </table:table-cell>
          <table:table-cell office:value-type="float" office:value="0.0304177545050885" table:style-name="ce1">
            <text:p>0.0304177545050885</text:p>
          </table:table-cell>
          <table:table-cell office:value-type="float" office:value="0.0142509095791687" table:style-name="ce1">
            <text:p>0.01425090957916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  <table:table-cell office:value-type="float" office:value="0.0524224718908387" table:style-name="ce1">
            <text:p>0.0524224718908387</text:p>
          </table:table-cell>
        </table:table-row>
      </table:table>
      <table:table table:name="max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697271120784939" table:style-name="ce1">
            <text:p>0.0697271120784939</text:p>
          </table:table-cell>
          <table:table-cell office:value-type="float" office:value="0.186489266138458" table:style-name="ce1">
            <text:p>0.186489266138458</text:p>
          </table:table-cell>
          <table:table-cell office:value-type="float" office:value="0.091045667680292" table:style-name="ce1">
            <text:p>0.091045667680292</text:p>
          </table:table-cell>
          <table:table-cell office:value-type="float" office:value="0.053292194640198" table:style-name="ce1">
            <text:p>0.053292194640198</text:p>
          </table:table-cell>
          <table:table-cell office:value-type="float" office:value="0.300616240922564" table:style-name="ce1">
            <text:p>0.300616240922564</text:p>
          </table:table-cell>
          <table:table-cell office:value-type="float" office:value="0.352071583624826" table:style-name="ce1">
            <text:p>0.352071583624826</text:p>
          </table:table-cell>
          <table:table-cell office:value-type="float" office:value="0.19976806425517" table:style-name="ce1">
            <text:p>0.19976806425517</text:p>
          </table:table-cell>
          <table:table-cell office:value-type="float" office:value="0.0566406954708844" table:style-name="ce1">
            <text:p>0.0566406954708844</text:p>
          </table:table-cell>
          <table:table-cell office:value-type="float" office:value="0.11746457026762" table:style-name="ce1">
            <text:p>0.11746457026762</text:p>
          </table:table-cell>
          <table:table-cell office:value-type="float" office:value="0.211472018390386" table:style-name="ce1">
            <text:p>0.211472018390386</text:p>
          </table:table-cell>
          <table:table-cell office:value-type="float" office:value="0.059374302495585" table:style-name="ce1">
            <text:p>0.059374302495585</text:p>
          </table:table-cell>
          <table:table-cell office:value-type="float" office:value="0.122233842097949" table:style-name="ce1">
            <text:p>0.122233842097949</text:p>
          </table:table-cell>
          <table:table-cell office:value-type="float" office:value="0.107586003474594" table:style-name="ce1">
            <text:p>0.107586003474594</text:p>
          </table:table-cell>
          <table:table-cell office:value-type="float" office:value="0.0617947303194198" table:style-name="ce1">
            <text:p>0.0617947303194198</text:p>
          </table:table-cell>
          <table:table-cell office:value-type="float" office:value="0.0453886141826321" table:style-name="ce1">
            <text:p>0.0453886141826321</text:p>
          </table:table-cell>
          <table:table-cell office:value-type="float" office:value="0.075820684529627" table:style-name="ce1">
            <text:p>0.075820684529627</text:p>
          </table:table-cell>
          <table:table-cell office:value-type="float" office:value="0.107608373417513" table:style-name="ce1">
            <text:p>0.107608373417513</text:p>
          </table:table-cell>
          <table:table-cell office:value-type="float" office:value="0.116332651155919" table:style-name="ce1">
            <text:p>0.116332651155919</text:p>
          </table:table-cell>
          <table:table-cell office:value-type="float" office:value="0.0643583257779362" table:style-name="ce1">
            <text:p>0.0643583257779362</text:p>
          </table:table-cell>
          <table:table-cell office:value-type="float" office:value="0.174691358242982" table:style-name="ce1">
            <text:p>0.174691358242982</text:p>
          </table:table-cell>
          <table:table-cell office:value-type="float" office:value="0.0697271120784939" table:style-name="ce1">
            <text:p>0.0697271120784939</text:p>
          </table:table-cell>
          <table:table-cell office:value-type="float" office:value="0.0801067655929056" table:style-name="ce1">
            <text:p>0.0801067655929056</text:p>
          </table:table-cell>
          <table:table-cell office:value-type="float" office:value="0.152330363301159" table:style-name="ce1">
            <text:p>0.152330363301159</text:p>
          </table:table-cell>
          <table:table-cell office:value-type="float" office:value="0.210536954776373" table:style-name="ce1">
            <text:p>0.210536954776373</text:p>
          </table:table-cell>
          <table:table-cell office:value-type="float" office:value="0.136080836764804" table:style-name="ce1">
            <text:p>0.136080836764804</text:p>
          </table:table-cell>
          <table:table-cell office:value-type="float" office:value="0.102946477313195" table:style-name="ce1">
            <text:p>0.102946477313195</text:p>
          </table:table-cell>
          <table:table-cell office:value-type="float" office:value="0.124569264138691" table:style-name="ce1">
            <text:p>0.124569264138691</text:p>
          </table:table-cell>
          <table:table-cell office:value-type="float" office:value="0.131673958009763" table:style-name="ce1">
            <text:p>0.131673958009763</text:p>
          </table:table-cell>
          <table:table-cell office:value-type="float" office:value="0.128412420332174" table:style-name="ce1">
            <text:p>0.128412420332174</text:p>
          </table:table-cell>
          <table:table-cell office:value-type="float" office:value="0.113961437206506" table:style-name="ce1">
            <text:p>0.113961437206506</text:p>
          </table:table-cell>
          <table:table-cell office:value-type="float" office:value="0.15811523054001" table:style-name="ce1">
            <text:p>0.15811523054001</text:p>
          </table:table-cell>
          <table:table-cell office:value-type="float" office:value="0.200354156759648" table:style-name="ce1">
            <text:p>0.200354156759648</text:p>
          </table:table-cell>
          <table:table-cell office:value-type="float" office:value="0.0824600835879834" table:style-name="ce1">
            <text:p>0.0824600835879834</text:p>
          </table:table-cell>
          <table:table-cell office:value-type="float" office:value="0.133485923386201" table:style-name="ce1">
            <text:p>0.133485923386201</text:p>
          </table:table-cell>
          <table:table-cell office:value-type="float" office:value="0.0742368925709624" table:style-name="ce1">
            <text:p>0.0742368925709624</text:p>
          </table:table-cell>
          <table:table-cell office:value-type="float" office:value="0.128412420332174" table:style-name="ce1">
            <text:p>0.128412420332174</text:p>
          </table:table-cell>
          <table:table-cell office:value-type="float" office:value="0.0695168346150554" table:style-name="ce1">
            <text:p>0.0695168346150554</text:p>
          </table:table-cell>
          <table:table-cell office:value-type="float" office:value="0.0783753320109757" table:style-name="ce1">
            <text:p>0.0783753320109757</text:p>
          </table:table-cell>
          <table:table-cell office:value-type="float" office:value="0.0246829950168143" table:style-name="ce1">
            <text:p>0.0246829950168143</text:p>
          </table:table-cell>
          <table:table-cell office:value-type="float" office:value="0.0749214128242836" table:style-name="ce1">
            <text:p>0.0749214128242836</text:p>
          </table:table-cell>
          <table:table-cell office:value-type="float" office:value="0" table:style-name="ce1">
            <text:p>0</text:p>
          </table:table-cell>
          <table:table-cell office:value-type="float" office:value="0.0751495862420573" table:style-name="ce1">
            <text:p>0.0751495862420573</text:p>
          </table:table-cell>
          <table:table-cell office:value-type="float" office:value="0.160334328877574" table:style-name="ce1">
            <text:p>0.160334328877574</text:p>
          </table:table-cell>
          <table:table-cell office:value-type="float" office:value="0.0110641737677328" table:style-name="ce1">
            <text:p>0.0110641737677328</text:p>
          </table:table-cell>
          <table:table-cell office:value-type="float" office:value="0.190249873172923" table:style-name="ce1">
            <text:p>0.190249873172923</text:p>
          </table:table-cell>
          <table:table-cell office:value-type="float" office:value="0.114917309216279" table:style-name="ce1">
            <text:p>0.114917309216279</text:p>
          </table:table-cell>
          <table:table-cell office:value-type="float" office:value="0.274079449476605" table:style-name="ce1">
            <text:p>0.274079449476605</text:p>
          </table:table-cell>
          <table:table-cell office:value-type="float" office:value="0.0352453411549348" table:style-name="ce1">
            <text:p>0.0352453411549348</text:p>
          </table:table-cell>
          <table:table-cell office:value-type="float" office:value="0.111984695841172" table:style-name="ce1">
            <text:p>0.111984695841172</text:p>
          </table:table-cell>
          <table:table-cell office:value-type="float" office:value="0.139291157159978" table:style-name="ce1">
            <text:p>0.139291157159978</text:p>
          </table:table-cell>
          <table:table-cell office:value-type="float" office:value="0.0961088026186338" table:style-name="ce1">
            <text:p>0.0961088026186338</text:p>
          </table:table-cell>
          <table:table-cell office:value-type="float" office:value="0.0464907007136173" table:style-name="ce1">
            <text:p>0.0464907007136173</text:p>
          </table:table-cell>
          <table:table-cell office:value-type="float" office:value="0.0760548982965332" table:style-name="ce1">
            <text:p>0.0760548982965332</text:p>
          </table:table-cell>
          <table:table-cell office:value-type="float" office:value="0.0917277693657825" table:style-name="ce1">
            <text:p>0.0917277693657825</text:p>
          </table:table-cell>
          <table:table-cell office:value-type="float" office:value="0.0611536669472576" table:style-name="ce1">
            <text:p>0.0611536669472576</text:p>
          </table:table-cell>
          <table:table-cell office:value-type="float" office:value="0.107800069824222" table:style-name="ce1">
            <text:p>0.107800069824222</text:p>
          </table:table-cell>
          <table:table-cell office:value-type="float" office:value="0.101756963096349" table:style-name="ce1">
            <text:p>0.101756963096349</text:p>
          </table:table-cell>
          <table:table-cell office:value-type="float" office:value="0.0162216438837719" table:style-name="ce1">
            <text:p>0.0162216438837719</text:p>
          </table:table-cell>
          <table:table-cell office:value-type="float" office:value="0.062580961175973" table:style-name="ce1">
            <text:p>0.062580961175973</text:p>
          </table:table-cell>
          <table:table-cell office:value-type="float" office:value="0.0859298811936752" table:style-name="ce1">
            <text:p>0.0859298811936752</text:p>
          </table:table-cell>
          <table:table-cell office:value-type="float" office:value="0.130916808986403" table:style-name="ce1">
            <text:p>0.130916808986403</text:p>
          </table:table-cell>
          <table:table-cell office:value-type="float" office:value="0.0200734837456264" table:style-name="ce1">
            <text:p>0.020073483745626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  <table:table-cell office:value-type="float" office:value="0.108507975249014" table:style-name="ce1">
            <text:p>0.108507975249014</text:p>
          </table:table-cell>
        </table:table-row>
        <table:table-row>
          <table:table-cell office:value-type="float" office:value="0.140765102812041" table:style-name="ce1">
            <text:p>0.140765102812041</text:p>
          </table:table-cell>
          <table:table-cell office:value-type="float" office:value="0.227193614273853" table:style-name="ce1">
            <text:p>0.227193614273853</text:p>
          </table:table-cell>
          <table:table-cell office:value-type="float" office:value="0.145650698345548" table:style-name="ce1">
            <text:p>0.145650698345548</text:p>
          </table:table-cell>
          <table:table-cell office:value-type="float" office:value="0.100789175942945" table:style-name="ce1">
            <text:p>0.100789175942945</text:p>
          </table:table-cell>
          <table:table-cell office:value-type="float" office:value="0.333473213081978" table:style-name="ce1">
            <text:p>0.333473213081978</text:p>
          </table:table-cell>
          <table:table-cell office:value-type="float" office:value="0.498429172166615" table:style-name="ce1">
            <text:p>0.498429172166615</text:p>
          </table:table-cell>
          <table:table-cell office:value-type="float" office:value="0.340188669946259" table:style-name="ce1">
            <text:p>0.340188669946259</text:p>
          </table:table-cell>
          <table:table-cell office:value-type="float" office:value="0.149229889212587" table:style-name="ce1">
            <text:p>0.149229889212587</text:p>
          </table:table-cell>
          <table:table-cell office:value-type="float" office:value="0.224146828048287" table:style-name="ce1">
            <text:p>0.224146828048287</text:p>
          </table:table-cell>
          <table:table-cell office:value-type="float" office:value="0.350966508444628" table:style-name="ce1">
            <text:p>0.350966508444628</text:p>
          </table:table-cell>
          <table:table-cell office:value-type="float" office:value="0.0740803029705295" table:style-name="ce1">
            <text:p>0.0740803029705295</text:p>
          </table:table-cell>
          <table:table-cell office:value-type="float" office:value="0.29595881880683" table:style-name="ce1">
            <text:p>0.29595881880683</text:p>
          </table:table-cell>
          <table:table-cell office:value-type="float" office:value="0.197880041072808" table:style-name="ce1">
            <text:p>0.197880041072808</text:p>
          </table:table-cell>
          <table:table-cell office:value-type="float" office:value="0.0981056216655255" table:style-name="ce1">
            <text:p>0.0981056216655255</text:p>
          </table:table-cell>
          <table:table-cell office:value-type="float" office:value="0.0828582685719414" table:style-name="ce1">
            <text:p>0.0828582685719414</text:p>
          </table:table-cell>
          <table:table-cell office:value-type="float" office:value="0.093926916328258" table:style-name="ce1">
            <text:p>0.093926916328258</text:p>
          </table:table-cell>
          <table:table-cell office:value-type="float" office:value="0.190739555293066" table:style-name="ce1">
            <text:p>0.190739555293066</text:p>
          </table:table-cell>
          <table:table-cell office:value-type="float" office:value="0.174172375567261" table:style-name="ce1">
            <text:p>0.174172375567261</text:p>
          </table:table-cell>
          <table:table-cell office:value-type="float" office:value="0.158826594724834" table:style-name="ce1">
            <text:p>0.158826594724834</text:p>
          </table:table-cell>
          <table:table-cell office:value-type="float" office:value="0.331401756367679" table:style-name="ce1">
            <text:p>0.331401756367679</text:p>
          </table:table-cell>
          <table:table-cell office:value-type="float" office:value="0.140765102812041" table:style-name="ce1">
            <text:p>0.140765102812041</text:p>
          </table:table-cell>
          <table:table-cell office:value-type="float" office:value="0.218599082204377" table:style-name="ce1">
            <text:p>0.218599082204377</text:p>
          </table:table-cell>
          <table:table-cell office:value-type="float" office:value="0.336475259421706" table:style-name="ce1">
            <text:p>0.336475259421706</text:p>
          </table:table-cell>
          <table:table-cell office:value-type="float" office:value="0.362263329618719" table:style-name="ce1">
            <text:p>0.362263329618719</text:p>
          </table:table-cell>
          <table:table-cell office:value-type="float" office:value="0.281982078471045" table:style-name="ce1">
            <text:p>0.281982078471045</text:p>
          </table:table-cell>
          <table:table-cell office:value-type="float" office:value="0.233900123160966" table:style-name="ce1">
            <text:p>0.233900123160966</text:p>
          </table:table-cell>
          <table:table-cell office:value-type="float" office:value="0.258757603732549" table:style-name="ce1">
            <text:p>0.258757603732549</text:p>
          </table:table-cell>
          <table:table-cell office:value-type="float" office:value="0.344394219215029" table:style-name="ce1">
            <text:p>0.344394219215029</text:p>
          </table:table-cell>
          <table:table-cell office:value-type="float" office:value="0.29862084201419" table:style-name="ce1">
            <text:p>0.29862084201419</text:p>
          </table:table-cell>
          <table:table-cell office:value-type="float" office:value="0.237166134827139" table:style-name="ce1">
            <text:p>0.237166134827139</text:p>
          </table:table-cell>
          <table:table-cell office:value-type="float" office:value="0.27853710726152" table:style-name="ce1">
            <text:p>0.27853710726152</text:p>
          </table:table-cell>
          <table:table-cell office:value-type="float" office:value="0.392851989566147" table:style-name="ce1">
            <text:p>0.392851989566147</text:p>
          </table:table-cell>
          <table:table-cell office:value-type="float" office:value="0.184538607115922" table:style-name="ce1">
            <text:p>0.184538607115922</text:p>
          </table:table-cell>
          <table:table-cell office:value-type="float" office:value="0.213834284362632" table:style-name="ce1">
            <text:p>0.213834284362632</text:p>
          </table:table-cell>
          <table:table-cell office:value-type="float" office:value="0.164365392591576" table:style-name="ce1">
            <text:p>0.164365392591576</text:p>
          </table:table-cell>
          <table:table-cell office:value-type="float" office:value="0.290925581650057" table:style-name="ce1">
            <text:p>0.290925581650057</text:p>
          </table:table-cell>
          <table:table-cell office:value-type="float" office:value="0.147377657938894" table:style-name="ce1">
            <text:p>0.147377657938894</text:p>
          </table:table-cell>
          <table:table-cell office:value-type="float" office:value="0.173510225256859" table:style-name="ce1">
            <text:p>0.173510225256859</text:p>
          </table:table-cell>
          <table:table-cell office:value-type="float" office:value="0.10899530987849" table:style-name="ce1">
            <text:p>0.10899530987849</text:p>
          </table:table-cell>
          <table:table-cell office:value-type="float" office:value="0.211740457705414" table:style-name="ce1">
            <text:p>0.211740457705414</text:p>
          </table:table-cell>
          <table:table-cell office:value-type="float" office:value="0" table:style-name="ce1">
            <text:p>0</text:p>
          </table:table-cell>
          <table:table-cell office:value-type="float" office:value="0.225994585333395" table:style-name="ce1">
            <text:p>0.225994585333395</text:p>
          </table:table-cell>
          <table:table-cell office:value-type="float" office:value="0.39224352711875" table:style-name="ce1">
            <text:p>0.39224352711875</text:p>
          </table:table-cell>
          <table:table-cell office:value-type="float" office:value="0.0388476428731192" table:style-name="ce1">
            <text:p>0.0388476428731192</text:p>
          </table:table-cell>
          <table:table-cell office:value-type="float" office:value="0.394204116812631" table:style-name="ce1">
            <text:p>0.394204116812631</text:p>
          </table:table-cell>
          <table:table-cell office:value-type="float" office:value="0.260295443821797" table:style-name="ce1">
            <text:p>0.260295443821797</text:p>
          </table:table-cell>
          <table:table-cell office:value-type="float" office:value="0.413715067251687" table:style-name="ce1">
            <text:p>0.413715067251687</text:p>
          </table:table-cell>
          <table:table-cell office:value-type="float" office:value="0.124132264256808" table:style-name="ce1">
            <text:p>0.124132264256808</text:p>
          </table:table-cell>
          <table:table-cell office:value-type="float" office:value="0.219603729191886" table:style-name="ce1">
            <text:p>0.219603729191886</text:p>
          </table:table-cell>
          <table:table-cell office:value-type="float" office:value="0.390947134604692" table:style-name="ce1">
            <text:p>0.390947134604692</text:p>
          </table:table-cell>
          <table:table-cell office:value-type="float" office:value="0.185351906541937" table:style-name="ce1">
            <text:p>0.185351906541937</text:p>
          </table:table-cell>
          <table:table-cell office:value-type="float" office:value="0.134333692869558" table:style-name="ce1">
            <text:p>0.134333692869558</text:p>
          </table:table-cell>
          <table:table-cell office:value-type="float" office:value="0.199125573529182" table:style-name="ce1">
            <text:p>0.199125573529182</text:p>
          </table:table-cell>
          <table:table-cell office:value-type="float" office:value="0.305187594395691" table:style-name="ce1">
            <text:p>0.305187594395691</text:p>
          </table:table-cell>
          <table:table-cell office:value-type="float" office:value="0.15087744571812" table:style-name="ce1">
            <text:p>0.15087744571812</text:p>
          </table:table-cell>
          <table:table-cell office:value-type="float" office:value="0.282107150361139" table:style-name="ce1">
            <text:p>0.282107150361139</text:p>
          </table:table-cell>
          <table:table-cell office:value-type="float" office:value="0.251184451860485" table:style-name="ce1">
            <text:p>0.251184451860485</text:p>
          </table:table-cell>
          <table:table-cell office:value-type="float" office:value="0.0564623913241555" table:style-name="ce1">
            <text:p>0.0564623913241555</text:p>
          </table:table-cell>
          <table:table-cell office:value-type="float" office:value="0.229920987478392" table:style-name="ce1">
            <text:p>0.229920987478392</text:p>
          </table:table-cell>
          <table:table-cell office:value-type="float" office:value="0.284313357974176" table:style-name="ce1">
            <text:p>0.284313357974176</text:p>
          </table:table-cell>
          <table:table-cell office:value-type="float" office:value="0.338815519629917" table:style-name="ce1">
            <text:p>0.338815519629917</text:p>
          </table:table-cell>
          <table:table-cell office:value-type="float" office:value="0.0541727881758678" table:style-name="ce1">
            <text:p>0.0541727881758678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  <table:table-cell office:value-type="float" office:value="0.222112272523653" table:style-name="ce1">
            <text:p>0.222112272523653</text:p>
          </table:table-cell>
        </table:table-row>
        <table:table-row>
          <table:table-cell office:value-type="float" office:value="0.136993530435899" table:style-name="ce1">
            <text:p>0.136993530435899</text:p>
          </table:table-cell>
          <table:table-cell office:value-type="float" office:value="0.225296643114323" table:style-name="ce1">
            <text:p>0.225296643114323</text:p>
          </table:table-cell>
          <table:table-cell office:value-type="float" office:value="0.142496536393971" table:style-name="ce1">
            <text:p>0.142496536393971</text:p>
          </table:table-cell>
          <table:table-cell office:value-type="float" office:value="0.0712231020112014" table:style-name="ce1">
            <text:p>0.0712231020112014</text:p>
          </table:table-cell>
          <table:table-cell office:value-type="float" office:value="0.336725802782399" table:style-name="ce1">
            <text:p>0.336725802782399</text:p>
          </table:table-cell>
          <table:table-cell office:value-type="float" office:value="0.461142951309241" table:style-name="ce1">
            <text:p>0.461142951309241</text:p>
          </table:table-cell>
          <table:table-cell office:value-type="float" office:value="0.35345404609722" table:style-name="ce1">
            <text:p>0.35345404609722</text:p>
          </table:table-cell>
          <table:table-cell office:value-type="float" office:value="0.131535264363665" table:style-name="ce1">
            <text:p>0.131535264363665</text:p>
          </table:table-cell>
          <table:table-cell office:value-type="float" office:value="0.213543475104685" table:style-name="ce1">
            <text:p>0.213543475104685</text:p>
          </table:table-cell>
          <table:table-cell office:value-type="float" office:value="0.34712782623973" table:style-name="ce1">
            <text:p>0.34712782623973</text:p>
          </table:table-cell>
          <table:table-cell office:value-type="float" office:value="0.0798696441979643" table:style-name="ce1">
            <text:p>0.0798696441979643</text:p>
          </table:table-cell>
          <table:table-cell office:value-type="float" office:value="0.279212679537674" table:style-name="ce1">
            <text:p>0.279212679537674</text:p>
          </table:table-cell>
          <table:table-cell office:value-type="float" office:value="0.179397994233138" table:style-name="ce1">
            <text:p>0.179397994233138</text:p>
          </table:table-cell>
          <table:table-cell office:value-type="float" office:value="0.0832251356358129" table:style-name="ce1">
            <text:p>0.0832251356358129</text:p>
          </table:table-cell>
          <table:table-cell office:value-type="float" office:value="0.0907548584223452" table:style-name="ce1">
            <text:p>0.0907548584223452</text:p>
          </table:table-cell>
          <table:table-cell office:value-type="float" office:value="0.0662552969374666" table:style-name="ce1">
            <text:p>0.0662552969374666</text:p>
          </table:table-cell>
          <table:table-cell office:value-type="float" office:value="0.187308006049293" table:style-name="ce1">
            <text:p>0.187308006049293</text:p>
          </table:table-cell>
          <table:table-cell office:value-type="float" office:value="0.142147565284434" table:style-name="ce1">
            <text:p>0.142147565284434</text:p>
          </table:table-cell>
          <table:table-cell office:value-type="float" office:value="0.152384051164164" table:style-name="ce1">
            <text:p>0.152384051164164</text:p>
          </table:table-cell>
          <table:table-cell office:value-type="float" office:value="0.268761442205922" table:style-name="ce1">
            <text:p>0.268761442205922</text:p>
          </table:table-cell>
          <table:table-cell office:value-type="float" office:value="0.136993530435899" table:style-name="ce1">
            <text:p>0.136993530435899</text:p>
          </table:table-cell>
          <table:table-cell office:value-type="float" office:value="0.219963648722435" table:style-name="ce1">
            <text:p>0.219963648722435</text:p>
          </table:table-cell>
          <table:table-cell office:value-type="float" office:value="0.289771292595437" table:style-name="ce1">
            <text:p>0.289771292595437</text:p>
          </table:table-cell>
          <table:table-cell office:value-type="float" office:value="0.360728751534476" table:style-name="ce1">
            <text:p>0.360728751534476</text:p>
          </table:table-cell>
          <table:table-cell office:value-type="float" office:value="0.208138896895457" table:style-name="ce1">
            <text:p>0.208138896895457</text:p>
          </table:table-cell>
          <table:table-cell office:value-type="float" office:value="0.182359774675612" table:style-name="ce1">
            <text:p>0.182359774675612</text:p>
          </table:table-cell>
          <table:table-cell office:value-type="float" office:value="0.160607242181185" table:style-name="ce1">
            <text:p>0.160607242181185</text:p>
          </table:table-cell>
          <table:table-cell office:value-type="float" office:value="0.344027352151157" table:style-name="ce1">
            <text:p>0.344027352151157</text:p>
          </table:table-cell>
          <table:table-cell office:value-type="float" office:value="0.257312505419982" table:style-name="ce1">
            <text:p>0.257312505419982</text:p>
          </table:table-cell>
          <table:table-cell office:value-type="float" office:value="0.168638051689103" table:style-name="ce1">
            <text:p>0.168638051689103</text:p>
          </table:table-cell>
          <table:table-cell office:value-type="float" office:value="0.264081650147269" table:style-name="ce1">
            <text:p>0.264081650147269</text:p>
          </table:table-cell>
          <table:table-cell office:value-type="float" office:value="0.342917802982376" table:style-name="ce1">
            <text:p>0.342917802982376</text:p>
          </table:table-cell>
          <table:table-cell office:value-type="float" office:value="0.113053217523995" table:style-name="ce1">
            <text:p>0.113053217523995</text:p>
          </table:table-cell>
          <table:table-cell office:value-type="float" office:value="0.188739682396108" table:style-name="ce1">
            <text:p>0.188739682396108</text:p>
          </table:table-cell>
          <table:table-cell office:value-type="float" office:value="0.023403434281848" table:style-name="ce1">
            <text:p>0.023403434281848</text:p>
          </table:table-cell>
          <table:table-cell office:value-type="float" office:value="0.201092364875975" table:style-name="ce1">
            <text:p>0.201092364875975</text:p>
          </table:table-cell>
          <table:table-cell office:value-type="float" office:value="0.092419182175518" table:style-name="ce1">
            <text:p>0.092419182175518</text:p>
          </table:table-cell>
          <table:table-cell office:value-type="float" office:value="0.167201901353704" table:style-name="ce1">
            <text:p>0.167201901353704</text:p>
          </table:table-cell>
          <table:table-cell office:value-type="float" office:value="0.0469903020956318" table:style-name="ce1">
            <text:p>0.0469903020956318</text:p>
          </table:table-cell>
          <table:table-cell office:value-type="float" office:value="0.150442340118796" table:style-name="ce1">
            <text:p>0.150442340118796</text:p>
          </table:table-cell>
          <table:table-cell office:value-type="float" office:value="0" table:style-name="ce1">
            <text:p>0</text:p>
          </table:table-cell>
          <table:table-cell office:value-type="float" office:value="0.11130388798773" table:style-name="ce1">
            <text:p>0.11130388798773</text:p>
          </table:table-cell>
          <table:table-cell office:value-type="float" office:value="0.453112141801324" table:style-name="ce1">
            <text:p>0.453112141801324</text:p>
          </table:table-cell>
          <table:table-cell office:value-type="float" office:value="0.010925480121635" table:style-name="ce1">
            <text:p>0.010925480121635</text:p>
          </table:table-cell>
          <table:table-cell office:value-type="float" office:value="0.282462443704026" table:style-name="ce1">
            <text:p>0.282462443704026</text:p>
          </table:table-cell>
          <table:table-cell office:value-type="float" office:value="0.165862145796753" table:style-name="ce1">
            <text:p>0.165862145796753</text:p>
          </table:table-cell>
          <table:table-cell office:value-type="float" office:value="0.215887133740573" table:style-name="ce1">
            <text:p>0.215887133740573</text:p>
          </table:table-cell>
          <table:table-cell office:value-type="float" office:value="0.0410148666107196" table:style-name="ce1">
            <text:p>0.0410148666107196</text:p>
          </table:table-cell>
          <table:table-cell office:value-type="float" office:value="0.047032154117476" table:style-name="ce1">
            <text:p>0.047032154117476</text:p>
          </table:table-cell>
          <table:table-cell office:value-type="float" office:value="0.12262522504891" table:style-name="ce1">
            <text:p>0.12262522504891</text:p>
          </table:table-cell>
          <table:table-cell office:value-type="float" office:value="0.0734017034235185" table:style-name="ce1">
            <text:p>0.0734017034235185</text:p>
          </table:table-cell>
          <table:table-cell office:value-type="float" office:value="0.0435449123993149" table:style-name="ce1">
            <text:p>0.0435449123993149</text:p>
          </table:table-cell>
          <table:table-cell office:value-type="float" office:value="0.0599697614216422" table:style-name="ce1">
            <text:p>0.0599697614216422</text:p>
          </table:table-cell>
          <table:table-cell office:value-type="float" office:value="0.0636338153984311" table:style-name="ce1">
            <text:p>0.0636338153984311</text:p>
          </table:table-cell>
          <table:table-cell office:value-type="float" office:value="0.020003342748161" table:style-name="ce1">
            <text:p>0.020003342748161</text:p>
          </table:table-cell>
          <table:table-cell office:value-type="float" office:value="0.05627080300525" table:style-name="ce1">
            <text:p>0.05627080300525</text:p>
          </table:table-cell>
          <table:table-cell office:value-type="float" office:value="0.0179296969816578" table:style-name="ce1">
            <text:p>0.0179296969816578</text:p>
          </table:table-cell>
          <table:table-cell office:value-type="float" office:value="0.00358651122528968" table:style-name="ce1">
            <text:p>0.00358651122528968</text:p>
          </table:table-cell>
          <table:table-cell office:value-type="float" office:value="0.0243370404573228" table:style-name="ce1">
            <text:p>0.0243370404573228</text:p>
          </table:table-cell>
          <table:table-cell office:value-type="float" office:value="0.0186919449828235" table:style-name="ce1">
            <text:p>0.0186919449828235</text:p>
          </table:table-cell>
          <table:table-cell office:value-type="float" office:value="0.0151511800741829" table:style-name="ce1">
            <text:p>0.0151511800741829</text:p>
          </table:table-cell>
          <table:table-cell office:value-type="float" office:value="0.00592872263772376" table:style-name="ce1">
            <text:p>0.00592872263772376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  <table:table-cell office:value-type="float" office:value="0.154261435124792" table:style-name="ce1">
            <text:p>0.154261435124792</text:p>
          </table:table-cell>
        </table:table-row>
        <table:table-row>
          <table:table-cell office:value-type="float" office:value="0.139143281950414" table:style-name="ce1">
            <text:p>0.139143281950414</text:p>
          </table:table-cell>
          <table:table-cell office:value-type="float" office:value="0.228428435122981" table:style-name="ce1">
            <text:p>0.228428435122981</text:p>
          </table:table-cell>
          <table:table-cell office:value-type="float" office:value="0.14495723011506" table:style-name="ce1">
            <text:p>0.14495723011506</text:p>
          </table:table-cell>
          <table:table-cell office:value-type="float" office:value="0.101482644173434" table:style-name="ce1">
            <text:p>0.101482644173434</text:p>
          </table:table-cell>
          <table:table-cell office:value-type="float" office:value="0.354236994099385" table:style-name="ce1">
            <text:p>0.354236994099385</text:p>
          </table:table-cell>
          <table:table-cell office:value-type="float" office:value="0.529653138492942" table:style-name="ce1">
            <text:p>0.529653138492942</text:p>
          </table:table-cell>
          <table:table-cell office:value-type="float" office:value="0.369654358759153" table:style-name="ce1">
            <text:p>0.369654358759153</text:p>
          </table:table-cell>
          <table:table-cell office:value-type="float" office:value="0.127956073496627" table:style-name="ce1">
            <text:p>0.127956073496627</text:p>
          </table:table-cell>
          <table:table-cell office:value-type="float" office:value="0.203879659763681" table:style-name="ce1">
            <text:p>0.203879659763681</text:p>
          </table:table-cell>
          <table:table-cell office:value-type="float" office:value="0.330064033781124" table:style-name="ce1">
            <text:p>0.330064033781124</text:p>
          </table:table-cell>
          <table:table-cell office:value-type="float" office:value="0.080961297412411" table:style-name="ce1">
            <text:p>0.080961297412411</text:p>
          </table:table-cell>
          <table:table-cell office:value-type="float" office:value="0.273749939476856" table:style-name="ce1">
            <text:p>0.273749939476856</text:p>
          </table:table-cell>
          <table:table-cell office:value-type="float" office:value="0.192260711411557" table:style-name="ce1">
            <text:p>0.192260711411557</text:p>
          </table:table-cell>
          <table:table-cell office:value-type="float" office:value="0.104503425340357" table:style-name="ce1">
            <text:p>0.104503425340357</text:p>
          </table:table-cell>
          <table:table-cell office:value-type="float" office:value="0.108046824298725" table:style-name="ce1">
            <text:p>0.108046824298725</text:p>
          </table:table-cell>
          <table:table-cell office:value-type="float" office:value="0.117737483571232" table:style-name="ce1">
            <text:p>0.117737483571232</text:p>
          </table:table-cell>
          <table:table-cell office:value-type="float" office:value="0.183576699570405" table:style-name="ce1">
            <text:p>0.183576699570405</text:p>
          </table:table-cell>
          <table:table-cell office:value-type="float" office:value="0.166647126769313" table:style-name="ce1">
            <text:p>0.166647126769313</text:p>
          </table:table-cell>
          <table:table-cell office:value-type="float" office:value="0.148737750468369" table:style-name="ce1">
            <text:p>0.148737750468369</text:p>
          </table:table-cell>
          <table:table-cell office:value-type="float" office:value="0.319491998757609" table:style-name="ce1">
            <text:p>0.319491998757609</text:p>
          </table:table-cell>
          <table:table-cell office:value-type="float" office:value="0.139143281950414" table:style-name="ce1">
            <text:p>0.139143281950414</text:p>
          </table:table-cell>
          <table:table-cell office:value-type="float" office:value="0.182605844047721" table:style-name="ce1">
            <text:p>0.182605844047721</text:p>
          </table:table-cell>
          <table:table-cell office:value-type="float" office:value="0.3253484498138" table:style-name="ce1">
            <text:p>0.3253484498138</text:p>
          </table:table-cell>
          <table:table-cell office:value-type="float" office:value="0.374548902269828" table:style-name="ce1">
            <text:p>0.374548902269828</text:p>
          </table:table-cell>
          <table:table-cell office:value-type="float" office:value="0.250529938726944" table:style-name="ce1">
            <text:p>0.250529938726944</text:p>
          </table:table-cell>
          <table:table-cell office:value-type="float" office:value="0.210389313153107" table:style-name="ce1">
            <text:p>0.210389313153107</text:p>
          </table:table-cell>
          <table:table-cell office:value-type="float" office:value="0.244047129269021" table:style-name="ce1">
            <text:p>0.244047129269021</text:p>
          </table:table-cell>
          <table:table-cell office:value-type="float" office:value="0.313988992799537" table:style-name="ce1">
            <text:p>0.313988992799537</text:p>
          </table:table-cell>
          <table:table-cell office:value-type="float" office:value="0.300235951892941" table:style-name="ce1">
            <text:p>0.300235951892941</text:p>
          </table:table-cell>
          <table:table-cell office:value-type="float" office:value="0.192784168075862" table:style-name="ce1">
            <text:p>0.192784168075862</text:p>
          </table:table-cell>
          <table:table-cell office:value-type="float" office:value="0.272877511703016" table:style-name="ce1">
            <text:p>0.272877511703016</text:p>
          </table:table-cell>
          <table:table-cell office:value-type="float" office:value="0.341020831822845" table:style-name="ce1">
            <text:p>0.341020831822845</text:p>
          </table:table-cell>
          <table:table-cell office:value-type="float" office:value="0.191115370334105" table:style-name="ce1">
            <text:p>0.191115370334105</text:p>
          </table:table-cell>
          <table:table-cell office:value-type="float" office:value="0.23666057411717" table:style-name="ce1">
            <text:p>0.23666057411717</text:p>
          </table:table-cell>
          <table:table-cell office:value-type="float" office:value="0.15647775071834" table:style-name="ce1">
            <text:p>0.15647775071834</text:p>
          </table:table-cell>
          <table:table-cell office:value-type="float" office:value="0.285225720194299" table:style-name="ce1">
            <text:p>0.285225720194299</text:p>
          </table:table-cell>
          <table:table-cell office:value-type="float" office:value="0.166056560276252" table:style-name="ce1">
            <text:p>0.166056560276252</text:p>
          </table:table-cell>
          <table:table-cell office:value-type="float" office:value="0.180677554968104" table:style-name="ce1">
            <text:p>0.180677554968104</text:p>
          </table:table-cell>
          <table:table-cell office:value-type="float" office:value="0.161694421407048" table:style-name="ce1">
            <text:p>0.161694421407048</text:p>
          </table:table-cell>
          <table:table-cell office:value-type="float" office:value="0.178225809224182" table:style-name="ce1">
            <text:p>0.178225809224182</text:p>
          </table:table-cell>
          <table:table-cell office:value-type="float" office:value="0" table:style-name="ce1">
            <text:p>0</text:p>
          </table:table-cell>
          <table:table-cell office:value-type="float" office:value="0.209100804440973" table:style-name="ce1">
            <text:p>0.209100804440973</text:p>
          </table:table-cell>
          <table:table-cell office:value-type="float" office:value="0.284536725952394" table:style-name="ce1">
            <text:p>0.284536725952394</text:p>
          </table:table-cell>
          <table:table-cell office:value-type="float" office:value="0.0629624413397911" table:style-name="ce1">
            <text:p>0.0629624413397911</text:p>
          </table:table-cell>
          <table:table-cell office:value-type="float" office:value="0.345944113257767" table:style-name="ce1">
            <text:p>0.345944113257767</text:p>
          </table:table-cell>
          <table:table-cell office:value-type="float" office:value="0.27403965018112" table:style-name="ce1">
            <text:p>0.27403965018112</text:p>
          </table:table-cell>
          <table:table-cell office:value-type="float" office:value="0.486371700415942" table:style-name="ce1">
            <text:p>0.486371700415942</text:p>
          </table:table-cell>
          <table:table-cell office:value-type="float" office:value="0.13345216134773" table:style-name="ce1">
            <text:p>0.13345216134773</text:p>
          </table:table-cell>
          <table:table-cell office:value-type="float" office:value="0.205462444804049" table:style-name="ce1">
            <text:p>0.205462444804049</text:p>
          </table:table-cell>
          <table:table-cell office:value-type="float" office:value="0.358092203181413" table:style-name="ce1">
            <text:p>0.358092203181413</text:p>
          </table:table-cell>
          <table:table-cell office:value-type="float" office:value="0.228094703025127" table:style-name="ce1">
            <text:p>0.228094703025127</text:p>
          </table:table-cell>
          <table:table-cell office:value-type="float" office:value="0.151611802190024" table:style-name="ce1">
            <text:p>0.151611802190024</text:p>
          </table:table-cell>
          <table:table-cell office:value-type="float" office:value="0.201045912409478" table:style-name="ce1">
            <text:p>0.201045912409478</text:p>
          </table:table-cell>
          <table:table-cell office:value-type="float" office:value="0.323830307192537" table:style-name="ce1">
            <text:p>0.323830307192537</text:p>
          </table:table-cell>
          <table:table-cell office:value-type="float" office:value="0.16627871175616" table:style-name="ce1">
            <text:p>0.16627871175616</text:p>
          </table:table-cell>
          <table:table-cell office:value-type="float" office:value="0.242951889820732" table:style-name="ce1">
            <text:p>0.242951889820732</text:p>
          </table:table-cell>
          <table:table-cell office:value-type="float" office:value="0.191957262949218" table:style-name="ce1">
            <text:p>0.191957262949218</text:p>
          </table:table-cell>
          <table:table-cell office:value-type="float" office:value="0.0761561806415943" table:style-name="ce1">
            <text:p>0.0761561806415943</text:p>
          </table:table-cell>
          <table:table-cell office:value-type="float" office:value="0.289391199122226" table:style-name="ce1">
            <text:p>0.289391199122226</text:p>
          </table:table-cell>
          <table:table-cell office:value-type="float" office:value="0.256618537874809" table:style-name="ce1">
            <text:p>0.256618537874809</text:p>
          </table:table-cell>
          <table:table-cell office:value-type="float" office:value="0.337946339613584" table:style-name="ce1">
            <text:p>0.337946339613584</text:p>
          </table:table-cell>
          <table:table-cell office:value-type="float" office:value="0.085326029813907" table:style-name="ce1">
            <text:p>0.085326029813907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  <table:table-cell office:value-type="float" office:value="0.219312685383029" table:style-name="ce1">
            <text:p>0.219312685383029</text:p>
          </table:table-cell>
        </table:table-row>
        <table:table-row>
          <table:table-cell office:value-type="float" office:value="0.0722235977082533" table:style-name="ce1">
            <text:p>0.0722235977082533</text:p>
          </table:table-cell>
          <table:table-cell office:value-type="float" office:value="0.182525312253212" table:style-name="ce1">
            <text:p>0.182525312253212</text:p>
          </table:table-cell>
          <table:table-cell office:value-type="float" office:value="0.110507518019814" table:style-name="ce1">
            <text:p>0.110507518019814</text:p>
          </table:table-cell>
          <table:table-cell office:value-type="float" office:value="0.0526993911528447" table:style-name="ce1">
            <text:p>0.0526993911528447</text:p>
          </table:table-cell>
          <table:table-cell office:value-type="float" office:value="0.329567421048322" table:style-name="ce1">
            <text:p>0.329567421048322</text:p>
          </table:table-cell>
          <table:table-cell office:value-type="float" office:value="0.262430748359847" table:style-name="ce1">
            <text:p>0.262430748359847</text:p>
          </table:table-cell>
          <table:table-cell office:value-type="float" office:value="0.218867521519405" table:style-name="ce1">
            <text:p>0.218867521519405</text:p>
          </table:table-cell>
          <table:table-cell office:value-type="float" office:value="0.0688323143617343" table:style-name="ce1">
            <text:p>0.0688323143617343</text:p>
          </table:table-cell>
          <table:table-cell office:value-type="float" office:value="0.123526824798666" table:style-name="ce1">
            <text:p>0.123526824798666</text:p>
          </table:table-cell>
          <table:table-cell office:value-type="float" office:value="0.190735081304482" table:style-name="ce1">
            <text:p>0.190735081304482</text:p>
          </table:table-cell>
          <table:table-cell office:value-type="float" office:value="0.0552627069870745" table:style-name="ce1">
            <text:p>0.0552627069870745</text:p>
          </table:table-cell>
          <table:table-cell office:value-type="float" office:value="0.148276929644238" table:style-name="ce1">
            <text:p>0.148276929644238</text:p>
          </table:table-cell>
          <table:table-cell office:value-type="float" office:value="0.0702729386857173" table:style-name="ce1">
            <text:p>0.0702729386857173</text:p>
          </table:table-cell>
          <table:table-cell office:value-type="float" office:value="0.0543992271904015" table:style-name="ce1">
            <text:p>0.0543992271904015</text:p>
          </table:table-cell>
          <table:table-cell office:value-type="float" office:value="0.0439793077787357" table:style-name="ce1">
            <text:p>0.0439793077787357</text:p>
          </table:table-cell>
          <table:table-cell office:value-type="float" office:value="0.0927099914334649" table:style-name="ce1">
            <text:p>0.0927099914334649</text:p>
          </table:table-cell>
          <table:table-cell office:value-type="float" office:value="0.0941774596889507" table:style-name="ce1">
            <text:p>0.0941774596889507</text:p>
          </table:table-cell>
          <table:table-cell office:value-type="float" office:value="0.141879125969406" table:style-name="ce1">
            <text:p>0.141879125969406</text:p>
          </table:table-cell>
          <table:table-cell office:value-type="float" office:value="0.0246293071538087" table:style-name="ce1">
            <text:p>0.0246293071538087</text:p>
          </table:table-cell>
          <table:table-cell office:value-type="float" office:value="0.167519554543154" table:style-name="ce1">
            <text:p>0.167519554543154</text:p>
          </table:table-cell>
          <table:table-cell office:value-type="float" office:value="0.0722235977082533" table:style-name="ce1">
            <text:p>0.0722235977082533</text:p>
          </table:table-cell>
          <table:table-cell office:value-type="float" office:value="0.0949827776340344" table:style-name="ce1">
            <text:p>0.0949827776340344</text:p>
          </table:table-cell>
          <table:table-cell office:value-type="float" office:value="0.139619761734588" table:style-name="ce1">
            <text:p>0.139619761734588</text:p>
          </table:table-cell>
          <table:table-cell office:value-type="float" office:value="0.221507174783846" table:style-name="ce1">
            <text:p>0.221507174783846</text:p>
          </table:table-cell>
          <table:table-cell office:value-type="float" office:value="0.120627680196365" table:style-name="ce1">
            <text:p>0.120627680196365</text:p>
          </table:table-cell>
          <table:table-cell office:value-type="float" office:value="0.119567344902005" table:style-name="ce1">
            <text:p>0.119567344902005</text:p>
          </table:table-cell>
          <table:table-cell office:value-type="float" office:value="0.0849968351149969" table:style-name="ce1">
            <text:p>0.0849968351149969</text:p>
          </table:table-cell>
          <table:table-cell office:value-type="float" office:value="0.151789010682519" table:style-name="ce1">
            <text:p>0.151789010682519</text:p>
          </table:table-cell>
          <table:table-cell office:value-type="float" office:value="0.114118026806939" table:style-name="ce1">
            <text:p>0.114118026806939</text:p>
          </table:table-cell>
          <table:table-cell office:value-type="float" office:value="0.124001067588549" table:style-name="ce1">
            <text:p>0.124001067588549</text:p>
          </table:table-cell>
          <table:table-cell office:value-type="float" office:value="0.160003253722373" table:style-name="ce1">
            <text:p>0.160003253722373</text:p>
          </table:table-cell>
          <table:table-cell office:value-type="float" office:value="0.251026551459746" table:style-name="ce1">
            <text:p>0.251026551459746</text:p>
          </table:table-cell>
          <table:table-cell office:value-type="float" office:value="0.0809165575265731" table:style-name="ce1">
            <text:p>0.0809165575265731</text:p>
          </table:table-cell>
          <table:table-cell office:value-type="float" office:value="0.141409357168108" table:style-name="ce1">
            <text:p>0.141409357168108</text:p>
          </table:table-cell>
          <table:table-cell office:value-type="float" office:value="0.0849878871378294" table:style-name="ce1">
            <text:p>0.0849878871378294</text:p>
          </table:table-cell>
          <table:table-cell office:value-type="float" office:value="0.158414987775124" table:style-name="ce1">
            <text:p>0.158414987775124</text:p>
          </table:table-cell>
          <table:table-cell office:value-type="float" office:value="0.0927726272736381" table:style-name="ce1">
            <text:p>0.0927726272736381</text:p>
          </table:table-cell>
          <table:table-cell office:value-type="float" office:value="0.0785229736342411" table:style-name="ce1">
            <text:p>0.0785229736342411</text:p>
          </table:table-cell>
          <table:table-cell office:value-type="float" office:value="0.0734673665345491" table:style-name="ce1">
            <text:p>0.0734673665345491</text:p>
          </table:table-cell>
          <table:table-cell office:value-type="float" office:value="0.115683922811268" table:style-name="ce1">
            <text:p>0.115683922811268</text:p>
          </table:table-cell>
          <table:table-cell office:value-type="float" office:value="0" table:style-name="ce1">
            <text:p>0</text:p>
          </table:table-cell>
          <table:table-cell office:value-type="float" office:value="0.102731725861173" table:style-name="ce1">
            <text:p>0.102731725861173</text:p>
          </table:table-cell>
          <table:table-cell office:value-type="float" office:value="0.118278836189871" table:style-name="ce1">
            <text:p>0.118278836189871</text:p>
          </table:table-cell>
          <table:table-cell office:value-type="float" office:value="0.0190905092870666" table:style-name="ce1">
            <text:p>0.0190905092870666</text:p>
          </table:table-cell>
          <table:table-cell office:value-type="float" office:value="0.172955157939513" table:style-name="ce1">
            <text:p>0.172955157939513</text:p>
          </table:table-cell>
          <table:table-cell office:value-type="float" office:value="0.16590423240807" table:style-name="ce1">
            <text:p>0.16590423240807</text:p>
          </table:table-cell>
          <table:table-cell office:value-type="float" office:value="0.275956192117134" table:style-name="ce1">
            <text:p>0.275956192117134</text:p>
          </table:table-cell>
          <table:table-cell office:value-type="float" office:value="0.0824770407056342" table:style-name="ce1">
            <text:p>0.0824770407056342</text:p>
          </table:table-cell>
          <table:table-cell office:value-type="float" office:value="0.131948296934207" table:style-name="ce1">
            <text:p>0.131948296934207</text:p>
          </table:table-cell>
          <table:table-cell office:value-type="float" office:value="0.196924150980867" table:style-name="ce1">
            <text:p>0.196924150980867</text:p>
          </table:table-cell>
          <table:table-cell office:value-type="float" office:value="0.12870332770902" table:style-name="ce1">
            <text:p>0.12870332770902</text:p>
          </table:table-cell>
          <table:table-cell office:value-type="float" office:value="0.0690103315031045" table:style-name="ce1">
            <text:p>0.0690103315031045</text:p>
          </table:table-cell>
          <table:table-cell office:value-type="float" office:value="0.117532351661209" table:style-name="ce1">
            <text:p>0.117532351661209</text:p>
          </table:table-cell>
          <table:table-cell office:value-type="float" office:value="0.151197148426653" table:style-name="ce1">
            <text:p>0.151197148426653</text:p>
          </table:table-cell>
          <table:table-cell office:value-type="float" office:value="0.121868187553211" table:style-name="ce1">
            <text:p>0.121868187553211</text:p>
          </table:table-cell>
          <table:table-cell office:value-type="float" office:value="0.179658164434313" table:style-name="ce1">
            <text:p>0.179658164434313</text:p>
          </table:table-cell>
          <table:table-cell office:value-type="float" office:value="0.161405018120788" table:style-name="ce1">
            <text:p>0.161405018120788</text:p>
          </table:table-cell>
          <table:table-cell office:value-type="float" office:value="0.0302783433321251" table:style-name="ce1">
            <text:p>0.0302783433321251</text:p>
          </table:table-cell>
          <table:table-cell office:value-type="float" office:value="0.116653107455213" table:style-name="ce1">
            <text:p>0.116653107455213</text:p>
          </table:table-cell>
          <table:table-cell office:value-type="float" office:value="0.127842656507583" table:style-name="ce1">
            <text:p>0.127842656507583</text:p>
          </table:table-cell>
          <table:table-cell office:value-type="float" office:value="0.142261895515381" table:style-name="ce1">
            <text:p>0.142261895515381</text:p>
          </table:table-cell>
          <table:table-cell office:value-type="float" office:value="0.0472376465718638" table:style-name="ce1">
            <text:p>0.0472376465718638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  <table:table-cell office:value-type="float" office:value="0.121159943830842" table:style-name="ce1">
            <text:p>0.121159943830842</text:p>
          </table:table-cell>
        </table:table-row>
        <table:table-row>
          <table:table-cell office:value-type="float" office:value="0.150028496174795" table:style-name="ce1">
            <text:p>0.150028496174795</text:p>
          </table:table-cell>
          <table:table-cell office:value-type="float" office:value="0.221265579400321" table:style-name="ce1">
            <text:p>0.221265579400321</text:p>
          </table:table-cell>
          <table:table-cell office:value-type="float" office:value="0.154800004999415" table:style-name="ce1">
            <text:p>0.154800004999415</text:p>
          </table:table-cell>
          <table:table-cell office:value-type="float" office:value="0.106022344464556" table:style-name="ce1">
            <text:p>0.106022344464556</text:p>
          </table:table-cell>
          <table:table-cell office:value-type="float" office:value="0.33050695865092" table:style-name="ce1">
            <text:p>0.33050695865092</text:p>
          </table:table-cell>
          <table:table-cell office:value-type="float" office:value="0.454937529143513" table:style-name="ce1">
            <text:p>0.454937529143513</text:p>
          </table:table-cell>
          <table:table-cell office:value-type="float" office:value="0.384950925727159" table:style-name="ce1">
            <text:p>0.384950925727159</text:p>
          </table:table-cell>
          <table:table-cell office:value-type="float" office:value="0.166790294403994" table:style-name="ce1">
            <text:p>0.166790294403994</text:p>
          </table:table-cell>
          <table:table-cell office:value-type="float" office:value="0.224571856963747" table:style-name="ce1">
            <text:p>0.224571856963747</text:p>
          </table:table-cell>
          <table:table-cell office:value-type="float" office:value="0.349047167342179" table:style-name="ce1">
            <text:p>0.349047167342179</text:p>
          </table:table-cell>
          <table:table-cell office:value-type="float" office:value="0.0631056089744727" table:style-name="ce1">
            <text:p>0.0631056089744727</text:p>
          </table:table-cell>
          <table:table-cell office:value-type="float" office:value="0.282926090062226" table:style-name="ce1">
            <text:p>0.282926090062226</text:p>
          </table:table-cell>
          <table:table-cell office:value-type="float" office:value="0.187755404907672" table:style-name="ce1">
            <text:p>0.187755404907672</text:p>
          </table:table-cell>
          <table:table-cell office:value-type="float" office:value="0.0801380835129922" table:style-name="ce1">
            <text:p>0.0801380835129922</text:p>
          </table:table-cell>
          <table:table-cell office:value-type="float" office:value="0.109679830131811" table:style-name="ce1">
            <text:p>0.109679830131811</text:p>
          </table:table-cell>
          <table:table-cell office:value-type="float" office:value="0.108852142243809" table:style-name="ce1">
            <text:p>0.108852142243809</text:p>
          </table:table-cell>
          <table:table-cell office:value-type="float" office:value="0.207552804390979" table:style-name="ce1">
            <text:p>0.207552804390979</text:p>
          </table:table-cell>
          <table:table-cell office:value-type="float" office:value="0.189325774900586" table:style-name="ce1">
            <text:p>0.189325774900586</text:p>
          </table:table-cell>
          <table:table-cell office:value-type="float" office:value="0.146411276404794" table:style-name="ce1">
            <text:p>0.146411276404794</text:p>
          </table:table-cell>
          <table:table-cell office:value-type="float" office:value="0.354599387174673" table:style-name="ce1">
            <text:p>0.354599387174673</text:p>
          </table:table-cell>
          <table:table-cell office:value-type="float" office:value="0.150028496174795" table:style-name="ce1">
            <text:p>0.150028496174795</text:p>
          </table:table-cell>
          <table:table-cell office:value-type="float" office:value="0.236002897795352" table:style-name="ce1">
            <text:p>0.236002897795352</text:p>
          </table:table-cell>
          <table:table-cell office:value-type="float" office:value="0.354151988316293" table:style-name="ce1">
            <text:p>0.354151988316293</text:p>
          </table:table-cell>
          <table:table-cell office:value-type="float" office:value="0.401612059213223" table:style-name="ce1">
            <text:p>0.401612059213223</text:p>
          </table:table-cell>
          <table:table-cell office:value-type="float" office:value="0.274398667821507" table:style-name="ce1">
            <text:p>0.274398667821507</text:p>
          </table:table-cell>
          <table:table-cell office:value-type="float" office:value="0.276425384649968" table:style-name="ce1">
            <text:p>0.276425384649968</text:p>
          </table:table-cell>
          <table:table-cell office:value-type="float" office:value="0.239832632023083" table:style-name="ce1">
            <text:p>0.239832632023083</text:p>
          </table:table-cell>
          <table:table-cell office:value-type="float" office:value="0.373340925352203" table:style-name="ce1">
            <text:p>0.373340925352203</text:p>
          </table:table-cell>
          <table:table-cell office:value-type="float" office:value="0.305515258421823" table:style-name="ce1">
            <text:p>0.305515258421823</text:p>
          </table:table-cell>
          <table:table-cell office:value-type="float" office:value="0.264537996982816" table:style-name="ce1">
            <text:p>0.264537996982816</text:p>
          </table:table-cell>
          <table:table-cell office:value-type="float" office:value="0.282917142085059" table:style-name="ce1">
            <text:p>0.282917142085059</text:p>
          </table:table-cell>
          <table:table-cell office:value-type="float" office:value="0.403142163308882" table:style-name="ce1">
            <text:p>0.403142163308882</text:p>
          </table:table-cell>
          <table:table-cell office:value-type="float" office:value="0.196188873388132" table:style-name="ce1">
            <text:p>0.196188873388132</text:p>
          </table:table-cell>
          <table:table-cell office:value-type="float" office:value="0.250234655480413" table:style-name="ce1">
            <text:p>0.250234655480413</text:p>
          </table:table-cell>
          <table:table-cell office:value-type="float" office:value="0.196238087262554" table:style-name="ce1">
            <text:p>0.196238087262554</text:p>
          </table:table-cell>
          <table:table-cell office:value-type="float" office:value="0.282433951318009" table:style-name="ce1">
            <text:p>0.282433951318009</text:p>
          </table:table-cell>
          <table:table-cell office:value-type="float" office:value="0.168857277129709" table:style-name="ce1">
            <text:p>0.168857277129709</text:p>
          </table:table-cell>
          <table:table-cell office:value-type="float" office:value="0.184064364326039" table:style-name="ce1">
            <text:p>0.184064364326039</text:p>
          </table:table-cell>
          <table:table-cell office:value-type="float" office:value="0.160960687279305" table:style-name="ce1">
            <text:p>0.160960687279305</text:p>
          </table:table-cell>
          <table:table-cell office:value-type="float" office:value="0.217243463663486" table:style-name="ce1">
            <text:p>0.217243463663486</text:p>
          </table:table-cell>
          <table:table-cell office:value-type="float" office:value="0" table:style-name="ce1">
            <text:p>0</text:p>
          </table:table-cell>
          <table:table-cell office:value-type="float" office:value="0.242865996282898" table:style-name="ce1">
            <text:p>0.242865996282898</text:p>
          </table:table-cell>
          <table:table-cell office:value-type="float" office:value="0.416224105927908" table:style-name="ce1">
            <text:p>0.416224105927908</text:p>
          </table:table-cell>
          <table:table-cell office:value-type="float" office:value="0.0682775397773433" table:style-name="ce1">
            <text:p>0.0682775397773433</text:p>
          </table:table-cell>
          <table:table-cell office:value-type="float" office:value="0.508295009669381" table:style-name="ce1">
            <text:p>0.508295009669381</text:p>
          </table:table-cell>
          <table:table-cell office:value-type="float" office:value="0.289270245861006" table:style-name="ce1">
            <text:p>0.289270245861006</text:p>
          </table:table-cell>
          <table:table-cell office:value-type="float" office:value="0.526289689293839" table:style-name="ce1">
            <text:p>0.526289689293839</text:p>
          </table:table-cell>
          <table:table-cell office:value-type="float" office:value="0.166455750001592" table:style-name="ce1">
            <text:p>0.166455750001592</text:p>
          </table:table-cell>
          <table:table-cell office:value-type="float" office:value="0.219562191536369" table:style-name="ce1">
            <text:p>0.219562191536369</text:p>
          </table:table-cell>
          <table:table-cell office:value-type="float" office:value="0.340793279286871" table:style-name="ce1">
            <text:p>0.340793279286871</text:p>
          </table:table-cell>
          <table:table-cell office:value-type="float" office:value="0.251168413201868" table:style-name="ce1">
            <text:p>0.251168413201868</text:p>
          </table:table-cell>
          <table:table-cell office:value-type="float" office:value="0.171554725947934" table:style-name="ce1">
            <text:p>0.171554725947934</text:p>
          </table:table-cell>
          <table:table-cell office:value-type="float" office:value="0.224825488252115" table:style-name="ce1">
            <text:p>0.224825488252115</text:p>
          </table:table-cell>
          <table:table-cell office:value-type="float" office:value="0.322304420502179" table:style-name="ce1">
            <text:p>0.322304420502179</text:p>
          </table:table-cell>
          <table:table-cell office:value-type="float" office:value="0.216990031688667" table:style-name="ce1">
            <text:p>0.216990031688667</text:p>
          </table:table-cell>
          <table:table-cell office:value-type="float" office:value="0.304405332380991" table:style-name="ce1">
            <text:p>0.304405332380991</text:p>
          </table:table-cell>
          <table:table-cell office:value-type="float" office:value="0.299924288530682" table:style-name="ce1">
            <text:p>0.299924288530682</text:p>
          </table:table-cell>
          <table:table-cell office:value-type="float" office:value="0.118991887893898" table:style-name="ce1">
            <text:p>0.118991887893898</text:p>
          </table:table-cell>
          <table:table-cell office:value-type="float" office:value="0.308238681581656" table:style-name="ce1">
            <text:p>0.308238681581656</text:p>
          </table:table-cell>
          <table:table-cell office:value-type="float" office:value="0.284715925560688" table:style-name="ce1">
            <text:p>0.284715925560688</text:p>
          </table:table-cell>
          <table:table-cell office:value-type="float" office:value="0.312822462509897" table:style-name="ce1">
            <text:p>0.312822462509897</text:p>
          </table:table-cell>
          <table:table-cell office:value-type="float" office:value="0.123277174106003" table:style-name="ce1">
            <text:p>0.123277174106003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  <table:table-cell office:value-type="float" office:value="0.241085206689498" table:style-name="ce1">
            <text:p>0.241085206689498</text:p>
          </table:table-cell>
        </table:table-row>
        <table:table-row>
          <table:table-cell office:value-type="float" office:value="0.128159639977189" table:style-name="ce1">
            <text:p>0.128159639977189</text:p>
          </table:table-cell>
          <table:table-cell office:value-type="float" office:value="0.237027441181041" table:style-name="ce1">
            <text:p>0.237027441181041</text:p>
          </table:table-cell>
          <table:table-cell office:value-type="float" office:value="0.0990988471311287" table:style-name="ce1">
            <text:p>0.0990988471311287</text:p>
          </table:table-cell>
          <table:table-cell office:value-type="float" office:value="0.0956077379143337" table:style-name="ce1">
            <text:p>0.0956077379143337</text:p>
          </table:table-cell>
          <table:table-cell office:value-type="float" office:value="0.314561663338263" table:style-name="ce1">
            <text:p>0.314561663338263</text:p>
          </table:table-cell>
          <table:table-cell office:value-type="float" office:value="0.580446330884802" table:style-name="ce1">
            <text:p>0.580446330884802</text:p>
          </table:table-cell>
          <table:table-cell office:value-type="float" office:value="0.264229291770534" table:style-name="ce1">
            <text:p>0.264229291770534</text:p>
          </table:table-cell>
          <table:table-cell office:value-type="float" office:value="0.0912693671094819" table:style-name="ce1">
            <text:p>0.0912693671094819</text:p>
          </table:table-cell>
          <table:table-cell office:value-type="float" office:value="0.147552143493662" table:style-name="ce1">
            <text:p>0.147552143493662</text:p>
          </table:table-cell>
          <table:table-cell office:value-type="float" office:value="0.238544123310949" table:style-name="ce1">
            <text:p>0.238544123310949</text:p>
          </table:table-cell>
          <table:table-cell office:value-type="float" office:value="0.0865537831421587" table:style-name="ce1">
            <text:p>0.0865537831421587</text:p>
          </table:table-cell>
          <table:table-cell office:value-type="float" office:value="0.153439912469941" table:style-name="ce1">
            <text:p>0.153439912469941</text:p>
          </table:table-cell>
          <table:table-cell office:value-type="float" office:value="0.199951497787106" table:style-name="ce1">
            <text:p>0.199951497787106</text:p>
          </table:table-cell>
          <table:table-cell office:value-type="float" office:value="0.0680762102910724" table:style-name="ce1">
            <text:p>0.0680762102910724</text:p>
          </table:table-cell>
          <table:table-cell office:value-type="float" office:value="0.12567433931889" table:style-name="ce1">
            <text:p>0.12567433931889</text:p>
          </table:table-cell>
          <table:table-cell office:value-type="float" office:value="0.0989735754507823" table:style-name="ce1">
            <text:p>0.0989735754507823</text:p>
          </table:table-cell>
          <table:table-cell office:value-type="float" office:value="0.187066410665768" table:style-name="ce1">
            <text:p>0.187066410665768</text:p>
          </table:table-cell>
          <table:table-cell office:value-type="float" office:value="0.167425600782894" table:style-name="ce1">
            <text:p>0.167425600782894</text:p>
          </table:table-cell>
          <table:table-cell office:value-type="float" office:value="0.196184399399548" table:style-name="ce1">
            <text:p>0.196184399399548</text:p>
          </table:table-cell>
          <table:table-cell office:value-type="float" office:value="0.266233638656076" table:style-name="ce1">
            <text:p>0.266233638656076</text:p>
          </table:table-cell>
          <table:table-cell office:value-type="float" office:value="0.128159639977189" table:style-name="ce1">
            <text:p>0.128159639977189</text:p>
          </table:table-cell>
          <table:table-cell office:value-type="float" office:value="0.157708097578884" table:style-name="ce1">
            <text:p>0.157708097578884</text:p>
          </table:table-cell>
          <table:table-cell office:value-type="float" office:value="0.374696543893094" table:style-name="ce1">
            <text:p>0.374696543893094</text:p>
          </table:table-cell>
          <table:table-cell office:value-type="float" office:value="0.328869478829249" table:style-name="ce1">
            <text:p>0.328869478829249</text:p>
          </table:table-cell>
          <table:table-cell office:value-type="float" office:value="0.263844528752327" table:style-name="ce1">
            <text:p>0.263844528752327</text:p>
          </table:table-cell>
          <table:table-cell office:value-type="float" office:value="0.191218272071532" table:style-name="ce1">
            <text:p>0.191218272071532</text:p>
          </table:table-cell>
          <table:table-cell office:value-type="float" office:value="0.261330147168233" table:style-name="ce1">
            <text:p>0.261330147168233</text:p>
          </table:table-cell>
          <table:table-cell office:value-type="float" office:value="0.269074621406787" table:style-name="ce1">
            <text:p>0.269074621406787</text:p>
          </table:table-cell>
          <table:table-cell office:value-type="float" office:value="0.323688600049211" table:style-name="ce1">
            <text:p>0.323688600049211</text:p>
          </table:table-cell>
          <table:table-cell office:value-type="float" office:value="0.185956861496986" table:style-name="ce1">
            <text:p>0.185956861496986</text:p>
          </table:table-cell>
          <table:table-cell office:value-type="float" office:value="0.298356876687746" table:style-name="ce1">
            <text:p>0.298356876687746</text:p>
          </table:table-cell>
          <table:table-cell office:value-type="float" office:value="0.358625976900091" table:style-name="ce1">
            <text:p>0.358625976900091</text:p>
          </table:table-cell>
          <table:table-cell office:value-type="float" office:value="0.236262389133212" table:style-name="ce1">
            <text:p>0.236262389133212</text:p>
          </table:table-cell>
          <table:table-cell office:value-type="float" office:value="0.224178145968373" table:style-name="ce1">
            <text:p>0.224178145968373</text:p>
          </table:table-cell>
          <table:table-cell office:value-type="float" office:value="0.161761531235805" table:style-name="ce1">
            <text:p>0.161761531235805</text:p>
          </table:table-cell>
          <table:table-cell office:value-type="float" office:value="0.214442746810028" table:style-name="ce1">
            <text:p>0.214442746810028</text:p>
          </table:table-cell>
          <table:table-cell office:value-type="float" office:value="0.130926801916269" table:style-name="ce1">
            <text:p>0.130926801916269</text:p>
          </table:table-cell>
          <table:table-cell office:value-type="float" office:value="0.136371646022751" table:style-name="ce1">
            <text:p>0.136371646022751</text:p>
          </table:table-cell>
          <table:table-cell office:value-type="float" office:value="0.0724875630346974" table:style-name="ce1">
            <text:p>0.0724875630346974</text:p>
          </table:table-cell>
          <table:table-cell office:value-type="float" office:value="0.142353368759289" table:style-name="ce1">
            <text:p>0.142353368759289</text:p>
          </table:table-cell>
          <table:table-cell office:value-type="float" office:value="0" table:style-name="ce1">
            <text:p>0</text:p>
          </table:table-cell>
          <table:table-cell office:value-type="float" office:value="0.153507022298698" table:style-name="ce1">
            <text:p>0.153507022298698</text:p>
          </table:table-cell>
          <table:table-cell office:value-type="float" office:value="0.26858248266257" table:style-name="ce1">
            <text:p>0.26858248266257</text:p>
          </table:table-cell>
          <table:table-cell office:value-type="float" office:value="0.0254480470646438" table:style-name="ce1">
            <text:p>0.0254480470646438</text:p>
          </table:table-cell>
          <table:table-cell office:value-type="float" office:value="0.382535914899898" table:style-name="ce1">
            <text:p>0.382535914899898</text:p>
          </table:table-cell>
          <table:table-cell office:value-type="float" office:value="0.235409539057318" table:style-name="ce1">
            <text:p>0.235409539057318</text:p>
          </table:table-cell>
          <table:table-cell office:value-type="float" office:value="0.453208942027931" table:style-name="ce1">
            <text:p>0.453208942027931</text:p>
          </table:table-cell>
          <table:table-cell office:value-type="float" office:value="0.113242994026922" table:style-name="ce1">
            <text:p>0.113242994026922</text:p>
          </table:table-cell>
          <table:table-cell office:value-type="float" office:value="0.21464693279769" table:style-name="ce1">
            <text:p>0.21464693279769</text:p>
          </table:table-cell>
          <table:table-cell office:value-type="float" office:value="0.278095765645339" table:style-name="ce1">
            <text:p>0.278095765645339</text:p>
          </table:table-cell>
          <table:table-cell office:value-type="float" office:value="0.20886478135851" table:style-name="ce1">
            <text:p>0.20886478135851</text:p>
          </table:table-cell>
          <table:table-cell office:value-type="float" office:value="0.107559105675904" table:style-name="ce1">
            <text:p>0.107559105675904</text:p>
          </table:table-cell>
          <table:table-cell office:value-type="float" office:value="0.150264939135241" table:style-name="ce1">
            <text:p>0.150264939135241</text:p>
          </table:table-cell>
          <table:table-cell office:value-type="float" office:value="0.178347139043993" table:style-name="ce1">
            <text:p>0.178347139043993</text:p>
          </table:table-cell>
          <table:table-cell office:value-type="float" office:value="0.188401630487666" table:style-name="ce1">
            <text:p>0.188401630487666</text:p>
          </table:table-cell>
          <table:table-cell office:value-type="float" office:value="0.214261639020344" table:style-name="ce1">
            <text:p>0.214261639020344</text:p>
          </table:table-cell>
          <table:table-cell office:value-type="float" office:value="0.229349158520278" table:style-name="ce1">
            <text:p>0.229349158520278</text:p>
          </table:table-cell>
          <table:table-cell office:value-type="float" office:value="0.0484825182136775" table:style-name="ce1">
            <text:p>0.0484825182136775</text:p>
          </table:table-cell>
          <table:table-cell office:value-type="float" office:value="0.233672185443618" table:style-name="ce1">
            <text:p>0.233672185443618</text:p>
          </table:table-cell>
          <table:table-cell office:value-type="float" office:value="0.230158868324967" table:style-name="ce1">
            <text:p>0.230158868324967</text:p>
          </table:table-cell>
          <table:table-cell office:value-type="float" office:value="0.244230435326231" table:style-name="ce1">
            <text:p>0.244230435326231</text:p>
          </table:table-cell>
          <table:table-cell office:value-type="float" office:value="0.060741959246679" table:style-name="ce1">
            <text:p>0.060741959246679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  <table:table-cell office:value-type="float" office:value="0.196839694743954" table:style-name="ce1">
            <text:p>0.196839694743954</text:p>
          </table:table-cell>
        </table:table-row>
        <table:table-row>
          <table:table-cell office:value-type="float" office:value="0.0757065978207401" table:style-name="ce1">
            <text:p>0.0757065978207401</text:p>
          </table:table-cell>
          <table:table-cell office:value-type="float" office:value="0.194797462938571" table:style-name="ce1">
            <text:p>0.194797462938571</text:p>
          </table:table-cell>
          <table:table-cell office:value-type="float" office:value="0.0883612745300131" table:style-name="ce1">
            <text:p>0.0883612745300131</text:p>
          </table:table-cell>
          <table:table-cell office:value-type="float" office:value="0.0576012048949685" table:style-name="ce1">
            <text:p>0.0576012048949685</text:p>
          </table:table-cell>
          <table:table-cell office:value-type="float" office:value="0.318489825314838" table:style-name="ce1">
            <text:p>0.318489825314838</text:p>
          </table:table-cell>
          <table:table-cell office:value-type="float" office:value="0.367770809565374" table:style-name="ce1">
            <text:p>0.367770809565374</text:p>
          </table:table-cell>
          <table:table-cell office:value-type="float" office:value="0.198595879246215" table:style-name="ce1">
            <text:p>0.198595879246215</text:p>
          </table:table-cell>
          <table:table-cell office:value-type="float" office:value="0.0510929496269747" table:style-name="ce1">
            <text:p>0.0510929496269747</text:p>
          </table:table-cell>
          <table:table-cell office:value-type="float" office:value="0.121580639764714" table:style-name="ce1">
            <text:p>0.121580639764714</text:p>
          </table:table-cell>
          <table:table-cell office:value-type="float" office:value="0.192887069813289" table:style-name="ce1">
            <text:p>0.192887069813289</text:p>
          </table:table-cell>
          <table:table-cell office:value-type="float" office:value="0.0780397828671908" table:style-name="ce1">
            <text:p>0.0780397828671908</text:p>
          </table:table-cell>
          <table:table-cell office:value-type="float" office:value="0.100275506128668" table:style-name="ce1">
            <text:p>0.100275506128668</text:p>
          </table:table-cell>
          <table:table-cell office:value-type="float" office:value="0.103362558251488" table:style-name="ce1">
            <text:p>0.103362558251488</text:p>
          </table:table-cell>
          <table:table-cell office:value-type="float" office:value="0.0546631925168456" table:style-name="ce1">
            <text:p>0.0546631925168456</text:p>
          </table:table-cell>
          <table:table-cell office:value-type="float" office:value="0.0637990772049614" table:style-name="ce1">
            <text:p>0.0637990772049614</text:p>
          </table:table-cell>
          <table:table-cell office:value-type="float" office:value="0.083046176092461" table:style-name="ce1">
            <text:p>0.083046176092461</text:p>
          </table:table-cell>
          <table:table-cell office:value-type="float" office:value="0.111429159668076" table:style-name="ce1">
            <text:p>0.111429159668076</text:p>
          </table:table-cell>
          <table:table-cell office:value-type="float" office:value="0.108798454380803" table:style-name="ce1">
            <text:p>0.108798454380803</text:p>
          </table:table-cell>
          <table:table-cell office:value-type="float" office:value="0.0415633539434847" table:style-name="ce1">
            <text:p>0.0415633539434847</text:p>
          </table:table-cell>
          <table:table-cell office:value-type="float" office:value="0.16164968152121" table:style-name="ce1">
            <text:p>0.16164968152121</text:p>
          </table:table-cell>
          <table:table-cell office:value-type="float" office:value="0.0757065978207401" table:style-name="ce1">
            <text:p>0.0757065978207401</text:p>
          </table:table-cell>
          <table:table-cell office:value-type="float" office:value="0.0748721989498618" table:style-name="ce1">
            <text:p>0.0748721989498618</text:p>
          </table:table-cell>
          <table:table-cell office:value-type="float" office:value="0.163314005274383" table:style-name="ce1">
            <text:p>0.163314005274383</text:p>
          </table:table-cell>
          <table:table-cell office:value-type="float" office:value="0.231403637531207" table:style-name="ce1">
            <text:p>0.231403637531207</text:p>
          </table:table-cell>
          <table:table-cell office:value-type="float" office:value="0.140067160592968" table:style-name="ce1">
            <text:p>0.140067160592968</text:p>
          </table:table-cell>
          <table:table-cell office:value-type="float" office:value="0.0971974019830145" table:style-name="ce1">
            <text:p>0.0971974019830145</text:p>
          </table:table-cell>
          <table:table-cell office:value-type="float" office:value="0.130604674738235" table:style-name="ce1">
            <text:p>0.130604674738235</text:p>
          </table:table-cell>
          <table:table-cell office:value-type="float" office:value="0.147346340018808" table:style-name="ce1">
            <text:p>0.147346340018808</text:p>
          </table:table-cell>
          <table:table-cell office:value-type="float" office:value="0.133964640164668" table:style-name="ce1">
            <text:p>0.133964640164668</text:p>
          </table:table-cell>
          <table:table-cell office:value-type="float" office:value="0.111804974709115" table:style-name="ce1">
            <text:p>0.111804974709115</text:p>
          </table:table-cell>
          <table:table-cell office:value-type="float" office:value="0.144970652080811" table:style-name="ce1">
            <text:p>0.144970652080811</text:p>
          </table:table-cell>
          <table:table-cell office:value-type="float" office:value="0.157721519544636" table:style-name="ce1">
            <text:p>0.157721519544636</text:p>
          </table:table-cell>
          <table:table-cell office:value-type="float" office:value="0.0891084306235074" table:style-name="ce1">
            <text:p>0.0891084306235074</text:p>
          </table:table-cell>
          <table:table-cell office:value-type="float" office:value="0.122779668705172" table:style-name="ce1">
            <text:p>0.122779668705172</text:p>
          </table:table-cell>
          <table:table-cell office:value-type="float" office:value="0.0963383961749252" table:style-name="ce1">
            <text:p>0.0963383961749252</text:p>
          </table:table-cell>
          <table:table-cell office:value-type="float" office:value="0.133557507203542" table:style-name="ce1">
            <text:p>0.133557507203542</text:p>
          </table:table-cell>
          <table:table-cell office:value-type="float" office:value="0.117983552943341" table:style-name="ce1">
            <text:p>0.117983552943341</text:p>
          </table:table-cell>
          <table:table-cell office:value-type="float" office:value="0.0602288343150905" table:style-name="ce1">
            <text:p>0.0602288343150905</text:p>
          </table:table-cell>
          <table:table-cell office:value-type="float" office:value="0.0799322800381375" table:style-name="ce1">
            <text:p>0.0799322800381375</text:p>
          </table:table-cell>
          <table:table-cell office:value-type="float" office:value="0.104888188358563" table:style-name="ce1">
            <text:p>0.104888188358563</text:p>
          </table:table-cell>
          <table:table-cell office:value-type="float" office:value="0" table:style-name="ce1">
            <text:p>0</text:p>
          </table:table-cell>
          <table:table-cell office:value-type="float" office:value="0.0864240374732285" table:style-name="ce1">
            <text:p>0.0864240374732285</text:p>
          </table:table-cell>
          <table:table-cell office:value-type="float" office:value="0.201902156809642" table:style-name="ce1">
            <text:p>0.201902156809642</text:p>
          </table:table-cell>
          <table:table-cell office:value-type="float" office:value="0.03067366573052" table:style-name="ce1">
            <text:p>0.03067366573052</text:p>
          </table:table-cell>
          <table:table-cell office:value-type="float" office:value="0.236336798597269" table:style-name="ce1">
            <text:p>0.236336798597269</text:p>
          </table:table-cell>
          <table:table-cell office:value-type="float" office:value="0.178798472204053" table:style-name="ce1">
            <text:p>0.178798472204053</text:p>
          </table:table-cell>
          <table:table-cell office:value-type="float" office:value="0.348501451298875" table:style-name="ce1">
            <text:p>0.348501451298875</text:p>
          </table:table-cell>
          <table:table-cell office:value-type="float" office:value="0.113772278910552" table:style-name="ce1">
            <text:p>0.113772278910552</text:p>
          </table:table-cell>
          <table:table-cell office:value-type="float" office:value="0.142298126598167" table:style-name="ce1">
            <text:p>0.142298126598167</text:p>
          </table:table-cell>
          <table:table-cell office:value-type="float" office:value="0.24341728539853" table:style-name="ce1">
            <text:p>0.24341728539853</text:p>
          </table:table-cell>
          <table:table-cell office:value-type="float" office:value="0.196775493750284" table:style-name="ce1">
            <text:p>0.196775493750284</text:p>
          </table:table-cell>
          <table:table-cell office:value-type="float" office:value="0.115310361568928" table:style-name="ce1">
            <text:p>0.115310361568928</text:p>
          </table:table-cell>
          <table:table-cell office:value-type="float" office:value="0.177456732736735" table:style-name="ce1">
            <text:p>0.177456732736735</text:p>
          </table:table-cell>
          <table:table-cell office:value-type="float" office:value="0.195428374516128" table:style-name="ce1">
            <text:p>0.195428374516128</text:p>
          </table:table-cell>
          <table:table-cell office:value-type="float" office:value="0.163601024305211" table:style-name="ce1">
            <text:p>0.163601024305211</text:p>
          </table:table-cell>
          <table:table-cell office:value-type="float" office:value="0.187963792491017" table:style-name="ce1">
            <text:p>0.187963792491017</text:p>
          </table:table-cell>
          <table:table-cell office:value-type="float" office:value="0.158831211405686" table:style-name="ce1">
            <text:p>0.158831211405686</text:p>
          </table:table-cell>
          <table:table-cell office:value-type="float" office:value="0.0506040173721747" table:style-name="ce1">
            <text:p>0.0506040173721747</text:p>
          </table:table-cell>
          <table:table-cell office:value-type="float" office:value="0.177587201231818" table:style-name="ce1">
            <text:p>0.177587201231818</text:p>
          </table:table-cell>
          <table:table-cell office:value-type="float" office:value="0.153945504787562" table:style-name="ce1">
            <text:p>0.153945504787562</text:p>
          </table:table-cell>
          <table:table-cell office:value-type="float" office:value="0.178273395981555" table:style-name="ce1">
            <text:p>0.178273395981555</text:p>
          </table:table-cell>
          <table:table-cell office:value-type="float" office:value="0.0856645525571104" table:style-name="ce1">
            <text:p>0.0856645525571104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  <table:table-cell office:value-type="float" office:value="0.133470136575878" table:style-name="ce1">
            <text:p>0.133470136575878</text:p>
          </table:table-cell>
        </table:table-row>
        <table:table-row>
          <table:table-cell office:value-type="float" office:value="0.118643466259451" table:style-name="ce1">
            <text:p>0.118643466259451</text:p>
          </table:table-cell>
          <table:table-cell office:value-type="float" office:value="0.189558422306943" table:style-name="ce1">
            <text:p>0.189558422306943</text:p>
          </table:table-cell>
          <table:table-cell office:value-type="float" office:value="0.0903745693927223" table:style-name="ce1">
            <text:p>0.0903745693927223</text:p>
          </table:table-cell>
          <table:table-cell office:value-type="float" office:value="0.0935231388585702" table:style-name="ce1">
            <text:p>0.0935231388585702</text:p>
          </table:table-cell>
          <table:table-cell office:value-type="float" office:value="0.316181247205598" table:style-name="ce1">
            <text:p>0.316181247205598</text:p>
          </table:table-cell>
          <table:table-cell office:value-type="float" office:value="0.511766132134917" table:style-name="ce1">
            <text:p>0.511766132134917</text:p>
          </table:table-cell>
          <table:table-cell office:value-type="float" office:value="0.259276586408269" table:style-name="ce1">
            <text:p>0.259276586408269</text:p>
          </table:table-cell>
          <table:table-cell office:value-type="float" office:value="0.0781382106160344" table:style-name="ce1">
            <text:p>0.0781382106160344</text:p>
          </table:table-cell>
          <table:table-cell office:value-type="float" office:value="0.158289716094778" table:style-name="ce1">
            <text:p>0.158289716094778</text:p>
          </table:table-cell>
          <table:table-cell office:value-type="float" office:value="0.256055314627935" table:style-name="ce1">
            <text:p>0.256055314627935</text:p>
          </table:table-cell>
          <table:table-cell office:value-type="float" office:value="0.130828374167425" table:style-name="ce1">
            <text:p>0.130828374167425</text:p>
          </table:table-cell>
          <table:table-cell office:value-type="float" office:value="0.143937160717954" table:style-name="ce1">
            <text:p>0.143937160717954</text:p>
          </table:table-cell>
          <table:table-cell office:value-type="float" office:value="0.151677160967924" table:style-name="ce1">
            <text:p>0.151677160967924</text:p>
          </table:table-cell>
          <table:table-cell office:value-type="float" office:value="0.0553119208614963" table:style-name="ce1">
            <text:p>0.0553119208614963</text:p>
          </table:table-cell>
          <table:table-cell office:value-type="float" office:value="0.123772894170775" table:style-name="ce1">
            <text:p>0.123772894170775</text:p>
          </table:table-cell>
          <table:table-cell office:value-type="float" office:value="0.130698628498495" table:style-name="ce1">
            <text:p>0.130698628498495</text:p>
          </table:table-cell>
          <table:table-cell office:value-type="float" office:value="0.148536420982098" table:style-name="ce1">
            <text:p>0.148536420982098</text:p>
          </table:table-cell>
          <table:table-cell office:value-type="float" office:value="0.192766272121526" table:style-name="ce1">
            <text:p>0.192766272121526</text:p>
          </table:table-cell>
          <table:table-cell office:value-type="float" office:value="0.0821871702843717" table:style-name="ce1">
            <text:p>0.0821871702843717</text:p>
          </table:table-cell>
          <table:table-cell office:value-type="float" office:value="0.27166953478539" table:style-name="ce1">
            <text:p>0.27166953478539</text:p>
          </table:table-cell>
          <table:table-cell office:value-type="float" office:value="0.118643466259451" table:style-name="ce1">
            <text:p>0.118643466259451</text:p>
          </table:table-cell>
          <table:table-cell office:value-type="float" office:value="0.143078154909864" table:style-name="ce1">
            <text:p>0.143078154909864</text:p>
          </table:table-cell>
          <table:table-cell office:value-type="float" office:value="0.251317360717693" table:style-name="ce1">
            <text:p>0.251317360717693</text:p>
          </table:table-cell>
          <table:table-cell office:value-type="float" office:value="0.311796738393476" table:style-name="ce1">
            <text:p>0.311796738393476</text:p>
          </table:table-cell>
          <table:table-cell office:value-type="float" office:value="0.204183890987379" table:style-name="ce1">
            <text:p>0.204183890987379</text:p>
          </table:table-cell>
          <table:table-cell office:value-type="float" office:value="0.198891162492746" table:style-name="ce1">
            <text:p>0.198891162492746</text:p>
          </table:table-cell>
          <table:table-cell office:value-type="float" office:value="0.235604712811394" table:style-name="ce1">
            <text:p>0.235604712811394</text:p>
          </table:table-cell>
          <table:table-cell office:value-type="float" office:value="0.239926585783343" table:style-name="ce1">
            <text:p>0.239926585783343</text:p>
          </table:table-cell>
          <table:table-cell office:value-type="float" office:value="0.215203324869274" table:style-name="ce1">
            <text:p>0.215203324869274</text:p>
          </table:table-cell>
          <table:table-cell office:value-type="float" office:value="0.17890585548892" table:style-name="ce1">
            <text:p>0.17890585548892</text:p>
          </table:table-cell>
          <table:table-cell office:value-type="float" office:value="0.23267872427759" table:style-name="ce1">
            <text:p>0.23267872427759</text:p>
          </table:table-cell>
          <table:table-cell office:value-type="float" office:value="0.30227161669857" table:style-name="ce1">
            <text:p>0.30227161669857</text:p>
          </table:table-cell>
          <table:table-cell office:value-type="float" office:value="0.178319762984442" table:style-name="ce1">
            <text:p>0.178319762984442</text:p>
          </table:table-cell>
          <table:table-cell office:value-type="float" office:value="0.216098122586034" table:style-name="ce1">
            <text:p>0.216098122586034</text:p>
          </table:table-cell>
          <table:table-cell office:value-type="float" office:value="0.21397297800873" table:style-name="ce1">
            <text:p>0.21397297800873</text:p>
          </table:table-cell>
          <table:table-cell office:value-type="float" office:value="0.261222771442222" table:style-name="ce1">
            <text:p>0.261222771442222</text:p>
          </table:table-cell>
          <table:table-cell office:value-type="float" office:value="0.19565646874666" table:style-name="ce1">
            <text:p>0.19565646874666</text:p>
          </table:table-cell>
          <table:table-cell office:value-type="float" office:value="0.134613368509318" table:style-name="ce1">
            <text:p>0.134613368509318</text:p>
          </table:table-cell>
          <table:table-cell office:value-type="float" office:value="0.161470721977858" table:style-name="ce1">
            <text:p>0.161470721977858</text:p>
          </table:table-cell>
          <table:table-cell office:value-type="float" office:value="0.132600073646609" table:style-name="ce1">
            <text:p>0.132600073646609</text:p>
          </table:table-cell>
          <table:table-cell office:value-type="float" office:value="0" table:style-name="ce1">
            <text:p>0</text:p>
          </table:table-cell>
          <table:table-cell office:value-type="float" office:value="0.158526837489719" table:style-name="ce1">
            <text:p>0.158526837489719</text:p>
          </table:table-cell>
          <table:table-cell office:value-type="float" office:value="0.314342437897657" table:style-name="ce1">
            <text:p>0.314342437897657</text:p>
          </table:table-cell>
          <table:table-cell office:value-type="float" office:value="0.0357113768758767" table:style-name="ce1">
            <text:p>0.0357113768758767</text:p>
          </table:table-cell>
          <table:table-cell office:value-type="float" office:value="0.528409939577892" table:style-name="ce1">
            <text:p>0.528409939577892</text:p>
          </table:table-cell>
          <table:table-cell office:value-type="float" office:value="0.247745582297549" table:style-name="ce1">
            <text:p>0.247745582297549</text:p>
          </table:table-cell>
          <table:table-cell office:value-type="float" office:value="0.529288817813354" table:style-name="ce1">
            <text:p>0.529288817813354</text:p>
          </table:table-cell>
          <table:table-cell office:value-type="float" office:value="0.158543009610797" table:style-name="ce1">
            <text:p>0.158543009610797</text:p>
          </table:table-cell>
          <table:table-cell office:value-type="float" office:value="0.230989895913215" table:style-name="ce1">
            <text:p>0.230989895913215</text:p>
          </table:table-cell>
          <table:table-cell office:value-type="float" office:value="0.36401131909264" table:style-name="ce1">
            <text:p>0.36401131909264</text:p>
          </table:table-cell>
          <table:table-cell office:value-type="float" office:value="0.242895191835877" table:style-name="ce1">
            <text:p>0.242895191835877</text:p>
          </table:table-cell>
          <table:table-cell office:value-type="float" office:value="0.182926253847935" table:style-name="ce1">
            <text:p>0.182926253847935</text:p>
          </table:table-cell>
          <table:table-cell office:value-type="float" office:value="0.209598003321761" table:style-name="ce1">
            <text:p>0.209598003321761</text:p>
          </table:table-cell>
          <table:table-cell office:value-type="float" office:value="0.295848282567984" table:style-name="ce1">
            <text:p>0.295848282567984</text:p>
          </table:table-cell>
          <table:table-cell office:value-type="float" office:value="0.237164148181658" table:style-name="ce1">
            <text:p>0.237164148181658</text:p>
          </table:table-cell>
          <table:table-cell office:value-type="float" office:value="0.261672837968311" table:style-name="ce1">
            <text:p>0.261672837968311</text:p>
          </table:table-cell>
          <table:table-cell office:value-type="float" office:value="0.312824749825729" table:style-name="ce1">
            <text:p>0.312824749825729</text:p>
          </table:table-cell>
          <table:table-cell office:value-type="float" office:value="0.0728967647296091" table:style-name="ce1">
            <text:p>0.0728967647296091</text:p>
          </table:table-cell>
          <table:table-cell office:value-type="float" office:value="0.364872621593246" table:style-name="ce1">
            <text:p>0.364872621593246</text:p>
          </table:table-cell>
          <table:table-cell office:value-type="float" office:value="0.31113899805721" table:style-name="ce1">
            <text:p>0.31113899805721</text:p>
          </table:table-cell>
          <table:table-cell office:value-type="float" office:value="0.349474411409158" table:style-name="ce1">
            <text:p>0.349474411409158</text:p>
          </table:table-cell>
          <table:table-cell office:value-type="float" office:value="0.133076035132241" table:style-name="ce1">
            <text:p>0.133076035132241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  <table:table-cell office:value-type="float" office:value="0.20908798344883" table:style-name="ce1">
            <text:p>0.20908798344883</text:p>
          </table:table-cell>
        </table:table-row>
        <table:table-row>
          <table:table-cell office:value-type="float" office:value="0.11831239110425" table:style-name="ce1">
            <text:p>0.11831239110425</text:p>
          </table:table-cell>
          <table:table-cell office:value-type="float" office:value="0.168414352259913" table:style-name="ce1">
            <text:p>0.168414352259913</text:p>
          </table:table-cell>
          <table:table-cell office:value-type="float" office:value="0.0867953785256838" table:style-name="ce1">
            <text:p>0.0867953785256838</text:p>
          </table:table-cell>
          <table:table-cell office:value-type="float" office:value="0.0906458049506151" table:style-name="ce1">
            <text:p>0.0906458049506151</text:p>
          </table:table-cell>
          <table:table-cell office:value-type="float" office:value="0.31946962881469" table:style-name="ce1">
            <text:p>0.31946962881469</text:p>
          </table:table-cell>
          <table:table-cell office:value-type="float" office:value="0.548618376099662" table:style-name="ce1">
            <text:p>0.548618376099662</text:p>
          </table:table-cell>
          <table:table-cell office:value-type="float" office:value="0.246212539743579" table:style-name="ce1">
            <text:p>0.246212539743579</text:p>
          </table:table-cell>
          <table:table-cell office:value-type="float" office:value="0.076796014040895" table:style-name="ce1">
            <text:p>0.076796014040895</text:p>
          </table:table-cell>
          <table:table-cell office:value-type="float" office:value="0.137686998666388" table:style-name="ce1">
            <text:p>0.137686998666388</text:p>
          </table:table-cell>
          <table:table-cell office:value-type="float" office:value="0.216885544576782" table:style-name="ce1">
            <text:p>0.216885544576782</text:p>
          </table:table-cell>
          <table:table-cell office:value-type="float" office:value="0.122717032864999" table:style-name="ce1">
            <text:p>0.122717032864999</text:p>
          </table:table-cell>
          <table:table-cell office:value-type="float" office:value="0.156061669780047" table:style-name="ce1">
            <text:p>0.156061669780047</text:p>
          </table:table-cell>
          <table:table-cell office:value-type="float" office:value="0.151878490454195" table:style-name="ce1">
            <text:p>0.151878490454195</text:p>
          </table:table-cell>
          <table:table-cell office:value-type="float" office:value="0.0515940363483601" table:style-name="ce1">
            <text:p>0.0515940363483601</text:p>
          </table:table-cell>
          <table:table-cell office:value-type="float" office:value="0.112990581683822" table:style-name="ce1">
            <text:p>0.112990581683822</text:p>
          </table:table-cell>
          <table:table-cell office:value-type="float" office:value="0.124918235248228" table:style-name="ce1">
            <text:p>0.124918235248228</text:p>
          </table:table-cell>
          <table:table-cell office:value-type="float" office:value="0.149082247589321" table:style-name="ce1">
            <text:p>0.149082247589321</text:p>
          </table:table-cell>
          <table:table-cell office:value-type="float" office:value="0.177420491279099" table:style-name="ce1">
            <text:p>0.177420491279099</text:p>
          </table:table-cell>
          <table:table-cell office:value-type="float" office:value="0.0849834131492456" table:style-name="ce1">
            <text:p>0.0849834131492456</text:p>
          </table:table-cell>
          <table:table-cell office:value-type="float" office:value="0.245814354759621" table:style-name="ce1">
            <text:p>0.245814354759621</text:p>
          </table:table-cell>
          <table:table-cell office:value-type="float" office:value="0.11831239110425" table:style-name="ce1">
            <text:p>0.11831239110425</text:p>
          </table:table-cell>
          <table:table-cell office:value-type="float" office:value="0.136993530435899" table:style-name="ce1">
            <text:p>0.136993530435899</text:p>
          </table:table-cell>
          <table:table-cell office:value-type="float" office:value="0.238472539493608" table:style-name="ce1">
            <text:p>0.238472539493608</text:p>
          </table:table-cell>
          <table:table-cell office:value-type="float" office:value="0.299538009673869" table:style-name="ce1">
            <text:p>0.299538009673869</text:p>
          </table:table-cell>
          <table:table-cell office:value-type="float" office:value="0.19543276931747" table:style-name="ce1">
            <text:p>0.19543276931747</text:p>
          </table:table-cell>
          <table:table-cell office:value-type="float" office:value="0.17309861830715" table:style-name="ce1">
            <text:p>0.17309861830715</text:p>
          </table:table-cell>
          <table:table-cell office:value-type="float" office:value="0.220979244130957" table:style-name="ce1">
            <text:p>0.220979244130957</text:p>
          </table:table-cell>
          <table:table-cell office:value-type="float" office:value="0.233367718519494" table:style-name="ce1">
            <text:p>0.233367718519494</text:p>
          </table:table-cell>
          <table:table-cell office:value-type="float" office:value="0.206998029806588" table:style-name="ce1">
            <text:p>0.206998029806588</text:p>
          </table:table-cell>
          <table:table-cell office:value-type="float" office:value="0.177424965267683" table:style-name="ce1">
            <text:p>0.177424965267683</text:p>
          </table:table-cell>
          <table:table-cell office:value-type="float" office:value="0.23111282827326" table:style-name="ce1">
            <text:p>0.23111282827326</text:p>
          </table:table-cell>
          <table:table-cell office:value-type="float" office:value="0.306656125510692" table:style-name="ce1">
            <text:p>0.306656125510692</text:p>
          </table:table-cell>
          <table:table-cell office:value-type="float" office:value="0.17495979755801" table:style-name="ce1">
            <text:p>0.17495979755801</text:p>
          </table:table-cell>
          <table:table-cell office:value-type="float" office:value="0.227913926435845" table:style-name="ce1">
            <text:p>0.227913926435845</text:p>
          </table:table-cell>
          <table:table-cell office:value-type="float" office:value="0.213619532910609" table:style-name="ce1">
            <text:p>0.213619532910609</text:p>
          </table:table-cell>
          <table:table-cell office:value-type="float" office:value="0.225694828098281" table:style-name="ce1">
            <text:p>0.225694828098281</text:p>
          </table:table-cell>
          <table:table-cell office:value-type="float" office:value="0.202586677062963" table:style-name="ce1">
            <text:p>0.202586677062963</text:p>
          </table:table-cell>
          <table:table-cell office:value-type="float" office:value="0.14037586580525" table:style-name="ce1">
            <text:p>0.14037586580525</text:p>
          </table:table-cell>
          <table:table-cell office:value-type="float" office:value="0.171581936177242" table:style-name="ce1">
            <text:p>0.171581936177242</text:p>
          </table:table-cell>
          <table:table-cell office:value-type="float" office:value="0.153377276629768" table:style-name="ce1">
            <text:p>0.153377276629768</text:p>
          </table:table-cell>
          <table:table-cell office:value-type="float" office:value="0" table:style-name="ce1">
            <text:p>0</text:p>
          </table:table-cell>
          <table:table-cell office:value-type="float" office:value="0.139597391791669" table:style-name="ce1">
            <text:p>0.139597391791669</text:p>
          </table:table-cell>
          <table:table-cell office:value-type="float" office:value="0.297734992274598" table:style-name="ce1">
            <text:p>0.297734992274598</text:p>
          </table:table-cell>
          <table:table-cell office:value-type="float" office:value="0.0391339781424823" table:style-name="ce1">
            <text:p>0.0391339781424823</text:p>
          </table:table-cell>
          <table:table-cell office:value-type="float" office:value="0.451128674024629" table:style-name="ce1">
            <text:p>0.451128674024629</text:p>
          </table:table-cell>
          <table:table-cell office:value-type="float" office:value="0.25435720595021" table:style-name="ce1">
            <text:p>0.25435720595021</text:p>
          </table:table-cell>
          <table:table-cell office:value-type="float" office:value="0.487473207676009" table:style-name="ce1">
            <text:p>0.487473207676009</text:p>
          </table:table-cell>
          <table:table-cell office:value-type="float" office:value="0.171124619078799" table:style-name="ce1">
            <text:p>0.171124619078799</text:p>
          </table:table-cell>
          <table:table-cell office:value-type="float" office:value="0.253473204127283" table:style-name="ce1">
            <text:p>0.253473204127283</text:p>
          </table:table-cell>
          <table:table-cell office:value-type="float" office:value="0.380432105842049" table:style-name="ce1">
            <text:p>0.380432105842049</text:p>
          </table:table-cell>
          <table:table-cell office:value-type="float" office:value="0.264760009848849" table:style-name="ce1">
            <text:p>0.264760009848849</text:p>
          </table:table-cell>
          <table:table-cell office:value-type="float" office:value="0.190282170072477" table:style-name="ce1">
            <text:p>0.190282170072477</text:p>
          </table:table-cell>
          <table:table-cell office:value-type="float" office:value="0.223612661905114" table:style-name="ce1">
            <text:p>0.223612661905114</text:p>
          </table:table-cell>
          <table:table-cell office:value-type="float" office:value="0.296676263451542" table:style-name="ce1">
            <text:p>0.296676263451542</text:p>
          </table:table-cell>
          <table:table-cell office:value-type="float" office:value="0.224120354527286" table:style-name="ce1">
            <text:p>0.224120354527286</text:p>
          </table:table-cell>
          <table:table-cell office:value-type="float" office:value="0.297669004269144" table:style-name="ce1">
            <text:p>0.297669004269144</text:p>
          </table:table-cell>
          <table:table-cell office:value-type="float" office:value="0.289774324524162" table:style-name="ce1">
            <text:p>0.289774324524162</text:p>
          </table:table-cell>
          <table:table-cell office:value-type="float" office:value="0.0703235252688337" table:style-name="ce1">
            <text:p>0.0703235252688337</text:p>
          </table:table-cell>
          <table:table-cell office:value-type="float" office:value="0.329373479873542" table:style-name="ce1">
            <text:p>0.329373479873542</text:p>
          </table:table-cell>
          <table:table-cell office:value-type="float" office:value="0.302209317047305" table:style-name="ce1">
            <text:p>0.302209317047305</text:p>
          </table:table-cell>
          <table:table-cell office:value-type="float" office:value="0.316509615631814" table:style-name="ce1">
            <text:p>0.316509615631814</text:p>
          </table:table-cell>
          <table:table-cell office:value-type="float" office:value="0.135518888441303" table:style-name="ce1">
            <text:p>0.135518888441303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  <table:table-cell office:value-type="float" office:value="0.204011419560872" table:style-name="ce1">
            <text:p>0.204011419560872</text:p>
          </table:table-cell>
        </table:table-row>
        <table:table-row>
          <table:table-cell office:value-type="float" office:value="0.0527729323401909" table:style-name="ce1">
            <text:p>0.0527729323401909</text:p>
          </table:table-cell>
          <table:table-cell office:value-type="float" office:value="0.161479669955026" table:style-name="ce1">
            <text:p>0.161479669955026</text:p>
          </table:table-cell>
          <table:table-cell office:value-type="float" office:value="0.0760578059245683" table:style-name="ce1">
            <text:p>0.0760578059245683</text:p>
          </table:table-cell>
          <table:table-cell office:value-type="float" office:value="0.0418317932585126" table:style-name="ce1">
            <text:p>0.0418317932585126</text:p>
          </table:table-cell>
          <table:table-cell office:value-type="float" office:value="0.325916646363943" table:style-name="ce1">
            <text:p>0.325916646363943</text:p>
          </table:table-cell>
          <table:table-cell office:value-type="float" office:value="0.252901152676357" table:style-name="ce1">
            <text:p>0.252901152676357</text:p>
          </table:table-cell>
          <table:table-cell office:value-type="float" office:value="0.182619266013472" table:style-name="ce1">
            <text:p>0.182619266013472</text:p>
          </table:table-cell>
          <table:table-cell office:value-type="float" office:value="0.0486769957917237" table:style-name="ce1">
            <text:p>0.0486769957917237</text:p>
          </table:table-cell>
          <table:table-cell office:value-type="float" office:value="0.114892026831936" table:style-name="ce1">
            <text:p>0.114892026831936</text:p>
          </table:table-cell>
          <table:table-cell office:value-type="float" office:value="0.180042248589205" table:style-name="ce1">
            <text:p>0.180042248589205</text:p>
          </table:table-cell>
          <table:table-cell office:value-type="float" office:value="0.0260967754092945" table:style-name="ce1">
            <text:p>0.0260967754092945</text:p>
          </table:table-cell>
          <table:table-cell office:value-type="float" office:value="0.101792188258575" table:style-name="ce1">
            <text:p>0.101792188258575</text:p>
          </table:table-cell>
          <table:table-cell office:value-type="float" office:value="0.0610565222030931" table:style-name="ce1">
            <text:p>0.0610565222030931</text:p>
          </table:table-cell>
          <table:table-cell office:value-type="float" office:value="0.0499386605723548" table:style-name="ce1">
            <text:p>0.0499386605723548</text:p>
          </table:table-cell>
          <table:table-cell office:value-type="float" office:value="0.00867953785256838" table:style-name="ce1">
            <text:p>0.00867953785256838</text:p>
          </table:table-cell>
          <table:table-cell office:value-type="float" office:value="0.0523993542934437" table:style-name="ce1">
            <text:p>0.0523993542934437</text:p>
          </table:table-cell>
          <table:table-cell office:value-type="float" office:value="0.052215920761508" table:style-name="ce1">
            <text:p>0.052215920761508</text:p>
          </table:table-cell>
          <table:table-cell office:value-type="float" office:value="0.0979937719509305" table:style-name="ce1">
            <text:p>0.0979937719509305</text:p>
          </table:table-cell>
          <table:table-cell office:value-type="float" office:value="0.0196631798257928" table:style-name="ce1">
            <text:p>0.0196631798257928</text:p>
          </table:table-cell>
          <table:table-cell office:value-type="float" office:value="0.145932559626328" table:style-name="ce1">
            <text:p>0.145932559626328</text:p>
          </table:table-cell>
          <table:table-cell office:value-type="float" office:value="0.0527729323401909" table:style-name="ce1">
            <text:p>0.0527729323401909</text:p>
          </table:table-cell>
          <table:table-cell office:value-type="float" office:value="0.0711811583682283" table:style-name="ce1">
            <text:p>0.0711811583682283</text:p>
          </table:table-cell>
          <table:table-cell office:value-type="float" office:value="0.110784905312009" table:style-name="ce1">
            <text:p>0.110784905312009</text:p>
          </table:table-cell>
          <table:table-cell office:value-type="float" office:value="0.198358757851274" table:style-name="ce1">
            <text:p>0.198358757851274</text:p>
          </table:table-cell>
          <table:table-cell office:value-type="float" office:value="0.101899563984586" table:style-name="ce1">
            <text:p>0.101899563984586</text:p>
          </table:table-cell>
          <table:table-cell office:value-type="float" office:value="0.0878020259570384" table:style-name="ce1">
            <text:p>0.0878020259570384</text:p>
          </table:table-cell>
          <table:table-cell office:value-type="float" office:value="0.0754224995456689" table:style-name="ce1">
            <text:p>0.0754224995456689</text:p>
          </table:table-cell>
          <table:table-cell office:value-type="float" office:value="0.0986156563640785" table:style-name="ce1">
            <text:p>0.0986156563640785</text:p>
          </table:table-cell>
          <table:table-cell office:value-type="float" office:value="0.0951930550974729" table:style-name="ce1">
            <text:p>0.0951930550974729</text:p>
          </table:table-cell>
          <table:table-cell office:value-type="float" office:value="0.103004639164784" table:style-name="ce1">
            <text:p>0.103004639164784</text:p>
          </table:table-cell>
          <table:table-cell office:value-type="float" office:value="0.0987498760215924" table:style-name="ce1">
            <text:p>0.0987498760215924</text:p>
          </table:table-cell>
          <table:table-cell office:value-type="float" office:value="0.163891149801693" table:style-name="ce1">
            <text:p>0.163891149801693</text:p>
          </table:table-cell>
          <table:table-cell office:value-type="float" office:value="0.056537793733457" table:style-name="ce1">
            <text:p>0.056537793733457</text:p>
          </table:table-cell>
          <table:table-cell office:value-type="float" office:value="0.120891645522809" table:style-name="ce1">
            <text:p>0.120891645522809</text:p>
          </table:table-cell>
          <table:table-cell office:value-type="float" office:value="0.0543410653388121" table:style-name="ce1">
            <text:p>0.0543410653388121</text:p>
          </table:table-cell>
          <table:table-cell office:value-type="float" office:value="0.109755887937736" table:style-name="ce1">
            <text:p>0.109755887937736</text:p>
          </table:table-cell>
          <table:table-cell office:value-type="float" office:value="0.065713944318827" table:style-name="ce1">
            <text:p>0.065713944318827</text:p>
          </table:table-cell>
          <table:table-cell office:value-type="float" office:value="0.0449501633014198" table:style-name="ce1">
            <text:p>0.0449501633014198</text:p>
          </table:table-cell>
          <table:table-cell office:value-type="float" office:value="0.0477419321777099" table:style-name="ce1">
            <text:p>0.0477419321777099</text:p>
          </table:table-cell>
          <table:table-cell office:value-type="float" office:value="0.0606717591848865" table:style-name="ce1">
            <text:p>0.0606717591848865</text:p>
          </table:table-cell>
          <table:table-cell office:value-type="float" office:value="0" table:style-name="ce1">
            <text:p>0</text:p>
          </table:table-cell>
          <table:table-cell office:value-type="float" office:value="0.049357042056461" table:style-name="ce1">
            <text:p>0.049357042056461</text:p>
          </table:table-cell>
          <table:table-cell office:value-type="float" office:value="0.103675737452354" table:style-name="ce1">
            <text:p>0.103675737452354</text:p>
          </table:table-cell>
          <table:table-cell office:value-type="float" office:value="0.0117979078954757" table:style-name="ce1">
            <text:p>0.0117979078954757</text:p>
          </table:table-cell>
          <table:table-cell office:value-type="float" office:value="0.113122333542128" table:style-name="ce1">
            <text:p>0.113122333542128</text:p>
          </table:table-cell>
          <table:table-cell office:value-type="float" office:value="0.141305706004781" table:style-name="ce1">
            <text:p>0.141305706004781</text:p>
          </table:table-cell>
          <table:table-cell office:value-type="float" office:value="0.190221830680817" table:style-name="ce1">
            <text:p>0.190221830680817</text:p>
          </table:table-cell>
          <table:table-cell office:value-type="float" office:value="0.0644260016190646" table:style-name="ce1">
            <text:p>0.0644260016190646</text:p>
          </table:table-cell>
          <table:table-cell office:value-type="float" office:value="0.0854902590906773" table:style-name="ce1">
            <text:p>0.0854902590906773</text:p>
          </table:table-cell>
          <table:table-cell office:value-type="float" office:value="0.124261104183019" table:style-name="ce1">
            <text:p>0.124261104183019</text:p>
          </table:table-cell>
          <table:table-cell office:value-type="float" office:value="0.0940255153584337" table:style-name="ce1">
            <text:p>0.0940255153584337</text:p>
          </table:table-cell>
          <table:table-cell office:value-type="float" office:value="0.083565254086083" table:style-name="ce1">
            <text:p>0.083565254086083</text:p>
          </table:table-cell>
          <table:table-cell office:value-type="float" office:value="0.0570024723385148" table:style-name="ce1">
            <text:p>0.0570024723385148</text:p>
          </table:table-cell>
          <table:table-cell office:value-type="float" office:value="0.123136284599987" table:style-name="ce1">
            <text:p>0.123136284599987</text:p>
          </table:table-cell>
          <table:table-cell office:value-type="float" office:value="0.0632580094071587" table:style-name="ce1">
            <text:p>0.0632580094071587</text:p>
          </table:table-cell>
          <table:table-cell office:value-type="float" office:value="0.147306177165537" table:style-name="ce1">
            <text:p>0.147306177165537</text:p>
          </table:table-cell>
          <table:table-cell office:value-type="float" office:value="0.0869180016332958" table:style-name="ce1">
            <text:p>0.0869180016332958</text:p>
          </table:table-cell>
          <table:table-cell office:value-type="float" office:value="0.0211805446085347" table:style-name="ce1">
            <text:p>0.0211805446085347</text:p>
          </table:table-cell>
          <table:table-cell office:value-type="float" office:value="0.0959757723298182" table:style-name="ce1">
            <text:p>0.0959757723298182</text:p>
          </table:table-cell>
          <table:table-cell office:value-type="float" office:value="0.141557402238985" table:style-name="ce1">
            <text:p>0.141557402238985</text:p>
          </table:table-cell>
          <table:table-cell office:value-type="float" office:value="0.0735326293817683" table:style-name="ce1">
            <text:p>0.0735326293817683</text:p>
          </table:table-cell>
          <table:table-cell office:value-type="float" office:value="0.0298997925618538" table:style-name="ce1">
            <text:p>0.0298997925618538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  <table:table-cell office:value-type="float" office:value="0.0914358870568284" table:style-name="ce1">
            <text:p>0.0914358870568284</text:p>
          </table:table-cell>
        </table:table-row>
        <table:table-row>
          <table:table-cell office:value-type="float" office:value="0.166613571854934" table:style-name="ce1">
            <text:p>0.166613571854934</text:p>
          </table:table-cell>
          <table:table-cell office:value-type="float" office:value="0.229658781983526" table:style-name="ce1">
            <text:p>0.229658781983526</text:p>
          </table:table-cell>
          <table:table-cell office:value-type="float" office:value="0.138917345526932" table:style-name="ce1">
            <text:p>0.138917345526932</text:p>
          </table:table-cell>
          <table:table-cell office:value-type="float" office:value="0.12456143465867" table:style-name="ce1">
            <text:p>0.12456143465867</text:p>
          </table:table-cell>
          <table:table-cell office:value-type="float" office:value="0.371797399290793" table:style-name="ce1">
            <text:p>0.371797399290793</text:p>
          </table:table-cell>
          <table:table-cell office:value-type="float" office:value="0.515412432830713" table:style-name="ce1">
            <text:p>0.515412432830713</text:p>
          </table:table-cell>
          <table:table-cell office:value-type="float" office:value="0.38329107596257" table:style-name="ce1">
            <text:p>0.38329107596257</text:p>
          </table:table-cell>
          <table:table-cell office:value-type="float" office:value="0.160705669930029" table:style-name="ce1">
            <text:p>0.160705669930029</text:p>
          </table:table-cell>
          <table:table-cell office:value-type="float" office:value="0.221328215240494" table:style-name="ce1">
            <text:p>0.221328215240494</text:p>
          </table:table-cell>
          <table:table-cell office:value-type="float" office:value="0.383098694453467" table:style-name="ce1">
            <text:p>0.383098694453467</text:p>
          </table:table-cell>
          <table:table-cell office:value-type="float" office:value="0.13231821236583" table:style-name="ce1">
            <text:p>0.13231821236583</text:p>
          </table:table-cell>
          <table:table-cell office:value-type="float" office:value="0.26162095642618" table:style-name="ce1">
            <text:p>0.26162095642618</text:p>
          </table:table-cell>
          <table:table-cell office:value-type="float" office:value="0.205414237847924" table:style-name="ce1">
            <text:p>0.205414237847924</text:p>
          </table:table-cell>
          <table:table-cell office:value-type="float" office:value="0.107679957234853" table:style-name="ce1">
            <text:p>0.107679957234853</text:p>
          </table:table-cell>
          <table:table-cell office:value-type="float" office:value="0.130237807674364" table:style-name="ce1">
            <text:p>0.130237807674364</text:p>
          </table:table-cell>
          <table:table-cell office:value-type="float" office:value="0.136309010182578" table:style-name="ce1">
            <text:p>0.136309010182578</text:p>
          </table:table-cell>
          <table:table-cell office:value-type="float" office:value="0.210599590616546" table:style-name="ce1">
            <text:p>0.210599590616546</text:p>
          </table:table-cell>
          <table:table-cell office:value-type="float" office:value="0.204157047055876" table:style-name="ce1">
            <text:p>0.204157047055876</text:p>
          </table:table-cell>
          <table:table-cell office:value-type="float" office:value="0.159855612099107" table:style-name="ce1">
            <text:p>0.159855612099107</text:p>
          </table:table-cell>
          <table:table-cell office:value-type="float" office:value="0.348264219340014" table:style-name="ce1">
            <text:p>0.348264219340014</text:p>
          </table:table-cell>
          <table:table-cell office:value-type="float" office:value="0.166613571854934" table:style-name="ce1">
            <text:p>0.166613571854934</text:p>
          </table:table-cell>
          <table:table-cell office:value-type="float" office:value="0.233027695387126" table:style-name="ce1">
            <text:p>0.233027695387126</text:p>
          </table:table-cell>
          <table:table-cell office:value-type="float" office:value="0.39326807050444" table:style-name="ce1">
            <text:p>0.39326807050444</text:p>
          </table:table-cell>
          <table:table-cell office:value-type="float" office:value="0.387921654146801" table:style-name="ce1">
            <text:p>0.387921654146801</text:p>
          </table:table-cell>
          <table:table-cell office:value-type="float" office:value="0.281395985966567" table:style-name="ce1">
            <text:p>0.281395985966567</text:p>
          </table:table-cell>
          <table:table-cell office:value-type="float" office:value="0.226585151826456" table:style-name="ce1">
            <text:p>0.226585151826456</text:p>
          </table:table-cell>
          <table:table-cell office:value-type="float" office:value="0.291122437147745" table:style-name="ce1">
            <text:p>0.291122437147745</text:p>
          </table:table-cell>
          <table:table-cell office:value-type="float" office:value="0.34761101700678" table:style-name="ce1">
            <text:p>0.34761101700678</text:p>
          </table:table-cell>
          <table:table-cell office:value-type="float" office:value="0.349494566200559" table:style-name="ce1">
            <text:p>0.349494566200559</text:p>
          </table:table-cell>
          <table:table-cell office:value-type="float" office:value="0.275544008898959" table:style-name="ce1">
            <text:p>0.275544008898959</text:p>
          </table:table-cell>
          <table:table-cell office:value-type="float" office:value="0.31081246090504" table:style-name="ce1">
            <text:p>0.31081246090504</text:p>
          </table:table-cell>
          <table:table-cell office:value-type="float" office:value="0.403097423423044" table:style-name="ce1">
            <text:p>0.403097423423044</text:p>
          </table:table-cell>
          <table:table-cell office:value-type="float" office:value="0.245026932768872" table:style-name="ce1">
            <text:p>0.245026932768872</text:p>
          </table:table-cell>
          <table:table-cell office:value-type="float" office:value="0.30359144333079" table:style-name="ce1">
            <text:p>0.30359144333079</text:p>
          </table:table-cell>
          <table:table-cell office:value-type="float" office:value="0.265405950768073" table:style-name="ce1">
            <text:p>0.265405950768073</text:p>
          </table:table-cell>
          <table:table-cell office:value-type="float" office:value="0.312924183516593" table:style-name="ce1">
            <text:p>0.312924183516593</text:p>
          </table:table-cell>
          <table:table-cell office:value-type="float" office:value="0.227551533360557" table:style-name="ce1">
            <text:p>0.227551533360557</text:p>
          </table:table-cell>
          <table:table-cell office:value-type="float" office:value="0.15975271036168" table:style-name="ce1">
            <text:p>0.15975271036168</text:p>
          </table:table-cell>
          <table:table-cell office:value-type="float" office:value="0.212232596449632" table:style-name="ce1">
            <text:p>0.212232596449632</text:p>
          </table:table-cell>
          <table:table-cell office:value-type="float" office:value="0.22677753333556" table:style-name="ce1">
            <text:p>0.22677753333556</text:p>
          </table:table-cell>
          <table:table-cell office:value-type="float" office:value="0" table:style-name="ce1">
            <text:p>0</text:p>
          </table:table-cell>
          <table:table-cell office:value-type="float" office:value="0.246686782533462" table:style-name="ce1">
            <text:p>0.246686782533462</text:p>
          </table:table-cell>
          <table:table-cell office:value-type="float" office:value="0.562765128001632" table:style-name="ce1">
            <text:p>0.562765128001632</text:p>
          </table:table-cell>
          <table:table-cell office:value-type="float" office:value="0.135382894545732" table:style-name="ce1">
            <text:p>0.135382894545732</text:p>
          </table:table-cell>
          <table:table-cell office:value-type="float" office:value="0.47461959060921" table:style-name="ce1">
            <text:p>0.47461959060921</text:p>
          </table:table-cell>
          <table:table-cell office:value-type="float" office:value="0.393370838505605" table:style-name="ce1">
            <text:p>0.393370838505605</text:p>
          </table:table-cell>
          <table:table-cell office:value-type="float" office:value="0.582009270226773" table:style-name="ce1">
            <text:p>0.582009270226773</text:p>
          </table:table-cell>
          <table:table-cell office:value-type="float" office:value="0.291473113992927" table:style-name="ce1">
            <text:p>0.291473113992927</text:p>
          </table:table-cell>
          <table:table-cell office:value-type="float" office:value="0.25683052630616" table:style-name="ce1">
            <text:p>0.25683052630616</text:p>
          </table:table-cell>
          <table:table-cell office:value-type="float" office:value="0.460078391921227" table:style-name="ce1">
            <text:p>0.460078391921227</text:p>
          </table:table-cell>
          <table:table-cell office:value-type="float" office:value="0.288842517800337" table:style-name="ce1">
            <text:p>0.288842517800337</text:p>
          </table:table-cell>
          <table:table-cell office:value-type="float" office:value="0.224642137014985" table:style-name="ce1">
            <text:p>0.224642137014985</text:p>
          </table:table-cell>
          <table:table-cell office:value-type="float" office:value="0.267296643107042" table:style-name="ce1">
            <text:p>0.267296643107042</text:p>
          </table:table-cell>
          <table:table-cell office:value-type="float" office:value="0.452525492057193" table:style-name="ce1">
            <text:p>0.452525492057193</text:p>
          </table:table-cell>
          <table:table-cell office:value-type="float" office:value="0.298875929341298" table:style-name="ce1">
            <text:p>0.298875929341298</text:p>
          </table:table-cell>
          <table:table-cell office:value-type="float" office:value="0.336462521236017" table:style-name="ce1">
            <text:p>0.336462521236017</text:p>
          </table:table-cell>
          <table:table-cell office:value-type="float" office:value="0.290929419019552" table:style-name="ce1">
            <text:p>0.290929419019552</text:p>
          </table:table-cell>
          <table:table-cell office:value-type="float" office:value="0.138594193727302" table:style-name="ce1">
            <text:p>0.138594193727302</text:p>
          </table:table-cell>
          <table:table-cell office:value-type="float" office:value="0.411442371942033" table:style-name="ce1">
            <text:p>0.411442371942033</text:p>
          </table:table-cell>
          <table:table-cell office:value-type="float" office:value="0.296792953156051" table:style-name="ce1">
            <text:p>0.296792953156051</text:p>
          </table:table-cell>
          <table:table-cell office:value-type="float" office:value="0.317882005131287" table:style-name="ce1">
            <text:p>0.317882005131287</text:p>
          </table:table-cell>
          <table:table-cell office:value-type="float" office:value="0.196590221167855" table:style-name="ce1">
            <text:p>0.196590221167855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  <table:table-cell office:value-type="float" office:value="0.271779742934364" table:style-name="ce1">
            <text:p>0.271779742934364</text:p>
          </table:table-cell>
        </table:table-row>
        <table:table-row>
          <table:table-cell office:value-type="float" office:value="0.147344103024516" table:style-name="ce1">
            <text:p>0.147344103024516</text:p>
          </table:table-cell>
          <table:table-cell office:value-type="float" office:value="0.242700458705297" table:style-name="ce1">
            <text:p>0.242700458705297</text:p>
          </table:table-cell>
          <table:table-cell office:value-type="float" office:value="0.147865322694528" table:style-name="ce1">
            <text:p>0.147865322694528</text:p>
          </table:table-cell>
          <table:table-cell office:value-type="float" office:value="0.101133113815324" table:style-name="ce1">
            <text:p>0.101133113815324</text:p>
          </table:table-cell>
          <table:table-cell office:value-type="float" office:value="0.359028635872633" table:style-name="ce1">
            <text:p>0.359028635872633</text:p>
          </table:table-cell>
          <table:table-cell office:value-type="float" office:value="0.460427113135834" table:style-name="ce1">
            <text:p>0.460427113135834</text:p>
          </table:table-cell>
          <table:table-cell office:value-type="float" office:value="0.369180115969271" table:style-name="ce1">
            <text:p>0.369180115969271</text:p>
          </table:table-cell>
          <table:table-cell office:value-type="float" office:value="0.156209311403312" table:style-name="ce1">
            <text:p>0.156209311403312</text:p>
          </table:table-cell>
          <table:table-cell office:value-type="float" office:value="0.203790179992005" table:style-name="ce1">
            <text:p>0.203790179992005</text:p>
          </table:table-cell>
          <table:table-cell office:value-type="float" office:value="0.338582508044675" table:style-name="ce1">
            <text:p>0.338582508044675</text:p>
          </table:table-cell>
          <table:table-cell office:value-type="float" office:value="0.0629803372941263" table:style-name="ce1">
            <text:p>0.0629803372941263</text:p>
          </table:table-cell>
          <table:table-cell office:value-type="float" office:value="0.285811812698776" table:style-name="ce1">
            <text:p>0.285811812698776</text:p>
          </table:table-cell>
          <table:table-cell office:value-type="float" office:value="0.171210595124787" table:style-name="ce1">
            <text:p>0.171210595124787</text:p>
          </table:table-cell>
          <table:table-cell office:value-type="float" office:value="0.0783261181365539" table:style-name="ce1">
            <text:p>0.0783261181365539</text:p>
          </table:table-cell>
          <table:table-cell office:value-type="float" office:value="0.0734852624888843" table:style-name="ce1">
            <text:p>0.0734852624888843</text:p>
          </table:table-cell>
          <table:table-cell office:value-type="float" office:value="0.102279853014209" table:style-name="ce1">
            <text:p>0.102279853014209</text:p>
          </table:table-cell>
          <table:table-cell office:value-type="float" office:value="0.181590248639199" table:style-name="ce1">
            <text:p>0.181590248639199</text:p>
          </table:table-cell>
          <table:table-cell office:value-type="float" office:value="0.186413208332533" table:style-name="ce1">
            <text:p>0.186413208332533</text:p>
          </table:table-cell>
          <table:table-cell office:value-type="float" office:value="0.130797056247338" table:style-name="ce1">
            <text:p>0.130797056247338</text:p>
          </table:table-cell>
          <table:table-cell office:value-type="float" office:value="0.326534056788507" table:style-name="ce1">
            <text:p>0.326534056788507</text:p>
          </table:table-cell>
          <table:table-cell office:value-type="float" office:value="0.147344103024516" table:style-name="ce1">
            <text:p>0.147344103024516</text:p>
          </table:table-cell>
          <table:table-cell office:value-type="float" office:value="0.225489024623426" table:style-name="ce1">
            <text:p>0.225489024623426</text:p>
          </table:table-cell>
          <table:table-cell office:value-type="float" office:value="0.355449445005594" table:style-name="ce1">
            <text:p>0.355449445005594</text:p>
          </table:table-cell>
          <table:table-cell office:value-type="float" office:value="0.386378128085391" table:style-name="ce1">
            <text:p>0.386378128085391</text:p>
          </table:table-cell>
          <table:table-cell office:value-type="float" office:value="0.261723858163607" table:style-name="ce1">
            <text:p>0.261723858163607</text:p>
          </table:table-cell>
          <table:table-cell office:value-type="float" office:value="0.245935152451383" table:style-name="ce1">
            <text:p>0.245935152451383</text:p>
          </table:table-cell>
          <table:table-cell office:value-type="float" office:value="0.241783291045619" table:style-name="ce1">
            <text:p>0.241783291045619</text:p>
          </table:table-cell>
          <table:table-cell office:value-type="float" office:value="0.350774126935525" table:style-name="ce1">
            <text:p>0.350774126935525</text:p>
          </table:table-cell>
          <table:table-cell office:value-type="float" office:value="0.287892217390242" table:style-name="ce1">
            <text:p>0.287892217390242</text:p>
          </table:table-cell>
          <table:table-cell office:value-type="float" office:value="0.244892713111358" table:style-name="ce1">
            <text:p>0.244892713111358</text:p>
          </table:table-cell>
          <table:table-cell office:value-type="float" office:value="0.265356736893651" table:style-name="ce1">
            <text:p>0.265356736893651</text:p>
          </table:table-cell>
          <table:table-cell office:value-type="float" office:value="0.370455202715653" table:style-name="ce1">
            <text:p>0.370455202715653</text:p>
          </table:table-cell>
          <table:table-cell office:value-type="float" office:value="0.187111150551606" table:style-name="ce1">
            <text:p>0.187111150551606</text:p>
          </table:table-cell>
          <table:table-cell office:value-type="float" office:value="0.266121788941481" table:style-name="ce1">
            <text:p>0.266121788941481</text:p>
          </table:table-cell>
          <table:table-cell office:value-type="float" office:value="0.167917739527112" table:style-name="ce1">
            <text:p>0.167917739527112</text:p>
          </table:table-cell>
          <table:table-cell office:value-type="float" office:value="0.280639881895906" table:style-name="ce1">
            <text:p>0.280639881895906</text:p>
          </table:table-cell>
          <table:table-cell office:value-type="float" office:value="0.187227474254784" table:style-name="ce1">
            <text:p>0.187227474254784</text:p>
          </table:table-cell>
          <table:table-cell office:value-type="float" office:value="0.12946828163795" table:style-name="ce1">
            <text:p>0.12946828163795</text:p>
          </table:table-cell>
          <table:table-cell office:value-type="float" office:value="0.152710652330782" table:style-name="ce1">
            <text:p>0.152710652330782</text:p>
          </table:table-cell>
          <table:table-cell office:value-type="float" office:value="0.214442746810028" table:style-name="ce1">
            <text:p>0.214442746810028</text:p>
          </table:table-cell>
          <table:table-cell office:value-type="float" office:value="0" table:style-name="ce1">
            <text:p>0</text:p>
          </table:table-cell>
          <table:table-cell office:value-type="float" office:value="0.202452457405449" table:style-name="ce1">
            <text:p>0.202452457405449</text:p>
          </table:table-cell>
          <table:table-cell office:value-type="float" office:value="0.342260126660557" table:style-name="ce1">
            <text:p>0.342260126660557</text:p>
          </table:table-cell>
          <table:table-cell office:value-type="float" office:value="0.0778518753466713" table:style-name="ce1">
            <text:p>0.0778518753466713</text:p>
          </table:table-cell>
          <table:table-cell office:value-type="float" office:value="0.449097812043309" table:style-name="ce1">
            <text:p>0.449097812043309</text:p>
          </table:table-cell>
          <table:table-cell office:value-type="float" office:value="0.328835869160282" table:style-name="ce1">
            <text:p>0.328835869160282</text:p>
          </table:table-cell>
          <table:table-cell office:value-type="float" office:value="0.426482113988859" table:style-name="ce1">
            <text:p>0.426482113988859</text:p>
          </table:table-cell>
          <table:table-cell office:value-type="float" office:value="0.146571473021626" table:style-name="ce1">
            <text:p>0.146571473021626</text:p>
          </table:table-cell>
          <table:table-cell office:value-type="float" office:value="0.252408229875692" table:style-name="ce1">
            <text:p>0.252408229875692</text:p>
          </table:table-cell>
          <table:table-cell office:value-type="float" office:value="0.35928787465967" table:style-name="ce1">
            <text:p>0.35928787465967</text:p>
          </table:table-cell>
          <table:table-cell office:value-type="float" office:value="0.210093344438438" table:style-name="ce1">
            <text:p>0.210093344438438</text:p>
          </table:table-cell>
          <table:table-cell office:value-type="float" office:value="0.156619834458868" table:style-name="ce1">
            <text:p>0.156619834458868</text:p>
          </table:table-cell>
          <table:table-cell office:value-type="float" office:value="0.18282735031134" table:style-name="ce1">
            <text:p>0.18282735031134</text:p>
          </table:table-cell>
          <table:table-cell office:value-type="float" office:value="0.264227559320107" table:style-name="ce1">
            <text:p>0.264227559320107</text:p>
          </table:table-cell>
          <table:table-cell office:value-type="float" office:value="0.17845027868951" table:style-name="ce1">
            <text:p>0.17845027868951</text:p>
          </table:table-cell>
          <table:table-cell office:value-type="float" office:value="0.315143566571829" table:style-name="ce1">
            <text:p>0.315143566571829</text:p>
          </table:table-cell>
          <table:table-cell office:value-type="float" office:value="0.281491386640516" table:style-name="ce1">
            <text:p>0.281491386640516</text:p>
          </table:table-cell>
          <table:table-cell office:value-type="float" office:value="0.152961391725279" table:style-name="ce1">
            <text:p>0.152961391725279</text:p>
          </table:table-cell>
          <table:table-cell office:value-type="float" office:value="0.266701026064271" table:style-name="ce1">
            <text:p>0.266701026064271</text:p>
          </table:table-cell>
          <table:table-cell office:value-type="float" office:value="0.340444088502625" table:style-name="ce1">
            <text:p>0.340444088502625</text:p>
          </table:table-cell>
          <table:table-cell office:value-type="float" office:value="0.349126739402625" table:style-name="ce1">
            <text:p>0.349126739402625</text:p>
          </table:table-cell>
          <table:table-cell office:value-type="float" office:value="0.156004089036771" table:style-name="ce1">
            <text:p>0.156004089036771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  <table:table-cell office:value-type="float" office:value="0.230412925503336" table:style-name="ce1">
            <text:p>0.230412925503336</text:p>
          </table:table-cell>
        </table:table-row>
        <table:table-row>
          <table:table-cell office:value-type="float" office:value="0.184323740946244" table:style-name="ce1">
            <text:p>0.184323740946244</text:p>
          </table:table-cell>
          <table:table-cell office:value-type="float" office:value="0.241094296803714" table:style-name="ce1">
            <text:p>0.241094296803714</text:p>
          </table:table-cell>
          <table:table-cell office:value-type="float" office:value="0.130193067788526" table:style-name="ce1">
            <text:p>0.130193067788526</text:p>
          </table:table-cell>
          <table:table-cell office:value-type="float" office:value="0.135016586730433" table:style-name="ce1">
            <text:p>0.135016586730433</text:p>
          </table:table-cell>
          <table:table-cell office:value-type="float" office:value="0.34113268153744" table:style-name="ce1">
            <text:p>0.34113268153744</text:p>
          </table:table-cell>
          <table:table-cell office:value-type="float" office:value="0.604216632230522" table:style-name="ce1">
            <text:p>0.604216632230522</text:p>
          </table:table-cell>
          <table:table-cell office:value-type="float" office:value="0.330480114719417" table:style-name="ce1">
            <text:p>0.330480114719417</text:p>
          </table:table-cell>
          <table:table-cell office:value-type="float" office:value="0.16401642148204" table:style-name="ce1">
            <text:p>0.16401642148204</text:p>
          </table:table-cell>
          <table:table-cell office:value-type="float" office:value="0.192538098703753" table:style-name="ce1">
            <text:p>0.192538098703753</text:p>
          </table:table-cell>
          <table:table-cell office:value-type="float" office:value="0.317523443780737" table:style-name="ce1">
            <text:p>0.317523443780737</text:p>
          </table:table-cell>
          <table:table-cell office:value-type="float" office:value="0.12660492894432" table:style-name="ce1">
            <text:p>0.12660492894432</text:p>
          </table:table-cell>
          <table:table-cell office:value-type="float" office:value="0.262542598074442" table:style-name="ce1">
            <text:p>0.262542598074442</text:p>
          </table:table-cell>
          <table:table-cell office:value-type="float" office:value="0.217091348051637" table:style-name="ce1">
            <text:p>0.217091348051637</text:p>
          </table:table-cell>
          <table:table-cell office:value-type="float" office:value="0.0818426731634193" table:style-name="ce1">
            <text:p>0.0818426731634193</text:p>
          </table:table-cell>
          <table:table-cell office:value-type="float" office:value="0.156723820090449" table:style-name="ce1">
            <text:p>0.156723820090449</text:p>
          </table:table-cell>
          <table:table-cell office:value-type="float" office:value="0.133083264413659" table:style-name="ce1">
            <text:p>0.133083264413659</text:p>
          </table:table-cell>
          <table:table-cell office:value-type="float" office:value="0.208720515411351" table:style-name="ce1">
            <text:p>0.208720515411351</text:p>
          </table:table-cell>
          <table:table-cell office:value-type="float" office:value="0.214129567609162" table:style-name="ce1">
            <text:p>0.214129567609162</text:p>
          </table:table-cell>
          <table:table-cell office:value-type="float" office:value="0.209382665721753" table:style-name="ce1">
            <text:p>0.209382665721753</text:p>
          </table:table-cell>
          <table:table-cell office:value-type="float" office:value="0.330014819906702" table:style-name="ce1">
            <text:p>0.330014819906702</text:p>
          </table:table-cell>
          <table:table-cell office:value-type="float" office:value="0.184323740946244" table:style-name="ce1">
            <text:p>0.184323740946244</text:p>
          </table:table-cell>
          <table:table-cell office:value-type="float" office:value="0.251639487895726" table:style-name="ce1">
            <text:p>0.251639487895726</text:p>
          </table:table-cell>
          <table:table-cell office:value-type="float" office:value="0.419552753434254" table:style-name="ce1">
            <text:p>0.419552753434254</text:p>
          </table:table-cell>
          <table:table-cell office:value-type="float" office:value="0.427744626531188" table:style-name="ce1">
            <text:p>0.427744626531188</text:p>
          </table:table-cell>
          <table:table-cell office:value-type="float" office:value="0.344036300128325" table:style-name="ce1">
            <text:p>0.344036300128325</text:p>
          </table:table-cell>
          <table:table-cell office:value-type="float" office:value="0.279199257571923" table:style-name="ce1">
            <text:p>0.279199257571923</text:p>
          </table:table-cell>
          <table:table-cell office:value-type="float" office:value="0.338533294170253" table:style-name="ce1">
            <text:p>0.338533294170253</text:p>
          </table:table-cell>
          <table:table-cell office:value-type="float" office:value="0.407875643230541" table:style-name="ce1">
            <text:p>0.407875643230541</text:p>
          </table:table-cell>
          <table:table-cell office:value-type="float" office:value="0.434768788607751" table:style-name="ce1">
            <text:p>0.434768788607751</text:p>
          </table:table-cell>
          <table:table-cell office:value-type="float" office:value="0.245134308494884" table:style-name="ce1">
            <text:p>0.245134308494884</text:p>
          </table:table-cell>
          <table:table-cell office:value-type="float" office:value="0.317040253013687" table:style-name="ce1">
            <text:p>0.317040253013687</text:p>
          </table:table-cell>
          <table:table-cell office:value-type="float" office:value="0.411960394807548" table:style-name="ce1">
            <text:p>0.411960394807548</text:p>
          </table:table-cell>
          <table:table-cell office:value-type="float" office:value="0.254735487995714" table:style-name="ce1">
            <text:p>0.254735487995714</text:p>
          </table:table-cell>
          <table:table-cell office:value-type="float" office:value="0.299220356484419" table:style-name="ce1">
            <text:p>0.299220356484419</text:p>
          </table:table-cell>
          <table:table-cell office:value-type="float" office:value="0.291426668371443" table:style-name="ce1">
            <text:p>0.291426668371443</text:p>
          </table:table-cell>
          <table:table-cell office:value-type="float" office:value="0.28620552369415" table:style-name="ce1">
            <text:p>0.28620552369415</text:p>
          </table:table-cell>
          <table:table-cell office:value-type="float" office:value="0.273776783408359" table:style-name="ce1">
            <text:p>0.273776783408359</text:p>
          </table:table-cell>
          <table:table-cell office:value-type="float" office:value="0.229323232839741" table:style-name="ce1">
            <text:p>0.229323232839741</text:p>
          </table:table-cell>
          <table:table-cell office:value-type="float" office:value="0.280653303861657" table:style-name="ce1">
            <text:p>0.280653303861657</text:p>
          </table:table-cell>
          <table:table-cell office:value-type="float" office:value="0.265540170425587" table:style-name="ce1">
            <text:p>0.265540170425587</text:p>
          </table:table-cell>
          <table:table-cell office:value-type="float" office:value="0" table:style-name="ce1">
            <text:p>0</text:p>
          </table:table-cell>
          <table:table-cell office:value-type="float" office:value="0.290120263704974" table:style-name="ce1">
            <text:p>0.290120263704974</text:p>
          </table:table-cell>
          <table:table-cell office:value-type="float" office:value="0.605827268120689" table:style-name="ce1">
            <text:p>0.605827268120689</text:p>
          </table:table-cell>
          <table:table-cell office:value-type="float" office:value="0.168025115253123" table:style-name="ce1">
            <text:p>0.168025115253123</text:p>
          </table:table-cell>
          <table:table-cell office:value-type="float" office:value="0.495536361955946" table:style-name="ce1">
            <text:p>0.495536361955946</text:p>
          </table:table-cell>
          <table:table-cell office:value-type="float" office:value="0.461614370249037" table:style-name="ce1">
            <text:p>0.461614370249037</text:p>
          </table:table-cell>
          <table:table-cell office:value-type="float" office:value="0.556800927124025" table:style-name="ce1">
            <text:p>0.556800927124025</text:p>
          </table:table-cell>
          <table:table-cell office:value-type="float" office:value="0.254389868820297" table:style-name="ce1">
            <text:p>0.254389868820297</text:p>
          </table:table-cell>
          <table:table-cell office:value-type="float" office:value="0.220763489811575" table:style-name="ce1">
            <text:p>0.220763489811575</text:p>
          </table:table-cell>
          <table:table-cell office:value-type="float" office:value="0.400347243287226" table:style-name="ce1">
            <text:p>0.400347243287226</text:p>
          </table:table-cell>
          <table:table-cell office:value-type="float" office:value="0.31522734637614" table:style-name="ce1">
            <text:p>0.31522734637614</text:p>
          </table:table-cell>
          <table:table-cell office:value-type="float" office:value="0.261347243134193" table:style-name="ce1">
            <text:p>0.261347243134193</text:p>
          </table:table-cell>
          <table:table-cell office:value-type="float" office:value="0.237466659424395" table:style-name="ce1">
            <text:p>0.237466659424395</text:p>
          </table:table-cell>
          <table:table-cell office:value-type="float" office:value="0.353979682508765" table:style-name="ce1">
            <text:p>0.353979682508765</text:p>
          </table:table-cell>
          <table:table-cell office:value-type="float" office:value="0.237075711402312" table:style-name="ce1">
            <text:p>0.237075711402312</text:p>
          </table:table-cell>
          <table:table-cell office:value-type="float" office:value="0.373449644248103" table:style-name="ce1">
            <text:p>0.373449644248103</text:p>
          </table:table-cell>
          <table:table-cell office:value-type="float" office:value="0.211153561073097" table:style-name="ce1">
            <text:p>0.211153561073097</text:p>
          </table:table-cell>
          <table:table-cell office:value-type="float" office:value="0.162239311996044" table:style-name="ce1">
            <text:p>0.162239311996044</text:p>
          </table:table-cell>
          <table:table-cell office:value-type="float" office:value="0.295246727653311" table:style-name="ce1">
            <text:p>0.295246727653311</text:p>
          </table:table-cell>
          <table:table-cell office:value-type="float" office:value="0.254935073422122" table:style-name="ce1">
            <text:p>0.254935073422122</text:p>
          </table:table-cell>
          <table:table-cell office:value-type="float" office:value="0.259280973503786" table:style-name="ce1">
            <text:p>0.259280973503786</text:p>
          </table:table-cell>
          <table:table-cell office:value-type="float" office:value="0.121474769230028" table:style-name="ce1">
            <text:p>0.121474769230028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  <table:table-cell office:value-type="float" office:value="0.275090677395803" table:style-name="ce1">
            <text:p>0.27509067739580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